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4.39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297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7">
      <style:table-cell-properties fo:background-color="#00ffff"/>
    </style:style>
    <style:style style:name="ce3" style:family="table-cell" style:parent-style-name="Default">
      <style:table-cell-properties fo:background-color="#c0c0c0" fo:border="0.74pt solid #000000"/>
    </style:style>
    <style:style style:name="ce4" style:family="table-cell" style:parent-style-name="Default" style:data-style-name="N117">
      <style:table-cell-properties fo:background-color="#c0c0c0" fo:border="0.74pt solid #000000"/>
    </style:style>
    <style:style style:name="ce5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008000" fo:border="0.74pt solid #000000"/>
    </style:style>
    <style:style style:name="ce7" style:family="table-cell" style:parent-style-name="Default" style:data-style-name="N11">
      <style:table-cell-properties fo:background-color="#c0c0c0" fo:border="0.74pt solid #000000"/>
    </style:style>
    <style:style style:name="ce8" style:family="table-cell" style:parent-style-name="Default" style:data-style-name="N117">
      <style:table-cell-properties fo:background-color="#00ffff" fo:border="0.74pt solid #000000"/>
    </style:style>
    <style:style style:name="ce9" style:family="table-cell" style:parent-style-name="Default">
      <style:table-cell-properties fo:background-color="#800000"/>
    </style:style>
    <style:style style:name="ce10" style:family="table-cell" style:parent-style-name="Default" style:data-style-name="N36"/>
    <style:style style:name="ce26" style:family="table-cell" style:parent-style-name="Default" style:data-style-name="N117"/>
    <style:style style:name="ce11" style:family="table-cell" style:parent-style-name="Default" style:data-style-name="N0"/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ff" fo:border="0.74pt solid #000000"/>
    </style:style>
    <style:style style:name="ce15" style:family="table-cell" style:parent-style-name="Default" style:data-style-name="N117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kursy" table:style-name="ta1">
        <table:table-column table:style-name="co1" table:default-cell-style-name="Default"/>
        <table:table-row table:style-name="ro1">
          <table:table-cell office:value-type="float" office:value="4.0202" calcext:value-type="float">
            <text:p>4,0202</text:p>
          </table:table-cell>
        </table:table-row>
        <table:table-row table:style-name="ro1">
          <table:table-cell office:value-type="float" office:value="4.0095" calcext:value-type="float">
            <text:p>4,0095</text:p>
          </table:table-cell>
        </table:table-row>
        <table:table-row table:style-name="ro1">
          <table:table-cell office:value-type="float" office:value="3.9773" calcext:value-type="float">
            <text:p>3,9773</text:p>
          </table:table-cell>
        </table:table-row>
        <table:table-row table:style-name="ro1">
          <table:table-cell office:value-type="float" office:value="3.9987" calcext:value-type="float">
            <text:p>3,9987</text:p>
          </table:table-cell>
        </table:table-row>
        <table:table-row table:style-name="ro1">
          <table:table-cell office:value-type="float" office:value="3.9891" calcext:value-type="float">
            <text:p>3,9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0284" calcext:value-type="float">
            <text:p>4,0284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4.0167" calcext:value-type="float">
            <text:p>4,0167</text:p>
          </table:table-cell>
        </table:table-row>
        <table:table-row table:style-name="ro1">
          <table:table-cell office:value-type="float" office:value="4.0273" calcext:value-type="float">
            <text:p>4,0273</text:p>
          </table:table-cell>
        </table:table-row>
        <table:table-row table:style-name="ro1">
          <table:table-cell office:value-type="float" office:value="4.0139" calcext:value-type="float">
            <text:p>4,0139</text:p>
          </table:table-cell>
        </table:table-row>
        <table:table-row table:style-name="ro1">
          <table:table-cell office:value-type="float" office:value="4.0071" calcext:value-type="float">
            <text:p>4,0071</text:p>
          </table:table-cell>
        </table:table-row>
        <table:table-row table:style-name="ro1">
          <table:table-cell office:value-type="float" office:value="4.0608" calcext:value-type="float">
            <text:p>4,0608</text:p>
          </table:table-cell>
        </table:table-row>
        <table:table-row table:style-name="ro1">
          <table:table-cell office:value-type="float" office:value="4.0643" calcext:value-type="float">
            <text:p>4,0643</text:p>
          </table:table-cell>
        </table:table-row>
        <table:table-row table:style-name="ro1">
          <table:table-cell office:value-type="float" office:value="4.0667" calcext:value-type="float">
            <text:p>4,0667</text:p>
          </table:table-cell>
        </table:table-row>
        <table:table-row table:style-name="ro1">
          <table:table-cell office:value-type="float" office:value="4.1373" calcext:value-type="float">
            <text:p>4,1373</text:p>
          </table:table-cell>
        </table:table-row>
        <table:table-row table:style-name="ro1">
          <table:table-cell office:value-type="float" office:value="4.2413" calcext:value-type="float">
            <text:p>4,2413</text:p>
          </table:table-cell>
        </table:table-row>
        <table:table-row table:style-name="ro1">
          <table:table-cell office:value-type="float" office:value="4.1681" calcext:value-type="float">
            <text:p>4,1681</text:p>
          </table:table-cell>
        </table:table-row>
        <table:table-row table:style-name="ro1">
          <table:table-cell office:value-type="float" office:value="4.1865" calcext:value-type="float">
            <text:p>4,1865</text:p>
          </table:table-cell>
        </table:table-row>
        <table:table-row table:style-name="ro1">
          <table:table-cell office:value-type="float" office:value="4.1563" calcext:value-type="float">
            <text:p>4,1563</text:p>
          </table:table-cell>
        </table:table-row>
        <table:table-row table:style-name="ro1">
          <table:table-cell office:value-type="float" office:value="4.1385" calcext:value-type="float">
            <text:p>4,1385</text:p>
          </table:table-cell>
        </table:table-row>
        <table:table-row table:style-name="ro1">
          <table:table-cell office:value-type="float" office:value="4.0887" calcext:value-type="float">
            <text:p>4,0887</text:p>
          </table:table-cell>
        </table:table-row>
        <table:table-row table:style-name="ro1">
          <table:table-cell office:value-type="float" office:value="4.1286" calcext:value-type="float">
            <text:p>4,1286</text:p>
          </table:table-cell>
        </table:table-row>
        <table:table-row table:style-name="ro1">
          <table:table-cell office:value-type="float" office:value="4.106" calcext:value-type="float">
            <text:p>4,106</text:p>
          </table:table-cell>
        </table:table-row>
        <table:table-row table:style-name="ro1">
          <table:table-cell office:value-type="float" office:value="4.1486" calcext:value-type="float">
            <text:p>4,1486</text:p>
          </table:table-cell>
        </table:table-row>
        <table:table-row table:style-name="ro1">
          <table:table-cell office:value-type="float" office:value="4.1718" calcext:value-type="float">
            <text:p>4,1718</text:p>
          </table:table-cell>
        </table:table-row>
        <table:table-row table:style-name="ro1">
          <table:table-cell office:value-type="float" office:value="4.1668" calcext:value-type="float">
            <text:p>4,1668</text:p>
          </table:table-cell>
        </table:table-row>
        <table:table-row table:style-name="ro1">
          <table:table-cell office:value-type="float" office:value="4.1489" calcext:value-type="float">
            <text:p>4,1489</text:p>
          </table:table-cell>
        </table:table-row>
        <table:table-row table:style-name="ro1">
          <table:table-cell office:value-type="float" office:value="4.1681" calcext:value-type="float">
            <text:p>4,1681</text:p>
          </table:table-cell>
        </table:table-row>
        <table:table-row table:style-name="ro1">
          <table:table-cell office:value-type="float" office:value="4.1332" calcext:value-type="float">
            <text:p>4,1332</text:p>
          </table:table-cell>
        </table:table-row>
        <table:table-row table:style-name="ro1">
          <table:table-cell office:value-type="float" office:value="4.1425" calcext:value-type="float">
            <text:p>4,1425</text:p>
          </table:table-cell>
        </table:table-row>
        <table:table-row table:style-name="ro1">
          <table:table-cell office:value-type="float" office:value="4.1556" calcext:value-type="float">
            <text:p>4,1556</text:p>
          </table:table-cell>
        </table:table-row>
        <table:table-row table:style-name="ro1">
          <table:table-cell office:value-type="float" office:value="4.1705" calcext:value-type="float">
            <text:p>4,1705</text:p>
          </table:table-cell>
        </table:table-row>
        <table:table-row table:style-name="ro1">
          <table:table-cell office:value-type="float" office:value="4.1453" calcext:value-type="float">
            <text:p>4,1453</text:p>
          </table:table-cell>
        </table:table-row>
        <table:table-row table:style-name="ro1">
          <table:table-cell office:value-type="float" office:value="4.1422" calcext:value-type="float">
            <text:p>4,1422</text:p>
          </table:table-cell>
        </table:table-row>
        <table:table-row table:style-name="ro1">
          <table:table-cell office:value-type="float" office:value="4.1496" calcext:value-type="float">
            <text:p>4,1496</text:p>
          </table:table-cell>
        </table:table-row>
        <table:table-row table:style-name="ro1">
          <table:table-cell office:value-type="float" office:value="4.1874" calcext:value-type="float">
            <text:p>4,1874</text:p>
          </table:table-cell>
        </table:table-row>
        <table:table-row table:style-name="ro1">
          <table:table-cell office:value-type="float" office:value="4.2036" calcext:value-type="float">
            <text:p>4,2036</text:p>
          </table:table-cell>
        </table:table-row>
        <table:table-row table:style-name="ro1">
          <table:table-cell office:value-type="float" office:value="4.1849" calcext:value-type="float">
            <text:p>4,1849</text:p>
          </table:table-cell>
        </table:table-row>
        <table:table-row table:style-name="ro1">
          <table:table-cell office:value-type="float" office:value="4.1937" calcext:value-type="float">
            <text:p>4,1937</text:p>
          </table:table-cell>
        </table:table-row>
        <table:table-row table:style-name="ro1">
          <table:table-cell office:value-type="float" office:value="4.1793" calcext:value-type="float">
            <text:p>4,1793</text:p>
          </table:table-cell>
        </table:table-row>
        <table:table-row table:style-name="ro1">
          <table:table-cell office:value-type="float" office:value="4.1965" calcext:value-type="float">
            <text:p>4,1965</text:p>
          </table:table-cell>
        </table:table-row>
        <table:table-row table:style-name="ro1">
          <table:table-cell office:value-type="float" office:value="4.2083" calcext:value-type="float">
            <text:p>4,2083</text:p>
          </table:table-cell>
        </table:table-row>
        <table:table-row table:style-name="ro1">
          <table:table-cell office:value-type="float" office:value="4.2741" calcext:value-type="float">
            <text:p>4,2741</text:p>
          </table:table-cell>
        </table:table-row>
        <table:table-row table:style-name="ro1"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float" office:value="4.3133" calcext:value-type="float">
            <text:p>4,3133</text:p>
          </table:table-cell>
        </table:table-row>
        <table:table-row table:style-name="ro1">
          <table:table-cell office:value-type="float" office:value="4.2813" calcext:value-type="float">
            <text:p>4,2813</text:p>
          </table:table-cell>
        </table:table-row>
        <table:table-row table:style-name="ro1">
          <table:table-cell office:value-type="float" office:value="4.2977" calcext:value-type="float">
            <text:p>4,2977</text:p>
          </table:table-cell>
        </table:table-row>
        <table:table-row table:style-name="ro1">
          <table:table-cell office:value-type="float" office:value="4.3412" calcext:value-type="float">
            <text:p>4,3412</text:p>
          </table:table-cell>
        </table:table-row>
        <table:table-row table:style-name="ro1">
          <table:table-cell office:value-type="float" office:value="4.3653" calcext:value-type="float">
            <text:p>4,3653</text:p>
          </table:table-cell>
        </table:table-row>
        <table:table-row table:style-name="ro1">
          <table:table-cell office:value-type="float" office:value="4.3693" calcext:value-type="float">
            <text:p>4,3693</text:p>
          </table:table-cell>
        </table:table-row>
        <table:table-row table:style-name="ro1">
          <table:table-cell office:value-type="float" office:value="4.398" calcext:value-type="float">
            <text:p>4,398</text:p>
          </table:table-cell>
        </table:table-row>
        <table:table-row table:style-name="ro1">
          <table:table-cell office:value-type="float" office:value="4.3077" calcext:value-type="float">
            <text:p>4,3077</text:p>
          </table:table-cell>
        </table:table-row>
        <table:table-row table:style-name="ro1">
          <table:table-cell office:value-type="float" office:value="4.3504" calcext:value-type="float">
            <text:p>4,3504</text:p>
          </table:table-cell>
        </table:table-row>
        <table:table-row table:style-name="ro1">
          <table:table-cell office:value-type="float" office:value="4.3138" calcext:value-type="float">
            <text:p>4,3138</text:p>
          </table:table-cell>
        </table:table-row>
        <table:table-row table:style-name="ro1">
          <table:table-cell office:value-type="float" office:value="4.3283" calcext:value-type="float">
            <text:p>4,3283</text:p>
          </table:table-cell>
        </table:table-row>
        <table:table-row table:style-name="ro1">
          <table:table-cell office:value-type="float" office:value="4.3124" calcext:value-type="float">
            <text:p>4,3124</text:p>
          </table:table-cell>
        </table:table-row>
        <table:table-row table:style-name="ro1">
          <table:table-cell office:value-type="float" office:value="4.3091" calcext:value-type="float">
            <text:p>4,3091</text:p>
          </table:table-cell>
        </table:table-row>
        <table:table-row table:style-name="ro1">
          <table:table-cell office:value-type="float" office:value="4.3346" calcext:value-type="float">
            <text:p>4,3346</text:p>
          </table:table-cell>
        </table:table-row>
        <table:table-row table:style-name="ro1">
          <table:table-cell office:value-type="float" office:value="4.3518" calcext:value-type="float">
            <text:p>4,3518</text:p>
          </table:table-cell>
        </table:table-row>
        <table:table-row table:style-name="ro1">
          <table:table-cell office:value-type="float" office:value="4.3286" calcext:value-type="float">
            <text:p>4,3286</text:p>
          </table:table-cell>
        </table:table-row>
        <table:table-row table:style-name="ro1">
          <table:table-cell office:value-type="float" office:value="4.3542" calcext:value-type="float">
            <text:p>4,3542</text:p>
          </table:table-cell>
        </table:table-row>
        <table:table-row table:style-name="ro1">
          <table:table-cell office:value-type="float" office:value="4.3701" calcext:value-type="float">
            <text:p>4,3701</text:p>
          </table:table-cell>
        </table:table-row>
        <table:table-row table:style-name="ro1">
          <table:table-cell office:value-type="float" office:value="4.4052" calcext:value-type="float">
            <text:p>4,4052</text:p>
          </table:table-cell>
        </table:table-row>
        <table:table-row table:style-name="ro1">
          <table:table-cell office:value-type="float" office:value="4.4518" calcext:value-type="float">
            <text:p>4,4518</text:p>
          </table:table-cell>
        </table:table-row>
        <table:table-row table:style-name="ro1">
          <table:table-cell office:value-type="float" office:value="4.4158" calcext:value-type="float">
            <text:p>4,4158</text:p>
          </table:table-cell>
        </table:table-row>
        <table:table-row table:style-name="ro1">
          <table:table-cell office:value-type="float" office:value="4.3632" calcext:value-type="float">
            <text:p>4,3632</text:p>
          </table:table-cell>
        </table:table-row>
        <table:table-row table:style-name="ro1">
          <table:table-cell office:value-type="float" office:value="4.3648" calcext:value-type="float">
            <text:p>4,3648</text:p>
          </table:table-cell>
        </table:table-row>
        <table:table-row table:style-name="ro1">
          <table:table-cell office:value-type="float" office:value="4.3231" calcext:value-type="float">
            <text:p>4,3231</text:p>
          </table:table-cell>
        </table:table-row>
        <table:table-row table:style-name="ro1">
          <table:table-cell office:value-type="float" office:value="4.3428" calcext:value-type="float">
            <text:p>4,3428</text:p>
          </table:table-cell>
        </table:table-row>
        <table:table-row table:style-name="ro1">
          <table:table-cell office:value-type="float" office:value="4.2981" calcext:value-type="float">
            <text:p>4,2981</text:p>
          </table:table-cell>
        </table:table-row>
        <table:table-row table:style-name="ro1">
          <table:table-cell office:value-type="float" office:value="4.2581" calcext:value-type="float">
            <text:p>4,2581</text:p>
          </table:table-cell>
        </table:table-row>
        <table:table-row table:style-name="ro1">
          <table:table-cell office:value-type="float" office:value="4.2703" calcext:value-type="float">
            <text:p>4,2703</text:p>
          </table:table-cell>
        </table:table-row>
        <table:table-row table:style-name="ro1">
          <table:table-cell office:value-type="float" office:value="4.2398" calcext:value-type="float">
            <text:p>4,2398</text:p>
          </table:table-cell>
        </table:table-row>
        <table:table-row table:style-name="ro1">
          <table:table-cell office:value-type="float" office:value="4.2453" calcext:value-type="float">
            <text:p>4,2453</text:p>
          </table:table-cell>
        </table:table-row>
        <table:table-row table:style-name="ro1">
          <table:table-cell office:value-type="float" office:value="4.2933" calcext:value-type="float">
            <text:p>4,2933</text:p>
          </table:table-cell>
        </table:table-row>
        <table:table-row table:style-name="ro1">
          <table:table-cell office:value-type="float" office:value="4.2767" calcext:value-type="float">
            <text:p>4,2767</text:p>
          </table:table-cell>
        </table:table-row>
        <table:table-row table:style-name="ro1">
          <table:table-cell office:value-type="float" office:value="4.2631" calcext:value-type="float">
            <text:p>4,2631</text:p>
          </table:table-cell>
        </table:table-row>
        <table:table-row table:style-name="ro1">
          <table:table-cell office:value-type="float" office:value="4.2735" calcext:value-type="float">
            <text:p>4,2735</text:p>
          </table:table-cell>
        </table:table-row>
        <table:table-row table:style-name="ro1">
          <table:table-cell office:value-type="float" office:value="4.2635" calcext:value-type="float">
            <text:p>4,2635</text:p>
          </table:table-cell>
        </table:table-row>
        <table:table-row table:style-name="ro1">
          <table:table-cell office:value-type="float" office:value="4.293" calcext:value-type="float">
            <text:p>4,293</text:p>
          </table:table-cell>
        </table:table-row>
        <table:table-row table:style-name="ro1">
          <table:table-cell office:value-type="float" office:value="4.2769" calcext:value-type="float">
            <text:p>4,2769</text:p>
          </table:table-cell>
        </table:table-row>
        <table:table-row table:style-name="ro1">
          <table:table-cell office:value-type="float" office:value="4.2735" calcext:value-type="float">
            <text:p>4,2735</text:p>
          </table:table-cell>
        </table:table-row>
        <table:table-row table:style-name="ro1">
          <table:table-cell office:value-type="float" office:value="4.2792" calcext:value-type="float">
            <text:p>4,2792</text:p>
          </table:table-cell>
        </table:table-row>
        <table:table-row table:style-name="ro1">
          <table:table-cell office:value-type="float" office:value="4.2755" calcext:value-type="float">
            <text:p>4,2755</text:p>
          </table:table-cell>
        </table:table-row>
        <table:table-row table:style-name="ro1">
          <table:table-cell office:value-type="float" office:value="4.2626" calcext:value-type="float">
            <text:p>4,2626</text:p>
          </table:table-cell>
        </table:table-row>
        <table:table-row table:style-name="ro1">
          <table:table-cell office:value-type="float" office:value="4.2465" calcext:value-type="float">
            <text:p>4,2465</text:p>
          </table:table-cell>
        </table:table-row>
        <table:table-row table:style-name="ro1">
          <table:table-cell office:value-type="float" office:value="4.2613" calcext:value-type="float">
            <text:p>4,2613</text:p>
          </table:table-cell>
        </table:table-row>
        <table:table-row table:style-name="ro1">
          <table:table-cell office:value-type="float" office:value="4.313" calcext:value-type="float">
            <text:p>4,313</text:p>
          </table:table-cell>
        </table:table-row>
        <table:table-row table:style-name="ro1">
          <table:table-cell office:value-type="float" office:value="4.2953" calcext:value-type="float">
            <text:p>4,2953</text:p>
          </table:table-cell>
        </table:table-row>
        <table:table-row table:style-name="ro1">
          <table:table-cell office:value-type="float" office:value="4.3351" calcext:value-type="float">
            <text:p>4,3351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4.327" calcext:value-type="float">
            <text:p>4,327</text:p>
          </table:table-cell>
        </table:table-row>
        <table:table-row table:style-name="ro1">
          <table:table-cell office:value-type="float" office:value="4.3203" calcext:value-type="float">
            <text:p>4,3203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4.3129" calcext:value-type="float">
            <text:p>4,3129</text:p>
          </table:table-cell>
        </table:table-row>
        <table:table-row table:style-name="ro1">
          <table:table-cell office:value-type="float" office:value="4.3448" calcext:value-type="float">
            <text:p>4,3448</text:p>
          </table:table-cell>
        </table:table-row>
        <table:table-row table:style-name="ro1">
          <table:table-cell office:value-type="float" office:value="4.3226" calcext:value-type="float">
            <text:p>4,3226</text:p>
          </table:table-cell>
        </table:table-row>
        <table:table-row table:style-name="ro1">
          <table:table-cell office:value-type="float" office:value="4.3809" calcext:value-type="float">
            <text:p>4,3809</text:p>
          </table:table-cell>
        </table:table-row>
        <table:table-row table:style-name="ro1">
          <table:table-cell office:value-type="float" office:value="4.3254" calcext:value-type="float">
            <text:p>4,3254</text:p>
          </table:table-cell>
        </table:table-row>
        <table:table-row table:style-name="ro1">
          <table:table-cell office:value-type="float" office:value="4.3508" calcext:value-type="float">
            <text:p>4,3508</text:p>
          </table:table-cell>
        </table:table-row>
        <table:table-row table:style-name="ro1">
          <table:table-cell office:value-type="float" office:value="4.346" calcext:value-type="float">
            <text:p>4,346</text:p>
          </table:table-cell>
        </table:table-row>
        <table:table-row table:style-name="ro1">
          <table:table-cell office:value-type="float" office:value="4.3668" calcext:value-type="float">
            <text:p>4,3668</text:p>
          </table:table-cell>
        </table:table-row>
        <table:table-row table:style-name="ro1">
          <table:table-cell office:value-type="float" office:value="4.3573" calcext:value-type="float">
            <text:p>4,3573</text:p>
          </table:table-cell>
        </table:table-row>
        <table:table-row table:style-name="ro1">
          <table:table-cell office:value-type="float" office:value="4.3849" calcext:value-type="float">
            <text:p>4,3849</text:p>
          </table:table-cell>
        </table:table-row>
        <table:table-row table:style-name="ro1">
          <table:table-cell office:value-type="float" office:value="4.3915" calcext:value-type="float">
            <text:p>4,3915</text:p>
          </table:table-cell>
        </table:table-row>
        <table:table-row table:style-name="ro1">
          <table:table-cell office:value-type="float" office:value="4.384" calcext:value-type="float">
            <text:p>4,384</text:p>
          </table:table-cell>
        </table:table-row>
        <table:table-row table:style-name="ro1">
          <table:table-cell office:value-type="float" office:value="4.4137" calcext:value-type="float">
            <text:p>4,4137</text:p>
          </table:table-cell>
        </table:table-row>
        <table:table-row table:style-name="ro1">
          <table:table-cell office:value-type="float" office:value="4.4428" calcext:value-type="float">
            <text:p>4,4428</text:p>
          </table:table-cell>
        </table:table-row>
        <table:table-row table:style-name="ro1">
          <table:table-cell office:value-type="float" office:value="4.4604" calcext:value-type="float">
            <text:p>4,4604</text:p>
          </table:table-cell>
        </table:table-row>
        <table:table-row table:style-name="ro1">
          <table:table-cell office:value-type="float" office:value="4.4369" calcext:value-type="float">
            <text:p>4,4369</text:p>
          </table:table-cell>
        </table:table-row>
        <table:table-row table:style-name="ro1">
          <table:table-cell office:value-type="float" office:value="4.3927" calcext:value-type="float">
            <text:p>4,3927</text:p>
          </table:table-cell>
        </table:table-row>
        <table:table-row table:style-name="ro1">
          <table:table-cell office:value-type="float" office:value="4.4371" calcext:value-type="float">
            <text:p>4,4371</text:p>
          </table:table-cell>
        </table:table-row>
        <table:table-row table:style-name="ro1">
          <table:table-cell office:value-type="float" office:value="4.439" calcext:value-type="float">
            <text:p>4,439</text:p>
          </table:table-cell>
        </table:table-row>
        <table:table-row table:style-name="ro1">
          <table:table-cell office:value-type="float" office:value="4.4527" calcext:value-type="float">
            <text:p>4,4527</text:p>
          </table:table-cell>
        </table:table-row>
        <table:table-row table:style-name="ro1">
          <table:table-cell office:value-type="float" office:value="4.4418" calcext:value-type="float">
            <text:p>4,4418</text:p>
          </table:table-cell>
        </table:table-row>
        <table:table-row table:style-name="ro1">
          <table:table-cell office:value-type="float" office:value="4.4257" calcext:value-type="float">
            <text:p>4,4257</text:p>
          </table:table-cell>
        </table:table-row>
        <table:table-row table:style-name="ro1">
          <table:table-cell office:value-type="float" office:value="4.4098" calcext:value-type="float">
            <text:p>4,4098</text:p>
          </table:table-cell>
        </table:table-row>
        <table:table-row table:style-name="ro1">
          <table:table-cell office:value-type="float" office:value="4.379" calcext:value-type="float">
            <text:p>4,379</text:p>
          </table:table-cell>
        </table:table-row>
        <table:table-row table:style-name="ro1">
          <table:table-cell office:value-type="float" office:value="4.4334" calcext:value-type="float">
            <text:p>4,4334</text:p>
          </table:table-cell>
        </table:table-row>
        <table:table-row table:style-name="ro1">
          <table:table-cell office:value-type="float" office:value="4.4167" calcext:value-type="float">
            <text:p>4,4167</text:p>
          </table:table-cell>
        </table:table-row>
        <table:table-row table:style-name="ro1">
          <table:table-cell office:value-type="float" office:value="4.4728" calcext:value-type="float">
            <text:p>4,4728</text:p>
          </table:table-cell>
        </table:table-row>
        <table:table-row table:style-name="ro1">
          <table:table-cell office:value-type="float" office:value="4.4667" calcext:value-type="float">
            <text:p>4,4667</text:p>
          </table:table-cell>
        </table:table-row>
        <table:table-row table:style-name="ro1">
          <table:table-cell office:value-type="float" office:value="4.4579" calcext:value-type="float">
            <text:p>4,4579</text:p>
          </table:table-cell>
        </table:table-row>
        <table:table-row table:style-name="ro1">
          <table:table-cell office:value-type="float" office:value="4.4896" calcext:value-type="float">
            <text:p>4,4896</text:p>
          </table:table-cell>
        </table:table-row>
        <table:table-row table:style-name="ro1">
          <table:table-cell office:value-type="float" office:value="4.457" calcext:value-type="float">
            <text:p>4,457</text:p>
          </table:table-cell>
        </table:table-row>
        <table:table-row table:style-name="ro1">
          <table:table-cell office:value-type="float" office:value="4.443" calcext:value-type="float">
            <text:p>4,443</text:p>
          </table:table-cell>
        </table:table-row>
        <table:table-row table:style-name="ro1">
          <table:table-cell office:value-type="float" office:value="4.4267" calcext:value-type="float">
            <text:p>4,4267</text:p>
          </table:table-cell>
        </table:table-row>
        <table:table-row table:style-name="ro1">
          <table:table-cell office:value-type="float" office:value="4.437" calcext:value-type="float">
            <text:p>4,437</text:p>
          </table:table-cell>
        </table:table-row>
        <table:table-row table:style-name="ro1">
          <table:table-cell office:value-type="float" office:value="4.4649" calcext:value-type="float">
            <text:p>4,4649</text:p>
          </table:table-cell>
        </table:table-row>
        <table:table-row table:style-name="ro1">
          <table:table-cell office:value-type="float" office:value="4.4411" calcext:value-type="float">
            <text:p>4,4411</text:p>
          </table:table-cell>
        </table:table-row>
        <table:table-row table:style-name="ro1">
          <table:table-cell office:value-type="float" office:value="4.4368" calcext:value-type="float">
            <text:p>4,4368</text:p>
          </table:table-cell>
        </table:table-row>
        <table:table-row table:style-name="ro1">
          <table:table-cell office:value-type="float" office:value="4.456" calcext:value-type="float">
            <text:p>4,456</text:p>
          </table:table-cell>
        </table:table-row>
        <table:table-row table:style-name="ro1">
          <table:table-cell office:value-type="float" office:value="4.4529" calcext:value-type="float">
            <text:p>4,4529</text:p>
          </table:table-cell>
        </table:table-row>
        <table:table-row table:style-name="ro1">
          <table:table-cell office:value-type="float" office:value="4.4498" calcext:value-type="float">
            <text:p>4,4498</text:p>
          </table:table-cell>
        </table:table-row>
        <table:table-row table:style-name="ro1">
          <table:table-cell office:value-type="float" office:value="4.4402" calcext:value-type="float">
            <text:p>4,4402</text:p>
          </table:table-cell>
        </table:table-row>
        <table:table-row table:style-name="ro1">
          <table:table-cell office:value-type="float" office:value="4.4443" calcext:value-type="float">
            <text:p>4,4443</text:p>
          </table:table-cell>
        </table:table-row>
        <table:table-row table:style-name="ro1">
          <table:table-cell office:value-type="float" office:value="4.4397" calcext:value-type="float">
            <text:p>4,4397</text:p>
          </table:table-cell>
        </table:table-row>
        <table:table-row table:style-name="ro1">
          <table:table-cell office:value-type="float" office:value="4.4885" calcext:value-type="float">
            <text:p>4,4885</text:p>
          </table:table-cell>
        </table:table-row>
        <table:table-row table:style-name="ro1">
          <table:table-cell office:value-type="float" office:value="4.4745" calcext:value-type="float">
            <text:p>4,4745</text:p>
          </table:table-cell>
        </table:table-row>
        <table:table-row table:style-name="ro1">
          <table:table-cell office:value-type="float" office:value="4.4733" calcext:value-type="float">
            <text:p>4,4733</text:p>
          </table:table-cell>
        </table:table-row>
        <table:table-row table:style-name="ro1">
          <table:table-cell office:value-type="float" office:value="4.4518" calcext:value-type="float">
            <text:p>4,4518</text:p>
          </table:table-cell>
        </table:table-row>
        <table:table-row table:style-name="ro1">
          <table:table-cell office:value-type="float" office:value="4.4591" calcext:value-type="float">
            <text:p>4,4591</text:p>
          </table:table-cell>
        </table:table-row>
        <table:table-row table:style-name="ro1">
          <table:table-cell office:value-type="float" office:value="4.4191" calcext:value-type="float">
            <text:p>4,4191</text:p>
          </table:table-cell>
        </table:table-row>
        <table:table-row table:style-name="ro1">
          <table:table-cell office:value-type="float" office:value="4.4175" calcext:value-type="float">
            <text:p>4,4175</text:p>
          </table:table-cell>
        </table:table-row>
        <table:table-row table:style-name="ro1">
          <table:table-cell office:value-type="float" office:value="4.4258" calcext:value-type="float">
            <text:p>4,4258</text:p>
          </table:table-cell>
        </table:table-row>
        <table:table-row table:style-name="ro1">
          <table:table-cell office:value-type="float" office:value="4.4099" calcext:value-type="float">
            <text:p>4,4099</text:p>
          </table:table-cell>
        </table:table-row>
        <table:table-row table:style-name="ro1">
          <table:table-cell office:value-type="float" office:value="4.3765" calcext:value-type="float">
            <text:p>4,3765</text:p>
          </table:table-cell>
        </table:table-row>
        <table:table-row table:style-name="ro1">
          <table:table-cell office:value-type="float" office:value="4.3879" calcext:value-type="float">
            <text:p>4,3879</text:p>
          </table:table-cell>
        </table:table-row>
        <table:table-row table:style-name="ro1">
          <table:table-cell office:value-type="float" office:value="4.3521" calcext:value-type="float">
            <text:p>4,3521</text:p>
          </table:table-cell>
        </table:table-row>
        <table:table-row table:style-name="ro1">
          <table:table-cell office:value-type="float" office:value="4.3786" calcext:value-type="float">
            <text:p>4,3786</text:p>
          </table:table-cell>
        </table:table-row>
        <table:table-row table:style-name="ro1">
          <table:table-cell office:value-type="float" office:value="4.3628" calcext:value-type="float">
            <text:p>4,3628</text:p>
          </table:table-cell>
        </table:table-row>
        <table:table-row table:style-name="ro1">
          <table:table-cell office:value-type="float" office:value="4.381" calcext:value-type="float">
            <text:p>4,381</text:p>
          </table:table-cell>
        </table:table-row>
        <table:table-row table:style-name="ro1">
          <table:table-cell office:value-type="float" office:value="4.371" calcext:value-type="float">
            <text:p>4,371</text:p>
          </table:table-cell>
        </table:table-row>
        <table:table-row table:style-name="ro1">
          <table:table-cell office:value-type="float" office:value="4.363" calcext:value-type="float">
            <text:p>4,363</text:p>
          </table:table-cell>
        </table:table-row>
        <table:table-row table:style-name="ro1">
          <table:table-cell office:value-type="float" office:value="4.364" calcext:value-type="float">
            <text:p>4,364</text:p>
          </table:table-cell>
        </table:table-row>
        <table:table-row table:style-name="ro1">
          <table:table-cell office:value-type="float" office:value="4.3698" calcext:value-type="float">
            <text:p>4,3698</text:p>
          </table:table-cell>
        </table:table-row>
        <table:table-row table:style-name="ro1">
          <table:table-cell office:value-type="float" office:value="4.3721" calcext:value-type="float">
            <text:p>4,3721</text:p>
          </table:table-cell>
        </table:table-row>
        <table:table-row table:style-name="ro1">
          <table:table-cell office:value-type="float" office:value="4.3852" calcext:value-type="float">
            <text:p>4,3852</text:p>
          </table:table-cell>
        </table:table-row>
        <table:table-row table:style-name="ro1">
          <table:table-cell office:value-type="float" office:value="4.3701" calcext:value-type="float">
            <text:p>4,3701</text:p>
          </table:table-cell>
        </table:table-row>
        <table:table-row table:style-name="ro1">
          <table:table-cell office:value-type="float" office:value="4.3676" calcext:value-type="float">
            <text:p>4,3676</text:p>
          </table:table-cell>
        </table:table-row>
        <table:table-row table:style-name="ro1">
          <table:table-cell office:value-type="float" office:value="4.3717" calcext:value-type="float">
            <text:p>4,3717</text:p>
          </table:table-cell>
        </table:table-row>
        <table:table-row table:style-name="ro1">
          <table:table-cell office:value-type="float" office:value="4.353" calcext:value-type="float">
            <text:p>4,353</text:p>
          </table:table-cell>
        </table:table-row>
        <table:table-row table:style-name="ro1">
          <table:table-cell office:value-type="float" office:value="4.3684" calcext:value-type="float">
            <text:p>4,3684</text:p>
          </table:table-cell>
        </table:table-row>
        <table:table-row table:style-name="ro1">
          <table:table-cell office:value-type="float" office:value="4.3643" calcext:value-type="float">
            <text:p>4,3643</text:p>
          </table:table-cell>
        </table:table-row>
        <table:table-row table:style-name="ro1">
          <table:table-cell office:value-type="float" office:value="4.3645" calcext:value-type="float">
            <text:p>4,3645</text:p>
          </table:table-cell>
        </table:table-row>
        <table:table-row table:style-name="ro1">
          <table:table-cell office:value-type="float" office:value="4.3614" calcext:value-type="float">
            <text:p>4,3614</text:p>
          </table:table-cell>
        </table:table-row>
        <table:table-row table:style-name="ro1">
          <table:table-cell office:value-type="float" office:value="4.351" calcext:value-type="float">
            <text:p>4,351</text:p>
          </table:table-cell>
        </table:table-row>
        <table:table-row table:style-name="ro1">
          <table:table-cell office:value-type="float" office:value="4.3588" calcext:value-type="float">
            <text:p>4,3588</text:p>
          </table:table-cell>
        </table:table-row>
        <table:table-row table:style-name="ro1">
          <table:table-cell office:value-type="float" office:value="4.3603" calcext:value-type="float">
            <text:p>4,3603</text:p>
          </table:table-cell>
        </table:table-row>
        <table:table-row table:style-name="ro1">
          <table:table-cell office:value-type="float" office:value="4.3508" calcext:value-type="float">
            <text:p>4,3508</text:p>
          </table:table-cell>
        </table:table-row>
        <table:table-row table:style-name="ro1">
          <table:table-cell office:value-type="float" office:value="4.3617" calcext:value-type="float">
            <text:p>4,3617</text:p>
          </table:table-cell>
        </table:table-row>
        <table:table-row table:style-name="ro1">
          <table:table-cell office:value-type="float" office:value="4.3623" calcext:value-type="float">
            <text:p>4,3623</text:p>
          </table:table-cell>
        </table:table-row>
        <table:table-row table:style-name="ro1">
          <table:table-cell office:value-type="float" office:value="4.409" calcext:value-type="float">
            <text:p>4,409</text:p>
          </table:table-cell>
        </table:table-row>
        <table:table-row table:style-name="ro1">
          <table:table-cell office:value-type="float" office:value="4.4315" calcext:value-type="float">
            <text:p>4,4315</text:p>
          </table:table-cell>
        </table:table-row>
        <table:table-row table:style-name="ro1">
          <table:table-cell office:value-type="float" office:value="4.4278" calcext:value-type="float">
            <text:p>4,4278</text:p>
          </table:table-cell>
        </table:table-row>
        <table:table-row table:style-name="ro1">
          <table:table-cell office:value-type="float" office:value="4.4392" calcext:value-type="float">
            <text:p>4,4392</text:p>
          </table:table-cell>
        </table:table-row>
        <table:table-row table:style-name="ro1">
          <table:table-cell office:value-type="float" office:value="4.4334" calcext:value-type="float">
            <text:p>4,4334</text:p>
          </table:table-cell>
        </table:table-row>
        <table:table-row table:style-name="ro1">
          <table:table-cell office:value-type="float" office:value="4.4357" calcext:value-type="float">
            <text:p>4,4357</text:p>
          </table:table-cell>
        </table:table-row>
        <table:table-row table:style-name="ro1">
          <table:table-cell office:value-type="float" office:value="4.4403" calcext:value-type="float">
            <text:p>4,4403</text:p>
          </table:table-cell>
        </table:table-row>
        <table:table-row table:style-name="ro1">
          <table:table-cell office:value-type="float" office:value="4.4766" calcext:value-type="float">
            <text:p>4,4766</text:p>
          </table:table-cell>
        </table:table-row>
        <table:table-row table:style-name="ro1">
          <table:table-cell office:value-type="float" office:value="4.5148" calcext:value-type="float">
            <text:p>4,5148</text:p>
          </table:table-cell>
        </table:table-row>
        <table:table-row table:style-name="ro1">
          <table:table-cell office:value-type="float" office:value="4.5326" calcext:value-type="float">
            <text:p>4,5326</text:p>
          </table:table-cell>
        </table:table-row>
        <table:table-row table:style-name="ro1">
          <table:table-cell office:value-type="float" office:value="4.4995" calcext:value-type="float">
            <text:p>4,4995</text:p>
          </table:table-cell>
        </table:table-row>
        <table:table-row table:style-name="ro1">
          <table:table-cell office:value-type="float" office:value="4.518" calcext:value-type="float">
            <text:p>4,518</text:p>
          </table:table-cell>
        </table:table-row>
        <table:table-row table:style-name="ro1">
          <table:table-cell office:value-type="float" office:value="4.4976" calcext:value-type="float">
            <text:p>4,4976</text:p>
          </table:table-cell>
        </table:table-row>
        <table:table-row table:style-name="ro1">
          <table:table-cell office:value-type="float" office:value="4.4918" calcext:value-type="float">
            <text:p>4,4918</text:p>
          </table:table-cell>
        </table:table-row>
        <table:table-row table:style-name="ro1">
          <table:table-cell office:value-type="float" office:value="4.5067" calcext:value-type="float">
            <text:p>4,5067</text:p>
          </table:table-cell>
        </table:table-row>
        <table:table-row table:style-name="ro1">
          <table:table-cell office:value-type="float" office:value="4.5451" calcext:value-type="float">
            <text:p>4,5451</text:p>
          </table:table-cell>
        </table:table-row>
        <table:table-row table:style-name="ro1">
          <table:table-cell office:value-type="float" office:value="4.5504" calcext:value-type="float">
            <text:p>4,5504</text:p>
          </table:table-cell>
        </table:table-row>
        <table:table-row table:style-name="ro1">
          <table:table-cell office:value-type="float" office:value="4.6435" calcext:value-type="float">
            <text:p>4,6435</text:p>
          </table:table-cell>
        </table:table-row>
        <table:table-row table:style-name="ro1">
          <table:table-cell office:value-type="float" office:value="4.5685" calcext:value-type="float">
            <text:p>4,5685</text:p>
          </table:table-cell>
        </table:table-row>
        <table:table-row table:style-name="ro1">
          <table:table-cell office:value-type="float" office:value="4.5733" calcext:value-type="float">
            <text:p>4,5733</text:p>
          </table:table-cell>
        </table:table-row>
        <table:table-row table:style-name="ro1">
          <table:table-cell office:value-type="float" office:value="4.5467" calcext:value-type="float">
            <text:p>4,5467</text:p>
          </table:table-cell>
        </table:table-row>
        <table:table-row table:style-name="ro1">
          <table:table-cell office:value-type="float" office:value="4.5372" calcext:value-type="float">
            <text:p>4,5372</text:p>
          </table:table-cell>
        </table:table-row>
        <table:table-row table:style-name="ro1">
          <table:table-cell office:value-type="float" office:value="4.5624" calcext:value-type="float">
            <text:p>4,5624</text:p>
          </table:table-cell>
        </table:table-row>
        <table:table-row table:style-name="ro1">
          <table:table-cell office:value-type="float" office:value="4.5523" calcext:value-type="float">
            <text:p>4,5523</text:p>
          </table:table-cell>
        </table:table-row>
        <table:table-row table:style-name="ro1">
          <table:table-cell office:value-type="float" office:value="4.5108" calcext:value-type="float">
            <text:p>4,5108</text:p>
          </table:table-cell>
        </table:table-row>
        <table:table-row table:style-name="ro1">
          <table:table-cell office:value-type="float" office:value="4.5343" calcext:value-type="float">
            <text:p>4,5343</text:p>
          </table:table-cell>
        </table:table-row>
        <table:table-row table:style-name="ro1">
          <table:table-cell office:value-type="float" office:value="4.5084" calcext:value-type="float">
            <text:p>4,5084</text:p>
          </table:table-cell>
        </table:table-row>
        <table:table-row table:style-name="ro1">
          <table:table-cell office:value-type="float" office:value="4.5258" calcext:value-type="float">
            <text:p>4,5258</text:p>
          </table:table-cell>
        </table:table-row>
        <table:table-row table:style-name="ro1">
          <table:table-cell office:value-type="float" office:value="4.5592" calcext:value-type="float">
            <text:p>4,5592</text:p>
          </table:table-cell>
        </table:table-row>
        <table:table-row table:style-name="ro1">
          <table:table-cell office:value-type="float" office:value="4.6057" calcext:value-type="float">
            <text:p>4,6057</text:p>
          </table:table-cell>
        </table:table-row>
        <table:table-row table:style-name="ro1">
          <table:table-cell office:value-type="float" office:value="4.6021" calcext:value-type="float">
            <text:p>4,6021</text:p>
          </table:table-cell>
        </table:table-row>
        <table:table-row table:style-name="ro1">
          <table:table-cell office:value-type="float" office:value="4.6156" calcext:value-type="float">
            <text:p>4,6156</text:p>
          </table:table-cell>
        </table:table-row>
        <table:table-row table:style-name="ro1">
          <table:table-cell office:value-type="float" office:value="4.5913" calcext:value-type="float">
            <text:p>4,5913</text:p>
          </table:table-cell>
        </table:table-row>
        <table:table-row table:style-name="ro1">
          <table:table-cell office:value-type="float" office:value="4.6127" calcext:value-type="float">
            <text:p>4,6127</text:p>
          </table:table-cell>
        </table:table-row>
        <table:table-row table:style-name="ro1">
          <table:table-cell office:value-type="float" office:value="4.6469" calcext:value-type="float">
            <text:p>4,6469</text:p>
          </table:table-cell>
        </table:table-row>
        <table:table-row table:style-name="ro1">
          <table:table-cell office:value-type="float" office:value="4.6487" calcext:value-type="float">
            <text:p>4,6487</text:p>
          </table:table-cell>
        </table:table-row>
        <table:table-row table:style-name="ro1">
          <table:table-cell office:value-type="float" office:value="4.6595" calcext:value-type="float">
            <text:p>4,6595</text:p>
          </table:table-cell>
        </table:table-row>
        <table:table-row table:style-name="ro1">
          <table:table-cell office:value-type="float" office:value="4.6577" calcext:value-type="float">
            <text:p>4,6577</text:p>
          </table:table-cell>
        </table:table-row>
        <table:table-row table:style-name="ro1">
          <table:table-cell office:value-type="float" office:value="4.6518" calcext:value-type="float">
            <text:p>4,6518</text:p>
          </table:table-cell>
        </table:table-row>
        <table:table-row table:style-name="ro1">
          <table:table-cell office:value-type="float" office:value="4.6572" calcext:value-type="float">
            <text:p>4,6572</text:p>
          </table:table-cell>
        </table:table-row>
        <table:table-row table:style-name="ro1">
          <table:table-cell office:value-type="float" office:value="4.6826" calcext:value-type="float">
            <text:p>4,6826</text:p>
          </table:table-cell>
        </table:table-row>
        <table:table-row table:style-name="ro1">
          <table:table-cell office:value-type="float" office:value="4.6566" calcext:value-type="float">
            <text:p>4,6566</text:p>
          </table:table-cell>
        </table:table-row>
        <table:table-row table:style-name="ro1">
          <table:table-cell office:value-type="float" office:value="4.6249" calcext:value-type="float">
            <text:p>4,6249</text:p>
          </table:table-cell>
        </table:table-row>
        <table:table-row table:style-name="ro1">
          <table:table-cell office:value-type="float" office:value="4.5812" calcext:value-type="float">
            <text:p>4,5812</text:p>
          </table:table-cell>
        </table:table-row>
        <table:table-row table:style-name="ro1">
          <table:table-cell office:value-type="float" office:value="4.6068" calcext:value-type="float">
            <text:p>4,6068</text:p>
          </table:table-cell>
        </table:table-row>
        <table:table-row table:style-name="ro1">
          <table:table-cell office:value-type="float" office:value="4.5835" calcext:value-type="float">
            <text:p>4,5835</text:p>
          </table:table-cell>
        </table:table-row>
        <table:table-row table:style-name="ro1">
          <table:table-cell office:value-type="float" office:value="4.5873" calcext:value-type="float">
            <text:p>4,5873</text:p>
          </table:table-cell>
        </table:table-row>
        <table:table-row table:style-name="ro1">
          <table:table-cell office:value-type="float" office:value="4.5892" calcext:value-type="float">
            <text:p>4,5892</text:p>
          </table:table-cell>
        </table:table-row>
        <table:table-row table:style-name="ro1">
          <table:table-cell office:value-type="float" office:value="4.5832" calcext:value-type="float">
            <text:p>4,5832</text:p>
          </table:table-cell>
        </table:table-row>
        <table:table-row table:style-name="ro1">
          <table:table-cell office:value-type="float" office:value="4.5726" calcext:value-type="float">
            <text:p>4,5726</text:p>
          </table:table-cell>
        </table:table-row>
        <table:table-row table:style-name="ro1">
          <table:table-cell office:value-type="float" office:value="4.5748" calcext:value-type="float">
            <text:p>4,5748</text:p>
          </table:table-cell>
        </table:table-row>
        <table:table-row table:style-name="ro1">
          <table:table-cell office:value-type="float" office:value="4.5869" calcext:value-type="float">
            <text:p>4,5869</text:p>
          </table:table-cell>
        </table:table-row>
        <table:table-row table:style-name="ro1">
          <table:table-cell office:value-type="float" office:value="4.6143" calcext:value-type="float">
            <text:p>4,6143</text:p>
          </table:table-cell>
        </table:table-row>
        <table:table-row table:style-name="ro1">
          <table:table-cell office:value-type="float" office:value="4.6223" calcext:value-type="float">
            <text:p>4,6223</text:p>
          </table:table-cell>
        </table:table-row>
        <table:table-row table:style-name="ro1">
          <table:table-cell office:value-type="float" office:value="4.6514" calcext:value-type="float">
            <text:p>4,6514</text:p>
          </table:table-cell>
        </table:table-row>
        <table:table-row table:style-name="ro1">
          <table:table-cell office:value-type="float" office:value="4.6516" calcext:value-type="float">
            <text:p>4,6516</text:p>
          </table:table-cell>
        </table:table-row>
        <table:table-row table:style-name="ro1">
          <table:table-cell office:value-type="float" office:value="4.6468" calcext:value-type="float">
            <text:p>4,6468</text:p>
          </table:table-cell>
        </table:table-row>
        <table:table-row table:style-name="ro1">
          <table:table-cell office:value-type="float" office:value="4.6568" calcext:value-type="float">
            <text:p>4,6568</text:p>
          </table:table-cell>
        </table:table-row>
        <table:table-row table:style-name="ro1">
          <table:table-cell office:value-type="float" office:value="4.6662" calcext:value-type="float">
            <text:p>4,6662</text:p>
          </table:table-cell>
        </table:table-row>
        <table:table-row table:style-name="ro1">
          <table:table-cell office:value-type="float" office:value="4.7127" calcext:value-type="float">
            <text:p>4,7127</text:p>
          </table:table-cell>
        </table:table-row>
        <table:table-row table:style-name="ro1">
          <table:table-cell office:value-type="float" office:value="4.6494" calcext:value-type="float">
            <text:p>4,6494</text:p>
          </table:table-cell>
        </table:table-row>
        <table:table-row table:style-name="ro1">
          <table:table-cell office:value-type="float" office:value="4.6692" calcext:value-type="float">
            <text:p>4,6692</text:p>
          </table:table-cell>
        </table:table-row>
        <table:table-row table:style-name="ro1">
          <table:table-cell office:value-type="float" office:value="4.6636" calcext:value-type="float">
            <text:p>4,6636</text:p>
          </table:table-cell>
        </table:table-row>
        <table:table-row table:style-name="ro1">
          <table:table-cell office:value-type="float" office:value="4.6337" calcext:value-type="float">
            <text:p>4,6337</text:p>
          </table:table-cell>
        </table:table-row>
        <table:table-row table:style-name="ro1">
          <table:table-cell office:value-type="float" office:value="4.6318" calcext:value-type="float">
            <text:p>4,6318</text:p>
          </table:table-cell>
        </table:table-row>
        <table:table-row table:style-name="ro1">
          <table:table-cell office:value-type="float" office:value="4.6518" calcext:value-type="float">
            <text:p>4,6518</text:p>
          </table:table-cell>
        </table:table-row>
        <table:table-row table:style-name="ro1">
          <table:table-cell office:value-type="float" office:value="4.6708" calcext:value-type="float">
            <text:p>4,6708</text:p>
          </table:table-cell>
        </table:table-row>
        <table:table-row table:style-name="ro1">
          <table:table-cell office:value-type="float" office:value="4.6529" calcext:value-type="float">
            <text:p>4,6529</text:p>
          </table:table-cell>
        </table:table-row>
        <table:table-row table:style-name="ro1">
          <table:table-cell office:value-type="float" office:value="4.6465" calcext:value-type="float">
            <text:p>4,6465</text:p>
          </table:table-cell>
        </table:table-row>
        <table:table-row table:style-name="ro1">
          <table:table-cell office:value-type="float" office:value="4.6573" calcext:value-type="float">
            <text:p>4,6573</text:p>
          </table:table-cell>
        </table:table-row>
        <table:table-row table:style-name="ro1">
          <table:table-cell office:value-type="float" office:value="4.6565" calcext:value-type="float">
            <text:p>4,6565</text:p>
          </table:table-cell>
        </table:table-row>
        <table:table-row table:style-name="ro1">
          <table:table-cell office:value-type="float" office:value="4.6344" calcext:value-type="float">
            <text:p>4,6344</text:p>
          </table:table-cell>
        </table:table-row>
        <table:table-row table:style-name="ro1">
          <table:table-cell office:value-type="float" office:value="4.635" calcext:value-type="float">
            <text:p>4,635</text:p>
          </table:table-cell>
        </table:table-row>
        <table:table-row table:style-name="ro1">
          <table:table-cell office:value-type="float" office:value="4.6566" calcext:value-type="float">
            <text:p>4,6566</text:p>
          </table:table-cell>
        </table:table-row>
        <table:table-row table:style-name="ro1">
          <table:table-cell office:value-type="float" office:value="4.6479" calcext:value-type="float">
            <text:p>4,6479</text:p>
          </table:table-cell>
        </table:table-row>
        <table:table-row table:style-name="ro1">
          <table:table-cell office:value-type="float" office:value="4.6477" calcext:value-type="float">
            <text:p>4,6477</text:p>
          </table:table-cell>
        </table:table-row>
        <table:table-row table:style-name="ro1">
          <table:table-cell office:value-type="float" office:value="4.6483" calcext:value-type="float">
            <text:p>4,6483</text:p>
          </table:table-cell>
        </table:table-row>
        <table:table-row table:style-name="ro1">
          <table:table-cell office:value-type="float" office:value="4.656" calcext:value-type="float">
            <text:p>4,656</text:p>
          </table:table-cell>
        </table:table-row>
        <table:table-row table:style-name="ro1">
          <table:table-cell office:value-type="float" office:value="4.6699" calcext:value-type="float">
            <text:p>4,6699</text:p>
          </table:table-cell>
        </table:table-row>
        <table:table-row table:style-name="ro1">
          <table:table-cell office:value-type="float" office:value="4.7007" calcext:value-type="float">
            <text:p>4,7007</text:p>
          </table:table-cell>
        </table:table-row>
        <table:table-row table:style-name="ro1">
          <table:table-cell office:value-type="float" office:value="4.717" calcext:value-type="float">
            <text:p>4,717</text:p>
          </table:table-cell>
        </table:table-row>
        <table:table-row table:style-name="ro1">
          <table:table-cell office:value-type="float" office:value="4.717" calcext:value-type="float">
            <text:p>4,717</text:p>
          </table:table-cell>
        </table:table-row>
        <table:table-row table:style-name="ro1">
          <table:table-cell office:value-type="float" office:value="4.7089" calcext:value-type="float">
            <text:p>4,7089</text:p>
          </table:table-cell>
        </table:table-row>
        <table:table-row table:style-name="ro1">
          <table:table-cell office:value-type="float" office:value="4.6904" calcext:value-type="float">
            <text:p>4,6904</text:p>
          </table:table-cell>
        </table:table-row>
        <table:table-row table:style-name="ro1">
          <table:table-cell office:value-type="float" office:value="4.6704" calcext:value-type="float">
            <text:p>4,6704</text:p>
          </table:table-cell>
        </table:table-row>
        <table:table-row table:style-name="ro1">
          <table:table-cell office:value-type="float" office:value="4.6808" calcext:value-type="float">
            <text:p>4,6808</text:p>
          </table:table-cell>
        </table:table-row>
        <table:table-row table:style-name="ro1">
          <table:table-cell office:value-type="float" office:value="4.6634" calcext:value-type="float">
            <text:p>4,6634</text:p>
          </table:table-cell>
        </table:table-row>
        <table:table-row table:style-name="ro1">
          <table:table-cell office:value-type="float" office:value="4.6913" calcext:value-type="float">
            <text:p>4,6913</text:p>
          </table:table-cell>
        </table:table-row>
        <table:table-row table:style-name="ro1">
          <table:table-cell office:value-type="float" office:value="4.6977" calcext:value-type="float">
            <text:p>4,6977</text:p>
          </table:table-cell>
        </table:table-row>
        <table:table-row table:style-name="ro1">
          <table:table-cell office:value-type="float" office:value="4.7053" calcext:value-type="float">
            <text:p>4,7053</text:p>
          </table:table-cell>
        </table:table-row>
        <table:table-row table:style-name="ro1">
          <table:table-cell office:value-type="float" office:value="4.7335" calcext:value-type="float">
            <text:p>4,7335</text:p>
          </table:table-cell>
        </table:table-row>
        <table:table-row table:style-name="ro1">
          <table:table-cell office:value-type="float" office:value="4.7339" calcext:value-type="float">
            <text:p>4,7339</text:p>
          </table:table-cell>
        </table:table-row>
        <table:table-row table:style-name="ro1">
          <table:table-cell office:value-type="float" office:value="4.7247" calcext:value-type="float">
            <text:p>4,7247</text:p>
          </table:table-cell>
        </table:table-row>
        <table:table-row table:style-name="ro1">
          <table:table-cell office:value-type="float" office:value="4.7157" calcext:value-type="float">
            <text:p>4,7157</text:p>
          </table:table-cell>
        </table:table-row>
        <table:table-row table:style-name="ro1">
          <table:table-cell office:value-type="float" office:value="4.7358" calcext:value-type="float">
            <text:p>4,7358</text:p>
          </table:table-cell>
        </table:table-row>
        <table:table-row table:style-name="ro1">
          <table:table-cell office:value-type="float" office:value="4.7255" calcext:value-type="float">
            <text:p>4,7255</text:p>
          </table:table-cell>
        </table:table-row>
        <table:table-row table:style-name="ro1">
          <table:table-cell office:value-type="float" office:value="4.7089" calcext:value-type="float">
            <text:p>4,7089</text:p>
          </table:table-cell>
        </table:table-row>
        <table:table-row table:style-name="ro1">
          <table:table-cell office:value-type="float" office:value="4.6925" calcext:value-type="float">
            <text:p>4,6925</text:p>
          </table:table-cell>
        </table:table-row>
        <table:table-row table:style-name="ro1">
          <table:table-cell office:value-type="float" office:value="4.7004" calcext:value-type="float">
            <text:p>4,7004</text:p>
          </table:table-cell>
        </table:table-row>
        <table:table-row table:style-name="ro1">
          <table:table-cell office:value-type="float" office:value="4.7226" calcext:value-type="float">
            <text:p>4,7226</text:p>
          </table:table-cell>
        </table:table-row>
        <table:table-row table:style-name="ro1">
          <table:table-cell office:value-type="float" office:value="4.7364" calcext:value-type="float">
            <text:p>4,7364</text:p>
          </table:table-cell>
        </table:table-row>
        <table:table-row table:style-name="ro1">
          <table:table-cell office:value-type="float" office:value="4.7458" calcext:value-type="float">
            <text:p>4,7458</text:p>
          </table:table-cell>
        </table:table-row>
        <table:table-row table:style-name="ro1">
          <table:table-cell office:value-type="float" office:value="4.7614" calcext:value-type="float">
            <text:p>4,7614</text:p>
          </table:table-cell>
        </table:table-row>
        <table:table-row table:style-name="ro1">
          <table:table-cell office:value-type="float" office:value="4.7743" calcext:value-type="float">
            <text:p>4,7743</text:p>
          </table:table-cell>
        </table:table-row>
        <table:table-row table:style-name="ro1">
          <table:table-cell office:value-type="float" office:value="4.8112" calcext:value-type="float">
            <text:p>4,8112</text:p>
          </table:table-cell>
        </table:table-row>
        <table:table-row table:style-name="ro1">
          <table:table-cell office:value-type="float" office:value="4.7807" calcext:value-type="float">
            <text:p>4,7807</text:p>
          </table:table-cell>
        </table:table-row>
        <table:table-row table:style-name="ro1">
          <table:table-cell office:value-type="float" office:value="4.8257" calcext:value-type="float">
            <text:p>4,8257</text:p>
          </table:table-cell>
        </table:table-row>
        <table:table-row table:style-name="ro1">
          <table:table-cell office:value-type="float" office:value="4.8441" calcext:value-type="float">
            <text:p>4,8441</text:p>
          </table:table-cell>
        </table:table-row>
        <table:table-row table:style-name="ro1">
          <table:table-cell office:value-type="float" office:value="4.8475" calcext:value-type="float">
            <text:p>4,8475</text:p>
          </table:table-cell>
        </table:table-row>
        <table:table-row table:style-name="ro1">
          <table:table-cell office:value-type="float" office:value="4.8298" calcext:value-type="float">
            <text:p>4,8298</text:p>
          </table:table-cell>
        </table:table-row>
        <table:table-row table:style-name="ro1">
          <table:table-cell office:value-type="float" office:value="4.8538" calcext:value-type="float">
            <text:p>4,8538</text:p>
          </table:table-cell>
        </table:table-row>
        <table:table-row table:style-name="ro1">
          <table:table-cell office:value-type="float" office:value="4.8468" calcext:value-type="float">
            <text:p>4,8468</text:p>
          </table:table-cell>
        </table:table-row>
        <table:table-row table:style-name="ro1">
          <table:table-cell office:value-type="float" office:value="4.8628" calcext:value-type="float">
            <text:p>4,8628</text:p>
          </table:table-cell>
        </table:table-row>
        <table:table-row table:style-name="ro1">
          <table:table-cell office:value-type="float" office:value="4.8542" calcext:value-type="float">
            <text:p>4,8542</text:p>
          </table:table-cell>
        </table:table-row>
        <table:table-row table:style-name="ro1">
          <table:table-cell office:value-type="float" office:value="4.8663" calcext:value-type="float">
            <text:p>4,8663</text:p>
          </table:table-cell>
        </table:table-row>
        <table:table-row table:style-name="ro1">
          <table:table-cell office:value-type="float" office:value="4.884" calcext:value-type="float">
            <text:p>4,884</text:p>
          </table:table-cell>
        </table:table-row>
        <table:table-row table:style-name="ro1">
          <table:table-cell office:value-type="float" office:value="4.8876" calcext:value-type="float">
            <text:p>4,8876</text:p>
          </table:table-cell>
        </table:table-row>
        <table:table-row table:style-name="ro1">
          <table:table-cell office:value-type="float" office:value="4.906" calcext:value-type="float">
            <text:p>4,906</text:p>
          </table:table-cell>
        </table:table-row>
        <table:table-row table:style-name="ro1">
          <table:table-cell office:value-type="float" office:value="4.8955" calcext:value-type="float">
            <text:p>4,8955</text:p>
          </table:table-cell>
        </table:table-row>
        <table:table-row table:style-name="ro1">
          <table:table-cell office:value-type="float" office:value="4.8695" calcext:value-type="float">
            <text:p>4,8695</text:p>
          </table:table-cell>
        </table:table-row>
        <table:table-row table:style-name="ro1">
          <table:table-cell office:value-type="float" office:value="4.8837" calcext:value-type="float">
            <text:p>4,8837</text:p>
          </table:table-cell>
        </table:table-row>
        <table:table-row table:style-name="ro1">
          <table:table-cell office:value-type="float" office:value="4.8366" calcext:value-type="float">
            <text:p>4,8366</text:p>
          </table:table-cell>
        </table:table-row>
        <table:table-row table:style-name="ro1">
          <table:table-cell office:value-type="float" office:value="4.8746" calcext:value-type="float">
            <text:p>4,8746</text:p>
          </table:table-cell>
        </table:table-row>
        <table:table-row table:style-name="ro1">
          <table:table-cell office:value-type="float" office:value="4.9149" calcext:value-type="float">
            <text:p>4,9149</text:p>
          </table:table-cell>
        </table:table-row>
        <table:table-row table:style-name="ro1">
          <table:table-cell office:value-type="float" office:value="4.8688" calcext:value-type="float">
            <text:p>4,8688</text:p>
          </table:table-cell>
        </table:table-row>
        <table:table-row table:style-name="ro1">
          <table:table-cell office:value-type="float" office:value="4.8467" calcext:value-type="float">
            <text:p>4,8467</text:p>
          </table:table-cell>
        </table:table-row>
        <table:table-row table:style-name="ro1">
          <table:table-cell office:value-type="float" office:value="4.8199" calcext:value-type="float">
            <text:p>4,8199</text:p>
          </table:table-cell>
        </table:table-row>
        <table:table-row table:style-name="ro1"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float" office:value="4.815" calcext:value-type="float">
            <text:p>4,815</text:p>
          </table:table-cell>
        </table:table-row>
        <table:table-row table:style-name="ro1">
          <table:table-cell office:value-type="float" office:value="4.7971" calcext:value-type="float">
            <text:p>4,7971</text:p>
          </table:table-cell>
        </table:table-row>
        <table:table-row table:style-name="ro1">
          <table:table-cell office:value-type="float" office:value="4.7537" calcext:value-type="float">
            <text:p>4,7537</text:p>
          </table:table-cell>
        </table:table-row>
        <table:table-row table:style-name="ro1">
          <table:table-cell office:value-type="float" office:value="4.7744" calcext:value-type="float">
            <text:p>4,7744</text:p>
          </table:table-cell>
        </table:table-row>
        <table:table-row table:style-name="ro1">
          <table:table-cell office:value-type="float" office:value="4.7646" calcext:value-type="float">
            <text:p>4,7646</text:p>
          </table:table-cell>
        </table:table-row>
        <table:table-row table:style-name="ro1">
          <table:table-cell office:value-type="float" office:value="4.7398" calcext:value-type="float">
            <text:p>4,7398</text:p>
          </table:table-cell>
        </table:table-row>
        <table:table-row table:style-name="ro1">
          <table:table-cell office:value-type="float" office:value="4.7193" calcext:value-type="float">
            <text:p>4,7193</text:p>
          </table:table-cell>
        </table:table-row>
        <table:table-row table:style-name="ro1">
          <table:table-cell office:value-type="float" office:value="4.7286" calcext:value-type="float">
            <text:p>4,7286</text:p>
          </table:table-cell>
        </table:table-row>
        <table:table-row table:style-name="ro1">
          <table:table-cell office:value-type="float" office:value="4.7405" calcext:value-type="float">
            <text:p>4,7405</text:p>
          </table:table-cell>
        </table:table-row>
        <table:table-row table:style-name="ro1">
          <table:table-cell office:value-type="float" office:value="4.7343" calcext:value-type="float">
            <text:p>4,7343</text:p>
          </table:table-cell>
        </table:table-row>
        <table:table-row table:style-name="ro1">
          <table:table-cell office:value-type="float" office:value="4.723" calcext:value-type="float">
            <text:p>4,723</text:p>
          </table:table-cell>
        </table:table-row>
        <table:table-row table:style-name="ro1">
          <table:table-cell office:value-type="float" office:value="4.7016" calcext:value-type="float">
            <text:p>4,7016</text:p>
          </table:table-cell>
        </table:table-row>
        <table:table-row table:style-name="ro1">
          <table:table-cell office:value-type="float" office:value="4.702" calcext:value-type="float">
            <text:p>4,702</text:p>
          </table:table-cell>
        </table:table-row>
        <table:table-row table:style-name="ro1">
          <table:table-cell office:value-type="float" office:value="4.7043" calcext:value-type="float">
            <text:p>4,7043</text:p>
          </table:table-cell>
        </table:table-row>
        <table:table-row table:style-name="ro1">
          <table:table-cell office:value-type="float" office:value="4.7585" calcext:value-type="float">
            <text:p>4,7585</text:p>
          </table:table-cell>
        </table:table-row>
        <table:table-row table:style-name="ro1">
          <table:table-cell office:value-type="float" office:value="4.7324" calcext:value-type="float">
            <text:p>4,7324</text:p>
          </table:table-cell>
        </table:table-row>
        <table:table-row table:style-name="ro1">
          <table:table-cell office:value-type="float" office:value="4.7386" calcext:value-type="float">
            <text:p>4,7386</text:p>
          </table:table-cell>
        </table:table-row>
        <table:table-row table:style-name="ro1">
          <table:table-cell office:value-type="float" office:value="4.7455" calcext:value-type="float">
            <text:p>4,7455</text:p>
          </table:table-cell>
        </table:table-row>
        <table:table-row table:style-name="ro1">
          <table:table-cell office:value-type="float" office:value="4.7528" calcext:value-type="float">
            <text:p>4,7528</text:p>
          </table:table-cell>
        </table:table-row>
        <table:table-row table:style-name="ro1">
          <table:table-cell office:value-type="float" office:value="4.7509" calcext:value-type="float">
            <text:p>4,7509</text:p>
          </table:table-cell>
        </table:table-row>
        <table:table-row table:style-name="ro1">
          <table:table-cell office:value-type="float" office:value="4.7194" calcext:value-type="float">
            <text:p>4,7194</text:p>
          </table:table-cell>
        </table:table-row>
        <table:table-row table:style-name="ro1">
          <table:table-cell office:value-type="float" office:value="4.7273" calcext:value-type="float">
            <text:p>4,7273</text:p>
          </table:table-cell>
        </table:table-row>
        <table:table-row table:style-name="ro1">
          <table:table-cell office:value-type="float" office:value="4.7181" calcext:value-type="float">
            <text:p>4,7181</text:p>
          </table:table-cell>
        </table:table-row>
        <table:table-row table:style-name="ro1">
          <table:table-cell office:value-type="float" office:value="4.7397" calcext:value-type="float">
            <text:p>4,7397</text:p>
          </table:table-cell>
        </table:table-row>
        <table:table-row table:style-name="ro1">
          <table:table-cell office:value-type="float" office:value="4.7289" calcext:value-type="float">
            <text:p>4,7289</text:p>
          </table:table-cell>
        </table:table-row>
        <table:table-row table:style-name="ro1">
          <table:table-cell office:value-type="float" office:value="4.7333" calcext:value-type="float">
            <text:p>4,7333</text:p>
          </table:table-cell>
        </table:table-row>
        <table:table-row table:style-name="ro1">
          <table:table-cell office:value-type="float" office:value="4.7441" calcext:value-type="float">
            <text:p>4,7441</text:p>
          </table:table-cell>
        </table:table-row>
        <table:table-row table:style-name="ro1">
          <table:table-cell office:value-type="float" office:value="4.8139" calcext:value-type="float">
            <text:p>4,8139</text:p>
          </table:table-cell>
        </table:table-row>
        <table:table-row table:style-name="ro1">
          <table:table-cell office:value-type="float" office:value="4.7894" calcext:value-type="float">
            <text:p>4,7894</text:p>
          </table:table-cell>
        </table:table-row>
        <table:table-row table:style-name="ro1">
          <table:table-cell office:value-type="float" office:value="4.7759" calcext:value-type="float">
            <text:p>4,7759</text:p>
          </table:table-cell>
        </table:table-row>
        <table:table-row table:style-name="ro1">
          <table:table-cell office:value-type="float" office:value="4.7744" calcext:value-type="float">
            <text:p>4,7744</text:p>
          </table:table-cell>
        </table:table-row>
        <table:table-row table:style-name="ro1">
          <table:table-cell office:value-type="float" office:value="4.7436" calcext:value-type="float">
            <text:p>4,7436</text:p>
          </table:table-cell>
        </table:table-row>
        <table:table-row table:style-name="ro1">
          <table:table-cell office:value-type="float" office:value="4.7497" calcext:value-type="float">
            <text:p>4,7497</text:p>
          </table:table-cell>
        </table:table-row>
        <table:table-row table:style-name="ro1">
          <table:table-cell office:value-type="float" office:value="4.7648" calcext:value-type="float">
            <text:p>4,7648</text:p>
          </table:table-cell>
        </table:table-row>
        <table:table-row table:style-name="ro1">
          <table:table-cell office:value-type="float" office:value="4.7595" calcext:value-type="float">
            <text:p>4,7595</text:p>
          </table:table-cell>
        </table:table-row>
        <table:table-row table:style-name="ro1">
          <table:table-cell office:value-type="float" office:value="4.769" calcext:value-type="float">
            <text:p>4,769</text:p>
          </table:table-cell>
        </table:table-row>
        <table:table-row table:style-name="ro1"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float" office:value="4.7981" calcext:value-type="float">
            <text:p>4,7981</text:p>
          </table:table-cell>
        </table:table-row>
        <table:table-row table:style-name="ro1">
          <table:table-cell office:value-type="float" office:value="4.8122" calcext:value-type="float">
            <text:p>4,8122</text:p>
          </table:table-cell>
        </table:table-row>
        <table:table-row table:style-name="ro1"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float" office:value="4.7463" calcext:value-type="float">
            <text:p>4,7463</text:p>
          </table:table-cell>
        </table:table-row>
        <table:table-row table:style-name="ro1">
          <table:table-cell office:value-type="float" office:value="4.7693" calcext:value-type="float">
            <text:p>4,7693</text:p>
          </table:table-cell>
        </table:table-row>
        <table:table-row table:style-name="ro1">
          <table:table-cell office:value-type="float" office:value="4.7454" calcext:value-type="float">
            <text:p>4,7454</text:p>
          </table:table-cell>
        </table:table-row>
        <table:table-row table:style-name="ro1">
          <table:table-cell office:value-type="float" office:value="4.7538" calcext:value-type="float">
            <text:p>4,7538</text:p>
          </table:table-cell>
        </table:table-row>
        <table:table-row table:style-name="ro1">
          <table:table-cell office:value-type="float" office:value="4.7474" calcext:value-type="float">
            <text:p>4,7474</text:p>
          </table:table-cell>
        </table:table-row>
        <table:table-row table:style-name="ro1">
          <table:table-cell office:value-type="float" office:value="4.7618" calcext:value-type="float">
            <text:p>4,7618</text:p>
          </table:table-cell>
        </table:table-row>
        <table:table-row table:style-name="ro1">
          <table:table-cell office:value-type="float" office:value="4.7851" calcext:value-type="float">
            <text:p>4,7851</text:p>
          </table:table-cell>
        </table:table-row>
        <table:table-row table:style-name="ro1">
          <table:table-cell office:value-type="float" office:value="4.7593" calcext:value-type="float">
            <text:p>4,7593</text:p>
          </table:table-cell>
        </table:table-row>
        <table:table-row table:style-name="ro1">
          <table:table-cell office:value-type="float" office:value="4.7857" calcext:value-type="float">
            <text:p>4,7857</text:p>
          </table:table-cell>
        </table:table-row>
        <table:table-row table:style-name="ro1">
          <table:table-cell office:value-type="float" office:value="4.753" calcext:value-type="float">
            <text:p>4,753</text:p>
          </table:table-cell>
        </table:table-row>
        <table:table-row table:style-name="ro1">
          <table:table-cell office:value-type="float" office:value="4.7098" calcext:value-type="float">
            <text:p>4,7098</text:p>
          </table:table-cell>
        </table:table-row>
        <table:table-row table:style-name="ro1">
          <table:table-cell office:value-type="float" office:value="4.6921" calcext:value-type="float">
            <text:p>4,6921</text:p>
          </table:table-cell>
        </table:table-row>
        <table:table-row table:style-name="ro1">
          <table:table-cell office:value-type="float" office:value="4.6939" calcext:value-type="float">
            <text:p>4,6939</text:p>
          </table:table-cell>
        </table:table-row>
        <table:table-row table:style-name="ro1">
          <table:table-cell office:value-type="float" office:value="4.6649" calcext:value-type="float">
            <text:p>4,6649</text:p>
          </table:table-cell>
        </table:table-row>
        <table:table-row table:style-name="ro1">
          <table:table-cell office:value-type="float" office:value="4.6426" calcext:value-type="float">
            <text:p>4,6426</text:p>
          </table:table-cell>
        </table:table-row>
        <table:table-row table:style-name="ro1">
          <table:table-cell office:value-type="float" office:value="4.6721" calcext:value-type="float">
            <text:p>4,6721</text:p>
          </table:table-cell>
        </table:table-row>
        <table:table-row table:style-name="ro1">
          <table:table-cell office:value-type="float" office:value="4.6555" calcext:value-type="float">
            <text:p>4,6555</text:p>
          </table:table-cell>
        </table:table-row>
        <table:table-row table:style-name="ro1">
          <table:table-cell office:value-type="float" office:value="4.6648" calcext:value-type="float">
            <text:p>4,6648</text:p>
          </table:table-cell>
        </table:table-row>
        <table:table-row table:style-name="ro1">
          <table:table-cell office:value-type="float" office:value="4.6509" calcext:value-type="float">
            <text:p>4,6509</text:p>
          </table:table-cell>
        </table:table-row>
        <table:table-row table:style-name="ro1">
          <table:table-cell office:value-type="float" office:value="4.6507" calcext:value-type="float">
            <text:p>4,6507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4.6513" calcext:value-type="float">
            <text:p>4,6513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4.6573" calcext:value-type="float">
            <text:p>4,6573</text:p>
          </table:table-cell>
        </table:table-row>
      </table:table>
      <table:table table:name="lokaty" table:style-name="ta1">
        <table:table-column table:style-name="co3" table:default-cell-style-name="Default"/>
        <table:table-row table:style-name="ro1">
          <table:table-cell office:value-type="float" office:value="23435" calcext:value-type="float">
            <text:p>23435</text:p>
          </table:table-cell>
        </table:table-row>
        <table:table-row table:style-name="ro1">
          <table:table-cell office:value-type="float" office:value="37985" calcext:value-type="float">
            <text:p>37985</text:p>
          </table:table-cell>
        </table:table-row>
        <table:table-row table:style-name="ro1">
          <table:table-cell office:value-type="float" office:value="23527" calcext:value-type="float">
            <text:p>23527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float" office:value="18588" calcext:value-type="float">
            <text:p>18588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</table:table-row>
        <table:table-row table:style-name="ro1">
          <table:table-cell office:value-type="float" office:value="61585" calcext:value-type="float">
            <text:p>61585</text:p>
          </table:table-cell>
        </table:table-row>
        <table:table-row table:style-name="ro1">
          <table:table-cell office:value-type="float" office:value="48277" calcext:value-type="float">
            <text:p>48277</text:p>
          </table:table-cell>
        </table:table-row>
        <table:table-row table:style-name="ro1">
          <table:table-cell office:value-type="float" office:value="59183" calcext:value-type="float">
            <text:p>59183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16307" calcext:value-type="float">
            <text:p>16307</text:p>
          </table:table-cell>
        </table:table-row>
        <table:table-row table:style-name="ro1">
          <table:table-cell office:value-type="float" office:value="48573" calcext:value-type="float">
            <text:p>48573</text:p>
          </table:table-cell>
        </table:table-row>
        <table:table-row table:style-name="ro1">
          <table:table-cell office:value-type="float" office:value="68876" calcext:value-type="float">
            <text:p>68876</text:p>
          </table:table-cell>
        </table:table-row>
        <table:table-row table:style-name="ro1"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</table:table-row>
        <table:table-row table:style-name="ro1">
          <table:table-cell office:value-type="float" office:value="75606" calcext:value-type="float">
            <text:p>75606</text:p>
          </table:table-cell>
        </table:table-row>
        <table:table-row table:style-name="ro1">
          <table:table-cell office:value-type="float" office:value="58525" calcext:value-type="float">
            <text:p>58525</text:p>
          </table:table-cell>
        </table:table-row>
        <table:table-row table:style-name="ro1"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48798" calcext:value-type="float">
            <text:p>48798</text:p>
          </table:table-cell>
        </table:table-row>
        <table:table-row table:style-name="ro1">
          <table:table-cell office:value-type="float" office:value="44528" calcext:value-type="float">
            <text:p>44528</text:p>
          </table:table-cell>
        </table:table-row>
        <table:table-row table:style-name="ro1">
          <table:table-cell office:value-type="float" office:value="57268" calcext:value-type="float">
            <text:p>57268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</table:table-row>
        <table:table-row table:style-name="ro1">
          <table:table-cell office:value-type="float" office:value="57910" calcext:value-type="float">
            <text:p>57910</text:p>
          </table:table-cell>
        </table:table-row>
        <table:table-row table:style-name="ro1">
          <table:table-cell office:value-type="float" office:value="46541" calcext:value-type="float">
            <text:p>46541</text:p>
          </table:table-cell>
        </table:table-row>
        <table:table-row table:style-name="ro1">
          <table:table-cell office:value-type="float" office:value="64681" calcext:value-type="float">
            <text:p>64681</text:p>
          </table:table-cell>
        </table:table-row>
        <table:table-row table:style-name="ro1">
          <table:table-cell office:value-type="float" office:value="75468" calcext:value-type="float">
            <text:p>75468</text:p>
          </table:table-cell>
        </table:table-row>
        <table:table-row table:style-name="ro1">
          <table:table-cell office:value-type="float" office:value="62207" calcext:value-type="float">
            <text:p>62207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64669" calcext:value-type="float">
            <text:p>64669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9335" calcext:value-type="float">
            <text:p>69335</text:p>
          </table:table-cell>
        </table:table-row>
        <table:table-row table:style-name="ro1">
          <table:table-cell office:value-type="float" office:value="44131" calcext:value-type="float">
            <text:p>44131</text:p>
          </table:table-cell>
        </table:table-row>
        <table:table-row table:style-name="ro1">
          <table:table-cell office:value-type="float" office:value="72224" calcext:value-type="float">
            <text:p>72224</text:p>
          </table:table-cell>
        </table:table-row>
        <table:table-row table:style-name="ro1">
          <table:table-cell office:value-type="float" office:value="13829" calcext:value-type="float">
            <text:p>13829</text:p>
          </table:table-cell>
        </table:table-row>
        <table:table-row table:style-name="ro1">
          <table:table-cell office:value-type="float" office:value="39613" calcext:value-type="float">
            <text:p>39613</text:p>
          </table:table-cell>
        </table:table-row>
        <table:table-row table:style-name="ro1">
          <table:table-cell office:value-type="float" office:value="40430" calcext:value-type="float">
            <text:p>40430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</table:table-row>
        <table:table-row table:style-name="ro1">
          <table:table-cell office:value-type="float" office:value="58358" calcext:value-type="float">
            <text:p>58358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63252" calcext:value-type="float">
            <text:p>63252</text:p>
          </table:table-cell>
        </table:table-row>
        <table:table-row table:style-name="ro1">
          <table:table-cell office:value-type="float" office:value="36881" calcext:value-type="float">
            <text:p>36881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</table:table-row>
        <table:table-row table:style-name="ro1">
          <table:table-cell office:value-type="float" office:value="58415" calcext:value-type="float">
            <text:p>58415</text:p>
          </table:table-cell>
        </table:table-row>
        <table:table-row table:style-name="ro1">
          <table:table-cell office:value-type="float" office:value="36726" calcext:value-type="float">
            <text:p>36726</text:p>
          </table:table-cell>
        </table:table-row>
        <table:table-row table:style-name="ro1">
          <table:table-cell office:value-type="float" office:value="79065" calcext:value-type="float">
            <text:p>79065</text:p>
          </table:table-cell>
        </table:table-row>
        <table:table-row table:style-name="ro1">
          <table:table-cell office:value-type="float" office:value="32003" calcext:value-type="float">
            <text:p>32003</text:p>
          </table:table-cell>
        </table:table-row>
        <table:table-row table:style-name="ro1">
          <table:table-cell office:value-type="float" office:value="54098" calcext:value-type="float">
            <text:p>54098</text:p>
          </table:table-cell>
        </table:table-row>
        <table:table-row table:style-name="ro1">
          <table:table-cell office:value-type="float" office:value="71402" calcext:value-type="float">
            <text:p>71402</text:p>
          </table:table-cell>
        </table:table-row>
        <table:table-row table:style-name="ro1">
          <table:table-cell office:value-type="float" office:value="60056" calcext:value-type="float">
            <text:p>60056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3845" calcext:value-type="float">
            <text:p>33845</text:p>
          </table:table-cell>
        </table:table-row>
        <table:table-row table:style-name="ro1">
          <table:table-cell office:value-type="float" office:value="23511" calcext:value-type="float">
            <text:p>23511</text:p>
          </table:table-cell>
        </table:table-row>
        <table:table-row table:style-name="ro1">
          <table:table-cell office:value-type="float" office:value="52924" calcext:value-type="float">
            <text:p>52924</text:p>
          </table:table-cell>
        </table:table-row>
        <table:table-row table:style-name="ro1">
          <table:table-cell office:value-type="float" office:value="64079" calcext:value-type="float">
            <text:p>64079</text:p>
          </table:table-cell>
        </table:table-row>
        <table:table-row table:style-name="ro1">
          <table:table-cell office:value-type="float" office:value="79321" calcext:value-type="float">
            <text:p>79321</text:p>
          </table:table-cell>
        </table:table-row>
        <table:table-row table:style-name="ro1">
          <table:table-cell office:value-type="float" office:value="24566" calcext:value-type="float">
            <text:p>24566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</table:table-row>
        <table:table-row table:style-name="ro1">
          <table:table-cell office:value-type="float" office:value="46188" calcext:value-type="float">
            <text:p>46188</text:p>
          </table:table-cell>
        </table:table-row>
        <table:table-row table:style-name="ro1">
          <table:table-cell office:value-type="float" office:value="65455" calcext:value-type="float">
            <text:p>65455</text:p>
          </table:table-cell>
        </table:table-row>
        <table:table-row table:style-name="ro1">
          <table:table-cell office:value-type="float" office:value="77740" calcext:value-type="float">
            <text:p>77740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18596" calcext:value-type="float">
            <text:p>18596</text:p>
          </table:table-cell>
        </table:table-row>
        <table:table-row table:style-name="ro1">
          <table:table-cell office:value-type="float" office:value="69793" calcext:value-type="float">
            <text:p>69793</text:p>
          </table:table-cell>
        </table:table-row>
        <table:table-row table:style-name="ro1">
          <table:table-cell office:value-type="float" office:value="22708" calcext:value-type="float">
            <text:p>22708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</table:table-row>
        <table:table-row table:style-name="ro1">
          <table:table-cell office:value-type="float" office:value="63239" calcext:value-type="float">
            <text:p>63239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19304" calcext:value-type="float">
            <text:p>19304</text:p>
          </table:table-cell>
        </table:table-row>
        <table:table-row table:style-name="ro1">
          <table:table-cell office:value-type="float" office:value="76636" calcext:value-type="float">
            <text:p>76636</text:p>
          </table:table-cell>
        </table:table-row>
        <table:table-row table:style-name="ro1">
          <table:table-cell office:value-type="float" office:value="49199" calcext:value-type="float">
            <text:p>49199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</table:table-row>
        <table:table-row table:style-name="ro1">
          <table:table-cell office:value-type="float" office:value="50591" calcext:value-type="float">
            <text:p>50591</text:p>
          </table:table-cell>
        </table:table-row>
        <table:table-row table:style-name="ro1">
          <table:table-cell office:value-type="float" office:value="51159" calcext:value-type="float">
            <text:p>51159</text:p>
          </table:table-cell>
        </table:table-row>
        <table:table-row table:style-name="ro1">
          <table:table-cell office:value-type="float" office:value="71296" calcext:value-type="float">
            <text:p>71296</text:p>
          </table:table-cell>
        </table:table-row>
        <table:table-row table:style-name="ro1">
          <table:table-cell office:value-type="float" office:value="56366" calcext:value-type="float">
            <text:p>56366</text:p>
          </table:table-cell>
        </table:table-row>
        <table:table-row table:style-name="ro1"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float" office:value="22091" calcext:value-type="float">
            <text:p>22091</text:p>
          </table:table-cell>
        </table:table-row>
        <table:table-row table:style-name="ro1">
          <table:table-cell office:value-type="float" office:value="28275" calcext:value-type="float">
            <text:p>28275</text:p>
          </table:table-cell>
        </table:table-row>
        <table:table-row table:style-name="ro1">
          <table:table-cell office:value-type="float" office:value="59123" calcext:value-type="float">
            <text:p>59123</text:p>
          </table:table-cell>
        </table:table-row>
        <table:table-row table:style-name="ro1">
          <table:table-cell office:value-type="float" office:value="73406" calcext:value-type="float">
            <text:p>73406</text:p>
          </table:table-cell>
        </table:table-row>
        <table:table-row table:style-name="ro1">
          <table:table-cell office:value-type="float" office:value="50770" calcext:value-type="float">
            <text:p>50770</text:p>
          </table:table-cell>
        </table:table-row>
        <table:table-row table:style-name="ro1">
          <table:table-cell office:value-type="float" office:value="78505" calcext:value-type="float">
            <text:p>78505</text:p>
          </table:table-cell>
        </table:table-row>
        <table:table-row table:style-name="ro1"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132" calcext:value-type="float">
            <text:p>69132</text:p>
          </table:table-cell>
        </table:table-row>
        <table:table-row table:style-name="ro1">
          <table:table-cell office:value-type="float" office:value="71517" calcext:value-type="float">
            <text:p>71517</text:p>
          </table:table-cell>
        </table:table-row>
        <table:table-row table:style-name="ro1">
          <table:table-cell office:value-type="float" office:value="71249" calcext:value-type="float">
            <text:p>71249</text:p>
          </table:table-cell>
        </table:table-row>
        <table:table-row table:style-name="ro1">
          <table:table-cell office:value-type="float" office:value="49556" calcext:value-type="float">
            <text:p>49556</text:p>
          </table:table-cell>
        </table:table-row>
        <table:table-row table:style-name="ro1">
          <table:table-cell office:value-type="float" office:value="36545" calcext:value-type="float">
            <text:p>36545</text:p>
          </table:table-cell>
        </table:table-row>
        <table:table-row table:style-name="ro1">
          <table:table-cell office:value-type="float" office:value="74113" calcext:value-type="float">
            <text:p>74113</text:p>
          </table:table-cell>
        </table:table-row>
        <table:table-row table:style-name="ro1">
          <table:table-cell office:value-type="float" office:value="60472" calcext:value-type="float">
            <text:p>60472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float" office:value="28046" calcext:value-type="float">
            <text:p>28046</text:p>
          </table:table-cell>
        </table:table-row>
        <table:table-row table:style-name="ro1">
          <table:table-cell office:value-type="float" office:value="79936" calcext:value-type="float">
            <text:p>79936</text:p>
          </table:table-cell>
        </table:table-row>
        <table:table-row table:style-name="ro1">
          <table:table-cell office:value-type="float" office:value="36109" calcext:value-type="float">
            <text:p>36109</text:p>
          </table:table-cell>
        </table:table-row>
        <table:table-row table:style-name="ro1">
          <table:table-cell office:value-type="float" office:value="42336" calcext:value-type="float">
            <text:p>42336</text:p>
          </table:table-cell>
        </table:table-row>
        <table:table-row table:style-name="ro1">
          <table:table-cell office:value-type="float" office:value="64550" calcext:value-type="float">
            <text:p>64550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76170" calcext:value-type="float">
            <text:p>76170</text:p>
          </table:table-cell>
        </table:table-row>
        <table:table-row table:style-name="ro1">
          <table:table-cell office:value-type="float" office:value="23751" calcext:value-type="float">
            <text:p>23751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24673" calcext:value-type="float">
            <text:p>24673</text:p>
          </table:table-cell>
        </table:table-row>
        <table:table-row table:style-name="ro1">
          <table:table-cell office:value-type="float" office:value="67375" calcext:value-type="float">
            <text:p>67375</text:p>
          </table:table-cell>
        </table:table-row>
        <table:table-row table:style-name="ro1">
          <table:table-cell office:value-type="float" office:value="43911" calcext:value-type="float">
            <text:p>43911</text:p>
          </table:table-cell>
        </table:table-row>
        <table:table-row table:style-name="ro1">
          <table:table-cell office:value-type="float" office:value="19276" calcext:value-type="float">
            <text:p>19276</text:p>
          </table:table-cell>
        </table:table-row>
        <table:table-row table:style-name="ro1"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78517" calcext:value-type="float">
            <text:p>78517</text:p>
          </table:table-cell>
        </table:table-row>
        <table:table-row table:style-name="ro1">
          <table:table-cell office:value-type="float" office:value="16941" calcext:value-type="float">
            <text:p>16941</text:p>
          </table:table-cell>
        </table:table-row>
        <table:table-row table:style-name="ro1">
          <table:table-cell office:value-type="float" office:value="25374" calcext:value-type="float">
            <text:p>25374</text:p>
          </table:table-cell>
        </table:table-row>
        <table:table-row table:style-name="ro1">
          <table:table-cell office:value-type="float" office:value="76189" calcext:value-type="float">
            <text:p>76189</text:p>
          </table:table-cell>
        </table:table-row>
        <table:table-row table:style-name="ro1">
          <table:table-cell office:value-type="float" office:value="27099" calcext:value-type="float">
            <text:p>27099</text:p>
          </table:table-cell>
        </table:table-row>
        <table:table-row table:style-name="ro1">
          <table:table-cell office:value-type="float" office:value="39916" calcext:value-type="float">
            <text:p>39916</text:p>
          </table:table-cell>
        </table:table-row>
        <table:table-row table:style-name="ro1">
          <table:table-cell office:value-type="float" office:value="50075" calcext:value-type="float">
            <text:p>50075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53818" calcext:value-type="float">
            <text:p>53818</text:p>
          </table:table-cell>
        </table:table-row>
        <table:table-row table:style-name="ro1">
          <table:table-cell office:value-type="float" office:value="43242" calcext:value-type="float">
            <text:p>43242</text:p>
          </table:table-cell>
        </table:table-row>
        <table:table-row table:style-name="ro1"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52956" calcext:value-type="float">
            <text:p>52956</text:p>
          </table:table-cell>
        </table:table-row>
        <table:table-row table:style-name="ro1">
          <table:table-cell office:value-type="float" office:value="54442" calcext:value-type="float">
            <text:p>54442</text:p>
          </table:table-cell>
        </table:table-row>
        <table:table-row table:style-name="ro1">
          <table:table-cell office:value-type="float" office:value="34208" calcext:value-type="float">
            <text:p>34208</text:p>
          </table:table-cell>
        </table:table-row>
        <table:table-row table:style-name="ro1">
          <table:table-cell office:value-type="float" office:value="14249" calcext:value-type="float">
            <text:p>14249</text:p>
          </table:table-cell>
        </table:table-row>
        <table:table-row table:style-name="ro1">
          <table:table-cell office:value-type="float" office:value="51489" calcext:value-type="float">
            <text:p>51489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</table:table-row>
        <table:table-row table:style-name="ro1">
          <table:table-cell office:value-type="float" office:value="77453" calcext:value-type="float">
            <text:p>77453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727" calcext:value-type="float">
            <text:p>14727</text:p>
          </table:table-cell>
        </table:table-row>
        <table:table-row table:style-name="ro1">
          <table:table-cell office:value-type="float" office:value="69402" calcext:value-type="float">
            <text:p>69402</text:p>
          </table:table-cell>
        </table:table-row>
        <table:table-row table:style-name="ro1">
          <table:table-cell office:value-type="float" office:value="35081" calcext:value-type="float">
            <text:p>35081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</table:table-row>
        <table:table-row table:style-name="ro1">
          <table:table-cell office:value-type="float" office:value="40493" calcext:value-type="float">
            <text:p>40493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45933" calcext:value-type="float">
            <text:p>4593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77221" calcext:value-type="float">
            <text:p>77221</text:p>
          </table:table-cell>
        </table:table-row>
        <table:table-row table:style-name="ro1">
          <table:table-cell office:value-type="float" office:value="38764" calcext:value-type="float">
            <text:p>38764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</table:table-row>
        <table:table-row table:style-name="ro1">
          <table:table-cell office:value-type="float" office:value="53146" calcext:value-type="float">
            <text:p>53146</text:p>
          </table:table-cell>
        </table:table-row>
        <table:table-row table:style-name="ro1">
          <table:table-cell office:value-type="float" office:value="55053" calcext:value-type="float">
            <text:p>55053</text:p>
          </table:table-cell>
        </table:table-row>
        <table:table-row table:style-name="ro1">
          <table:table-cell office:value-type="float" office:value="53986" calcext:value-type="float">
            <text:p>53986</text:p>
          </table:table-cell>
        </table:table-row>
        <table:table-row table:style-name="ro1">
          <table:table-cell office:value-type="float" office:value="53465" calcext:value-type="float">
            <text:p>53465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</table:table-row>
        <table:table-row table:style-name="ro1">
          <table:table-cell office:value-type="float" office:value="71121" calcext:value-type="float">
            <text:p>71121</text:p>
          </table:table-cell>
        </table:table-row>
        <table:table-row table:style-name="ro1">
          <table:table-cell office:value-type="float" office:value="68886" calcext:value-type="float">
            <text:p>68886</text:p>
          </table:table-cell>
        </table:table-row>
        <table:table-row table:style-name="ro1">
          <table:table-cell office:value-type="float" office:value="65587" calcext:value-type="float">
            <text:p>65587</text:p>
          </table:table-cell>
        </table:table-row>
        <table:table-row table:style-name="ro1">
          <table:table-cell office:value-type="float" office:value="72828" calcext:value-type="float">
            <text:p>72828</text:p>
          </table:table-cell>
        </table:table-row>
        <table:table-row table:style-name="ro1">
          <table:table-cell office:value-type="float" office:value="54778" calcext:value-type="float">
            <text:p>54778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37078" calcext:value-type="float">
            <text:p>37078</text:p>
          </table:table-cell>
        </table:table-row>
        <table:table-row table:style-name="ro1">
          <table:table-cell office:value-type="float" office:value="53536" calcext:value-type="float">
            <text:p>53536</text:p>
          </table:table-cell>
        </table:table-row>
        <table:table-row table:style-name="ro1">
          <table:table-cell office:value-type="float" office:value="77088" calcext:value-type="float">
            <text:p>7708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52922" calcext:value-type="float">
            <text:p>52922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</table:table-row>
        <table:table-row table:style-name="ro1">
          <table:table-cell office:value-type="float" office:value="50643" calcext:value-type="float">
            <text:p>50643</text:p>
          </table:table-cell>
        </table:table-row>
        <table:table-row table:style-name="ro1">
          <table:table-cell office:value-type="float" office:value="62474" calcext:value-type="float">
            <text:p>62474</text:p>
          </table:table-cell>
        </table:table-row>
        <table:table-row table:style-name="ro1">
          <table:table-cell office:value-type="float" office:value="18993" calcext:value-type="float">
            <text:p>18993</text:p>
          </table:table-cell>
        </table:table-row>
        <table:table-row table:style-name="ro1">
          <table:table-cell office:value-type="float" office:value="49005" calcext:value-type="float">
            <text:p>49005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6598" calcext:value-type="float">
            <text:p>36598</text:p>
          </table:table-cell>
        </table:table-row>
        <table:table-row table:style-name="ro1">
          <table:table-cell office:value-type="float" office:value="33848" calcext:value-type="float">
            <text:p>3384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21448" calcext:value-type="float">
            <text:p>21448</text:p>
          </table:table-cell>
        </table:table-row>
        <table:table-row table:style-name="ro1"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float" office:value="72694" calcext:value-type="float">
            <text:p>72694</text:p>
          </table:table-cell>
        </table:table-row>
        <table:table-row table:style-name="ro1">
          <table:table-cell office:value-type="float" office:value="77122" calcext:value-type="float">
            <text:p>7712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</table:table-row>
        <table:table-row table:style-name="ro1">
          <table:table-cell office:value-type="float" office:value="66005" calcext:value-type="float">
            <text:p>66005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</table:table-row>
        <table:table-row table:style-name="ro1">
          <table:table-cell office:value-type="float" office:value="26028" calcext:value-type="float">
            <text:p>26028</text:p>
          </table:table-cell>
        </table:table-row>
        <table:table-row table:style-name="ro1">
          <table:table-cell office:value-type="float" office:value="52118" calcext:value-type="float">
            <text:p>52118</text:p>
          </table:table-cell>
        </table:table-row>
        <table:table-row table:style-name="ro1">
          <table:table-cell office:value-type="float" office:value="62466" calcext:value-type="float">
            <text:p>62466</text:p>
          </table:table-cell>
        </table:table-row>
        <table:table-row table:style-name="ro1">
          <table:table-cell office:value-type="float" office:value="55746" calcext:value-type="float">
            <text:p>55746</text:p>
          </table:table-cell>
        </table:table-row>
        <table:table-row table:style-name="ro1">
          <table:table-cell office:value-type="float" office:value="34738" calcext:value-type="float">
            <text:p>34738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</table:table-row>
      </table:table>
      <table:table table:name="zadanie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Na początku roku</text:p>
          </table:table-cell>
          <table:table-cell table:style-name="ce1" office:value-type="string" calcext:value-type="string">
            <text:p>Na końcu roku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a:</text:p>
          </table:table-cell>
          <table:table-cell table:style-name="ce2" table:formula="of:=SUM([.B4:.B368])" office:value-type="currency" office:currency="PLN" office:value="7959613" calcext:value-type="currency">
            <text:p>7 959 613,00 zł</text:p>
          </table:table-cell>
          <table:table-cell table:style-name="ce2" table:formula="of:=SUM([.C4:.C368])" office:value-type="currency" office:currency="PLN" office:value="8770818.04" calcext:value-type="currency">
            <text:p>8 770 818,04 zł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435" calcext:value-type="float">
            <text:p>23435</text:p>
          </table:table-cell>
          <table:table-cell table:formula="of:=[.B4] + [.B4] * VLOOKUP([.B4]; [.$E$7:.$F$12]; 2; 1)" office:value-type="float" office:value="25309.8" calcext:value-type="float">
            <text:p>25309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85" calcext:value-type="float">
            <text:p>37985</text:p>
          </table:table-cell>
          <table:table-cell table:formula="of:=[.B5] + [.B5] * VLOOKUP([.B5]; [.$E$7:.$F$12]; 2; 1)" office:value-type="float" office:value="41403.65" calcext:value-type="float">
            <text:p>41403,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27" calcext:value-type="float">
            <text:p>23527</text:p>
          </table:table-cell>
          <table:table-cell table:formula="of:=[.B6] + [.B6] * VLOOKUP([.B6]; [.$E$7:.$F$12]; 2; 1)" office:value-type="float" office:value="25409.16" calcext:value-type="float">
            <text:p>25409,16</text:p>
          </table:table-cell>
          <table:table-cell/>
          <table:table-cell table:style-name="ce3" office:value-type="string" calcext:value-type="string">
            <text:p>Wysokość lokaty</text:p>
          </table:table-cell>
          <table:table-cell table:style-name="ce3" office:value-type="string" calcext:value-type="string">
            <text:p>Oprocentowanie do lokaty</text:p>
          </table:table-cell>
        </table:table-row>
        <table:table-row table:style-name="ro1">
          <table:table-cell/>
          <table:table-cell office:value-type="float" office:value="8383" calcext:value-type="float">
            <text:p>8383</text:p>
          </table:table-cell>
          <table:table-cell table:formula="of:=[.B7] + [.B7] * VLOOKUP([.B7]; [.$E$7:.$F$12]; 2; 1)" office:value-type="float" office:value="8885.98" calcext:value-type="float">
            <text:p>8885,98</text:p>
          </table:table-cell>
          <table:table-cell/>
          <table:table-cell table:style-name="ce4" office:value-type="currency" office:currency="PLN" office:value="0" calcext:value-type="currency">
            <text:p>0,00 zł</text:p>
          </table:table-cell>
          <table:table-cell table:style-name="ce7" office:value-type="percentage" office:value="0.06" calcext:value-type="percentage">
            <text:p>6,00%</text:p>
          </table:table-cell>
        </table:table-row>
        <table:table-row table:style-name="ro1">
          <table:table-cell/>
          <table:table-cell office:value-type="float" office:value="18588" calcext:value-type="float">
            <text:p>18588</text:p>
          </table:table-cell>
          <table:table-cell table:formula="of:=[.B8] + [.B8] * VLOOKUP([.B8]; [.$E$7:.$F$12]; 2; 1)" office:value-type="float" office:value="19889.16" calcext:value-type="float">
            <text:p>19889,16</text:p>
          </table:table-cell>
          <table:table-cell/>
          <table:table-cell table:style-name="ce4" office:value-type="currency" office:currency="PLN" office:value="10000" calcext:value-type="currency">
            <text:p>10 000,00 zł</text:p>
          </table:table-cell>
          <table:table-cell table:style-name="ce7" office:value-type="percentage" office:value="0.07" calcext:value-type="percentage">
            <text:p>7,00%</text:p>
          </table:table-cell>
        </table:table-row>
        <table:table-row table:style-name="ro1">
          <table:table-cell/>
          <table:table-cell office:value-type="float" office:value="38595" calcext:value-type="float">
            <text:p>38595</text:p>
          </table:table-cell>
          <table:table-cell table:formula="of:=[.B9] + [.B9] * VLOOKUP([.B9]; [.$E$7:.$F$12]; 2; 1)" office:value-type="float" office:value="42068.55" calcext:value-type="float">
            <text:p>42068,55</text:p>
          </table:table-cell>
          <table:table-cell/>
          <table:table-cell table:style-name="ce4" office:value-type="currency" office:currency="PLN" office:value="20000" calcext:value-type="currency">
            <text:p>20 000,00 zł</text:p>
          </table:table-cell>
          <table:table-cell table:style-name="ce7" office:value-type="percentage" office:value="0.08" calcext:value-type="percentage">
            <text:p>8,00%</text:p>
          </table:table-cell>
        </table:table-row>
        <table:table-row table:style-name="ro1">
          <table:table-cell/>
          <table:table-cell office:value-type="float" office:value="61585" calcext:value-type="float">
            <text:p>61585</text:p>
          </table:table-cell>
          <table:table-cell table:formula="of:=[.B10] + [.B10] * VLOOKUP([.B10]; [.$E$7:.$F$12]; 2; 1)" office:value-type="float" office:value="68359.35" calcext:value-type="float">
            <text:p>68359,35</text:p>
          </table:table-cell>
          <table:table-cell/>
          <table:table-cell table:style-name="ce4" office:value-type="currency" office:currency="PLN" office:value="30000" calcext:value-type="currency">
            <text:p>30 000,00 zł</text:p>
          </table:table-cell>
          <table:table-cell table:style-name="ce7" office:value-type="percentage" office:value="0.09" calcext:value-type="percentage">
            <text:p>9,00%</text:p>
          </table:table-cell>
        </table:table-row>
        <table:table-row table:style-name="ro1">
          <table:table-cell/>
          <table:table-cell office:value-type="float" office:value="48277" calcext:value-type="float">
            <text:p>48277</text:p>
          </table:table-cell>
          <table:table-cell table:formula="of:=[.B11] + [.B11] * VLOOKUP([.B11]; [.$E$7:.$F$12]; 2; 1)" office:value-type="float" office:value="53104.7" calcext:value-type="float">
            <text:p>53104,7</text:p>
          </table:table-cell>
          <table:table-cell/>
          <table:table-cell table:style-name="ce4" office:value-type="currency" office:currency="PLN" office:value="40000" calcext:value-type="currency">
            <text:p>40 000,00 zł</text:p>
          </table:table-cell>
          <table:table-cell table:style-name="ce7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float" office:value="59183" calcext:value-type="float">
            <text:p>59183</text:p>
          </table:table-cell>
          <table:table-cell table:formula="of:=[.B12] + [.B12] * VLOOKUP([.B12]; [.$E$7:.$F$12]; 2; 1)" office:value-type="float" office:value="65693.13" calcext:value-type="float">
            <text:p>65693,13</text:p>
          </table:table-cell>
          <table:table-cell/>
          <table:table-cell table:style-name="ce4" office:value-type="currency" office:currency="PLN" office:value="50000" calcext:value-type="currency">
            <text:p>50 000,00 zł</text:p>
          </table:table-cell>
          <table:table-cell table:style-name="ce7" office:value-type="percentage" office:value="0.11" calcext:value-type="percentage">
            <text:p>11,00%</text:p>
          </table:table-cell>
        </table:table-row>
        <table:table-row table:style-name="ro1">
          <table:table-cell/>
          <table:table-cell office:value-type="float" office:value="8028" calcext:value-type="float">
            <text:p>8028</text:p>
          </table:table-cell>
          <table:table-cell table:formula="of:=[.B13] + [.B13] * VLOOKUP([.B13]; [.$E$7:.$F$12]; 2; 1)" office:value-type="float" office:value="8509.68" calcext:value-type="float">
            <text:p>8509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60" calcext:value-type="float">
            <text:p>8560</text:p>
          </table:table-cell>
          <table:table-cell table:formula="of:=[.B14] + [.B14] * VLOOKUP([.B14]; [.$E$7:.$F$12]; 2; 1)" office:value-type="float" office:value="9073.6" calcext:value-type="float">
            <text:p>9073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07" calcext:value-type="float">
            <text:p>16307</text:p>
          </table:table-cell>
          <table:table-cell table:formula="of:=[.B15] + [.B15] * VLOOKUP([.B15]; [.$E$7:.$F$12]; 2; 1)" office:value-type="float" office:value="17448.49" calcext:value-type="float">
            <text:p>17448,49</text:p>
          </table:table-cell>
          <table:table-cell/>
          <table:table-cell table:style-name="ce5" office:value-type="string" calcext:value-type="string" table:number-columns-spanned="2" table:number-rows-spanned="1">
            <text:p>Wyniki</text:p>
          </table:table-cell>
          <table:covered-table-cell/>
        </table:table-row>
        <table:table-row table:style-name="ro1">
          <table:table-cell/>
          <table:table-cell office:value-type="float" office:value="48573" calcext:value-type="float">
            <text:p>48573</text:p>
          </table:table-cell>
          <table:table-cell table:formula="of:=[.B16] + [.B16] * VLOOKUP([.B16]; [.$E$7:.$F$12]; 2; 1)" office:value-type="float" office:value="53430.3" calcext:value-type="float">
            <text:p>53430,3</text:p>
          </table:table-cell>
          <table:table-cell/>
          <table:table-cell table:style-name="ce6" office:value-type="string" calcext:value-type="string">
            <text:p>suma na początku roku</text:p>
          </table:table-cell>
          <table:table-cell table:style-name="ce8" office:value-type="currency" office:currency="PLN" office:value="7959613" calcext:value-type="currency">
            <text:p>7 959 613,00 zł</text:p>
          </table:table-cell>
        </table:table-row>
        <table:table-row table:style-name="ro1">
          <table:table-cell/>
          <table:table-cell office:value-type="float" office:value="68876" calcext:value-type="float">
            <text:p>68876</text:p>
          </table:table-cell>
          <table:table-cell table:formula="of:=[.B17] + [.B17] * VLOOKUP([.B17]; [.$E$7:.$F$12]; 2; 1)" office:value-type="float" office:value="76452.36" calcext:value-type="float">
            <text:p>76452,36</text:p>
          </table:table-cell>
          <table:table-cell/>
          <table:table-cell table:style-name="ce6" office:value-type="string" calcext:value-type="string">
            <text:p>suma na końcu roku</text:p>
          </table:table-cell>
          <table:table-cell table:style-name="ce8" office:value-type="currency" office:currency="PLN" office:value="8770818.04" calcext:value-type="currency">
            <text:p>8 770 818,04 zł</text:p>
          </table:table-cell>
        </table:table-row>
        <table:table-row table:style-name="ro1">
          <table:table-cell/>
          <table:table-cell office:value-type="float" office:value="21877" calcext:value-type="float">
            <text:p>21877</text:p>
          </table:table-cell>
          <table:table-cell table:formula="of:=[.B18] + [.B18] * VLOOKUP([.B18]; [.$E$7:.$F$12]; 2; 1)" office:value-type="float" office:value="23627.16" calcext:value-type="float">
            <text:p>23627,16</text:p>
          </table:table-cell>
          <table:table-cell/>
          <table:table-cell table:style-name="ce6" office:value-type="string" calcext:value-type="string">
            <text:p>Największa lokata</text:p>
          </table:table-cell>
          <table:table-cell table:style-name="ce8" table:formula="of:=MAX([.C4:.C203])" office:value-type="currency" office:currency="PLN" office:value="88728.96" calcext:value-type="currency">
            <text:p>88 728,96 zł</text:p>
          </table:table-cell>
        </table:table-row>
        <table:table-row table:style-name="ro1">
          <table:table-cell/>
          <table:table-cell office:value-type="float" office:value="5116" calcext:value-type="float">
            <text:p>5116</text:p>
          </table:table-cell>
          <table:table-cell table:formula="of:=[.B19] + [.B19] * VLOOKUP([.B19]; [.$E$7:.$F$12]; 2; 1)" office:value-type="float" office:value="5422.96" calcext:value-type="float">
            <text:p>5422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101" calcext:value-type="float">
            <text:p>61101</text:p>
          </table:table-cell>
          <table:table-cell table:formula="of:=[.B20] + [.B20] * VLOOKUP([.B20]; [.$E$7:.$F$12]; 2; 1)" office:value-type="float" office:value="67822.11" calcext:value-type="float">
            <text:p>67822,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606" calcext:value-type="float">
            <text:p>75606</text:p>
          </table:table-cell>
          <table:table-cell table:formula="of:=[.B21] + [.B21] * VLOOKUP([.B21]; [.$E$7:.$F$12]; 2; 1)" office:value-type="float" office:value="83922.66" calcext:value-type="float">
            <text:p>83922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525" calcext:value-type="float">
            <text:p>58525</text:p>
          </table:table-cell>
          <table:table-cell table:formula="of:=[.B22] + [.B22] * VLOOKUP([.B22]; [.$E$7:.$F$12]; 2; 1)" office:value-type="float" office:value="64962.75" calcext:value-type="float">
            <text:p>64962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645" calcext:value-type="float">
            <text:p>66645</text:p>
          </table:table-cell>
          <table:table-cell table:formula="of:=[.B23] + [.B23] * VLOOKUP([.B23]; [.$E$7:.$F$12]; 2; 1)" office:value-type="float" office:value="73975.95" calcext:value-type="float">
            <text:p>73975,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798" calcext:value-type="float">
            <text:p>48798</text:p>
          </table:table-cell>
          <table:table-cell table:formula="of:=[.B24] + [.B24] * VLOOKUP([.B24]; [.$E$7:.$F$12]; 2; 1)" office:value-type="float" office:value="53677.8" calcext:value-type="float">
            <text:p>53677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28" calcext:value-type="float">
            <text:p>44528</text:p>
          </table:table-cell>
          <table:table-cell table:formula="of:=[.B25] + [.B25] * VLOOKUP([.B25]; [.$E$7:.$F$12]; 2; 1)" office:value-type="float" office:value="48980.8" calcext:value-type="float">
            <text:p>4898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268" calcext:value-type="float">
            <text:p>57268</text:p>
          </table:table-cell>
          <table:table-cell table:formula="of:=[.B26] + [.B26] * VLOOKUP([.B26]; [.$E$7:.$F$12]; 2; 1)" office:value-type="float" office:value="63567.48" calcext:value-type="float">
            <text:p>63567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45" calcext:value-type="float">
            <text:p>26845</text:p>
          </table:table-cell>
          <table:table-cell table:formula="of:=[.B27] + [.B27] * VLOOKUP([.B27]; [.$E$7:.$F$12]; 2; 1)" office:value-type="float" office:value="28992.6" calcext:value-type="float">
            <text:p>28992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910" calcext:value-type="float">
            <text:p>57910</text:p>
          </table:table-cell>
          <table:table-cell table:formula="of:=[.B28] + [.B28] * VLOOKUP([.B28]; [.$E$7:.$F$12]; 2; 1)" office:value-type="float" office:value="64280.1" calcext:value-type="float">
            <text:p>6428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541" calcext:value-type="float">
            <text:p>46541</text:p>
          </table:table-cell>
          <table:table-cell table:formula="of:=[.B29] + [.B29] * VLOOKUP([.B29]; [.$E$7:.$F$12]; 2; 1)" office:value-type="float" office:value="51195.1" calcext:value-type="float">
            <text:p>51195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681" calcext:value-type="float">
            <text:p>64681</text:p>
          </table:table-cell>
          <table:table-cell table:formula="of:=[.B30] + [.B30] * VLOOKUP([.B30]; [.$E$7:.$F$12]; 2; 1)" office:value-type="float" office:value="71795.91" calcext:value-type="float">
            <text:p>71795,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468" calcext:value-type="float">
            <text:p>75468</text:p>
          </table:table-cell>
          <table:table-cell table:formula="of:=[.B31] + [.B31] * VLOOKUP([.B31]; [.$E$7:.$F$12]; 2; 1)" office:value-type="float" office:value="83769.48" calcext:value-type="float">
            <text:p>83769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207" calcext:value-type="float">
            <text:p>62207</text:p>
          </table:table-cell>
          <table:table-cell table:formula="of:=[.B32] + [.B32] * VLOOKUP([.B32]; [.$E$7:.$F$12]; 2; 1)" office:value-type="float" office:value="69049.77" calcext:value-type="float">
            <text:p>69049,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 table:formula="of:=[.B33] + [.B33] * VLOOKUP([.B33]; [.$E$7:.$F$12]; 2; 1)" office:value-type="float" office:value="7249.34" calcext:value-type="float">
            <text:p>7249,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669" calcext:value-type="float">
            <text:p>64669</text:p>
          </table:table-cell>
          <table:table-cell table:formula="of:=[.B34] + [.B34] * VLOOKUP([.B34]; [.$E$7:.$F$12]; 2; 1)" office:value-type="float" office:value="71782.59" calcext:value-type="float">
            <text:p>71782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23" calcext:value-type="float">
            <text:p>43023</text:p>
          </table:table-cell>
          <table:table-cell table:formula="of:=[.B35] + [.B35] * VLOOKUP([.B35]; [.$E$7:.$F$12]; 2; 1)" office:value-type="float" office:value="47325.3" calcext:value-type="float">
            <text:p>47325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68" calcext:value-type="float">
            <text:p>21768</text:p>
          </table:table-cell>
          <table:table-cell table:formula="of:=[.B36] + [.B36] * VLOOKUP([.B36]; [.$E$7:.$F$12]; 2; 1)" office:value-type="float" office:value="23509.44" calcext:value-type="float">
            <text:p>23509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[.B37] + [.B37] * VLOOKUP([.B37]; [.$E$7:.$F$12]; 2; 1)" office:value-type="float" office:value="596.78" calcext:value-type="float">
            <text:p>596,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335" calcext:value-type="float">
            <text:p>69335</text:p>
          </table:table-cell>
          <table:table-cell table:formula="of:=[.B38] + [.B38] * VLOOKUP([.B38]; [.$E$7:.$F$12]; 2; 1)" office:value-type="float" office:value="76961.85" calcext:value-type="float">
            <text:p>76961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131" calcext:value-type="float">
            <text:p>44131</text:p>
          </table:table-cell>
          <table:table-cell table:formula="of:=[.B39] + [.B39] * VLOOKUP([.B39]; [.$E$7:.$F$12]; 2; 1)" office:value-type="float" office:value="48544.1" calcext:value-type="float">
            <text:p>48544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224" calcext:value-type="float">
            <text:p>72224</text:p>
          </table:table-cell>
          <table:table-cell table:formula="of:=[.B40] + [.B40] * VLOOKUP([.B40]; [.$E$7:.$F$12]; 2; 1)" office:value-type="float" office:value="80168.64" calcext:value-type="float">
            <text:p>80168,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29" calcext:value-type="float">
            <text:p>13829</text:p>
          </table:table-cell>
          <table:table-cell table:formula="of:=[.B41] + [.B41] * VLOOKUP([.B41]; [.$E$7:.$F$12]; 2; 1)" office:value-type="float" office:value="14797.03" calcext:value-type="float">
            <text:p>14797,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13" calcext:value-type="float">
            <text:p>39613</text:p>
          </table:table-cell>
          <table:table-cell table:formula="of:=[.B42] + [.B42] * VLOOKUP([.B42]; [.$E$7:.$F$12]; 2; 1)" office:value-type="float" office:value="43178.17" calcext:value-type="float">
            <text:p>43178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30" calcext:value-type="float">
            <text:p>40430</text:p>
          </table:table-cell>
          <table:table-cell table:formula="of:=[.B43] + [.B43] * VLOOKUP([.B43]; [.$E$7:.$F$12]; 2; 1)" office:value-type="float" office:value="44473" calcext:value-type="float">
            <text:p>44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25" calcext:value-type="float">
            <text:p>10225</text:p>
          </table:table-cell>
          <table:table-cell table:formula="of:=[.B44] + [.B44] * VLOOKUP([.B44]; [.$E$7:.$F$12]; 2; 1)" office:value-type="float" office:value="10940.75" calcext:value-type="float">
            <text:p>10940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[.B45] + [.B45] * VLOOKUP([.B45]; [.$E$7:.$F$12]; 2; 1)" office:value-type="float" office:value="733.52" calcext:value-type="float">
            <text:p>733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11" calcext:value-type="float">
            <text:p>31311</text:p>
          </table:table-cell>
          <table:table-cell table:formula="of:=[.B46] + [.B46] * VLOOKUP([.B46]; [.$E$7:.$F$12]; 2; 1)" office:value-type="float" office:value="34128.99" calcext:value-type="float">
            <text:p>34128,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358" calcext:value-type="float">
            <text:p>58358</text:p>
          </table:table-cell>
          <table:table-cell table:formula="of:=[.B47] + [.B47] * VLOOKUP([.B47]; [.$E$7:.$F$12]; 2; 1)" office:value-type="float" office:value="64777.38" calcext:value-type="float">
            <text:p>64777,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94" calcext:value-type="float">
            <text:p>14194</text:p>
          </table:table-cell>
          <table:table-cell table:formula="of:=[.B48] + [.B48] * VLOOKUP([.B48]; [.$E$7:.$F$12]; 2; 1)" office:value-type="float" office:value="15187.58" calcext:value-type="float">
            <text:p>15187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252" calcext:value-type="float">
            <text:p>63252</text:p>
          </table:table-cell>
          <table:table-cell table:formula="of:=[.B49] + [.B49] * VLOOKUP([.B49]; [.$E$7:.$F$12]; 2; 1)" office:value-type="float" office:value="70209.72" calcext:value-type="float">
            <text:p>70209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81" calcext:value-type="float">
            <text:p>36881</text:p>
          </table:table-cell>
          <table:table-cell table:formula="of:=[.B50] + [.B50] * VLOOKUP([.B50]; [.$E$7:.$F$12]; 2; 1)" office:value-type="float" office:value="40200.29" calcext:value-type="float">
            <text:p>40200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90" calcext:value-type="float">
            <text:p>30590</text:p>
          </table:table-cell>
          <table:table-cell table:formula="of:=[.B51] + [.B51] * VLOOKUP([.B51]; [.$E$7:.$F$12]; 2; 1)" office:value-type="float" office:value="33343.1" calcext:value-type="float">
            <text:p>3334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415" calcext:value-type="float">
            <text:p>58415</text:p>
          </table:table-cell>
          <table:table-cell table:formula="of:=[.B52] + [.B52] * VLOOKUP([.B52]; [.$E$7:.$F$12]; 2; 1)" office:value-type="float" office:value="64840.65" calcext:value-type="float">
            <text:p>64840,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26" calcext:value-type="float">
            <text:p>36726</text:p>
          </table:table-cell>
          <table:table-cell table:formula="of:=[.B53] + [.B53] * VLOOKUP([.B53]; [.$E$7:.$F$12]; 2; 1)" office:value-type="float" office:value="40031.34" calcext:value-type="float">
            <text:p>40031,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065" calcext:value-type="float">
            <text:p>79065</text:p>
          </table:table-cell>
          <table:table-cell table:formula="of:=[.B54] + [.B54] * VLOOKUP([.B54]; [.$E$7:.$F$12]; 2; 1)" office:value-type="float" office:value="87762.15" calcext:value-type="float">
            <text:p>87762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3" calcext:value-type="float">
            <text:p>32003</text:p>
          </table:table-cell>
          <table:table-cell table:formula="of:=[.B55] + [.B55] * VLOOKUP([.B55]; [.$E$7:.$F$12]; 2; 1)" office:value-type="float" office:value="34883.27" calcext:value-type="float">
            <text:p>34883,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98" calcext:value-type="float">
            <text:p>54098</text:p>
          </table:table-cell>
          <table:table-cell table:formula="of:=[.B56] + [.B56] * VLOOKUP([.B56]; [.$E$7:.$F$12]; 2; 1)" office:value-type="float" office:value="60048.78" calcext:value-type="float">
            <text:p>60048,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402" calcext:value-type="float">
            <text:p>71402</text:p>
          </table:table-cell>
          <table:table-cell table:formula="of:=[.B57] + [.B57] * VLOOKUP([.B57]; [.$E$7:.$F$12]; 2; 1)" office:value-type="float" office:value="79256.22" calcext:value-type="float">
            <text:p>79256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56" calcext:value-type="float">
            <text:p>60056</text:p>
          </table:table-cell>
          <table:table-cell table:formula="of:=[.B58] + [.B58] * VLOOKUP([.B58]; [.$E$7:.$F$12]; 2; 1)" office:value-type="float" office:value="66662.16" calcext:value-type="float">
            <text:p>66662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table:formula="of:=[.B59] + [.B59] * VLOOKUP([.B59]; [.$E$7:.$F$12]; 2; 1)" office:value-type="float" office:value="5108.14" calcext:value-type="float">
            <text:p>5108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[.B60] + [.B60] * VLOOKUP([.B60]; [.$E$7:.$F$12]; 2; 1)" office:value-type="float" office:value="638.12" calcext:value-type="float">
            <text:p>638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631" calcext:value-type="float">
            <text:p>66631</text:p>
          </table:table-cell>
          <table:table-cell table:formula="of:=[.B61] + [.B61] * VLOOKUP([.B61]; [.$E$7:.$F$12]; 2; 1)" office:value-type="float" office:value="73960.41" calcext:value-type="float">
            <text:p>73960,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38" calcext:value-type="float">
            <text:p>10138</text:p>
          </table:table-cell>
          <table:table-cell table:formula="of:=[.B62] + [.B62] * VLOOKUP([.B62]; [.$E$7:.$F$12]; 2; 1)" office:value-type="float" office:value="10847.66" calcext:value-type="float">
            <text:p>10847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table:formula="of:=[.B63] + [.B63] * VLOOKUP([.B63]; [.$E$7:.$F$12]; 2; 1)" office:value-type="float" office:value="4091.6" calcext:value-type="float">
            <text:p>409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45" calcext:value-type="float">
            <text:p>33845</text:p>
          </table:table-cell>
          <table:table-cell table:formula="of:=[.B64] + [.B64] * VLOOKUP([.B64]; [.$E$7:.$F$12]; 2; 1)" office:value-type="float" office:value="36891.05" calcext:value-type="float">
            <text:p>36891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11" calcext:value-type="float">
            <text:p>23511</text:p>
          </table:table-cell>
          <table:table-cell table:formula="of:=[.B65] + [.B65] * VLOOKUP([.B65]; [.$E$7:.$F$12]; 2; 1)" office:value-type="float" office:value="25391.88" calcext:value-type="float">
            <text:p>25391,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24" calcext:value-type="float">
            <text:p>52924</text:p>
          </table:table-cell>
          <table:table-cell table:formula="of:=[.B66] + [.B66] * VLOOKUP([.B66]; [.$E$7:.$F$12]; 2; 1)" office:value-type="float" office:value="58745.64" calcext:value-type="float">
            <text:p>58745,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79" calcext:value-type="float">
            <text:p>64079</text:p>
          </table:table-cell>
          <table:table-cell table:formula="of:=[.B67] + [.B67] * VLOOKUP([.B67]; [.$E$7:.$F$12]; 2; 1)" office:value-type="float" office:value="71127.69" calcext:value-type="float">
            <text:p>71127,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321" calcext:value-type="float">
            <text:p>79321</text:p>
          </table:table-cell>
          <table:table-cell table:formula="of:=[.B68] + [.B68] * VLOOKUP([.B68]; [.$E$7:.$F$12]; 2; 1)" office:value-type="float" office:value="88046.31" calcext:value-type="float">
            <text:p>88046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66" calcext:value-type="float">
            <text:p>24566</text:p>
          </table:table-cell>
          <table:table-cell table:formula="of:=[.B69] + [.B69] * VLOOKUP([.B69]; [.$E$7:.$F$12]; 2; 1)" office:value-type="float" office:value="26531.28" calcext:value-type="float">
            <text:p>26531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44" calcext:value-type="float">
            <text:p>25644</text:p>
          </table:table-cell>
          <table:table-cell table:formula="of:=[.B70] + [.B70] * VLOOKUP([.B70]; [.$E$7:.$F$12]; 2; 1)" office:value-type="float" office:value="27695.52" calcext:value-type="float">
            <text:p>27695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188" calcext:value-type="float">
            <text:p>46188</text:p>
          </table:table-cell>
          <table:table-cell table:formula="of:=[.B71] + [.B71] * VLOOKUP([.B71]; [.$E$7:.$F$12]; 2; 1)" office:value-type="float" office:value="50806.8" calcext:value-type="float">
            <text:p>50806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455" calcext:value-type="float">
            <text:p>65455</text:p>
          </table:table-cell>
          <table:table-cell table:formula="of:=[.B72] + [.B72] * VLOOKUP([.B72]; [.$E$7:.$F$12]; 2; 1)" office:value-type="float" office:value="72655.05" calcext:value-type="float">
            <text:p>72655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740" calcext:value-type="float">
            <text:p>77740</text:p>
          </table:table-cell>
          <table:table-cell table:formula="of:=[.B73] + [.B73] * VLOOKUP([.B73]; [.$E$7:.$F$12]; 2; 1)" office:value-type="float" office:value="86291.4" calcext:value-type="float">
            <text:p>8629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025" calcext:value-type="float">
            <text:p>77025</text:p>
          </table:table-cell>
          <table:table-cell table:formula="of:=[.B74] + [.B74] * VLOOKUP([.B74]; [.$E$7:.$F$12]; 2; 1)" office:value-type="float" office:value="85497.75" calcext:value-type="float">
            <text:p>85497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60" calcext:value-type="float">
            <text:p>32760</text:p>
          </table:table-cell>
          <table:table-cell table:formula="of:=[.B75] + [.B75] * VLOOKUP([.B75]; [.$E$7:.$F$12]; 2; 1)" office:value-type="float" office:value="35708.4" calcext:value-type="float">
            <text:p>35708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01" calcext:value-type="float">
            <text:p>9801</text:p>
          </table:table-cell>
          <table:table-cell table:formula="of:=[.B76] + [.B76] * VLOOKUP([.B76]; [.$E$7:.$F$12]; 2; 1)" office:value-type="float" office:value="10389.06" calcext:value-type="float">
            <text:p>10389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96" calcext:value-type="float">
            <text:p>18596</text:p>
          </table:table-cell>
          <table:table-cell table:formula="of:=[.B77] + [.B77] * VLOOKUP([.B77]; [.$E$7:.$F$12]; 2; 1)" office:value-type="float" office:value="19897.72" calcext:value-type="float">
            <text:p>19897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793" calcext:value-type="float">
            <text:p>69793</text:p>
          </table:table-cell>
          <table:table-cell table:formula="of:=[.B78] + [.B78] * VLOOKUP([.B78]; [.$E$7:.$F$12]; 2; 1)" office:value-type="float" office:value="77470.23" calcext:value-type="float">
            <text:p>77470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08" calcext:value-type="float">
            <text:p>22708</text:p>
          </table:table-cell>
          <table:table-cell table:formula="of:=[.B79] + [.B79] * VLOOKUP([.B79]; [.$E$7:.$F$12]; 2; 1)" office:value-type="float" office:value="24524.64" calcext:value-type="float">
            <text:p>24524,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28" calcext:value-type="float">
            <text:p>42628</text:p>
          </table:table-cell>
          <table:table-cell table:formula="of:=[.B80] + [.B80] * VLOOKUP([.B80]; [.$E$7:.$F$12]; 2; 1)" office:value-type="float" office:value="46890.8" calcext:value-type="float">
            <text:p>4689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239" calcext:value-type="float">
            <text:p>63239</text:p>
          </table:table-cell>
          <table:table-cell table:formula="of:=[.B81] + [.B81] * VLOOKUP([.B81]; [.$E$7:.$F$12]; 2; 1)" office:value-type="float" office:value="70195.29" calcext:value-type="float">
            <text:p>70195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table:formula="of:=[.B82] + [.B82] * VLOOKUP([.B82]; [.$E$7:.$F$12]; 2; 1)" office:value-type="float" office:value="5566.06" calcext:value-type="float">
            <text:p>5566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04" calcext:value-type="float">
            <text:p>19304</text:p>
          </table:table-cell>
          <table:table-cell table:formula="of:=[.B83] + [.B83] * VLOOKUP([.B83]; [.$E$7:.$F$12]; 2; 1)" office:value-type="float" office:value="20655.28" calcext:value-type="float">
            <text:p>20655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636" calcext:value-type="float">
            <text:p>76636</text:p>
          </table:table-cell>
          <table:table-cell table:formula="of:=[.B84] + [.B84] * VLOOKUP([.B84]; [.$E$7:.$F$12]; 2; 1)" office:value-type="float" office:value="85065.96" calcext:value-type="float">
            <text:p>85065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199" calcext:value-type="float">
            <text:p>49199</text:p>
          </table:table-cell>
          <table:table-cell table:formula="of:=[.B85] + [.B85] * VLOOKUP([.B85]; [.$E$7:.$F$12]; 2; 1)" office:value-type="float" office:value="54118.9" calcext:value-type="float">
            <text:p>54118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984" calcext:value-type="float">
            <text:p>73984</text:p>
          </table:table-cell>
          <table:table-cell table:formula="of:=[.B86] + [.B86] * VLOOKUP([.B86]; [.$E$7:.$F$12]; 2; 1)" office:value-type="float" office:value="82122.24" calcext:value-type="float">
            <text:p>82122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591" calcext:value-type="float">
            <text:p>50591</text:p>
          </table:table-cell>
          <table:table-cell table:formula="of:=[.B87] + [.B87] * VLOOKUP([.B87]; [.$E$7:.$F$12]; 2; 1)" office:value-type="float" office:value="56156.01" calcext:value-type="float">
            <text:p>56156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59" calcext:value-type="float">
            <text:p>51159</text:p>
          </table:table-cell>
          <table:table-cell table:formula="of:=[.B88] + [.B88] * VLOOKUP([.B88]; [.$E$7:.$F$12]; 2; 1)" office:value-type="float" office:value="56786.49" calcext:value-type="float">
            <text:p>56786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296" calcext:value-type="float">
            <text:p>71296</text:p>
          </table:table-cell>
          <table:table-cell table:formula="of:=[.B89] + [.B89] * VLOOKUP([.B89]; [.$E$7:.$F$12]; 2; 1)" office:value-type="float" office:value="79138.56" calcext:value-type="float">
            <text:p>79138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366" calcext:value-type="float">
            <text:p>56366</text:p>
          </table:table-cell>
          <table:table-cell table:formula="of:=[.B90] + [.B90] * VLOOKUP([.B90]; [.$E$7:.$F$12]; 2; 1)" office:value-type="float" office:value="62566.26" calcext:value-type="float">
            <text:p>62566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71" calcext:value-type="float">
            <text:p>10471</text:p>
          </table:table-cell>
          <table:table-cell table:formula="of:=[.B91] + [.B91] * VLOOKUP([.B91]; [.$E$7:.$F$12]; 2; 1)" office:value-type="float" office:value="11203.97" calcext:value-type="float">
            <text:p>11203,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91" calcext:value-type="float">
            <text:p>22091</text:p>
          </table:table-cell>
          <table:table-cell table:formula="of:=[.B92] + [.B92] * VLOOKUP([.B92]; [.$E$7:.$F$12]; 2; 1)" office:value-type="float" office:value="23858.28" calcext:value-type="float">
            <text:p>23858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75" calcext:value-type="float">
            <text:p>28275</text:p>
          </table:table-cell>
          <table:table-cell table:formula="of:=[.B93] + [.B93] * VLOOKUP([.B93]; [.$E$7:.$F$12]; 2; 1)" office:value-type="float" office:value="30537" calcext:value-type="float">
            <text:p>30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123" calcext:value-type="float">
            <text:p>59123</text:p>
          </table:table-cell>
          <table:table-cell table:formula="of:=[.B94] + [.B94] * VLOOKUP([.B94]; [.$E$7:.$F$12]; 2; 1)" office:value-type="float" office:value="65626.53" calcext:value-type="float">
            <text:p>65626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406" calcext:value-type="float">
            <text:p>73406</text:p>
          </table:table-cell>
          <table:table-cell table:formula="of:=[.B95] + [.B95] * VLOOKUP([.B95]; [.$E$7:.$F$12]; 2; 1)" office:value-type="float" office:value="81480.66" calcext:value-type="float">
            <text:p>81480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770" calcext:value-type="float">
            <text:p>50770</text:p>
          </table:table-cell>
          <table:table-cell table:formula="of:=[.B96] + [.B96] * VLOOKUP([.B96]; [.$E$7:.$F$12]; 2; 1)" office:value-type="float" office:value="56354.7" calcext:value-type="float">
            <text:p>56354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505" calcext:value-type="float">
            <text:p>78505</text:p>
          </table:table-cell>
          <table:table-cell table:formula="of:=[.B97] + [.B97] * VLOOKUP([.B97]; [.$E$7:.$F$12]; 2; 1)" office:value-type="float" office:value="87140.55" calcext:value-type="float">
            <text:p>87140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57" calcext:value-type="float">
            <text:p>20957</text:p>
          </table:table-cell>
          <table:table-cell table:formula="of:=[.B98] + [.B98] * VLOOKUP([.B98]; [.$E$7:.$F$12]; 2; 1)" office:value-type="float" office:value="22633.56" calcext:value-type="float">
            <text:p>22633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89" calcext:value-type="float">
            <text:p>6289</text:p>
          </table:table-cell>
          <table:table-cell table:formula="of:=[.B99] + [.B99] * VLOOKUP([.B99]; [.$E$7:.$F$12]; 2; 1)" office:value-type="float" office:value="6666.34" calcext:value-type="float">
            <text:p>6666,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100] + [.B100] * VLOOKUP([.B100]; [.$E$7:.$F$12]; 2; 1)" office:value-type="float" office:value="284.08" calcext:value-type="float">
            <text:p>284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101] + [.B101] * VLOOKUP([.B101]; [.$E$7:.$F$12]; 2; 1)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132" calcext:value-type="float">
            <text:p>69132</text:p>
          </table:table-cell>
          <table:table-cell table:formula="of:=[.B102] + [.B102] * VLOOKUP([.B102]; [.$E$7:.$F$12]; 2; 1)" office:value-type="float" office:value="76736.52" calcext:value-type="float">
            <text:p>76736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517" calcext:value-type="float">
            <text:p>71517</text:p>
          </table:table-cell>
          <table:table-cell table:formula="of:=[.B103] + [.B103] * VLOOKUP([.B103]; [.$E$7:.$F$12]; 2; 1)" office:value-type="float" office:value="79383.87" calcext:value-type="float">
            <text:p>79383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249" calcext:value-type="float">
            <text:p>71249</text:p>
          </table:table-cell>
          <table:table-cell table:formula="of:=[.B104] + [.B104] * VLOOKUP([.B104]; [.$E$7:.$F$12]; 2; 1)" office:value-type="float" office:value="79086.39" calcext:value-type="float">
            <text:p>79086,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556" calcext:value-type="float">
            <text:p>49556</text:p>
          </table:table-cell>
          <table:table-cell table:formula="of:=[.B105] + [.B105] * VLOOKUP([.B105]; [.$E$7:.$F$12]; 2; 1)" office:value-type="float" office:value="54511.6" calcext:value-type="float">
            <text:p>5451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45" calcext:value-type="float">
            <text:p>36545</text:p>
          </table:table-cell>
          <table:table-cell table:formula="of:=[.B106] + [.B106] * VLOOKUP([.B106]; [.$E$7:.$F$12]; 2; 1)" office:value-type="float" office:value="39834.05" calcext:value-type="float">
            <text:p>39834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113" calcext:value-type="float">
            <text:p>74113</text:p>
          </table:table-cell>
          <table:table-cell table:formula="of:=[.B107] + [.B107] * VLOOKUP([.B107]; [.$E$7:.$F$12]; 2; 1)" office:value-type="float" office:value="82265.43" calcext:value-type="float">
            <text:p>82265,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72" calcext:value-type="float">
            <text:p>60472</text:p>
          </table:table-cell>
          <table:table-cell table:formula="of:=[.B108] + [.B108] * VLOOKUP([.B108]; [.$E$7:.$F$12]; 2; 1)" office:value-type="float" office:value="67123.92" calcext:value-type="float">
            <text:p>6712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20" calcext:value-type="float">
            <text:p>14520</text:p>
          </table:table-cell>
          <table:table-cell table:formula="of:=[.B109] + [.B109] * VLOOKUP([.B109]; [.$E$7:.$F$12]; 2; 1)" office:value-type="float" office:value="15536.4" calcext:value-type="float">
            <text:p>15536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46" calcext:value-type="float">
            <text:p>28046</text:p>
          </table:table-cell>
          <table:table-cell table:formula="of:=[.B110] + [.B110] * VLOOKUP([.B110]; [.$E$7:.$F$12]; 2; 1)" office:value-type="float" office:value="30289.68" calcext:value-type="float">
            <text:p>30289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936" calcext:value-type="float">
            <text:p>79936</text:p>
          </table:table-cell>
          <table:table-cell table:formula="of:=[.B111] + [.B111] * VLOOKUP([.B111]; [.$E$7:.$F$12]; 2; 1)" office:value-type="float" office:value="88728.96" calcext:value-type="float">
            <text:p>88728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09" calcext:value-type="float">
            <text:p>36109</text:p>
          </table:table-cell>
          <table:table-cell table:formula="of:=[.B112] + [.B112] * VLOOKUP([.B112]; [.$E$7:.$F$12]; 2; 1)" office:value-type="float" office:value="39358.81" calcext:value-type="float">
            <text:p>39358,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36" calcext:value-type="float">
            <text:p>42336</text:p>
          </table:table-cell>
          <table:table-cell table:formula="of:=[.B113] + [.B113] * VLOOKUP([.B113]; [.$E$7:.$F$12]; 2; 1)" office:value-type="float" office:value="46569.6" calcext:value-type="float">
            <text:p>46569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550" calcext:value-type="float">
            <text:p>64550</text:p>
          </table:table-cell>
          <table:table-cell table:formula="of:=[.B114] + [.B114] * VLOOKUP([.B114]; [.$E$7:.$F$12]; 2; 1)" office:value-type="float" office:value="71650.5" calcext:value-type="float">
            <text:p>7165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table:formula="of:=[.B115] + [.B115] * VLOOKUP([.B115]; [.$E$7:.$F$12]; 2; 1)" office:value-type="float" office:value="6722.52" calcext:value-type="float">
            <text:p>6722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170" calcext:value-type="float">
            <text:p>76170</text:p>
          </table:table-cell>
          <table:table-cell table:formula="of:=[.B116] + [.B116] * VLOOKUP([.B116]; [.$E$7:.$F$12]; 2; 1)" office:value-type="float" office:value="84548.7" calcext:value-type="float">
            <text:p>84548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51" calcext:value-type="float">
            <text:p>23751</text:p>
          </table:table-cell>
          <table:table-cell table:formula="of:=[.B117] + [.B117] * VLOOKUP([.B117]; [.$E$7:.$F$12]; 2; 1)" office:value-type="float" office:value="25651.08" calcext:value-type="float">
            <text:p>25651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56" calcext:value-type="float">
            <text:p>7756</text:p>
          </table:table-cell>
          <table:table-cell table:formula="of:=[.B118] + [.B118] * VLOOKUP([.B118]; [.$E$7:.$F$12]; 2; 1)" office:value-type="float" office:value="8221.36" calcext:value-type="float">
            <text:p>8221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73" calcext:value-type="float">
            <text:p>24673</text:p>
          </table:table-cell>
          <table:table-cell table:formula="of:=[.B119] + [.B119] * VLOOKUP([.B119]; [.$E$7:.$F$12]; 2; 1)" office:value-type="float" office:value="26646.84" calcext:value-type="float">
            <text:p>26646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375" calcext:value-type="float">
            <text:p>67375</text:p>
          </table:table-cell>
          <table:table-cell table:formula="of:=[.B120] + [.B120] * VLOOKUP([.B120]; [.$E$7:.$F$12]; 2; 1)" office:value-type="float" office:value="74786.25" calcext:value-type="float">
            <text:p>74786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11" calcext:value-type="float">
            <text:p>43911</text:p>
          </table:table-cell>
          <table:table-cell table:formula="of:=[.B121] + [.B121] * VLOOKUP([.B121]; [.$E$7:.$F$12]; 2; 1)" office:value-type="float" office:value="48302.1" calcext:value-type="float">
            <text:p>4830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76" calcext:value-type="float">
            <text:p>19276</text:p>
          </table:table-cell>
          <table:table-cell table:formula="of:=[.B122] + [.B122] * VLOOKUP([.B122]; [.$E$7:.$F$12]; 2; 1)" office:value-type="float" office:value="20625.32" calcext:value-type="float">
            <text:p>20625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23" calcext:value-type="float">
            <text:p>12423</text:p>
          </table:table-cell>
          <table:table-cell table:formula="of:=[.B123] + [.B123] * VLOOKUP([.B123]; [.$E$7:.$F$12]; 2; 1)" office:value-type="float" office:value="13292.61" calcext:value-type="float">
            <text:p>13292,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517" calcext:value-type="float">
            <text:p>78517</text:p>
          </table:table-cell>
          <table:table-cell table:formula="of:=[.B124] + [.B124] * VLOOKUP([.B124]; [.$E$7:.$F$12]; 2; 1)" office:value-type="float" office:value="87153.87" calcext:value-type="float">
            <text:p>87153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41" calcext:value-type="float">
            <text:p>16941</text:p>
          </table:table-cell>
          <table:table-cell table:formula="of:=[.B125] + [.B125] * VLOOKUP([.B125]; [.$E$7:.$F$12]; 2; 1)" office:value-type="float" office:value="18126.87" calcext:value-type="float">
            <text:p>18126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table:formula="of:=[.B126] + [.B126] * VLOOKUP([.B126]; [.$E$7:.$F$12]; 2; 1)" office:value-type="float" office:value="27403.92" calcext:value-type="float">
            <text:p>2740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189" calcext:value-type="float">
            <text:p>76189</text:p>
          </table:table-cell>
          <table:table-cell table:formula="of:=[.B127] + [.B127] * VLOOKUP([.B127]; [.$E$7:.$F$12]; 2; 1)" office:value-type="float" office:value="84569.79" calcext:value-type="float">
            <text:p>84569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99" calcext:value-type="float">
            <text:p>27099</text:p>
          </table:table-cell>
          <table:table-cell table:formula="of:=[.B128] + [.B128] * VLOOKUP([.B128]; [.$E$7:.$F$12]; 2; 1)" office:value-type="float" office:value="29266.92" calcext:value-type="float">
            <text:p>29266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916" calcext:value-type="float">
            <text:p>39916</text:p>
          </table:table-cell>
          <table:table-cell table:formula="of:=[.B129] + [.B129] * VLOOKUP([.B129]; [.$E$7:.$F$12]; 2; 1)" office:value-type="float" office:value="43508.44" calcext:value-type="float">
            <text:p>43508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75" calcext:value-type="float">
            <text:p>50075</text:p>
          </table:table-cell>
          <table:table-cell table:formula="of:=[.B130] + [.B130] * VLOOKUP([.B130]; [.$E$7:.$F$12]; 2; 1)" office:value-type="float" office:value="55583.25" calcext:value-type="float">
            <text:p>55583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18" calcext:value-type="float">
            <text:p>14918</text:p>
          </table:table-cell>
          <table:table-cell table:formula="of:=[.B131] + [.B131] * VLOOKUP([.B131]; [.$E$7:.$F$12]; 2; 1)" office:value-type="float" office:value="15962.26" calcext:value-type="float">
            <text:p>15962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02" calcext:value-type="float">
            <text:p>11502</text:p>
          </table:table-cell>
          <table:table-cell table:formula="of:=[.B132] + [.B132] * VLOOKUP([.B132]; [.$E$7:.$F$12]; 2; 1)" office:value-type="float" office:value="12307.14" calcext:value-type="float">
            <text:p>12307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table:formula="of:=[.B133] + [.B133] * VLOOKUP([.B133]; [.$E$7:.$F$12]; 2; 1)" office:value-type="float" office:value="5309.54" calcext:value-type="float">
            <text:p>5309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818" calcext:value-type="float">
            <text:p>53818</text:p>
          </table:table-cell>
          <table:table-cell table:formula="of:=[.B134] + [.B134] * VLOOKUP([.B134]; [.$E$7:.$F$12]; 2; 1)" office:value-type="float" office:value="59737.98" calcext:value-type="float">
            <text:p>59737,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42" calcext:value-type="float">
            <text:p>43242</text:p>
          </table:table-cell>
          <table:table-cell table:formula="of:=[.B135] + [.B135] * VLOOKUP([.B135]; [.$E$7:.$F$12]; 2; 1)" office:value-type="float" office:value="47566.2" calcext:value-type="float">
            <text:p>47566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81" calcext:value-type="float">
            <text:p>18681</text:p>
          </table:table-cell>
          <table:table-cell table:formula="of:=[.B136] + [.B136] * VLOOKUP([.B136]; [.$E$7:.$F$12]; 2; 1)" office:value-type="float" office:value="19988.67" calcext:value-type="float">
            <text:p>19988,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56" calcext:value-type="float">
            <text:p>52956</text:p>
          </table:table-cell>
          <table:table-cell table:formula="of:=[.B137] + [.B137] * VLOOKUP([.B137]; [.$E$7:.$F$12]; 2; 1)" office:value-type="float" office:value="58781.16" calcext:value-type="float">
            <text:p>58781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42" calcext:value-type="float">
            <text:p>54442</text:p>
          </table:table-cell>
          <table:table-cell table:formula="of:=[.B138] + [.B138] * VLOOKUP([.B138]; [.$E$7:.$F$12]; 2; 1)" office:value-type="float" office:value="60430.62" calcext:value-type="float">
            <text:p>60430,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08" calcext:value-type="float">
            <text:p>34208</text:p>
          </table:table-cell>
          <table:table-cell table:formula="of:=[.B139] + [.B139] * VLOOKUP([.B139]; [.$E$7:.$F$12]; 2; 1)" office:value-type="float" office:value="37286.72" calcext:value-type="float">
            <text:p>37286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49" calcext:value-type="float">
            <text:p>14249</text:p>
          </table:table-cell>
          <table:table-cell table:formula="of:=[.B140] + [.B140] * VLOOKUP([.B140]; [.$E$7:.$F$12]; 2; 1)" office:value-type="float" office:value="15246.43" calcext:value-type="float">
            <text:p>15246,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489" calcext:value-type="float">
            <text:p>51489</text:p>
          </table:table-cell>
          <table:table-cell table:formula="of:=[.B141] + [.B141] * VLOOKUP([.B141]; [.$E$7:.$F$12]; 2; 1)" office:value-type="float" office:value="57152.79" calcext:value-type="float">
            <text:p>57152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5" calcext:value-type="float">
            <text:p>26005</text:p>
          </table:table-cell>
          <table:table-cell table:formula="of:=[.B142] + [.B142] * VLOOKUP([.B142]; [.$E$7:.$F$12]; 2; 1)" office:value-type="float" office:value="28085.4" calcext:value-type="float">
            <text:p>28085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48" calcext:value-type="float">
            <text:p>38848</text:p>
          </table:table-cell>
          <table:table-cell table:formula="of:=[.B143] + [.B143] * VLOOKUP([.B143]; [.$E$7:.$F$12]; 2; 1)" office:value-type="float" office:value="42344.32" calcext:value-type="float">
            <text:p>42344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453" calcext:value-type="float">
            <text:p>77453</text:p>
          </table:table-cell>
          <table:table-cell table:formula="of:=[.B144] + [.B144] * VLOOKUP([.B144]; [.$E$7:.$F$12]; 2; 1)" office:value-type="float" office:value="85972.83" calcext:value-type="float">
            <text:p>85972,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90" calcext:value-type="float">
            <text:p>10490</text:p>
          </table:table-cell>
          <table:table-cell table:formula="of:=[.B145] + [.B145] * VLOOKUP([.B145]; [.$E$7:.$F$12]; 2; 1)" office:value-type="float" office:value="11224.3" calcext:value-type="float">
            <text:p>11224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27" calcext:value-type="float">
            <text:p>14727</text:p>
          </table:table-cell>
          <table:table-cell table:formula="of:=[.B146] + [.B146] * VLOOKUP([.B146]; [.$E$7:.$F$12]; 2; 1)" office:value-type="float" office:value="15757.89" calcext:value-type="float">
            <text:p>15757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402" calcext:value-type="float">
            <text:p>69402</text:p>
          </table:table-cell>
          <table:table-cell table:formula="of:=[.B147] + [.B147] * VLOOKUP([.B147]; [.$E$7:.$F$12]; 2; 1)" office:value-type="float" office:value="77036.22" calcext:value-type="float">
            <text:p>77036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81" calcext:value-type="float">
            <text:p>35081</text:p>
          </table:table-cell>
          <table:table-cell table:formula="of:=[.B148] + [.B148] * VLOOKUP([.B148]; [.$E$7:.$F$12]; 2; 1)" office:value-type="float" office:value="38238.29" calcext:value-type="float">
            <text:p>38238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98" calcext:value-type="float">
            <text:p>22598</text:p>
          </table:table-cell>
          <table:table-cell table:formula="of:=[.B149] + [.B149] * VLOOKUP([.B149]; [.$E$7:.$F$12]; 2; 1)" office:value-type="float" office:value="24405.84" calcext:value-type="float">
            <text:p>24405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93" calcext:value-type="float">
            <text:p>40493</text:p>
          </table:table-cell>
          <table:table-cell table:formula="of:=[.B150] + [.B150] * VLOOKUP([.B150]; [.$E$7:.$F$12]; 2; 1)" office:value-type="float" office:value="44542.3" calcext:value-type="float">
            <text:p>4454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07" calcext:value-type="float">
            <text:p>11407</text:p>
          </table:table-cell>
          <table:table-cell table:formula="of:=[.B151] + [.B151] * VLOOKUP([.B151]; [.$E$7:.$F$12]; 2; 1)" office:value-type="float" office:value="12205.49" calcext:value-type="float">
            <text:p>12205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24" calcext:value-type="float">
            <text:p>24624</text:p>
          </table:table-cell>
          <table:table-cell table:formula="of:=[.B152] + [.B152] * VLOOKUP([.B152]; [.$E$7:.$F$12]; 2; 1)" office:value-type="float" office:value="26593.92" calcext:value-type="float">
            <text:p>2659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table:formula="of:=[.B153] + [.B153] * VLOOKUP([.B153]; [.$E$7:.$F$12]; 2; 1)" office:value-type="float" office:value="3912.46" calcext:value-type="float">
            <text:p>3912,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933" calcext:value-type="float">
            <text:p>45933</text:p>
          </table:table-cell>
          <table:table-cell table:formula="of:=[.B154] + [.B154] * VLOOKUP([.B154]; [.$E$7:.$F$12]; 2; 1)" office:value-type="float" office:value="50526.3" calcext:value-type="float">
            <text:p>50526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formula="of:=[.B155] + [.B155] * VLOOKUP([.B155]; [.$E$7:.$F$12]; 2; 1)" office:value-type="float" office:value="1471.28" calcext:value-type="float">
            <text:p>1471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221" calcext:value-type="float">
            <text:p>77221</text:p>
          </table:table-cell>
          <table:table-cell table:formula="of:=[.B156] + [.B156] * VLOOKUP([.B156]; [.$E$7:.$F$12]; 2; 1)" office:value-type="float" office:value="85715.31" calcext:value-type="float">
            <text:p>85715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64" calcext:value-type="float">
            <text:p>38764</text:p>
          </table:table-cell>
          <table:table-cell table:formula="of:=[.B157] + [.B157] * VLOOKUP([.B157]; [.$E$7:.$F$12]; 2; 1)" office:value-type="float" office:value="42252.76" calcext:value-type="float">
            <text:p>42252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06" calcext:value-type="float">
            <text:p>10706</text:p>
          </table:table-cell>
          <table:table-cell table:formula="of:=[.B158] + [.B158] * VLOOKUP([.B158]; [.$E$7:.$F$12]; 2; 1)" office:value-type="float" office:value="11455.42" calcext:value-type="float">
            <text:p>11455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94" calcext:value-type="float">
            <text:p>41494</text:p>
          </table:table-cell>
          <table:table-cell table:formula="of:=[.B159] + [.B159] * VLOOKUP([.B159]; [.$E$7:.$F$12]; 2; 1)" office:value-type="float" office:value="45643.4" calcext:value-type="float">
            <text:p>45643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146" calcext:value-type="float">
            <text:p>53146</text:p>
          </table:table-cell>
          <table:table-cell table:formula="of:=[.B160] + [.B160] * VLOOKUP([.B160]; [.$E$7:.$F$12]; 2; 1)" office:value-type="float" office:value="58992.06" calcext:value-type="float">
            <text:p>58992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53" calcext:value-type="float">
            <text:p>55053</text:p>
          </table:table-cell>
          <table:table-cell table:formula="of:=[.B161] + [.B161] * VLOOKUP([.B161]; [.$E$7:.$F$12]; 2; 1)" office:value-type="float" office:value="61108.83" calcext:value-type="float">
            <text:p>61108,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986" calcext:value-type="float">
            <text:p>53986</text:p>
          </table:table-cell>
          <table:table-cell table:formula="of:=[.B162] + [.B162] * VLOOKUP([.B162]; [.$E$7:.$F$12]; 2; 1)" office:value-type="float" office:value="59924.46" calcext:value-type="float">
            <text:p>59924,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465" calcext:value-type="float">
            <text:p>53465</text:p>
          </table:table-cell>
          <table:table-cell table:formula="of:=[.B163] + [.B163] * VLOOKUP([.B163]; [.$E$7:.$F$12]; 2; 1)" office:value-type="float" office:value="59346.15" calcext:value-type="float">
            <text:p>59346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27" calcext:value-type="float">
            <text:p>16027</text:p>
          </table:table-cell>
          <table:table-cell table:formula="of:=[.B164] + [.B164] * VLOOKUP([.B164]; [.$E$7:.$F$12]; 2; 1)" office:value-type="float" office:value="17148.89" calcext:value-type="float">
            <text:p>17148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121" calcext:value-type="float">
            <text:p>71121</text:p>
          </table:table-cell>
          <table:table-cell table:formula="of:=[.B165] + [.B165] * VLOOKUP([.B165]; [.$E$7:.$F$12]; 2; 1)" office:value-type="float" office:value="78944.31" calcext:value-type="float">
            <text:p>78944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886" calcext:value-type="float">
            <text:p>68886</text:p>
          </table:table-cell>
          <table:table-cell table:formula="of:=[.B166] + [.B166] * VLOOKUP([.B166]; [.$E$7:.$F$12]; 2; 1)" office:value-type="float" office:value="76463.46" calcext:value-type="float">
            <text:p>76463,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87" calcext:value-type="float">
            <text:p>65587</text:p>
          </table:table-cell>
          <table:table-cell table:formula="of:=[.B167] + [.B167] * VLOOKUP([.B167]; [.$E$7:.$F$12]; 2; 1)" office:value-type="float" office:value="72801.57" calcext:value-type="float">
            <text:p>72801,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828" calcext:value-type="float">
            <text:p>72828</text:p>
          </table:table-cell>
          <table:table-cell table:formula="of:=[.B168] + [.B168] * VLOOKUP([.B168]; [.$E$7:.$F$12]; 2; 1)" office:value-type="float" office:value="80839.08" calcext:value-type="float">
            <text:p>80839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778" calcext:value-type="float">
            <text:p>54778</text:p>
          </table:table-cell>
          <table:table-cell table:formula="of:=[.B169] + [.B169] * VLOOKUP([.B169]; [.$E$7:.$F$12]; 2; 1)" office:value-type="float" office:value="60803.58" calcext:value-type="float">
            <text:p>60803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 table:formula="of:=[.B170] + [.B170] * VLOOKUP([.B170]; [.$E$7:.$F$12]; 2; 1)" office:value-type="float" office:value="4182.76" calcext:value-type="float">
            <text:p>4182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78" calcext:value-type="float">
            <text:p>37078</text:p>
          </table:table-cell>
          <table:table-cell table:formula="of:=[.B171] + [.B171] * VLOOKUP([.B171]; [.$E$7:.$F$12]; 2; 1)" office:value-type="float" office:value="40415.02" calcext:value-type="float">
            <text:p>40415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536" calcext:value-type="float">
            <text:p>53536</text:p>
          </table:table-cell>
          <table:table-cell table:formula="of:=[.B172] + [.B172] * VLOOKUP([.B172]; [.$E$7:.$F$12]; 2; 1)" office:value-type="float" office:value="59424.96" calcext:value-type="float">
            <text:p>59424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088" calcext:value-type="float">
            <text:p>77088</text:p>
          </table:table-cell>
          <table:table-cell table:formula="of:=[.B173] + [.B173] * VLOOKUP([.B173]; [.$E$7:.$F$12]; 2; 1)" office:value-type="float" office:value="85567.68" calcext:value-type="float">
            <text:p>85567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 table:formula="of:=[.B174] + [.B174] * VLOOKUP([.B174]; [.$E$7:.$F$12]; 2; 1)" office:value-type="float" office:value="7587.48" calcext:value-type="float">
            <text:p>7587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22" calcext:value-type="float">
            <text:p>52922</text:p>
          </table:table-cell>
          <table:table-cell table:formula="of:=[.B175] + [.B175] * VLOOKUP([.B175]; [.$E$7:.$F$12]; 2; 1)" office:value-type="float" office:value="58743.42" calcext:value-type="float">
            <text:p>58743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01" calcext:value-type="float">
            <text:p>26901</text:p>
          </table:table-cell>
          <table:table-cell table:formula="of:=[.B176] + [.B176] * VLOOKUP([.B176]; [.$E$7:.$F$12]; 2; 1)" office:value-type="float" office:value="29053.08" calcext:value-type="float">
            <text:p>29053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43" calcext:value-type="float">
            <text:p>19543</text:p>
          </table:table-cell>
          <table:table-cell table:formula="of:=[.B177] + [.B177] * VLOOKUP([.B177]; [.$E$7:.$F$12]; 2; 1)" office:value-type="float" office:value="20911.01" calcext:value-type="float">
            <text:p>20911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643" calcext:value-type="float">
            <text:p>50643</text:p>
          </table:table-cell>
          <table:table-cell table:formula="of:=[.B178] + [.B178] * VLOOKUP([.B178]; [.$E$7:.$F$12]; 2; 1)" office:value-type="float" office:value="56213.73" calcext:value-type="float">
            <text:p>56213,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474" calcext:value-type="float">
            <text:p>62474</text:p>
          </table:table-cell>
          <table:table-cell table:formula="of:=[.B179] + [.B179] * VLOOKUP([.B179]; [.$E$7:.$F$12]; 2; 1)" office:value-type="float" office:value="69346.14" calcext:value-type="float">
            <text:p>69346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93" calcext:value-type="float">
            <text:p>18993</text:p>
          </table:table-cell>
          <table:table-cell table:formula="of:=[.B180] + [.B180] * VLOOKUP([.B180]; [.$E$7:.$F$12]; 2; 1)" office:value-type="float" office:value="20322.51" calcext:value-type="float">
            <text:p>20322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005" calcext:value-type="float">
            <text:p>49005</text:p>
          </table:table-cell>
          <table:table-cell table:formula="of:=[.B181] + [.B181] * VLOOKUP([.B181]; [.$E$7:.$F$12]; 2; 1)" office:value-type="float" office:value="53905.5" calcext:value-type="float">
            <text:p>53905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39" calcext:value-type="float">
            <text:p>14739</text:p>
          </table:table-cell>
          <table:table-cell table:formula="of:=[.B182] + [.B182] * VLOOKUP([.B182]; [.$E$7:.$F$12]; 2; 1)" office:value-type="float" office:value="15770.73" calcext:value-type="float">
            <text:p>15770,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2" calcext:value-type="float">
            <text:p>3022</text:p>
          </table:table-cell>
          <table:table-cell table:formula="of:=[.B183] + [.B183] * VLOOKUP([.B183]; [.$E$7:.$F$12]; 2; 1)" office:value-type="float" office:value="3203.32" calcext:value-type="float">
            <text:p>3203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98" calcext:value-type="float">
            <text:p>36598</text:p>
          </table:table-cell>
          <table:table-cell table:formula="of:=[.B184] + [.B184] * VLOOKUP([.B184]; [.$E$7:.$F$12]; 2; 1)" office:value-type="float" office:value="39891.82" calcext:value-type="float">
            <text:p>39891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48" calcext:value-type="float">
            <text:p>33848</text:p>
          </table:table-cell>
          <table:table-cell table:formula="of:=[.B185] + [.B185] * VLOOKUP([.B185]; [.$E$7:.$F$12]; 2; 1)" office:value-type="float" office:value="36894.32" calcext:value-type="float">
            <text:p>36894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table:formula="of:=[.B186] + [.B186] * VLOOKUP([.B186]; [.$E$7:.$F$12]; 2; 1)" office:value-type="float" office:value="4059.8" calcext:value-type="float">
            <text:p>4059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18" calcext:value-type="float">
            <text:p>15818</text:p>
          </table:table-cell>
          <table:table-cell table:formula="of:=[.B187] + [.B187] * VLOOKUP([.B187]; [.$E$7:.$F$12]; 2; 1)" office:value-type="float" office:value="16925.26" calcext:value-type="float">
            <text:p>16925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48" calcext:value-type="float">
            <text:p>21448</text:p>
          </table:table-cell>
          <table:table-cell table:formula="of:=[.B188] + [.B188] * VLOOKUP([.B188]; [.$E$7:.$F$12]; 2; 1)" office:value-type="float" office:value="23163.84" calcext:value-type="float">
            <text:p>23163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92" calcext:value-type="float">
            <text:p>28592</text:p>
          </table:table-cell>
          <table:table-cell table:formula="of:=[.B189] + [.B189] * VLOOKUP([.B189]; [.$E$7:.$F$12]; 2; 1)" office:value-type="float" office:value="30879.36" calcext:value-type="float">
            <text:p>30879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694" calcext:value-type="float">
            <text:p>72694</text:p>
          </table:table-cell>
          <table:table-cell table:formula="of:=[.B190] + [.B190] * VLOOKUP([.B190]; [.$E$7:.$F$12]; 2; 1)" office:value-type="float" office:value="80690.34" calcext:value-type="float">
            <text:p>80690,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122" calcext:value-type="float">
            <text:p>77122</text:p>
          </table:table-cell>
          <table:table-cell table:formula="of:=[.B191] + [.B191] * VLOOKUP([.B191]; [.$E$7:.$F$12]; 2; 1)" office:value-type="float" office:value="85605.42" calcext:value-type="float">
            <text:p>85605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table:formula="of:=[.B192] + [.B192] * VLOOKUP([.B192]; [.$E$7:.$F$12]; 2; 1)" office:value-type="float" office:value="1638.76" calcext:value-type="float">
            <text:p>1638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31" calcext:value-type="float">
            <text:p>9431</text:p>
          </table:table-cell>
          <table:table-cell table:formula="of:=[.B193] + [.B193] * VLOOKUP([.B193]; [.$E$7:.$F$12]; 2; 1)" office:value-type="float" office:value="9996.86" calcext:value-type="float">
            <text:p>9996,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005" calcext:value-type="float">
            <text:p>66005</text:p>
          </table:table-cell>
          <table:table-cell table:formula="of:=[.B194] + [.B194] * VLOOKUP([.B194]; [.$E$7:.$F$12]; 2; 1)" office:value-type="float" office:value="73265.55" calcext:value-type="float">
            <text:p>73265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table:formula="of:=[.B195] + [.B195] * VLOOKUP([.B195]; [.$E$7:.$F$12]; 2; 1)" office:value-type="float" office:value="6109.84" calcext:value-type="float">
            <text:p>6109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18" calcext:value-type="float">
            <text:p>11818</text:p>
          </table:table-cell>
          <table:table-cell table:formula="of:=[.B196] + [.B196] * VLOOKUP([.B196]; [.$E$7:.$F$12]; 2; 1)" office:value-type="float" office:value="12645.26" calcext:value-type="float">
            <text:p>12645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70" calcext:value-type="float">
            <text:p>41470</text:p>
          </table:table-cell>
          <table:table-cell table:formula="of:=[.B197] + [.B197] * VLOOKUP([.B197]; [.$E$7:.$F$12]; 2; 1)" office:value-type="float" office:value="45617" calcext:value-type="float">
            <text:p>45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28" calcext:value-type="float">
            <text:p>26028</text:p>
          </table:table-cell>
          <table:table-cell table:formula="of:=[.B198] + [.B198] * VLOOKUP([.B198]; [.$E$7:.$F$12]; 2; 1)" office:value-type="float" office:value="28110.24" calcext:value-type="float">
            <text:p>28110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118" calcext:value-type="float">
            <text:p>52118</text:p>
          </table:table-cell>
          <table:table-cell table:formula="of:=[.B199] + [.B199] * VLOOKUP([.B199]; [.$E$7:.$F$12]; 2; 1)" office:value-type="float" office:value="57850.98" calcext:value-type="float">
            <text:p>57850,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466" calcext:value-type="float">
            <text:p>62466</text:p>
          </table:table-cell>
          <table:table-cell table:formula="of:=[.B200] + [.B200] * VLOOKUP([.B200]; [.$E$7:.$F$12]; 2; 1)" office:value-type="float" office:value="69337.26" calcext:value-type="float">
            <text:p>69337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46" calcext:value-type="float">
            <text:p>55746</text:p>
          </table:table-cell>
          <table:table-cell table:formula="of:=[.B201] + [.B201] * VLOOKUP([.B201]; [.$E$7:.$F$12]; 2; 1)" office:value-type="float" office:value="61878.06" calcext:value-type="float">
            <text:p>61878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38" calcext:value-type="float">
            <text:p>34738</text:p>
          </table:table-cell>
          <table:table-cell table:formula="of:=[.B202] + [.B202] * VLOOKUP([.B202]; [.$E$7:.$F$12]; 2; 1)" office:value-type="float" office:value="37864.42" calcext:value-type="float">
            <text:p>37864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table:formula="of:=[.B203] + [.B203] * VLOOKUP([.B203]; [.$E$7:.$F$12]; 2; 1)" office:value-type="float" office:value="4638.56" calcext:value-type="float">
            <text:p>4638,56</text:p>
          </table:table-cell>
          <table:table-cell table:number-columns-repeated="3"/>
        </table:table-row>
      </table:table>
      <table:table table:name="zadanieB" table:style-name="ta1"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2" table:default-cell-style-name="ce26"/>
        <table:table-column table:style-name="co11" table:default-cell-style-name="ce11"/>
        <table:table-column table:style-name="co12" table:default-cell-style-name="ce26"/>
        <table:table-column table:style-name="co13" table:number-columns-repeated="2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Czy pierwszy dzień</text:p>
          </table:table-cell>
          <table:table-cell table:style-name="ce9" office:value-type="string" calcext:value-type="string">
            <text:p>Data</text:p>
          </table:table-cell>
          <table:table-cell table:style-name="ce9" office:value-type="string" calcext:value-type="string">
            <text:p>Kurs</text:p>
          </table:table-cell>
          <table:table-cell table:style-name="ce9" office:value-type="string" calcext:value-type="string">
            <text:p>Oszędność I</text:p>
          </table:table-cell>
          <table:table-cell table:style-name="ce9" office:value-type="string" calcext:value-type="string">
            <text:p>Waluta I</text:p>
          </table:table-cell>
          <table:table-cell table:style-name="ce9" office:value-type="string" calcext:value-type="string">
            <text:p>Oszędność II</text:p>
          </table:table-cell>
          <table:table-cell table:style-name="ce9" office:value-type="string" calcext:value-type="string">
            <text:p>Waluta II</text:p>
          </table:table-cell>
          <table:table-cell table:number-columns-repeated="2"/>
        </table:table-row>
        <table:table-row table:style-name="ro1">
          <table:table-cell table:formula="of:=IF(DAY([.B2]) = 1; 1;)" office:value-type="float" office:value="1" calcext:value-type="float">
            <text:p>1</text:p>
          </table:table-cell>
          <table:table-cell office:value-type="date" office:date-value="2005-01-01" calcext:value-type="date">
            <text:p>1.01.2005</text:p>
          </table:table-cell>
          <table:table-cell office:value-type="float" office:value="4.0202" calcext:value-type="float">
            <text:p>4,0202</text:p>
          </table:table-cell>
          <table:table-cell table:formula="of:=ROUND([.I4]/[.C2];2 )" office:value-type="currency" office:currency="PLN" office:value="4974.88" calcext:value-type="currency">
            <text:p>4 974,88 zł</text:p>
          </table:table-cell>
          <table:table-cell table:style-name="Default" office:value-type="string" calcext:value-type="string">
            <text:p>EUR</text:p>
          </table:table-cell>
          <table:table-cell table:formula="of:=ROUND([.I4]/[.C2]; 2)" office:value-type="currency" office:currency="PLN" office:value="4974.88" calcext:value-type="currency">
            <text:p>4 974,88 zł</text:p>
          </table:table-cell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]) = 1; 1;)" office:value-type="float" office:value="0" calcext:value-type="float">
            <text:p>0</text:p>
          </table:table-cell>
          <table:table-cell office:value-type="date" office:date-value="2005-01-02" calcext:value-type="date">
            <text:p>2.01.2005</text:p>
          </table:table-cell>
          <table:table-cell office:value-type="float" office:value="4.0095" calcext:value-type="float">
            <text:p>4,0095</text:p>
          </table:table-cell>
          <table:table-cell table:formula="of:=ROUND(IF([.E3]&lt;&gt;[.E2]; IF([.E3] = &quot;EUR&quot;; [.D2]/[.C3]; [.D2]*[.C3]); [.D2]); 2)" office:value-type="currency" office:currency="PLN" office:value="4974.88" calcext:value-type="currency">
            <text:p>4 974,88 zł</text:p>
          </table:table-cell>
          <table:table-cell table:formula="of:=IF([.A3] = 1; IF([.E2] = &quot;EUR&quot;; &quot;PLN&quot;; &quot;EUR&quot;); [.E2])" office:value-type="string" office:string-value="EUR" calcext:value-type="string">
            <text:p>EUR</text:p>
          </table:table-cell>
          <table:table-cell table:formula="of:=ROUND(IF([.G3]&lt;&gt;[.G2]; IF([.G3] = &quot;EUR&quot;; [.F2]/[.C3]; [.F2]*[.C3]); [.F2]); 2)" office:value-type="currency" office:currency="PLN" office:value="19946.78" calcext:value-type="currency">
            <text:p>19 946,78 zł</text:p>
          </table:table-cell>
          <table:table-cell table:formula="of:=IF([.G2]= &quot;EUR&quot;; IF([.C3] &lt; [.C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4]) = 1; 1;)" office:value-type="float" office:value="0" calcext:value-type="float">
            <text:p>0</text:p>
          </table:table-cell>
          <table:table-cell office:value-type="date" office:date-value="2005-01-03" calcext:value-type="date">
            <text:p>3.01.2005</text:p>
          </table:table-cell>
          <table:table-cell office:value-type="float" office:value="3.9773" calcext:value-type="float">
            <text:p>3,9773</text:p>
          </table:table-cell>
          <table:table-cell table:formula="of:=ROUND(IF([.E4]&lt;&gt;[.E3]; IF([.E4] = &quot;EUR&quot;; [.D3]/[.C4]; [.D3]*[.C4]); [.D3]); 2)" office:value-type="currency" office:currency="PLN" office:value="4974.88" calcext:value-type="currency">
            <text:p>4 974,88 zł</text:p>
          </table:table-cell>
          <table:table-cell table:formula="of:=IF([.A4] = 1; IF([.E3] = &quot;EUR&quot;; &quot;PLN&quot;; &quot;EUR&quot;); [.E3])" office:value-type="string" office:string-value="EUR" calcext:value-type="string">
            <text:p>EUR</text:p>
          </table:table-cell>
          <table:table-cell table:formula="of:=ROUND(IF([.G4]&lt;&gt;[.G3]; IF([.G4] = &quot;EUR&quot;; [.F3]/[.C4]; [.F3]*[.C4]); [.F3]); 2)" office:value-type="currency" office:currency="PLN" office:value="5015.16" calcext:value-type="currency">
            <text:p>5 015,16 zł</text:p>
          </table:table-cell>
          <table:table-cell table:formula="of:=IF([.G3]= &quot;EUR&quot;; IF([.C4] &lt; [.C3]; &quot;PLN&quot;; &quot;EUR&quot;); &quot;EUR&quot;)" office:value-type="string" office:string-value="EUR" calcext:value-type="string">
            <text:p>EUR</text:p>
          </table:table-cell>
          <table:table-cell table:style-name="ce12" office:value-type="string" calcext:value-type="string">
            <text:p>Kwota początkowa</text:p>
          </table:table-cell>
          <table:table-cell table:style-name="ce15" office:value-type="currency" office:currency="PLN" office:value="20000" calcext:value-type="currency">
            <text:p>20 000,00 zł</text:p>
          </table:table-cell>
        </table:table-row>
        <table:table-row table:style-name="ro1">
          <table:table-cell table:formula="of:=IF(DAY([.B5]) = 1; 1;)" office:value-type="float" office:value="0" calcext:value-type="float">
            <text:p>0</text:p>
          </table:table-cell>
          <table:table-cell office:value-type="date" office:date-value="2005-01-04" calcext:value-type="date">
            <text:p>4.01.2005</text:p>
          </table:table-cell>
          <table:table-cell office:value-type="float" office:value="3.9987" calcext:value-type="float">
            <text:p>3,9987</text:p>
          </table:table-cell>
          <table:table-cell table:formula="of:=ROUND(IF([.E5]&lt;&gt;[.E4]; IF([.E5] = &quot;EUR&quot;; [.D4]/[.C5]; [.D4]*[.C5]); [.D4]); 2)" office:value-type="currency" office:currency="PLN" office:value="4974.88" calcext:value-type="currency">
            <text:p>4 974,88 zł</text:p>
          </table:table-cell>
          <table:table-cell table:formula="of:=IF([.A5] = 1; IF([.E4] = &quot;EUR&quot;; &quot;PLN&quot;; &quot;EUR&quot;); [.E4])" office:value-type="string" office:string-value="EUR" calcext:value-type="string">
            <text:p>EUR</text:p>
          </table:table-cell>
          <table:table-cell table:formula="of:=ROUND(IF([.G5]&lt;&gt;[.G4]; IF([.G5] = &quot;EUR&quot;; [.F4]/[.C5]; [.F4]*[.C5]); [.F4]); 2)" office:value-type="currency" office:currency="PLN" office:value="5015.16" calcext:value-type="currency">
            <text:p>5 015,16 zł</text:p>
          </table:table-cell>
          <table:table-cell table:formula="of:=IF([.G4]= &quot;EUR&quot;; IF([.C5] &lt; [.C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]) = 1; 1;)" office:value-type="float" office:value="0" calcext:value-type="float">
            <text:p>0</text:p>
          </table:table-cell>
          <table:table-cell office:value-type="date" office:date-value="2005-01-05" calcext:value-type="date">
            <text:p>5.01.2005</text:p>
          </table:table-cell>
          <table:table-cell office:value-type="float" office:value="3.9891" calcext:value-type="float">
            <text:p>3,9891</text:p>
          </table:table-cell>
          <table:table-cell table:formula="of:=ROUND(IF([.E6]&lt;&gt;[.E5]; IF([.E6] = &quot;EUR&quot;; [.D5]/[.C6]; [.D5]*[.C6]); [.D5]); 2)" office:value-type="currency" office:currency="PLN" office:value="4974.88" calcext:value-type="currency">
            <text:p>4 974,88 zł</text:p>
          </table:table-cell>
          <table:table-cell table:formula="of:=IF([.A6] = 1; IF([.E5] = &quot;EUR&quot;; &quot;PLN&quot;; &quot;EUR&quot;); [.E5])" office:value-type="string" office:string-value="EUR" calcext:value-type="string">
            <text:p>EUR</text:p>
          </table:table-cell>
          <table:table-cell table:formula="of:=ROUND(IF([.G6]&lt;&gt;[.G5]; IF([.G6] = &quot;EUR&quot;; [.F5]/[.C6]; [.F5]*[.C6]); [.F5]); 2)" office:value-type="currency" office:currency="PLN" office:value="20005.97" calcext:value-type="currency">
            <text:p>20 005,97 zł</text:p>
          </table:table-cell>
          <table:table-cell table:formula="of:=IF([.G5]= &quot;EUR&quot;; IF([.C6] &lt; [.C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7]) = 1; 1;)" office:value-type="float" office:value="0" calcext:value-type="float">
            <text:p>0</text:p>
          </table:table-cell>
          <table:table-cell office:value-type="date" office:date-value="2005-01-06" calcext:value-type="date">
            <text:p>6.01.2005</text:p>
          </table:table-cell>
          <table:table-cell office:value-type="float" office:value="4" calcext:value-type="float">
            <text:p>4</text:p>
          </table:table-cell>
          <table:table-cell table:formula="of:=ROUND(IF([.E7]&lt;&gt;[.E6]; IF([.E7] = &quot;EUR&quot;; [.D6]/[.C7]; [.D6]*[.C7]); [.D6]); 2)" office:value-type="currency" office:currency="PLN" office:value="4974.88" calcext:value-type="currency">
            <text:p>4 974,88 zł</text:p>
          </table:table-cell>
          <table:table-cell table:formula="of:=IF([.A7] = 1; IF([.E6] = &quot;EUR&quot;; &quot;PLN&quot;; &quot;EUR&quot;); [.E6])" office:value-type="string" office:string-value="EUR" calcext:value-type="string">
            <text:p>EUR</text:p>
          </table:table-cell>
          <table:table-cell table:formula="of:=ROUND(IF([.G7]&lt;&gt;[.G6]; IF([.G7] = &quot;EUR&quot;; [.F6]/[.C7]; [.F6]*[.C7]); [.F6]); 2)" office:value-type="currency" office:currency="PLN" office:value="5001.49" calcext:value-type="currency">
            <text:p>5 001,49 zł</text:p>
          </table:table-cell>
          <table:table-cell table:formula="of:=IF([.G6]= &quot;EUR&quot;; IF([.C7] &lt; [.C6]; &quot;PLN&quot;; &quot;EUR&quot;); &quot;EUR&quot;)" office:value-type="string" office:string-value="EUR" calcext:value-type="string">
            <text:p>EUR</text:p>
          </table:table-cell>
          <table:table-cell table:style-name="ce13" office:value-type="string" calcext:value-type="string" table:number-columns-spanned="2" table:number-rows-spanned="1">
            <text:p>Wyniki na koniec roku</text:p>
          </table:table-cell>
          <table:covered-table-cell table:style-name="ce1"/>
        </table:table-row>
        <table:table-row table:style-name="ro1">
          <table:table-cell table:formula="of:=IF(DAY([.B8]) = 1; 1;)" office:value-type="float" office:value="0" calcext:value-type="float">
            <text:p>0</text:p>
          </table:table-cell>
          <table:table-cell office:value-type="date" office:date-value="2005-01-07" calcext:value-type="date">
            <text:p>7.01.2005</text:p>
          </table:table-cell>
          <table:table-cell office:value-type="float" office:value="4.0284" calcext:value-type="float">
            <text:p>4,0284</text:p>
          </table:table-cell>
          <table:table-cell table:formula="of:=ROUND(IF([.E8]&lt;&gt;[.E7]; IF([.E8] = &quot;EUR&quot;; [.D7]/[.C8]; [.D7]*[.C8]); [.D7]); 2)" office:value-type="currency" office:currency="PLN" office:value="4974.88" calcext:value-type="currency">
            <text:p>4 974,88 zł</text:p>
          </table:table-cell>
          <table:table-cell table:formula="of:=IF([.A8] = 1; IF([.E7] = &quot;EUR&quot;; &quot;PLN&quot;; &quot;EUR&quot;); [.E7])" office:value-type="string" office:string-value="EUR" calcext:value-type="string">
            <text:p>EUR</text:p>
          </table:table-cell>
          <table:table-cell table:formula="of:=ROUND(IF([.G8]&lt;&gt;[.G7]; IF([.G8] = &quot;EUR&quot;; [.F7]/[.C8]; [.F7]*[.C8]); [.F7]); 2)" office:value-type="currency" office:currency="PLN" office:value="5001.49" calcext:value-type="currency">
            <text:p>5 001,49 zł</text:p>
          </table:table-cell>
          <table:table-cell table:formula="of:=IF([.G7]= &quot;EUR&quot;; IF([.C8] &lt; [.C7]; &quot;PLN&quot;; &quot;EUR&quot;); &quot;EUR&quot;)" office:value-type="string" office:string-value="EUR" calcext:value-type="string">
            <text:p>EUR</text:p>
          </table:table-cell>
          <table:table-cell table:style-name="ce14" office:value-type="string" calcext:value-type="string">
            <text:p>Oszędność I</text:p>
          </table:table-cell>
          <table:table-cell table:style-name="ce8" table:formula="of:=IF([.E366] = &quot;EUR&quot;; ROUND([.D366]*[.C366]; 2); [.D366])" office:value-type="currency" office:currency="PLN" office:value="21301.75" calcext:value-type="currency">
            <text:p>21 301,75 zł</text:p>
          </table:table-cell>
        </table:table-row>
        <table:table-row table:style-name="ro1">
          <table:table-cell table:formula="of:=IF(DAY([.B9]) = 1; 1;)" office:value-type="float" office:value="0" calcext:value-type="float">
            <text:p>0</text:p>
          </table:table-cell>
          <table:table-cell office:value-type="date" office:date-value="2005-01-08" calcext:value-type="date">
            <text:p>8.01.2005</text:p>
          </table:table-cell>
          <table:table-cell office:value-type="float" office:value="4.02" calcext:value-type="float">
            <text:p>4,02</text:p>
          </table:table-cell>
          <table:table-cell table:formula="of:=ROUND(IF([.E9]&lt;&gt;[.E8]; IF([.E9] = &quot;EUR&quot;; [.D8]/[.C9]; [.D8]*[.C9]); [.D8]); 2)" office:value-type="currency" office:currency="PLN" office:value="4974.88" calcext:value-type="currency">
            <text:p>4 974,88 zł</text:p>
          </table:table-cell>
          <table:table-cell table:formula="of:=IF([.A9] = 1; IF([.E8] = &quot;EUR&quot;; &quot;PLN&quot;; &quot;EUR&quot;); [.E8])" office:value-type="string" office:string-value="EUR" calcext:value-type="string">
            <text:p>EUR</text:p>
          </table:table-cell>
          <table:table-cell table:formula="of:=ROUND(IF([.G9]&lt;&gt;[.G8]; IF([.G9] = &quot;EUR&quot;; [.F8]/[.C9]; [.F8]*[.C9]); [.F8]); 2)" office:value-type="currency" office:currency="PLN" office:value="20105.99" calcext:value-type="currency">
            <text:p>20 105,99 zł</text:p>
          </table:table-cell>
          <table:table-cell table:formula="of:=IF([.G8]= &quot;EUR&quot;; IF([.C9] &lt; [.C8]; &quot;PLN&quot;; &quot;EUR&quot;); &quot;EUR&quot;)" office:value-type="string" office:string-value="PLN" calcext:value-type="string">
            <text:p>PLN</text:p>
          </table:table-cell>
          <table:table-cell table:style-name="ce14" office:value-type="string" calcext:value-type="string">
            <text:p>Oszędność II</text:p>
          </table:table-cell>
          <table:table-cell table:style-name="ce8" table:formula="of:=IF([.G366] = &quot;EUR&quot;; ROUND([.F366]*[.C366]; 2); [.F366])" office:value-type="currency" office:currency="PLN" office:value="21335.51" calcext:value-type="currency">
            <text:p>21 335,51 zł</text:p>
          </table:table-cell>
        </table:table-row>
        <table:table-row table:style-name="ro1">
          <table:table-cell table:formula="of:=IF(DAY([.B10]) = 1; 1;)" office:value-type="float" office:value="0" calcext:value-type="float">
            <text:p>0</text:p>
          </table:table-cell>
          <table:table-cell office:value-type="date" office:date-value="2005-01-09" calcext:value-type="date">
            <text:p>9.01.2005</text:p>
          </table:table-cell>
          <table:table-cell office:value-type="float" office:value="4.0167" calcext:value-type="float">
            <text:p>4,0167</text:p>
          </table:table-cell>
          <table:table-cell table:formula="of:=ROUND(IF([.E10]&lt;&gt;[.E9]; IF([.E10] = &quot;EUR&quot;; [.D9]/[.C10]; [.D9]*[.C10]); [.D9]); 2)" office:value-type="currency" office:currency="PLN" office:value="4974.88" calcext:value-type="currency">
            <text:p>4 974,88 zł</text:p>
          </table:table-cell>
          <table:table-cell table:formula="of:=IF([.A10] = 1; IF([.E9] = &quot;EUR&quot;; &quot;PLN&quot;; &quot;EUR&quot;); [.E9])" office:value-type="string" office:string-value="EUR" calcext:value-type="string">
            <text:p>EUR</text:p>
          </table:table-cell>
          <table:table-cell table:formula="of:=ROUND(IF([.G10]&lt;&gt;[.G9]; IF([.G10] = &quot;EUR&quot;; [.F9]/[.C10]; [.F9]*[.C10]); [.F9]); 2)" office:value-type="currency" office:currency="PLN" office:value="5005.6" calcext:value-type="currency">
            <text:p>5 005,60 zł</text:p>
          </table:table-cell>
          <table:table-cell table:formula="of:=IF([.G9]= &quot;EUR&quot;; IF([.C10] &lt; [.C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]) = 1; 1;)" office:value-type="float" office:value="0" calcext:value-type="float">
            <text:p>0</text:p>
          </table:table-cell>
          <table:table-cell office:value-type="date" office:date-value="2005-01-10" calcext:value-type="date">
            <text:p>10.01.2005</text:p>
          </table:table-cell>
          <table:table-cell office:value-type="float" office:value="4.0273" calcext:value-type="float">
            <text:p>4,0273</text:p>
          </table:table-cell>
          <table:table-cell table:formula="of:=ROUND(IF([.E11]&lt;&gt;[.E10]; IF([.E11] = &quot;EUR&quot;; [.D10]/[.C11]; [.D10]*[.C11]); [.D10]); 2)" office:value-type="currency" office:currency="PLN" office:value="4974.88" calcext:value-type="currency">
            <text:p>4 974,88 zł</text:p>
          </table:table-cell>
          <table:table-cell table:formula="of:=IF([.A11] = 1; IF([.E10] = &quot;EUR&quot;; &quot;PLN&quot;; &quot;EUR&quot;); [.E10])" office:value-type="string" office:string-value="EUR" calcext:value-type="string">
            <text:p>EUR</text:p>
          </table:table-cell>
          <table:table-cell table:formula="of:=ROUND(IF([.G11]&lt;&gt;[.G10]; IF([.G11] = &quot;EUR&quot;; [.F10]/[.C11]; [.F10]*[.C11]); [.F10]); 2)" office:value-type="currency" office:currency="PLN" office:value="5005.6" calcext:value-type="currency">
            <text:p>5 005,60 zł</text:p>
          </table:table-cell>
          <table:table-cell table:formula="of:=IF([.G10]= &quot;EUR&quot;; IF([.C11] &lt; [.C1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]) = 1; 1;)" office:value-type="float" office:value="0" calcext:value-type="float">
            <text:p>0</text:p>
          </table:table-cell>
          <table:table-cell office:value-type="date" office:date-value="2005-01-11" calcext:value-type="date">
            <text:p>11.01.2005</text:p>
          </table:table-cell>
          <table:table-cell office:value-type="float" office:value="4.0139" calcext:value-type="float">
            <text:p>4,0139</text:p>
          </table:table-cell>
          <table:table-cell table:formula="of:=ROUND(IF([.E12]&lt;&gt;[.E11]; IF([.E12] = &quot;EUR&quot;; [.D11]/[.C12]; [.D11]*[.C12]); [.D11]); 2)" office:value-type="currency" office:currency="PLN" office:value="4974.88" calcext:value-type="currency">
            <text:p>4 974,88 zł</text:p>
          </table:table-cell>
          <table:table-cell table:formula="of:=IF([.A12] = 1; IF([.E11] = &quot;EUR&quot;; &quot;PLN&quot;; &quot;EUR&quot;); [.E11])" office:value-type="string" office:string-value="EUR" calcext:value-type="string">
            <text:p>EUR</text:p>
          </table:table-cell>
          <table:table-cell table:formula="of:=ROUND(IF([.G12]&lt;&gt;[.G11]; IF([.G12] = &quot;EUR&quot;; [.F11]/[.C12]; [.F11]*[.C12]); [.F11]); 2)" office:value-type="currency" office:currency="PLN" office:value="20091.98" calcext:value-type="currency">
            <text:p>20 091,98 zł</text:p>
          </table:table-cell>
          <table:table-cell table:formula="of:=IF([.G11]= &quot;EUR&quot;; IF([.C12] &lt; [.C1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3]) = 1; 1;)" office:value-type="float" office:value="0" calcext:value-type="float">
            <text:p>0</text:p>
          </table:table-cell>
          <table:table-cell office:value-type="date" office:date-value="2005-01-12" calcext:value-type="date">
            <text:p>12.01.2005</text:p>
          </table:table-cell>
          <table:table-cell office:value-type="float" office:value="4.0071" calcext:value-type="float">
            <text:p>4,0071</text:p>
          </table:table-cell>
          <table:table-cell table:formula="of:=ROUND(IF([.E13]&lt;&gt;[.E12]; IF([.E13] = &quot;EUR&quot;; [.D12]/[.C13]; [.D12]*[.C13]); [.D12]); 2)" office:value-type="currency" office:currency="PLN" office:value="4974.88" calcext:value-type="currency">
            <text:p>4 974,88 zł</text:p>
          </table:table-cell>
          <table:table-cell table:formula="of:=IF([.A13] = 1; IF([.E12] = &quot;EUR&quot;; &quot;PLN&quot;; &quot;EUR&quot;); [.E12])" office:value-type="string" office:string-value="EUR" calcext:value-type="string">
            <text:p>EUR</text:p>
          </table:table-cell>
          <table:table-cell table:formula="of:=ROUND(IF([.G13]&lt;&gt;[.G12]; IF([.G13] = &quot;EUR&quot;; [.F12]/[.C13]; [.F12]*[.C13]); [.F12]); 2)" office:value-type="currency" office:currency="PLN" office:value="5014.09" calcext:value-type="currency">
            <text:p>5 014,09 zł</text:p>
          </table:table-cell>
          <table:table-cell table:formula="of:=IF([.G12]= &quot;EUR&quot;; IF([.C13] &lt; [.C1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]) = 1; 1;)" office:value-type="float" office:value="0" calcext:value-type="float">
            <text:p>0</text:p>
          </table:table-cell>
          <table:table-cell office:value-type="date" office:date-value="2005-01-13" calcext:value-type="date">
            <text:p>13.01.2005</text:p>
          </table:table-cell>
          <table:table-cell office:value-type="float" office:value="4.0608" calcext:value-type="float">
            <text:p>4,0608</text:p>
          </table:table-cell>
          <table:table-cell table:formula="of:=ROUND(IF([.E14]&lt;&gt;[.E13]; IF([.E14] = &quot;EUR&quot;; [.D13]/[.C14]; [.D13]*[.C14]); [.D13]); 2)" office:value-type="currency" office:currency="PLN" office:value="4974.88" calcext:value-type="currency">
            <text:p>4 974,88 zł</text:p>
          </table:table-cell>
          <table:table-cell table:formula="of:=IF([.A14] = 1; IF([.E13] = &quot;EUR&quot;; &quot;PLN&quot;; &quot;EUR&quot;); [.E13])" office:value-type="string" office:string-value="EUR" calcext:value-type="string">
            <text:p>EUR</text:p>
          </table:table-cell>
          <table:table-cell table:formula="of:=ROUND(IF([.G14]&lt;&gt;[.G13]; IF([.G14] = &quot;EUR&quot;; [.F13]/[.C14]; [.F13]*[.C14]); [.F13]); 2)" office:value-type="currency" office:currency="PLN" office:value="5014.09" calcext:value-type="currency">
            <text:p>5 014,09 zł</text:p>
          </table:table-cell>
          <table:table-cell table:formula="of:=IF([.G13]= &quot;EUR&quot;; IF([.C14] &lt; [.C1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]) = 1; 1;)" office:value-type="float" office:value="0" calcext:value-type="float">
            <text:p>0</text:p>
          </table:table-cell>
          <table:table-cell office:value-type="date" office:date-value="2005-01-14" calcext:value-type="date">
            <text:p>14.01.2005</text:p>
          </table:table-cell>
          <table:table-cell office:value-type="float" office:value="4.0643" calcext:value-type="float">
            <text:p>4,0643</text:p>
          </table:table-cell>
          <table:table-cell table:formula="of:=ROUND(IF([.E15]&lt;&gt;[.E14]; IF([.E15] = &quot;EUR&quot;; [.D14]/[.C15]; [.D14]*[.C15]); [.D14]); 2)" office:value-type="currency" office:currency="PLN" office:value="4974.88" calcext:value-type="currency">
            <text:p>4 974,88 zł</text:p>
          </table:table-cell>
          <table:table-cell table:formula="of:=IF([.A15] = 1; IF([.E14] = &quot;EUR&quot;; &quot;PLN&quot;; &quot;EUR&quot;); [.E14])" office:value-type="string" office:string-value="EUR" calcext:value-type="string">
            <text:p>EUR</text:p>
          </table:table-cell>
          <table:table-cell table:formula="of:=ROUND(IF([.G15]&lt;&gt;[.G14]; IF([.G15] = &quot;EUR&quot;; [.F14]/[.C15]; [.F14]*[.C15]); [.F14]); 2)" office:value-type="currency" office:currency="PLN" office:value="5014.09" calcext:value-type="currency">
            <text:p>5 014,09 zł</text:p>
          </table:table-cell>
          <table:table-cell table:formula="of:=IF([.G14]= &quot;EUR&quot;; IF([.C15] &lt; [.C1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]) = 1; 1;)" office:value-type="float" office:value="0" calcext:value-type="float">
            <text:p>0</text:p>
          </table:table-cell>
          <table:table-cell office:value-type="date" office:date-value="2005-01-15" calcext:value-type="date">
            <text:p>15.01.2005</text:p>
          </table:table-cell>
          <table:table-cell office:value-type="float" office:value="4.0667" calcext:value-type="float">
            <text:p>4,0667</text:p>
          </table:table-cell>
          <table:table-cell table:formula="of:=ROUND(IF([.E16]&lt;&gt;[.E15]; IF([.E16] = &quot;EUR&quot;; [.D15]/[.C16]; [.D15]*[.C16]); [.D15]); 2)" office:value-type="currency" office:currency="PLN" office:value="4974.88" calcext:value-type="currency">
            <text:p>4 974,88 zł</text:p>
          </table:table-cell>
          <table:table-cell table:formula="of:=IF([.A16] = 1; IF([.E15] = &quot;EUR&quot;; &quot;PLN&quot;; &quot;EUR&quot;); [.E15])" office:value-type="string" office:string-value="EUR" calcext:value-type="string">
            <text:p>EUR</text:p>
          </table:table-cell>
          <table:table-cell table:formula="of:=ROUND(IF([.G16]&lt;&gt;[.G15]; IF([.G16] = &quot;EUR&quot;; [.F15]/[.C16]; [.F15]*[.C16]); [.F15]); 2)" office:value-type="currency" office:currency="PLN" office:value="5014.09" calcext:value-type="currency">
            <text:p>5 014,09 zł</text:p>
          </table:table-cell>
          <table:table-cell table:formula="of:=IF([.G15]= &quot;EUR&quot;; IF([.C16] &lt; [.C1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]) = 1; 1;)" office:value-type="float" office:value="0" calcext:value-type="float">
            <text:p>0</text:p>
          </table:table-cell>
          <table:table-cell office:value-type="date" office:date-value="2005-01-16" calcext:value-type="date">
            <text:p>16.01.2005</text:p>
          </table:table-cell>
          <table:table-cell office:value-type="float" office:value="4.1373" calcext:value-type="float">
            <text:p>4,1373</text:p>
          </table:table-cell>
          <table:table-cell table:formula="of:=ROUND(IF([.E17]&lt;&gt;[.E16]; IF([.E17] = &quot;EUR&quot;; [.D16]/[.C17]; [.D16]*[.C17]); [.D16]); 2)" office:value-type="currency" office:currency="PLN" office:value="4974.88" calcext:value-type="currency">
            <text:p>4 974,88 zł</text:p>
          </table:table-cell>
          <table:table-cell table:formula="of:=IF([.A17] = 1; IF([.E16] = &quot;EUR&quot;; &quot;PLN&quot;; &quot;EUR&quot;); [.E16])" office:value-type="string" office:string-value="EUR" calcext:value-type="string">
            <text:p>EUR</text:p>
          </table:table-cell>
          <table:table-cell table:formula="of:=ROUND(IF([.G17]&lt;&gt;[.G16]; IF([.G17] = &quot;EUR&quot;; [.F16]/[.C17]; [.F16]*[.C17]); [.F16]); 2)" office:value-type="currency" office:currency="PLN" office:value="5014.09" calcext:value-type="currency">
            <text:p>5 014,09 zł</text:p>
          </table:table-cell>
          <table:table-cell table:formula="of:=IF([.G16]= &quot;EUR&quot;; IF([.C17] &lt; [.C1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]) = 1; 1;)" office:value-type="float" office:value="0" calcext:value-type="float">
            <text:p>0</text:p>
          </table:table-cell>
          <table:table-cell office:value-type="date" office:date-value="2005-01-17" calcext:value-type="date">
            <text:p>17.01.2005</text:p>
          </table:table-cell>
          <table:table-cell office:value-type="float" office:value="4.2413" calcext:value-type="float">
            <text:p>4,2413</text:p>
          </table:table-cell>
          <table:table-cell table:formula="of:=ROUND(IF([.E18]&lt;&gt;[.E17]; IF([.E18] = &quot;EUR&quot;; [.D17]/[.C18]; [.D17]*[.C18]); [.D17]); 2)" office:value-type="currency" office:currency="PLN" office:value="4974.88" calcext:value-type="currency">
            <text:p>4 974,88 zł</text:p>
          </table:table-cell>
          <table:table-cell table:formula="of:=IF([.A18] = 1; IF([.E17] = &quot;EUR&quot;; &quot;PLN&quot;; &quot;EUR&quot;); [.E17])" office:value-type="string" office:string-value="EUR" calcext:value-type="string">
            <text:p>EUR</text:p>
          </table:table-cell>
          <table:table-cell table:formula="of:=ROUND(IF([.G18]&lt;&gt;[.G17]; IF([.G18] = &quot;EUR&quot;; [.F17]/[.C18]; [.F17]*[.C18]); [.F17]); 2)" office:value-type="currency" office:currency="PLN" office:value="5014.09" calcext:value-type="currency">
            <text:p>5 014,09 zł</text:p>
          </table:table-cell>
          <table:table-cell table:formula="of:=IF([.G17]= &quot;EUR&quot;; IF([.C18] &lt; [.C1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]) = 1; 1;)" office:value-type="float" office:value="0" calcext:value-type="float">
            <text:p>0</text:p>
          </table:table-cell>
          <table:table-cell office:value-type="date" office:date-value="2005-01-18" calcext:value-type="date">
            <text:p>18.01.2005</text:p>
          </table:table-cell>
          <table:table-cell office:value-type="float" office:value="4.1681" calcext:value-type="float">
            <text:p>4,1681</text:p>
          </table:table-cell>
          <table:table-cell table:formula="of:=ROUND(IF([.E19]&lt;&gt;[.E18]; IF([.E19] = &quot;EUR&quot;; [.D18]/[.C19]; [.D18]*[.C19]); [.D18]); 2)" office:value-type="currency" office:currency="PLN" office:value="4974.88" calcext:value-type="currency">
            <text:p>4 974,88 zł</text:p>
          </table:table-cell>
          <table:table-cell table:formula="of:=IF([.A19] = 1; IF([.E18] = &quot;EUR&quot;; &quot;PLN&quot;; &quot;EUR&quot;); [.E18])" office:value-type="string" office:string-value="EUR" calcext:value-type="string">
            <text:p>EUR</text:p>
          </table:table-cell>
          <table:table-cell table:formula="of:=ROUND(IF([.G19]&lt;&gt;[.G18]; IF([.G19] = &quot;EUR&quot;; [.F18]/[.C19]; [.F18]*[.C19]); [.F18]); 2)" office:value-type="currency" office:currency="PLN" office:value="20899.23" calcext:value-type="currency">
            <text:p>20 899,23 zł</text:p>
          </table:table-cell>
          <table:table-cell table:formula="of:=IF([.G18]= &quot;EUR&quot;; IF([.C19] &lt; [.C1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0]) = 1; 1;)" office:value-type="float" office:value="0" calcext:value-type="float">
            <text:p>0</text:p>
          </table:table-cell>
          <table:table-cell office:value-type="date" office:date-value="2005-01-19" calcext:value-type="date">
            <text:p>19.01.2005</text:p>
          </table:table-cell>
          <table:table-cell office:value-type="float" office:value="4.1865" calcext:value-type="float">
            <text:p>4,1865</text:p>
          </table:table-cell>
          <table:table-cell table:formula="of:=ROUND(IF([.E20]&lt;&gt;[.E19]; IF([.E20] = &quot;EUR&quot;; [.D19]/[.C20]; [.D19]*[.C20]); [.D19]); 2)" office:value-type="currency" office:currency="PLN" office:value="4974.88" calcext:value-type="currency">
            <text:p>4 974,88 zł</text:p>
          </table:table-cell>
          <table:table-cell table:formula="of:=IF([.A20] = 1; IF([.E19] = &quot;EUR&quot;; &quot;PLN&quot;; &quot;EUR&quot;); [.E19])" office:value-type="string" office:string-value="EUR" calcext:value-type="string">
            <text:p>EUR</text:p>
          </table:table-cell>
          <table:table-cell table:formula="of:=ROUND(IF([.G20]&lt;&gt;[.G19]; IF([.G20] = &quot;EUR&quot;; [.F19]/[.C20]; [.F19]*[.C20]); [.F19]); 2)" office:value-type="currency" office:currency="PLN" office:value="4992.05" calcext:value-type="currency">
            <text:p>4 992,05 zł</text:p>
          </table:table-cell>
          <table:table-cell table:formula="of:=IF([.G19]= &quot;EUR&quot;; IF([.C20] &lt; [.C1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]) = 1; 1;)" office:value-type="float" office:value="0" calcext:value-type="float">
            <text:p>0</text:p>
          </table:table-cell>
          <table:table-cell office:value-type="date" office:date-value="2005-01-20" calcext:value-type="date">
            <text:p>20.01.2005</text:p>
          </table:table-cell>
          <table:table-cell office:value-type="float" office:value="4.1563" calcext:value-type="float">
            <text:p>4,1563</text:p>
          </table:table-cell>
          <table:table-cell table:formula="of:=ROUND(IF([.E21]&lt;&gt;[.E20]; IF([.E21] = &quot;EUR&quot;; [.D20]/[.C21]; [.D20]*[.C21]); [.D20]); 2)" office:value-type="currency" office:currency="PLN" office:value="4974.88" calcext:value-type="currency">
            <text:p>4 974,88 zł</text:p>
          </table:table-cell>
          <table:table-cell table:formula="of:=IF([.A21] = 1; IF([.E20] = &quot;EUR&quot;; &quot;PLN&quot;; &quot;EUR&quot;); [.E20])" office:value-type="string" office:string-value="EUR" calcext:value-type="string">
            <text:p>EUR</text:p>
          </table:table-cell>
          <table:table-cell table:formula="of:=ROUND(IF([.G21]&lt;&gt;[.G20]; IF([.G21] = &quot;EUR&quot;; [.F20]/[.C21]; [.F20]*[.C21]); [.F20]); 2)" office:value-type="currency" office:currency="PLN" office:value="20748.46" calcext:value-type="currency">
            <text:p>20 748,46 zł</text:p>
          </table:table-cell>
          <table:table-cell table:formula="of:=IF([.G20]= &quot;EUR&quot;; IF([.C21] &lt; [.C2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2]) = 1; 1;)" office:value-type="float" office:value="0" calcext:value-type="float">
            <text:p>0</text:p>
          </table:table-cell>
          <table:table-cell office:value-type="date" office:date-value="2005-01-21" calcext:value-type="date">
            <text:p>21.01.2005</text:p>
          </table:table-cell>
          <table:table-cell office:value-type="float" office:value="4.1385" calcext:value-type="float">
            <text:p>4,1385</text:p>
          </table:table-cell>
          <table:table-cell table:formula="of:=ROUND(IF([.E22]&lt;&gt;[.E21]; IF([.E22] = &quot;EUR&quot;; [.D21]/[.C22]; [.D21]*[.C22]); [.D21]); 2)" office:value-type="currency" office:currency="PLN" office:value="4974.88" calcext:value-type="currency">
            <text:p>4 974,88 zł</text:p>
          </table:table-cell>
          <table:table-cell table:formula="of:=IF([.A22] = 1; IF([.E21] = &quot;EUR&quot;; &quot;PLN&quot;; &quot;EUR&quot;); [.E21])" office:value-type="string" office:string-value="EUR" calcext:value-type="string">
            <text:p>EUR</text:p>
          </table:table-cell>
          <table:table-cell table:formula="of:=ROUND(IF([.G22]&lt;&gt;[.G21]; IF([.G22] = &quot;EUR&quot;; [.F21]/[.C22]; [.F21]*[.C22]); [.F21]); 2)" office:value-type="currency" office:currency="PLN" office:value="5013.52" calcext:value-type="currency">
            <text:p>5 013,52 zł</text:p>
          </table:table-cell>
          <table:table-cell table:formula="of:=IF([.G21]= &quot;EUR&quot;; IF([.C22] &lt; [.C2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]) = 1; 1;)" office:value-type="float" office:value="0" calcext:value-type="float">
            <text:p>0</text:p>
          </table:table-cell>
          <table:table-cell office:value-type="date" office:date-value="2005-01-22" calcext:value-type="date">
            <text:p>22.01.2005</text:p>
          </table:table-cell>
          <table:table-cell office:value-type="float" office:value="4.0887" calcext:value-type="float">
            <text:p>4,0887</text:p>
          </table:table-cell>
          <table:table-cell table:formula="of:=ROUND(IF([.E23]&lt;&gt;[.E22]; IF([.E23] = &quot;EUR&quot;; [.D22]/[.C23]; [.D22]*[.C23]); [.D22]); 2)" office:value-type="currency" office:currency="PLN" office:value="4974.88" calcext:value-type="currency">
            <text:p>4 974,88 zł</text:p>
          </table:table-cell>
          <table:table-cell table:formula="of:=IF([.A23] = 1; IF([.E22] = &quot;EUR&quot;; &quot;PLN&quot;; &quot;EUR&quot;); [.E22])" office:value-type="string" office:string-value="EUR" calcext:value-type="string">
            <text:p>EUR</text:p>
          </table:table-cell>
          <table:table-cell table:formula="of:=ROUND(IF([.G23]&lt;&gt;[.G22]; IF([.G23] = &quot;EUR&quot;; [.F22]/[.C23]; [.F22]*[.C23]); [.F22]); 2)" office:value-type="currency" office:currency="PLN" office:value="20498.78" calcext:value-type="currency">
            <text:p>20 498,78 zł</text:p>
          </table:table-cell>
          <table:table-cell table:formula="of:=IF([.G22]= &quot;EUR&quot;; IF([.C23] &lt; [.C2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4]) = 1; 1;)" office:value-type="float" office:value="0" calcext:value-type="float">
            <text:p>0</text:p>
          </table:table-cell>
          <table:table-cell office:value-type="date" office:date-value="2005-01-23" calcext:value-type="date">
            <text:p>23.01.2005</text:p>
          </table:table-cell>
          <table:table-cell office:value-type="float" office:value="4.1286" calcext:value-type="float">
            <text:p>4,1286</text:p>
          </table:table-cell>
          <table:table-cell table:formula="of:=ROUND(IF([.E24]&lt;&gt;[.E23]; IF([.E24] = &quot;EUR&quot;; [.D23]/[.C24]; [.D23]*[.C24]); [.D23]); 2)" office:value-type="currency" office:currency="PLN" office:value="4974.88" calcext:value-type="currency">
            <text:p>4 974,88 zł</text:p>
          </table:table-cell>
          <table:table-cell table:formula="of:=IF([.A24] = 1; IF([.E23] = &quot;EUR&quot;; &quot;PLN&quot;; &quot;EUR&quot;); [.E23])" office:value-type="string" office:string-value="EUR" calcext:value-type="string">
            <text:p>EUR</text:p>
          </table:table-cell>
          <table:table-cell table:formula="of:=ROUND(IF([.G24]&lt;&gt;[.G23]; IF([.G24] = &quot;EUR&quot;; [.F23]/[.C24]; [.F23]*[.C24]); [.F23]); 2)" office:value-type="currency" office:currency="PLN" office:value="4965.07" calcext:value-type="currency">
            <text:p>4 965,07 zł</text:p>
          </table:table-cell>
          <table:table-cell table:formula="of:=IF([.G23]= &quot;EUR&quot;; IF([.C24] &lt; [.C2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]) = 1; 1;)" office:value-type="float" office:value="0" calcext:value-type="float">
            <text:p>0</text:p>
          </table:table-cell>
          <table:table-cell office:value-type="date" office:date-value="2005-01-24" calcext:value-type="date">
            <text:p>24.01.2005</text:p>
          </table:table-cell>
          <table:table-cell office:value-type="float" office:value="4.106" calcext:value-type="float">
            <text:p>4,106</text:p>
          </table:table-cell>
          <table:table-cell table:formula="of:=ROUND(IF([.E25]&lt;&gt;[.E24]; IF([.E25] = &quot;EUR&quot;; [.D24]/[.C25]; [.D24]*[.C25]); [.D24]); 2)" office:value-type="currency" office:currency="PLN" office:value="4974.88" calcext:value-type="currency">
            <text:p>4 974,88 zł</text:p>
          </table:table-cell>
          <table:table-cell table:formula="of:=IF([.A25] = 1; IF([.E24] = &quot;EUR&quot;; &quot;PLN&quot;; &quot;EUR&quot;); [.E24])" office:value-type="string" office:string-value="EUR" calcext:value-type="string">
            <text:p>EUR</text:p>
          </table:table-cell>
          <table:table-cell table:formula="of:=ROUND(IF([.G25]&lt;&gt;[.G24]; IF([.G25] = &quot;EUR&quot;; [.F24]/[.C25]; [.F24]*[.C25]); [.F24]); 2)" office:value-type="currency" office:currency="PLN" office:value="20386.58" calcext:value-type="currency">
            <text:p>20 386,58 zł</text:p>
          </table:table-cell>
          <table:table-cell table:formula="of:=IF([.G24]= &quot;EUR&quot;; IF([.C25] &lt; [.C2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6]) = 1; 1;)" office:value-type="float" office:value="0" calcext:value-type="float">
            <text:p>0</text:p>
          </table:table-cell>
          <table:table-cell office:value-type="date" office:date-value="2005-01-25" calcext:value-type="date">
            <text:p>25.01.2005</text:p>
          </table:table-cell>
          <table:table-cell office:value-type="float" office:value="4.1486" calcext:value-type="float">
            <text:p>4,1486</text:p>
          </table:table-cell>
          <table:table-cell table:formula="of:=ROUND(IF([.E26]&lt;&gt;[.E25]; IF([.E26] = &quot;EUR&quot;; [.D25]/[.C26]; [.D25]*[.C26]); [.D25]); 2)" office:value-type="currency" office:currency="PLN" office:value="4974.88" calcext:value-type="currency">
            <text:p>4 974,88 zł</text:p>
          </table:table-cell>
          <table:table-cell table:formula="of:=IF([.A26] = 1; IF([.E25] = &quot;EUR&quot;; &quot;PLN&quot;; &quot;EUR&quot;); [.E25])" office:value-type="string" office:string-value="EUR" calcext:value-type="string">
            <text:p>EUR</text:p>
          </table:table-cell>
          <table:table-cell table:formula="of:=ROUND(IF([.G26]&lt;&gt;[.G25]; IF([.G26] = &quot;EUR&quot;; [.F25]/[.C26]; [.F25]*[.C26]); [.F25]); 2)" office:value-type="currency" office:currency="PLN" office:value="4914.09" calcext:value-type="currency">
            <text:p>4 914,09 zł</text:p>
          </table:table-cell>
          <table:table-cell table:formula="of:=IF([.G25]= &quot;EUR&quot;; IF([.C26] &lt; [.C2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]) = 1; 1;)" office:value-type="float" office:value="0" calcext:value-type="float">
            <text:p>0</text:p>
          </table:table-cell>
          <table:table-cell office:value-type="date" office:date-value="2005-01-26" calcext:value-type="date">
            <text:p>26.01.2005</text:p>
          </table:table-cell>
          <table:table-cell office:value-type="float" office:value="4.1718" calcext:value-type="float">
            <text:p>4,1718</text:p>
          </table:table-cell>
          <table:table-cell table:formula="of:=ROUND(IF([.E27]&lt;&gt;[.E26]; IF([.E27] = &quot;EUR&quot;; [.D26]/[.C27]; [.D26]*[.C27]); [.D26]); 2)" office:value-type="currency" office:currency="PLN" office:value="4974.88" calcext:value-type="currency">
            <text:p>4 974,88 zł</text:p>
          </table:table-cell>
          <table:table-cell table:formula="of:=IF([.A27] = 1; IF([.E26] = &quot;EUR&quot;; &quot;PLN&quot;; &quot;EUR&quot;); [.E26])" office:value-type="string" office:string-value="EUR" calcext:value-type="string">
            <text:p>EUR</text:p>
          </table:table-cell>
          <table:table-cell table:formula="of:=ROUND(IF([.G27]&lt;&gt;[.G26]; IF([.G27] = &quot;EUR&quot;; [.F26]/[.C27]; [.F26]*[.C27]); [.F26]); 2)" office:value-type="currency" office:currency="PLN" office:value="4914.09" calcext:value-type="currency">
            <text:p>4 914,09 zł</text:p>
          </table:table-cell>
          <table:table-cell table:formula="of:=IF([.G26]= &quot;EUR&quot;; IF([.C27] &lt; [.C2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]) = 1; 1;)" office:value-type="float" office:value="0" calcext:value-type="float">
            <text:p>0</text:p>
          </table:table-cell>
          <table:table-cell office:value-type="date" office:date-value="2005-01-27" calcext:value-type="date">
            <text:p>27.01.2005</text:p>
          </table:table-cell>
          <table:table-cell office:value-type="float" office:value="4.1668" calcext:value-type="float">
            <text:p>4,1668</text:p>
          </table:table-cell>
          <table:table-cell table:formula="of:=ROUND(IF([.E28]&lt;&gt;[.E27]; IF([.E28] = &quot;EUR&quot;; [.D27]/[.C28]; [.D27]*[.C28]); [.D27]); 2)" office:value-type="currency" office:currency="PLN" office:value="4974.88" calcext:value-type="currency">
            <text:p>4 974,88 zł</text:p>
          </table:table-cell>
          <table:table-cell table:formula="of:=IF([.A28] = 1; IF([.E27] = &quot;EUR&quot;; &quot;PLN&quot;; &quot;EUR&quot;); [.E27])" office:value-type="string" office:string-value="EUR" calcext:value-type="string">
            <text:p>EUR</text:p>
          </table:table-cell>
          <table:table-cell table:formula="of:=ROUND(IF([.G28]&lt;&gt;[.G27]; IF([.G28] = &quot;EUR&quot;; [.F27]/[.C28]; [.F27]*[.C28]); [.F27]); 2)" office:value-type="currency" office:currency="PLN" office:value="20476.03" calcext:value-type="currency">
            <text:p>20 476,03 zł</text:p>
          </table:table-cell>
          <table:table-cell table:formula="of:=IF([.G27]= &quot;EUR&quot;; IF([.C28] &lt; [.C2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9]) = 1; 1;)" office:value-type="float" office:value="0" calcext:value-type="float">
            <text:p>0</text:p>
          </table:table-cell>
          <table:table-cell office:value-type="date" office:date-value="2005-01-28" calcext:value-type="date">
            <text:p>28.01.2005</text:p>
          </table:table-cell>
          <table:table-cell office:value-type="float" office:value="4.1489" calcext:value-type="float">
            <text:p>4,1489</text:p>
          </table:table-cell>
          <table:table-cell table:formula="of:=ROUND(IF([.E29]&lt;&gt;[.E28]; IF([.E29] = &quot;EUR&quot;; [.D28]/[.C29]; [.D28]*[.C29]); [.D28]); 2)" office:value-type="currency" office:currency="PLN" office:value="4974.88" calcext:value-type="currency">
            <text:p>4 974,88 zł</text:p>
          </table:table-cell>
          <table:table-cell table:formula="of:=IF([.A29] = 1; IF([.E28] = &quot;EUR&quot;; &quot;PLN&quot;; &quot;EUR&quot;); [.E28])" office:value-type="string" office:string-value="EUR" calcext:value-type="string">
            <text:p>EUR</text:p>
          </table:table-cell>
          <table:table-cell table:formula="of:=ROUND(IF([.G29]&lt;&gt;[.G28]; IF([.G29] = &quot;EUR&quot;; [.F28]/[.C29]; [.F28]*[.C29]); [.F28]); 2)" office:value-type="currency" office:currency="PLN" office:value="4935.29" calcext:value-type="currency">
            <text:p>4 935,29 zł</text:p>
          </table:table-cell>
          <table:table-cell table:formula="of:=IF([.G28]= &quot;EUR&quot;; IF([.C29] &lt; [.C2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]) = 1; 1;)" office:value-type="float" office:value="0" calcext:value-type="float">
            <text:p>0</text:p>
          </table:table-cell>
          <table:table-cell office:value-type="date" office:date-value="2005-01-29" calcext:value-type="date">
            <text:p>29.01.2005</text:p>
          </table:table-cell>
          <table:table-cell office:value-type="float" office:value="4.1681" calcext:value-type="float">
            <text:p>4,1681</text:p>
          </table:table-cell>
          <table:table-cell table:formula="of:=ROUND(IF([.E30]&lt;&gt;[.E29]; IF([.E30] = &quot;EUR&quot;; [.D29]/[.C30]; [.D29]*[.C30]); [.D29]); 2)" office:value-type="currency" office:currency="PLN" office:value="4974.88" calcext:value-type="currency">
            <text:p>4 974,88 zł</text:p>
          </table:table-cell>
          <table:table-cell table:formula="of:=IF([.A30] = 1; IF([.E29] = &quot;EUR&quot;; &quot;PLN&quot;; &quot;EUR&quot;); [.E29])" office:value-type="string" office:string-value="EUR" calcext:value-type="string">
            <text:p>EUR</text:p>
          </table:table-cell>
          <table:table-cell table:formula="of:=ROUND(IF([.G30]&lt;&gt;[.G29]; IF([.G30] = &quot;EUR&quot;; [.F29]/[.C30]; [.F29]*[.C30]); [.F29]); 2)" office:value-type="currency" office:currency="PLN" office:value="4935.29" calcext:value-type="currency">
            <text:p>4 935,29 zł</text:p>
          </table:table-cell>
          <table:table-cell table:formula="of:=IF([.G29]= &quot;EUR&quot;; IF([.C30] &lt; [.C2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]) = 1; 1;)" office:value-type="float" office:value="0" calcext:value-type="float">
            <text:p>0</text:p>
          </table:table-cell>
          <table:table-cell office:value-type="date" office:date-value="2005-01-30" calcext:value-type="date">
            <text:p>30.01.2005</text:p>
          </table:table-cell>
          <table:table-cell office:value-type="float" office:value="4.1332" calcext:value-type="float">
            <text:p>4,1332</text:p>
          </table:table-cell>
          <table:table-cell table:formula="of:=ROUND(IF([.E31]&lt;&gt;[.E30]; IF([.E31] = &quot;EUR&quot;; [.D30]/[.C31]; [.D30]*[.C31]); [.D30]); 2)" office:value-type="currency" office:currency="PLN" office:value="4974.88" calcext:value-type="currency">
            <text:p>4 974,88 zł</text:p>
          </table:table-cell>
          <table:table-cell table:formula="of:=IF([.A31] = 1; IF([.E30] = &quot;EUR&quot;; &quot;PLN&quot;; &quot;EUR&quot;); [.E30])" office:value-type="string" office:string-value="EUR" calcext:value-type="string">
            <text:p>EUR</text:p>
          </table:table-cell>
          <table:table-cell table:formula="of:=ROUND(IF([.G31]&lt;&gt;[.G30]; IF([.G31] = &quot;EUR&quot;; [.F30]/[.C31]; [.F30]*[.C31]); [.F30]); 2)" office:value-type="currency" office:currency="PLN" office:value="20398.54" calcext:value-type="currency">
            <text:p>20 398,54 zł</text:p>
          </table:table-cell>
          <table:table-cell table:formula="of:=IF([.G30]= &quot;EUR&quot;; IF([.C31] &lt; [.C3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2]) = 1; 1;)" office:value-type="float" office:value="0" calcext:value-type="float">
            <text:p>0</text:p>
          </table:table-cell>
          <table:table-cell office:value-type="date" office:date-value="2005-01-31" calcext:value-type="date">
            <text:p>31.01.2005</text:p>
          </table:table-cell>
          <table:table-cell office:value-type="float" office:value="4.1425" calcext:value-type="float">
            <text:p>4,1425</text:p>
          </table:table-cell>
          <table:table-cell table:formula="of:=ROUND(IF([.E32]&lt;&gt;[.E31]; IF([.E32] = &quot;EUR&quot;; [.D31]/[.C32]; [.D31]*[.C32]); [.D31]); 2)" office:value-type="currency" office:currency="PLN" office:value="4974.88" calcext:value-type="currency">
            <text:p>4 974,88 zł</text:p>
          </table:table-cell>
          <table:table-cell table:formula="of:=IF([.A32] = 1; IF([.E31] = &quot;EUR&quot;; &quot;PLN&quot;; &quot;EUR&quot;); [.E31])" office:value-type="string" office:string-value="EUR" calcext:value-type="string">
            <text:p>EUR</text:p>
          </table:table-cell>
          <table:table-cell table:formula="of:=ROUND(IF([.G32]&lt;&gt;[.G31]; IF([.G32] = &quot;EUR&quot;; [.F31]/[.C32]; [.F31]*[.C32]); [.F31]); 2)" office:value-type="currency" office:currency="PLN" office:value="4924.21" calcext:value-type="currency">
            <text:p>4 924,21 zł</text:p>
          </table:table-cell>
          <table:table-cell table:formula="of:=IF([.G31]= &quot;EUR&quot;; IF([.C32] &lt; [.C3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]) = 1; 1;)" office:value-type="float" office:value="1" calcext:value-type="float">
            <text:p>1</text:p>
          </table:table-cell>
          <table:table-cell office:value-type="date" office:date-value="2005-02-01" calcext:value-type="date">
            <text:p>1.02.2005</text:p>
          </table:table-cell>
          <table:table-cell office:value-type="float" office:value="4.1556" calcext:value-type="float">
            <text:p>4,1556</text:p>
          </table:table-cell>
          <table:table-cell table:formula="of:=ROUND(IF([.E33]&lt;&gt;[.E32]; IF([.E33] = &quot;EUR&quot;; [.D32]/[.C33]; [.D32]*[.C33]); [.D32]); 2)" office:value-type="currency" office:currency="PLN" office:value="20673.61" calcext:value-type="currency">
            <text:p>20 673,61 zł</text:p>
          </table:table-cell>
          <table:table-cell table:formula="of:=IF([.A33] = 1; IF([.E32] = &quot;EUR&quot;; &quot;PLN&quot;; &quot;EUR&quot;); [.E32])" office:value-type="string" office:string-value="PLN" calcext:value-type="string">
            <text:p>PLN</text:p>
          </table:table-cell>
          <table:table-cell table:formula="of:=ROUND(IF([.G33]&lt;&gt;[.G32]; IF([.G33] = &quot;EUR&quot;; [.F32]/[.C33]; [.F32]*[.C33]); [.F32]); 2)" office:value-type="currency" office:currency="PLN" office:value="4924.21" calcext:value-type="currency">
            <text:p>4 924,21 zł</text:p>
          </table:table-cell>
          <table:table-cell table:formula="of:=IF([.G32]= &quot;EUR&quot;; IF([.C33] &lt; [.C3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]) = 1; 1;)" office:value-type="float" office:value="0" calcext:value-type="float">
            <text:p>0</text:p>
          </table:table-cell>
          <table:table-cell office:value-type="date" office:date-value="2005-02-02" calcext:value-type="date">
            <text:p>2.02.2005</text:p>
          </table:table-cell>
          <table:table-cell office:value-type="float" office:value="4.1705" calcext:value-type="float">
            <text:p>4,1705</text:p>
          </table:table-cell>
          <table:table-cell table:formula="of:=ROUND(IF([.E34]&lt;&gt;[.E33]; IF([.E34] = &quot;EUR&quot;; [.D33]/[.C34]; [.D33]*[.C34]); [.D33]); 2)" office:value-type="currency" office:currency="PLN" office:value="20673.61" calcext:value-type="currency">
            <text:p>20 673,61 zł</text:p>
          </table:table-cell>
          <table:table-cell table:formula="of:=IF([.A34] = 1; IF([.E33] = &quot;EUR&quot;; &quot;PLN&quot;; &quot;EUR&quot;); [.E33])" office:value-type="string" office:string-value="PLN" calcext:value-type="string">
            <text:p>PLN</text:p>
          </table:table-cell>
          <table:table-cell table:formula="of:=ROUND(IF([.G34]&lt;&gt;[.G33]; IF([.G34] = &quot;EUR&quot;; [.F33]/[.C34]; [.F33]*[.C34]); [.F33]); 2)" office:value-type="currency" office:currency="PLN" office:value="4924.21" calcext:value-type="currency">
            <text:p>4 924,21 zł</text:p>
          </table:table-cell>
          <table:table-cell table:formula="of:=IF([.G33]= &quot;EUR&quot;; IF([.C34] &lt; [.C3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]) = 1; 1;)" office:value-type="float" office:value="0" calcext:value-type="float">
            <text:p>0</text:p>
          </table:table-cell>
          <table:table-cell office:value-type="date" office:date-value="2005-02-03" calcext:value-type="date">
            <text:p>3.02.2005</text:p>
          </table:table-cell>
          <table:table-cell office:value-type="float" office:value="4.1453" calcext:value-type="float">
            <text:p>4,1453</text:p>
          </table:table-cell>
          <table:table-cell table:formula="of:=ROUND(IF([.E35]&lt;&gt;[.E34]; IF([.E35] = &quot;EUR&quot;; [.D34]/[.C35]; [.D34]*[.C35]); [.D34]); 2)" office:value-type="currency" office:currency="PLN" office:value="20673.61" calcext:value-type="currency">
            <text:p>20 673,61 zł</text:p>
          </table:table-cell>
          <table:table-cell table:formula="of:=IF([.A35] = 1; IF([.E34] = &quot;EUR&quot;; &quot;PLN&quot;; &quot;EUR&quot;); [.E34])" office:value-type="string" office:string-value="PLN" calcext:value-type="string">
            <text:p>PLN</text:p>
          </table:table-cell>
          <table:table-cell table:formula="of:=ROUND(IF([.G35]&lt;&gt;[.G34]; IF([.G35] = &quot;EUR&quot;; [.F34]/[.C35]; [.F34]*[.C35]); [.F34]); 2)" office:value-type="currency" office:currency="PLN" office:value="20412.33" calcext:value-type="currency">
            <text:p>20 412,33 zł</text:p>
          </table:table-cell>
          <table:table-cell table:formula="of:=IF([.G34]= &quot;EUR&quot;; IF([.C35] &lt; [.C3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6]) = 1; 1;)" office:value-type="float" office:value="0" calcext:value-type="float">
            <text:p>0</text:p>
          </table:table-cell>
          <table:table-cell office:value-type="date" office:date-value="2005-02-04" calcext:value-type="date">
            <text:p>4.02.2005</text:p>
          </table:table-cell>
          <table:table-cell office:value-type="float" office:value="4.1422" calcext:value-type="float">
            <text:p>4,1422</text:p>
          </table:table-cell>
          <table:table-cell table:formula="of:=ROUND(IF([.E36]&lt;&gt;[.E35]; IF([.E36] = &quot;EUR&quot;; [.D35]/[.C36]; [.D35]*[.C36]); [.D35]); 2)" office:value-type="currency" office:currency="PLN" office:value="20673.61" calcext:value-type="currency">
            <text:p>20 673,61 zł</text:p>
          </table:table-cell>
          <table:table-cell table:formula="of:=IF([.A36] = 1; IF([.E35] = &quot;EUR&quot;; &quot;PLN&quot;; &quot;EUR&quot;); [.E35])" office:value-type="string" office:string-value="PLN" calcext:value-type="string">
            <text:p>PLN</text:p>
          </table:table-cell>
          <table:table-cell table:formula="of:=ROUND(IF([.G36]&lt;&gt;[.G35]; IF([.G36] = &quot;EUR&quot;; [.F35]/[.C36]; [.F35]*[.C36]); [.F35]); 2)" office:value-type="currency" office:currency="PLN" office:value="4927.9" calcext:value-type="currency">
            <text:p>4 927,90 zł</text:p>
          </table:table-cell>
          <table:table-cell table:formula="of:=IF([.G35]= &quot;EUR&quot;; IF([.C36] &lt; [.C3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7]) = 1; 1;)" office:value-type="float" office:value="0" calcext:value-type="float">
            <text:p>0</text:p>
          </table:table-cell>
          <table:table-cell office:value-type="date" office:date-value="2005-02-05" calcext:value-type="date">
            <text:p>5.02.2005</text:p>
          </table:table-cell>
          <table:table-cell office:value-type="float" office:value="4.1496" calcext:value-type="float">
            <text:p>4,1496</text:p>
          </table:table-cell>
          <table:table-cell table:formula="of:=ROUND(IF([.E37]&lt;&gt;[.E36]; IF([.E37] = &quot;EUR&quot;; [.D36]/[.C37]; [.D36]*[.C37]); [.D36]); 2)" office:value-type="currency" office:currency="PLN" office:value="20673.61" calcext:value-type="currency">
            <text:p>20 673,61 zł</text:p>
          </table:table-cell>
          <table:table-cell table:formula="of:=IF([.A37] = 1; IF([.E36] = &quot;EUR&quot;; &quot;PLN&quot;; &quot;EUR&quot;); [.E36])" office:value-type="string" office:string-value="PLN" calcext:value-type="string">
            <text:p>PLN</text:p>
          </table:table-cell>
          <table:table-cell table:formula="of:=ROUND(IF([.G37]&lt;&gt;[.G36]; IF([.G37] = &quot;EUR&quot;; [.F36]/[.C37]; [.F36]*[.C37]); [.F36]); 2)" office:value-type="currency" office:currency="PLN" office:value="4927.9" calcext:value-type="currency">
            <text:p>4 927,90 zł</text:p>
          </table:table-cell>
          <table:table-cell table:formula="of:=IF([.G36]= &quot;EUR&quot;; IF([.C37] &lt; [.C3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8]) = 1; 1;)" office:value-type="float" office:value="0" calcext:value-type="float">
            <text:p>0</text:p>
          </table:table-cell>
          <table:table-cell office:value-type="date" office:date-value="2005-02-06" calcext:value-type="date">
            <text:p>6.02.2005</text:p>
          </table:table-cell>
          <table:table-cell office:value-type="float" office:value="4.1874" calcext:value-type="float">
            <text:p>4,1874</text:p>
          </table:table-cell>
          <table:table-cell table:formula="of:=ROUND(IF([.E38]&lt;&gt;[.E37]; IF([.E38] = &quot;EUR&quot;; [.D37]/[.C38]; [.D37]*[.C38]); [.D37]); 2)" office:value-type="currency" office:currency="PLN" office:value="20673.61" calcext:value-type="currency">
            <text:p>20 673,61 zł</text:p>
          </table:table-cell>
          <table:table-cell table:formula="of:=IF([.A38] = 1; IF([.E37] = &quot;EUR&quot;; &quot;PLN&quot;; &quot;EUR&quot;); [.E37])" office:value-type="string" office:string-value="PLN" calcext:value-type="string">
            <text:p>PLN</text:p>
          </table:table-cell>
          <table:table-cell table:formula="of:=ROUND(IF([.G38]&lt;&gt;[.G37]; IF([.G38] = &quot;EUR&quot;; [.F37]/[.C38]; [.F37]*[.C38]); [.F37]); 2)" office:value-type="currency" office:currency="PLN" office:value="4927.9" calcext:value-type="currency">
            <text:p>4 927,90 zł</text:p>
          </table:table-cell>
          <table:table-cell table:formula="of:=IF([.G37]= &quot;EUR&quot;; IF([.C38] &lt; [.C3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9]) = 1; 1;)" office:value-type="float" office:value="0" calcext:value-type="float">
            <text:p>0</text:p>
          </table:table-cell>
          <table:table-cell office:value-type="date" office:date-value="2005-02-07" calcext:value-type="date">
            <text:p>7.02.2005</text:p>
          </table:table-cell>
          <table:table-cell office:value-type="float" office:value="4.2036" calcext:value-type="float">
            <text:p>4,2036</text:p>
          </table:table-cell>
          <table:table-cell table:formula="of:=ROUND(IF([.E39]&lt;&gt;[.E38]; IF([.E39] = &quot;EUR&quot;; [.D38]/[.C39]; [.D38]*[.C39]); [.D38]); 2)" office:value-type="currency" office:currency="PLN" office:value="20673.61" calcext:value-type="currency">
            <text:p>20 673,61 zł</text:p>
          </table:table-cell>
          <table:table-cell table:formula="of:=IF([.A39] = 1; IF([.E38] = &quot;EUR&quot;; &quot;PLN&quot;; &quot;EUR&quot;); [.E38])" office:value-type="string" office:string-value="PLN" calcext:value-type="string">
            <text:p>PLN</text:p>
          </table:table-cell>
          <table:table-cell table:formula="of:=ROUND(IF([.G39]&lt;&gt;[.G38]; IF([.G39] = &quot;EUR&quot;; [.F38]/[.C39]; [.F38]*[.C39]); [.F38]); 2)" office:value-type="currency" office:currency="PLN" office:value="4927.9" calcext:value-type="currency">
            <text:p>4 927,90 zł</text:p>
          </table:table-cell>
          <table:table-cell table:formula="of:=IF([.G38]= &quot;EUR&quot;; IF([.C39] &lt; [.C3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0]) = 1; 1;)" office:value-type="float" office:value="0" calcext:value-type="float">
            <text:p>0</text:p>
          </table:table-cell>
          <table:table-cell office:value-type="date" office:date-value="2005-02-08" calcext:value-type="date">
            <text:p>8.02.2005</text:p>
          </table:table-cell>
          <table:table-cell office:value-type="float" office:value="4.1849" calcext:value-type="float">
            <text:p>4,1849</text:p>
          </table:table-cell>
          <table:table-cell table:formula="of:=ROUND(IF([.E40]&lt;&gt;[.E39]; IF([.E40] = &quot;EUR&quot;; [.D39]/[.C40]; [.D39]*[.C40]); [.D39]); 2)" office:value-type="currency" office:currency="PLN" office:value="20673.61" calcext:value-type="currency">
            <text:p>20 673,61 zł</text:p>
          </table:table-cell>
          <table:table-cell table:formula="of:=IF([.A40] = 1; IF([.E39] = &quot;EUR&quot;; &quot;PLN&quot;; &quot;EUR&quot;); [.E39])" office:value-type="string" office:string-value="PLN" calcext:value-type="string">
            <text:p>PLN</text:p>
          </table:table-cell>
          <table:table-cell table:formula="of:=ROUND(IF([.G40]&lt;&gt;[.G39]; IF([.G40] = &quot;EUR&quot;; [.F39]/[.C40]; [.F39]*[.C40]); [.F39]); 2)" office:value-type="currency" office:currency="PLN" office:value="20622.77" calcext:value-type="currency">
            <text:p>20 622,77 zł</text:p>
          </table:table-cell>
          <table:table-cell table:formula="of:=IF([.G39]= &quot;EUR&quot;; IF([.C40] &lt; [.C3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41]) = 1; 1;)" office:value-type="float" office:value="0" calcext:value-type="float">
            <text:p>0</text:p>
          </table:table-cell>
          <table:table-cell office:value-type="date" office:date-value="2005-02-09" calcext:value-type="date">
            <text:p>9.02.2005</text:p>
          </table:table-cell>
          <table:table-cell office:value-type="float" office:value="4.1937" calcext:value-type="float">
            <text:p>4,1937</text:p>
          </table:table-cell>
          <table:table-cell table:formula="of:=ROUND(IF([.E41]&lt;&gt;[.E40]; IF([.E41] = &quot;EUR&quot;; [.D40]/[.C41]; [.D40]*[.C41]); [.D40]); 2)" office:value-type="currency" office:currency="PLN" office:value="20673.61" calcext:value-type="currency">
            <text:p>20 673,61 zł</text:p>
          </table:table-cell>
          <table:table-cell table:formula="of:=IF([.A41] = 1; IF([.E40] = &quot;EUR&quot;; &quot;PLN&quot;; &quot;EUR&quot;); [.E40])" office:value-type="string" office:string-value="PLN" calcext:value-type="string">
            <text:p>PLN</text:p>
          </table:table-cell>
          <table:table-cell table:formula="of:=ROUND(IF([.G41]&lt;&gt;[.G40]; IF([.G41] = &quot;EUR&quot;; [.F40]/[.C41]; [.F40]*[.C41]); [.F40]); 2)" office:value-type="currency" office:currency="PLN" office:value="4917.56" calcext:value-type="currency">
            <text:p>4 917,56 zł</text:p>
          </table:table-cell>
          <table:table-cell table:formula="of:=IF([.G40]= &quot;EUR&quot;; IF([.C41] &lt; [.C4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2]) = 1; 1;)" office:value-type="float" office:value="0" calcext:value-type="float">
            <text:p>0</text:p>
          </table:table-cell>
          <table:table-cell office:value-type="date" office:date-value="2005-02-10" calcext:value-type="date">
            <text:p>10.02.2005</text:p>
          </table:table-cell>
          <table:table-cell office:value-type="float" office:value="4.1793" calcext:value-type="float">
            <text:p>4,1793</text:p>
          </table:table-cell>
          <table:table-cell table:formula="of:=ROUND(IF([.E42]&lt;&gt;[.E41]; IF([.E42] = &quot;EUR&quot;; [.D41]/[.C42]; [.D41]*[.C42]); [.D41]); 2)" office:value-type="currency" office:currency="PLN" office:value="20673.61" calcext:value-type="currency">
            <text:p>20 673,61 zł</text:p>
          </table:table-cell>
          <table:table-cell table:formula="of:=IF([.A42] = 1; IF([.E41] = &quot;EUR&quot;; &quot;PLN&quot;; &quot;EUR&quot;); [.E41])" office:value-type="string" office:string-value="PLN" calcext:value-type="string">
            <text:p>PLN</text:p>
          </table:table-cell>
          <table:table-cell table:formula="of:=ROUND(IF([.G42]&lt;&gt;[.G41]; IF([.G42] = &quot;EUR&quot;; [.F41]/[.C42]; [.F41]*[.C42]); [.F41]); 2)" office:value-type="currency" office:currency="PLN" office:value="20551.96" calcext:value-type="currency">
            <text:p>20 551,96 zł</text:p>
          </table:table-cell>
          <table:table-cell table:formula="of:=IF([.G41]= &quot;EUR&quot;; IF([.C42] &lt; [.C4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43]) = 1; 1;)" office:value-type="float" office:value="0" calcext:value-type="float">
            <text:p>0</text:p>
          </table:table-cell>
          <table:table-cell office:value-type="date" office:date-value="2005-02-11" calcext:value-type="date">
            <text:p>11.02.2005</text:p>
          </table:table-cell>
          <table:table-cell office:value-type="float" office:value="4.1965" calcext:value-type="float">
            <text:p>4,1965</text:p>
          </table:table-cell>
          <table:table-cell table:formula="of:=ROUND(IF([.E43]&lt;&gt;[.E42]; IF([.E43] = &quot;EUR&quot;; [.D42]/[.C43]; [.D42]*[.C43]); [.D42]); 2)" office:value-type="currency" office:currency="PLN" office:value="20673.61" calcext:value-type="currency">
            <text:p>20 673,61 zł</text:p>
          </table:table-cell>
          <table:table-cell table:formula="of:=IF([.A43] = 1; IF([.E42] = &quot;EUR&quot;; &quot;PLN&quot;; &quot;EUR&quot;); [.E42])" office:value-type="string" office:string-value="PLN" calcext:value-type="string">
            <text:p>PLN</text:p>
          </table:table-cell>
          <table:table-cell table:formula="of:=ROUND(IF([.G43]&lt;&gt;[.G42]; IF([.G43] = &quot;EUR&quot;; [.F42]/[.C43]; [.F42]*[.C43]); [.F42]); 2)" office:value-type="currency" office:currency="PLN" office:value="4897.4" calcext:value-type="currency">
            <text:p>4 897,40 zł</text:p>
          </table:table-cell>
          <table:table-cell table:formula="of:=IF([.G42]= &quot;EUR&quot;; IF([.C43] &lt; [.C4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4]) = 1; 1;)" office:value-type="float" office:value="0" calcext:value-type="float">
            <text:p>0</text:p>
          </table:table-cell>
          <table:table-cell office:value-type="date" office:date-value="2005-02-12" calcext:value-type="date">
            <text:p>12.02.2005</text:p>
          </table:table-cell>
          <table:table-cell office:value-type="float" office:value="4.2083" calcext:value-type="float">
            <text:p>4,2083</text:p>
          </table:table-cell>
          <table:table-cell table:formula="of:=ROUND(IF([.E44]&lt;&gt;[.E43]; IF([.E44] = &quot;EUR&quot;; [.D43]/[.C44]; [.D43]*[.C44]); [.D43]); 2)" office:value-type="currency" office:currency="PLN" office:value="20673.61" calcext:value-type="currency">
            <text:p>20 673,61 zł</text:p>
          </table:table-cell>
          <table:table-cell table:formula="of:=IF([.A44] = 1; IF([.E43] = &quot;EUR&quot;; &quot;PLN&quot;; &quot;EUR&quot;); [.E43])" office:value-type="string" office:string-value="PLN" calcext:value-type="string">
            <text:p>PLN</text:p>
          </table:table-cell>
          <table:table-cell table:formula="of:=ROUND(IF([.G44]&lt;&gt;[.G43]; IF([.G44] = &quot;EUR&quot;; [.F43]/[.C44]; [.F43]*[.C44]); [.F43]); 2)" office:value-type="currency" office:currency="PLN" office:value="4897.4" calcext:value-type="currency">
            <text:p>4 897,40 zł</text:p>
          </table:table-cell>
          <table:table-cell table:formula="of:=IF([.G43]= &quot;EUR&quot;; IF([.C44] &lt; [.C4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5]) = 1; 1;)" office:value-type="float" office:value="0" calcext:value-type="float">
            <text:p>0</text:p>
          </table:table-cell>
          <table:table-cell office:value-type="date" office:date-value="2005-02-13" calcext:value-type="date">
            <text:p>13.02.2005</text:p>
          </table:table-cell>
          <table:table-cell office:value-type="float" office:value="4.2741" calcext:value-type="float">
            <text:p>4,2741</text:p>
          </table:table-cell>
          <table:table-cell table:formula="of:=ROUND(IF([.E45]&lt;&gt;[.E44]; IF([.E45] = &quot;EUR&quot;; [.D44]/[.C45]; [.D44]*[.C45]); [.D44]); 2)" office:value-type="currency" office:currency="PLN" office:value="20673.61" calcext:value-type="currency">
            <text:p>20 673,61 zł</text:p>
          </table:table-cell>
          <table:table-cell table:formula="of:=IF([.A45] = 1; IF([.E44] = &quot;EUR&quot;; &quot;PLN&quot;; &quot;EUR&quot;); [.E44])" office:value-type="string" office:string-value="PLN" calcext:value-type="string">
            <text:p>PLN</text:p>
          </table:table-cell>
          <table:table-cell table:formula="of:=ROUND(IF([.G45]&lt;&gt;[.G44]; IF([.G45] = &quot;EUR&quot;; [.F44]/[.C45]; [.F44]*[.C45]); [.F44]); 2)" office:value-type="currency" office:currency="PLN" office:value="4897.4" calcext:value-type="currency">
            <text:p>4 897,40 zł</text:p>
          </table:table-cell>
          <table:table-cell table:formula="of:=IF([.G44]= &quot;EUR&quot;; IF([.C45] &lt; [.C4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6]) = 1; 1;)" office:value-type="float" office:value="0" calcext:value-type="float">
            <text:p>0</text:p>
          </table:table-cell>
          <table:table-cell office:value-type="date" office:date-value="2005-02-14" calcext:value-type="date">
            <text:p>14.02.2005</text:p>
          </table:table-cell>
          <table:table-cell office:value-type="float" office:value="4.3126" calcext:value-type="float">
            <text:p>4,3126</text:p>
          </table:table-cell>
          <table:table-cell table:formula="of:=ROUND(IF([.E46]&lt;&gt;[.E45]; IF([.E46] = &quot;EUR&quot;; [.D45]/[.C46]; [.D45]*[.C46]); [.D45]); 2)" office:value-type="currency" office:currency="PLN" office:value="20673.61" calcext:value-type="currency">
            <text:p>20 673,61 zł</text:p>
          </table:table-cell>
          <table:table-cell table:formula="of:=IF([.A46] = 1; IF([.E45] = &quot;EUR&quot;; &quot;PLN&quot;; &quot;EUR&quot;); [.E45])" office:value-type="string" office:string-value="PLN" calcext:value-type="string">
            <text:p>PLN</text:p>
          </table:table-cell>
          <table:table-cell table:formula="of:=ROUND(IF([.G46]&lt;&gt;[.G45]; IF([.G46] = &quot;EUR&quot;; [.F45]/[.C46]; [.F45]*[.C46]); [.F45]); 2)" office:value-type="currency" office:currency="PLN" office:value="4897.4" calcext:value-type="currency">
            <text:p>4 897,40 zł</text:p>
          </table:table-cell>
          <table:table-cell table:formula="of:=IF([.G45]= &quot;EUR&quot;; IF([.C46] &lt; [.C4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7]) = 1; 1;)" office:value-type="float" office:value="0" calcext:value-type="float">
            <text:p>0</text:p>
          </table:table-cell>
          <table:table-cell office:value-type="date" office:date-value="2005-02-15" calcext:value-type="date">
            <text:p>15.02.2005</text:p>
          </table:table-cell>
          <table:table-cell office:value-type="float" office:value="4.3133" calcext:value-type="float">
            <text:p>4,3133</text:p>
          </table:table-cell>
          <table:table-cell table:formula="of:=ROUND(IF([.E47]&lt;&gt;[.E46]; IF([.E47] = &quot;EUR&quot;; [.D46]/[.C47]; [.D46]*[.C47]); [.D46]); 2)" office:value-type="currency" office:currency="PLN" office:value="20673.61" calcext:value-type="currency">
            <text:p>20 673,61 zł</text:p>
          </table:table-cell>
          <table:table-cell table:formula="of:=IF([.A47] = 1; IF([.E46] = &quot;EUR&quot;; &quot;PLN&quot;; &quot;EUR&quot;); [.E46])" office:value-type="string" office:string-value="PLN" calcext:value-type="string">
            <text:p>PLN</text:p>
          </table:table-cell>
          <table:table-cell table:formula="of:=ROUND(IF([.G47]&lt;&gt;[.G46]; IF([.G47] = &quot;EUR&quot;; [.F46]/[.C47]; [.F46]*[.C47]); [.F46]); 2)" office:value-type="currency" office:currency="PLN" office:value="4897.4" calcext:value-type="currency">
            <text:p>4 897,40 zł</text:p>
          </table:table-cell>
          <table:table-cell table:formula="of:=IF([.G46]= &quot;EUR&quot;; IF([.C47] &lt; [.C4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48]) = 1; 1;)" office:value-type="float" office:value="0" calcext:value-type="float">
            <text:p>0</text:p>
          </table:table-cell>
          <table:table-cell office:value-type="date" office:date-value="2005-02-16" calcext:value-type="date">
            <text:p>16.02.2005</text:p>
          </table:table-cell>
          <table:table-cell office:value-type="float" office:value="4.2813" calcext:value-type="float">
            <text:p>4,2813</text:p>
          </table:table-cell>
          <table:table-cell table:formula="of:=ROUND(IF([.E48]&lt;&gt;[.E47]; IF([.E48] = &quot;EUR&quot;; [.D47]/[.C48]; [.D47]*[.C48]); [.D47]); 2)" office:value-type="currency" office:currency="PLN" office:value="20673.61" calcext:value-type="currency">
            <text:p>20 673,61 zł</text:p>
          </table:table-cell>
          <table:table-cell table:formula="of:=IF([.A48] = 1; IF([.E47] = &quot;EUR&quot;; &quot;PLN&quot;; &quot;EUR&quot;); [.E47])" office:value-type="string" office:string-value="PLN" calcext:value-type="string">
            <text:p>PLN</text:p>
          </table:table-cell>
          <table:table-cell table:formula="of:=ROUND(IF([.G48]&lt;&gt;[.G47]; IF([.G48] = &quot;EUR&quot;; [.F47]/[.C48]; [.F47]*[.C48]); [.F47]); 2)" office:value-type="currency" office:currency="PLN" office:value="20967.24" calcext:value-type="currency">
            <text:p>20 967,24 zł</text:p>
          </table:table-cell>
          <table:table-cell table:formula="of:=IF([.G47]= &quot;EUR&quot;; IF([.C48] &lt; [.C4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49]) = 1; 1;)" office:value-type="float" office:value="0" calcext:value-type="float">
            <text:p>0</text:p>
          </table:table-cell>
          <table:table-cell office:value-type="date" office:date-value="2005-02-17" calcext:value-type="date">
            <text:p>17.02.2005</text:p>
          </table:table-cell>
          <table:table-cell office:value-type="float" office:value="4.2977" calcext:value-type="float">
            <text:p>4,2977</text:p>
          </table:table-cell>
          <table:table-cell table:formula="of:=ROUND(IF([.E49]&lt;&gt;[.E48]; IF([.E49] = &quot;EUR&quot;; [.D48]/[.C49]; [.D48]*[.C49]); [.D48]); 2)" office:value-type="currency" office:currency="PLN" office:value="20673.61" calcext:value-type="currency">
            <text:p>20 673,61 zł</text:p>
          </table:table-cell>
          <table:table-cell table:formula="of:=IF([.A49] = 1; IF([.E48] = &quot;EUR&quot;; &quot;PLN&quot;; &quot;EUR&quot;); [.E48])" office:value-type="string" office:string-value="PLN" calcext:value-type="string">
            <text:p>PLN</text:p>
          </table:table-cell>
          <table:table-cell table:formula="of:=ROUND(IF([.G49]&lt;&gt;[.G48]; IF([.G49] = &quot;EUR&quot;; [.F48]/[.C49]; [.F48]*[.C49]); [.F48]); 2)" office:value-type="currency" office:currency="PLN" office:value="4878.71" calcext:value-type="currency">
            <text:p>4 878,71 zł</text:p>
          </table:table-cell>
          <table:table-cell table:formula="of:=IF([.G48]= &quot;EUR&quot;; IF([.C49] &lt; [.C4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0]) = 1; 1;)" office:value-type="float" office:value="0" calcext:value-type="float">
            <text:p>0</text:p>
          </table:table-cell>
          <table:table-cell office:value-type="date" office:date-value="2005-02-18" calcext:value-type="date">
            <text:p>18.02.2005</text:p>
          </table:table-cell>
          <table:table-cell office:value-type="float" office:value="4.3412" calcext:value-type="float">
            <text:p>4,3412</text:p>
          </table:table-cell>
          <table:table-cell table:formula="of:=ROUND(IF([.E50]&lt;&gt;[.E49]; IF([.E50] = &quot;EUR&quot;; [.D49]/[.C50]; [.D49]*[.C50]); [.D49]); 2)" office:value-type="currency" office:currency="PLN" office:value="20673.61" calcext:value-type="currency">
            <text:p>20 673,61 zł</text:p>
          </table:table-cell>
          <table:table-cell table:formula="of:=IF([.A50] = 1; IF([.E49] = &quot;EUR&quot;; &quot;PLN&quot;; &quot;EUR&quot;); [.E49])" office:value-type="string" office:string-value="PLN" calcext:value-type="string">
            <text:p>PLN</text:p>
          </table:table-cell>
          <table:table-cell table:formula="of:=ROUND(IF([.G50]&lt;&gt;[.G49]; IF([.G50] = &quot;EUR&quot;; [.F49]/[.C50]; [.F49]*[.C50]); [.F49]); 2)" office:value-type="currency" office:currency="PLN" office:value="4878.71" calcext:value-type="currency">
            <text:p>4 878,71 zł</text:p>
          </table:table-cell>
          <table:table-cell table:formula="of:=IF([.G49]= &quot;EUR&quot;; IF([.C50] &lt; [.C4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1]) = 1; 1;)" office:value-type="float" office:value="0" calcext:value-type="float">
            <text:p>0</text:p>
          </table:table-cell>
          <table:table-cell office:value-type="date" office:date-value="2005-02-19" calcext:value-type="date">
            <text:p>19.02.2005</text:p>
          </table:table-cell>
          <table:table-cell office:value-type="float" office:value="4.3653" calcext:value-type="float">
            <text:p>4,3653</text:p>
          </table:table-cell>
          <table:table-cell table:formula="of:=ROUND(IF([.E51]&lt;&gt;[.E50]; IF([.E51] = &quot;EUR&quot;; [.D50]/[.C51]; [.D50]*[.C51]); [.D50]); 2)" office:value-type="currency" office:currency="PLN" office:value="20673.61" calcext:value-type="currency">
            <text:p>20 673,61 zł</text:p>
          </table:table-cell>
          <table:table-cell table:formula="of:=IF([.A51] = 1; IF([.E50] = &quot;EUR&quot;; &quot;PLN&quot;; &quot;EUR&quot;); [.E50])" office:value-type="string" office:string-value="PLN" calcext:value-type="string">
            <text:p>PLN</text:p>
          </table:table-cell>
          <table:table-cell table:formula="of:=ROUND(IF([.G51]&lt;&gt;[.G50]; IF([.G51] = &quot;EUR&quot;; [.F50]/[.C51]; [.F50]*[.C51]); [.F50]); 2)" office:value-type="currency" office:currency="PLN" office:value="4878.71" calcext:value-type="currency">
            <text:p>4 878,71 zł</text:p>
          </table:table-cell>
          <table:table-cell table:formula="of:=IF([.G50]= &quot;EUR&quot;; IF([.C51] &lt; [.C5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2]) = 1; 1;)" office:value-type="float" office:value="0" calcext:value-type="float">
            <text:p>0</text:p>
          </table:table-cell>
          <table:table-cell office:value-type="date" office:date-value="2005-02-20" calcext:value-type="date">
            <text:p>20.02.2005</text:p>
          </table:table-cell>
          <table:table-cell office:value-type="float" office:value="4.3693" calcext:value-type="float">
            <text:p>4,3693</text:p>
          </table:table-cell>
          <table:table-cell table:formula="of:=ROUND(IF([.E52]&lt;&gt;[.E51]; IF([.E52] = &quot;EUR&quot;; [.D51]/[.C52]; [.D51]*[.C52]); [.D51]); 2)" office:value-type="currency" office:currency="PLN" office:value="20673.61" calcext:value-type="currency">
            <text:p>20 673,61 zł</text:p>
          </table:table-cell>
          <table:table-cell table:formula="of:=IF([.A52] = 1; IF([.E51] = &quot;EUR&quot;; &quot;PLN&quot;; &quot;EUR&quot;); [.E51])" office:value-type="string" office:string-value="PLN" calcext:value-type="string">
            <text:p>PLN</text:p>
          </table:table-cell>
          <table:table-cell table:formula="of:=ROUND(IF([.G52]&lt;&gt;[.G51]; IF([.G52] = &quot;EUR&quot;; [.F51]/[.C52]; [.F51]*[.C52]); [.F51]); 2)" office:value-type="currency" office:currency="PLN" office:value="4878.71" calcext:value-type="currency">
            <text:p>4 878,71 zł</text:p>
          </table:table-cell>
          <table:table-cell table:formula="of:=IF([.G51]= &quot;EUR&quot;; IF([.C52] &lt; [.C5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3]) = 1; 1;)" office:value-type="float" office:value="0" calcext:value-type="float">
            <text:p>0</text:p>
          </table:table-cell>
          <table:table-cell office:value-type="date" office:date-value="2005-02-21" calcext:value-type="date">
            <text:p>21.02.2005</text:p>
          </table:table-cell>
          <table:table-cell office:value-type="float" office:value="4.398" calcext:value-type="float">
            <text:p>4,398</text:p>
          </table:table-cell>
          <table:table-cell table:formula="of:=ROUND(IF([.E53]&lt;&gt;[.E52]; IF([.E53] = &quot;EUR&quot;; [.D52]/[.C53]; [.D52]*[.C53]); [.D52]); 2)" office:value-type="currency" office:currency="PLN" office:value="20673.61" calcext:value-type="currency">
            <text:p>20 673,61 zł</text:p>
          </table:table-cell>
          <table:table-cell table:formula="of:=IF([.A53] = 1; IF([.E52] = &quot;EUR&quot;; &quot;PLN&quot;; &quot;EUR&quot;); [.E52])" office:value-type="string" office:string-value="PLN" calcext:value-type="string">
            <text:p>PLN</text:p>
          </table:table-cell>
          <table:table-cell table:formula="of:=ROUND(IF([.G53]&lt;&gt;[.G52]; IF([.G53] = &quot;EUR&quot;; [.F52]/[.C53]; [.F52]*[.C53]); [.F52]); 2)" office:value-type="currency" office:currency="PLN" office:value="4878.71" calcext:value-type="currency">
            <text:p>4 878,71 zł</text:p>
          </table:table-cell>
          <table:table-cell table:formula="of:=IF([.G52]= &quot;EUR&quot;; IF([.C53] &lt; [.C5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4]) = 1; 1;)" office:value-type="float" office:value="0" calcext:value-type="float">
            <text:p>0</text:p>
          </table:table-cell>
          <table:table-cell office:value-type="date" office:date-value="2005-02-22" calcext:value-type="date">
            <text:p>22.02.2005</text:p>
          </table:table-cell>
          <table:table-cell office:value-type="float" office:value="4.3077" calcext:value-type="float">
            <text:p>4,3077</text:p>
          </table:table-cell>
          <table:table-cell table:formula="of:=ROUND(IF([.E54]&lt;&gt;[.E53]; IF([.E54] = &quot;EUR&quot;; [.D53]/[.C54]; [.D53]*[.C54]); [.D53]); 2)" office:value-type="currency" office:currency="PLN" office:value="20673.61" calcext:value-type="currency">
            <text:p>20 673,61 zł</text:p>
          </table:table-cell>
          <table:table-cell table:formula="of:=IF([.A54] = 1; IF([.E53] = &quot;EUR&quot;; &quot;PLN&quot;; &quot;EUR&quot;); [.E53])" office:value-type="string" office:string-value="PLN" calcext:value-type="string">
            <text:p>PLN</text:p>
          </table:table-cell>
          <table:table-cell table:formula="of:=ROUND(IF([.G54]&lt;&gt;[.G53]; IF([.G54] = &quot;EUR&quot;; [.F53]/[.C54]; [.F53]*[.C54]); [.F53]); 2)" office:value-type="currency" office:currency="PLN" office:value="21016.02" calcext:value-type="currency">
            <text:p>21 016,02 zł</text:p>
          </table:table-cell>
          <table:table-cell table:formula="of:=IF([.G53]= &quot;EUR&quot;; IF([.C54] &lt; [.C5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55]) = 1; 1;)" office:value-type="float" office:value="0" calcext:value-type="float">
            <text:p>0</text:p>
          </table:table-cell>
          <table:table-cell office:value-type="date" office:date-value="2005-02-23" calcext:value-type="date">
            <text:p>23.02.2005</text:p>
          </table:table-cell>
          <table:table-cell office:value-type="float" office:value="4.3504" calcext:value-type="float">
            <text:p>4,3504</text:p>
          </table:table-cell>
          <table:table-cell table:formula="of:=ROUND(IF([.E55]&lt;&gt;[.E54]; IF([.E55] = &quot;EUR&quot;; [.D54]/[.C55]; [.D54]*[.C55]); [.D54]); 2)" office:value-type="currency" office:currency="PLN" office:value="20673.61" calcext:value-type="currency">
            <text:p>20 673,61 zł</text:p>
          </table:table-cell>
          <table:table-cell table:formula="of:=IF([.A55] = 1; IF([.E54] = &quot;EUR&quot;; &quot;PLN&quot;; &quot;EUR&quot;); [.E54])" office:value-type="string" office:string-value="PLN" calcext:value-type="string">
            <text:p>PLN</text:p>
          </table:table-cell>
          <table:table-cell table:formula="of:=ROUND(IF([.G55]&lt;&gt;[.G54]; IF([.G55] = &quot;EUR&quot;; [.F54]/[.C55]; [.F54]*[.C55]); [.F54]); 2)" office:value-type="currency" office:currency="PLN" office:value="4830.82" calcext:value-type="currency">
            <text:p>4 830,82 zł</text:p>
          </table:table-cell>
          <table:table-cell table:formula="of:=IF([.G54]= &quot;EUR&quot;; IF([.C55] &lt; [.C5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6]) = 1; 1;)" office:value-type="float" office:value="0" calcext:value-type="float">
            <text:p>0</text:p>
          </table:table-cell>
          <table:table-cell office:value-type="date" office:date-value="2005-02-24" calcext:value-type="date">
            <text:p>24.02.2005</text:p>
          </table:table-cell>
          <table:table-cell office:value-type="float" office:value="4.3138" calcext:value-type="float">
            <text:p>4,3138</text:p>
          </table:table-cell>
          <table:table-cell table:formula="of:=ROUND(IF([.E56]&lt;&gt;[.E55]; IF([.E56] = &quot;EUR&quot;; [.D55]/[.C56]; [.D55]*[.C56]); [.D55]); 2)" office:value-type="currency" office:currency="PLN" office:value="20673.61" calcext:value-type="currency">
            <text:p>20 673,61 zł</text:p>
          </table:table-cell>
          <table:table-cell table:formula="of:=IF([.A56] = 1; IF([.E55] = &quot;EUR&quot;; &quot;PLN&quot;; &quot;EUR&quot;); [.E55])" office:value-type="string" office:string-value="PLN" calcext:value-type="string">
            <text:p>PLN</text:p>
          </table:table-cell>
          <table:table-cell table:formula="of:=ROUND(IF([.G56]&lt;&gt;[.G55]; IF([.G56] = &quot;EUR&quot;; [.F55]/[.C56]; [.F55]*[.C56]); [.F55]); 2)" office:value-type="currency" office:currency="PLN" office:value="20839.19" calcext:value-type="currency">
            <text:p>20 839,19 zł</text:p>
          </table:table-cell>
          <table:table-cell table:formula="of:=IF([.G55]= &quot;EUR&quot;; IF([.C56] &lt; [.C5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57]) = 1; 1;)" office:value-type="float" office:value="0" calcext:value-type="float">
            <text:p>0</text:p>
          </table:table-cell>
          <table:table-cell office:value-type="date" office:date-value="2005-02-25" calcext:value-type="date">
            <text:p>25.02.2005</text:p>
          </table:table-cell>
          <table:table-cell office:value-type="float" office:value="4.3283" calcext:value-type="float">
            <text:p>4,3283</text:p>
          </table:table-cell>
          <table:table-cell table:formula="of:=ROUND(IF([.E57]&lt;&gt;[.E56]; IF([.E57] = &quot;EUR&quot;; [.D56]/[.C57]; [.D56]*[.C57]); [.D56]); 2)" office:value-type="currency" office:currency="PLN" office:value="20673.61" calcext:value-type="currency">
            <text:p>20 673,61 zł</text:p>
          </table:table-cell>
          <table:table-cell table:formula="of:=IF([.A57] = 1; IF([.E56] = &quot;EUR&quot;; &quot;PLN&quot;; &quot;EUR&quot;); [.E56])" office:value-type="string" office:string-value="PLN" calcext:value-type="string">
            <text:p>PLN</text:p>
          </table:table-cell>
          <table:table-cell table:formula="of:=ROUND(IF([.G57]&lt;&gt;[.G56]; IF([.G57] = &quot;EUR&quot;; [.F56]/[.C57]; [.F56]*[.C57]); [.F56]); 2)" office:value-type="currency" office:currency="PLN" office:value="4814.64" calcext:value-type="currency">
            <text:p>4 814,64 zł</text:p>
          </table:table-cell>
          <table:table-cell table:formula="of:=IF([.G56]= &quot;EUR&quot;; IF([.C57] &lt; [.C5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58]) = 1; 1;)" office:value-type="float" office:value="0" calcext:value-type="float">
            <text:p>0</text:p>
          </table:table-cell>
          <table:table-cell office:value-type="date" office:date-value="2005-02-26" calcext:value-type="date">
            <text:p>26.02.2005</text:p>
          </table:table-cell>
          <table:table-cell office:value-type="float" office:value="4.3124" calcext:value-type="float">
            <text:p>4,3124</text:p>
          </table:table-cell>
          <table:table-cell table:formula="of:=ROUND(IF([.E58]&lt;&gt;[.E57]; IF([.E58] = &quot;EUR&quot;; [.D57]/[.C58]; [.D57]*[.C58]); [.D57]); 2)" office:value-type="currency" office:currency="PLN" office:value="20673.61" calcext:value-type="currency">
            <text:p>20 673,61 zł</text:p>
          </table:table-cell>
          <table:table-cell table:formula="of:=IF([.A58] = 1; IF([.E57] = &quot;EUR&quot;; &quot;PLN&quot;; &quot;EUR&quot;); [.E57])" office:value-type="string" office:string-value="PLN" calcext:value-type="string">
            <text:p>PLN</text:p>
          </table:table-cell>
          <table:table-cell table:formula="of:=ROUND(IF([.G58]&lt;&gt;[.G57]; IF([.G58] = &quot;EUR&quot;; [.F57]/[.C58]; [.F57]*[.C58]); [.F57]); 2)" office:value-type="currency" office:currency="PLN" office:value="20762.65" calcext:value-type="currency">
            <text:p>20 762,65 zł</text:p>
          </table:table-cell>
          <table:table-cell table:formula="of:=IF([.G57]= &quot;EUR&quot;; IF([.C58] &lt; [.C5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59]) = 1; 1;)" office:value-type="float" office:value="0" calcext:value-type="float">
            <text:p>0</text:p>
          </table:table-cell>
          <table:table-cell office:value-type="date" office:date-value="2005-02-27" calcext:value-type="date">
            <text:p>27.02.2005</text:p>
          </table:table-cell>
          <table:table-cell office:value-type="float" office:value="4.3091" calcext:value-type="float">
            <text:p>4,3091</text:p>
          </table:table-cell>
          <table:table-cell table:formula="of:=ROUND(IF([.E59]&lt;&gt;[.E58]; IF([.E59] = &quot;EUR&quot;; [.D58]/[.C59]; [.D58]*[.C59]); [.D58]); 2)" office:value-type="currency" office:currency="PLN" office:value="20673.61" calcext:value-type="currency">
            <text:p>20 673,61 zł</text:p>
          </table:table-cell>
          <table:table-cell table:formula="of:=IF([.A59] = 1; IF([.E58] = &quot;EUR&quot;; &quot;PLN&quot;; &quot;EUR&quot;); [.E58])" office:value-type="string" office:string-value="PLN" calcext:value-type="string">
            <text:p>PLN</text:p>
          </table:table-cell>
          <table:table-cell table:formula="of:=ROUND(IF([.G59]&lt;&gt;[.G58]; IF([.G59] = &quot;EUR&quot;; [.F58]/[.C59]; [.F58]*[.C59]); [.F58]); 2)" office:value-type="currency" office:currency="PLN" office:value="4818.33" calcext:value-type="currency">
            <text:p>4 818,33 zł</text:p>
          </table:table-cell>
          <table:table-cell table:formula="of:=IF([.G58]= &quot;EUR&quot;; IF([.C59] &lt; [.C5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0]) = 1; 1;)" office:value-type="float" office:value="0" calcext:value-type="float">
            <text:p>0</text:p>
          </table:table-cell>
          <table:table-cell office:value-type="date" office:date-value="2005-02-28" calcext:value-type="date">
            <text:p>28.02.2005</text:p>
          </table:table-cell>
          <table:table-cell office:value-type="float" office:value="4.3346" calcext:value-type="float">
            <text:p>4,3346</text:p>
          </table:table-cell>
          <table:table-cell table:formula="of:=ROUND(IF([.E60]&lt;&gt;[.E59]; IF([.E60] = &quot;EUR&quot;; [.D59]/[.C60]; [.D59]*[.C60]); [.D59]); 2)" office:value-type="currency" office:currency="PLN" office:value="20673.61" calcext:value-type="currency">
            <text:p>20 673,61 zł</text:p>
          </table:table-cell>
          <table:table-cell table:formula="of:=IF([.A60] = 1; IF([.E59] = &quot;EUR&quot;; &quot;PLN&quot;; &quot;EUR&quot;); [.E59])" office:value-type="string" office:string-value="PLN" calcext:value-type="string">
            <text:p>PLN</text:p>
          </table:table-cell>
          <table:table-cell table:formula="of:=ROUND(IF([.G60]&lt;&gt;[.G59]; IF([.G60] = &quot;EUR&quot;; [.F59]/[.C60]; [.F59]*[.C60]); [.F59]); 2)" office:value-type="currency" office:currency="PLN" office:value="4818.33" calcext:value-type="currency">
            <text:p>4 818,33 zł</text:p>
          </table:table-cell>
          <table:table-cell table:formula="of:=IF([.G59]= &quot;EUR&quot;; IF([.C60] &lt; [.C5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1]) = 1; 1;)" office:value-type="float" office:value="1" calcext:value-type="float">
            <text:p>1</text:p>
          </table:table-cell>
          <table:table-cell office:value-type="date" office:date-value="2005-03-01" calcext:value-type="date">
            <text:p>1.03.2005</text:p>
          </table:table-cell>
          <table:table-cell office:value-type="float" office:value="4.3518" calcext:value-type="float">
            <text:p>4,3518</text:p>
          </table:table-cell>
          <table:table-cell table:formula="of:=ROUND(IF([.E61]&lt;&gt;[.E60]; IF([.E61] = &quot;EUR&quot;; [.D60]/[.C61]; [.D60]*[.C61]); [.D60]); 2)" office:value-type="currency" office:currency="PLN" office:value="4750.59" calcext:value-type="currency">
            <text:p>4 750,59 zł</text:p>
          </table:table-cell>
          <table:table-cell table:formula="of:=IF([.A61] = 1; IF([.E60] = &quot;EUR&quot;; &quot;PLN&quot;; &quot;EUR&quot;); [.E60])" office:value-type="string" office:string-value="EUR" calcext:value-type="string">
            <text:p>EUR</text:p>
          </table:table-cell>
          <table:table-cell table:formula="of:=ROUND(IF([.G61]&lt;&gt;[.G60]; IF([.G61] = &quot;EUR&quot;; [.F60]/[.C61]; [.F60]*[.C61]); [.F60]); 2)" office:value-type="currency" office:currency="PLN" office:value="4818.33" calcext:value-type="currency">
            <text:p>4 818,33 zł</text:p>
          </table:table-cell>
          <table:table-cell table:formula="of:=IF([.G60]= &quot;EUR&quot;; IF([.C61] &lt; [.C6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2]) = 1; 1;)" office:value-type="float" office:value="0" calcext:value-type="float">
            <text:p>0</text:p>
          </table:table-cell>
          <table:table-cell office:value-type="date" office:date-value="2005-03-02" calcext:value-type="date">
            <text:p>2.03.2005</text:p>
          </table:table-cell>
          <table:table-cell office:value-type="float" office:value="4.3286" calcext:value-type="float">
            <text:p>4,3286</text:p>
          </table:table-cell>
          <table:table-cell table:formula="of:=ROUND(IF([.E62]&lt;&gt;[.E61]; IF([.E62] = &quot;EUR&quot;; [.D61]/[.C62]; [.D61]*[.C62]); [.D61]); 2)" office:value-type="currency" office:currency="PLN" office:value="4750.59" calcext:value-type="currency">
            <text:p>4 750,59 zł</text:p>
          </table:table-cell>
          <table:table-cell table:formula="of:=IF([.A62] = 1; IF([.E61] = &quot;EUR&quot;; &quot;PLN&quot;; &quot;EUR&quot;); [.E61])" office:value-type="string" office:string-value="EUR" calcext:value-type="string">
            <text:p>EUR</text:p>
          </table:table-cell>
          <table:table-cell table:formula="of:=ROUND(IF([.G62]&lt;&gt;[.G61]; IF([.G62] = &quot;EUR&quot;; [.F61]/[.C62]; [.F61]*[.C62]); [.F61]); 2)" office:value-type="currency" office:currency="PLN" office:value="20856.62" calcext:value-type="currency">
            <text:p>20 856,62 zł</text:p>
          </table:table-cell>
          <table:table-cell table:formula="of:=IF([.G61]= &quot;EUR&quot;; IF([.C62] &lt; [.C6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63]) = 1; 1;)" office:value-type="float" office:value="0" calcext:value-type="float">
            <text:p>0</text:p>
          </table:table-cell>
          <table:table-cell office:value-type="date" office:date-value="2005-03-03" calcext:value-type="date">
            <text:p>3.03.2005</text:p>
          </table:table-cell>
          <table:table-cell office:value-type="float" office:value="4.3542" calcext:value-type="float">
            <text:p>4,3542</text:p>
          </table:table-cell>
          <table:table-cell table:formula="of:=ROUND(IF([.E63]&lt;&gt;[.E62]; IF([.E63] = &quot;EUR&quot;; [.D62]/[.C63]; [.D62]*[.C63]); [.D62]); 2)" office:value-type="currency" office:currency="PLN" office:value="4750.59" calcext:value-type="currency">
            <text:p>4 750,59 zł</text:p>
          </table:table-cell>
          <table:table-cell table:formula="of:=IF([.A63] = 1; IF([.E62] = &quot;EUR&quot;; &quot;PLN&quot;; &quot;EUR&quot;); [.E62])" office:value-type="string" office:string-value="EUR" calcext:value-type="string">
            <text:p>EUR</text:p>
          </table:table-cell>
          <table:table-cell table:formula="of:=ROUND(IF([.G63]&lt;&gt;[.G62]; IF([.G63] = &quot;EUR&quot;; [.F62]/[.C63]; [.F62]*[.C63]); [.F62]); 2)" office:value-type="currency" office:currency="PLN" office:value="4790" calcext:value-type="currency">
            <text:p>4 790,00 zł</text:p>
          </table:table-cell>
          <table:table-cell table:formula="of:=IF([.G62]= &quot;EUR&quot;; IF([.C63] &lt; [.C6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4]) = 1; 1;)" office:value-type="float" office:value="0" calcext:value-type="float">
            <text:p>0</text:p>
          </table:table-cell>
          <table:table-cell office:value-type="date" office:date-value="2005-03-04" calcext:value-type="date">
            <text:p>4.03.2005</text:p>
          </table:table-cell>
          <table:table-cell office:value-type="float" office:value="4.3701" calcext:value-type="float">
            <text:p>4,3701</text:p>
          </table:table-cell>
          <table:table-cell table:formula="of:=ROUND(IF([.E64]&lt;&gt;[.E63]; IF([.E64] = &quot;EUR&quot;; [.D63]/[.C64]; [.D63]*[.C64]); [.D63]); 2)" office:value-type="currency" office:currency="PLN" office:value="4750.59" calcext:value-type="currency">
            <text:p>4 750,59 zł</text:p>
          </table:table-cell>
          <table:table-cell table:formula="of:=IF([.A64] = 1; IF([.E63] = &quot;EUR&quot;; &quot;PLN&quot;; &quot;EUR&quot;); [.E63])" office:value-type="string" office:string-value="EUR" calcext:value-type="string">
            <text:p>EUR</text:p>
          </table:table-cell>
          <table:table-cell table:formula="of:=ROUND(IF([.G64]&lt;&gt;[.G63]; IF([.G64] = &quot;EUR&quot;; [.F63]/[.C64]; [.F63]*[.C64]); [.F63]); 2)" office:value-type="currency" office:currency="PLN" office:value="4790" calcext:value-type="currency">
            <text:p>4 790,00 zł</text:p>
          </table:table-cell>
          <table:table-cell table:formula="of:=IF([.G63]= &quot;EUR&quot;; IF([.C64] &lt; [.C6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5]) = 1; 1;)" office:value-type="float" office:value="0" calcext:value-type="float">
            <text:p>0</text:p>
          </table:table-cell>
          <table:table-cell office:value-type="date" office:date-value="2005-03-05" calcext:value-type="date">
            <text:p>5.03.2005</text:p>
          </table:table-cell>
          <table:table-cell office:value-type="float" office:value="4.4052" calcext:value-type="float">
            <text:p>4,4052</text:p>
          </table:table-cell>
          <table:table-cell table:formula="of:=ROUND(IF([.E65]&lt;&gt;[.E64]; IF([.E65] = &quot;EUR&quot;; [.D64]/[.C65]; [.D64]*[.C65]); [.D64]); 2)" office:value-type="currency" office:currency="PLN" office:value="4750.59" calcext:value-type="currency">
            <text:p>4 750,59 zł</text:p>
          </table:table-cell>
          <table:table-cell table:formula="of:=IF([.A65] = 1; IF([.E64] = &quot;EUR&quot;; &quot;PLN&quot;; &quot;EUR&quot;); [.E64])" office:value-type="string" office:string-value="EUR" calcext:value-type="string">
            <text:p>EUR</text:p>
          </table:table-cell>
          <table:table-cell table:formula="of:=ROUND(IF([.G65]&lt;&gt;[.G64]; IF([.G65] = &quot;EUR&quot;; [.F64]/[.C65]; [.F64]*[.C65]); [.F64]); 2)" office:value-type="currency" office:currency="PLN" office:value="4790" calcext:value-type="currency">
            <text:p>4 790,00 zł</text:p>
          </table:table-cell>
          <table:table-cell table:formula="of:=IF([.G64]= &quot;EUR&quot;; IF([.C65] &lt; [.C6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6]) = 1; 1;)" office:value-type="float" office:value="0" calcext:value-type="float">
            <text:p>0</text:p>
          </table:table-cell>
          <table:table-cell office:value-type="date" office:date-value="2005-03-06" calcext:value-type="date">
            <text:p>6.03.2005</text:p>
          </table:table-cell>
          <table:table-cell office:value-type="float" office:value="4.4518" calcext:value-type="float">
            <text:p>4,4518</text:p>
          </table:table-cell>
          <table:table-cell table:formula="of:=ROUND(IF([.E66]&lt;&gt;[.E65]; IF([.E66] = &quot;EUR&quot;; [.D65]/[.C66]; [.D65]*[.C66]); [.D65]); 2)" office:value-type="currency" office:currency="PLN" office:value="4750.59" calcext:value-type="currency">
            <text:p>4 750,59 zł</text:p>
          </table:table-cell>
          <table:table-cell table:formula="of:=IF([.A66] = 1; IF([.E65] = &quot;EUR&quot;; &quot;PLN&quot;; &quot;EUR&quot;); [.E65])" office:value-type="string" office:string-value="EUR" calcext:value-type="string">
            <text:p>EUR</text:p>
          </table:table-cell>
          <table:table-cell table:formula="of:=ROUND(IF([.G66]&lt;&gt;[.G65]; IF([.G66] = &quot;EUR&quot;; [.F65]/[.C66]; [.F65]*[.C66]); [.F65]); 2)" office:value-type="currency" office:currency="PLN" office:value="4790" calcext:value-type="currency">
            <text:p>4 790,00 zł</text:p>
          </table:table-cell>
          <table:table-cell table:formula="of:=IF([.G65]= &quot;EUR&quot;; IF([.C66] &lt; [.C6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7]) = 1; 1;)" office:value-type="float" office:value="0" calcext:value-type="float">
            <text:p>0</text:p>
          </table:table-cell>
          <table:table-cell office:value-type="date" office:date-value="2005-03-07" calcext:value-type="date">
            <text:p>7.03.2005</text:p>
          </table:table-cell>
          <table:table-cell office:value-type="float" office:value="4.4158" calcext:value-type="float">
            <text:p>4,4158</text:p>
          </table:table-cell>
          <table:table-cell table:formula="of:=ROUND(IF([.E67]&lt;&gt;[.E66]; IF([.E67] = &quot;EUR&quot;; [.D66]/[.C67]; [.D66]*[.C67]); [.D66]); 2)" office:value-type="currency" office:currency="PLN" office:value="4750.59" calcext:value-type="currency">
            <text:p>4 750,59 zł</text:p>
          </table:table-cell>
          <table:table-cell table:formula="of:=IF([.A67] = 1; IF([.E66] = &quot;EUR&quot;; &quot;PLN&quot;; &quot;EUR&quot;); [.E66])" office:value-type="string" office:string-value="EUR" calcext:value-type="string">
            <text:p>EUR</text:p>
          </table:table-cell>
          <table:table-cell table:formula="of:=ROUND(IF([.G67]&lt;&gt;[.G66]; IF([.G67] = &quot;EUR&quot;; [.F66]/[.C67]; [.F66]*[.C67]); [.F66]); 2)" office:value-type="currency" office:currency="PLN" office:value="21151.68" calcext:value-type="currency">
            <text:p>21 151,68 zł</text:p>
          </table:table-cell>
          <table:table-cell table:formula="of:=IF([.G66]= &quot;EUR&quot;; IF([.C67] &lt; [.C6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68]) = 1; 1;)" office:value-type="float" office:value="0" calcext:value-type="float">
            <text:p>0</text:p>
          </table:table-cell>
          <table:table-cell office:value-type="date" office:date-value="2005-03-08" calcext:value-type="date">
            <text:p>8.03.2005</text:p>
          </table:table-cell>
          <table:table-cell office:value-type="float" office:value="4.3632" calcext:value-type="float">
            <text:p>4,3632</text:p>
          </table:table-cell>
          <table:table-cell table:formula="of:=ROUND(IF([.E68]&lt;&gt;[.E67]; IF([.E68] = &quot;EUR&quot;; [.D67]/[.C68]; [.D67]*[.C68]); [.D67]); 2)" office:value-type="currency" office:currency="PLN" office:value="4750.59" calcext:value-type="currency">
            <text:p>4 750,59 zł</text:p>
          </table:table-cell>
          <table:table-cell table:formula="of:=IF([.A68] = 1; IF([.E67] = &quot;EUR&quot;; &quot;PLN&quot;; &quot;EUR&quot;); [.E67])" office:value-type="string" office:string-value="EUR" calcext:value-type="string">
            <text:p>EUR</text:p>
          </table:table-cell>
          <table:table-cell table:formula="of:=ROUND(IF([.G68]&lt;&gt;[.G67]; IF([.G68] = &quot;EUR&quot;; [.F67]/[.C68]; [.F67]*[.C68]); [.F67]); 2)" office:value-type="currency" office:currency="PLN" office:value="4847.74" calcext:value-type="currency">
            <text:p>4 847,74 zł</text:p>
          </table:table-cell>
          <table:table-cell table:formula="of:=IF([.G67]= &quot;EUR&quot;; IF([.C68] &lt; [.C6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69]) = 1; 1;)" office:value-type="float" office:value="0" calcext:value-type="float">
            <text:p>0</text:p>
          </table:table-cell>
          <table:table-cell office:value-type="date" office:date-value="2005-03-09" calcext:value-type="date">
            <text:p>9.03.2005</text:p>
          </table:table-cell>
          <table:table-cell office:value-type="float" office:value="4.3648" calcext:value-type="float">
            <text:p>4,3648</text:p>
          </table:table-cell>
          <table:table-cell table:formula="of:=ROUND(IF([.E69]&lt;&gt;[.E68]; IF([.E69] = &quot;EUR&quot;; [.D68]/[.C69]; [.D68]*[.C69]); [.D68]); 2)" office:value-type="currency" office:currency="PLN" office:value="4750.59" calcext:value-type="currency">
            <text:p>4 750,59 zł</text:p>
          </table:table-cell>
          <table:table-cell table:formula="of:=IF([.A69] = 1; IF([.E68] = &quot;EUR&quot;; &quot;PLN&quot;; &quot;EUR&quot;); [.E68])" office:value-type="string" office:string-value="EUR" calcext:value-type="string">
            <text:p>EUR</text:p>
          </table:table-cell>
          <table:table-cell table:formula="of:=ROUND(IF([.G69]&lt;&gt;[.G68]; IF([.G69] = &quot;EUR&quot;; [.F68]/[.C69]; [.F68]*[.C69]); [.F68]); 2)" office:value-type="currency" office:currency="PLN" office:value="4847.74" calcext:value-type="currency">
            <text:p>4 847,74 zł</text:p>
          </table:table-cell>
          <table:table-cell table:formula="of:=IF([.G68]= &quot;EUR&quot;; IF([.C69] &lt; [.C6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0]) = 1; 1;)" office:value-type="float" office:value="0" calcext:value-type="float">
            <text:p>0</text:p>
          </table:table-cell>
          <table:table-cell office:value-type="date" office:date-value="2005-03-10" calcext:value-type="date">
            <text:p>10.03.2005</text:p>
          </table:table-cell>
          <table:table-cell office:value-type="float" office:value="4.3231" calcext:value-type="float">
            <text:p>4,3231</text:p>
          </table:table-cell>
          <table:table-cell table:formula="of:=ROUND(IF([.E70]&lt;&gt;[.E69]; IF([.E70] = &quot;EUR&quot;; [.D69]/[.C70]; [.D69]*[.C70]); [.D69]); 2)" office:value-type="currency" office:currency="PLN" office:value="4750.59" calcext:value-type="currency">
            <text:p>4 750,59 zł</text:p>
          </table:table-cell>
          <table:table-cell table:formula="of:=IF([.A70] = 1; IF([.E69] = &quot;EUR&quot;; &quot;PLN&quot;; &quot;EUR&quot;); [.E69])" office:value-type="string" office:string-value="EUR" calcext:value-type="string">
            <text:p>EUR</text:p>
          </table:table-cell>
          <table:table-cell table:formula="of:=ROUND(IF([.G70]&lt;&gt;[.G69]; IF([.G70] = &quot;EUR&quot;; [.F69]/[.C70]; [.F69]*[.C70]); [.F69]); 2)" office:value-type="currency" office:currency="PLN" office:value="20957.26" calcext:value-type="currency">
            <text:p>20 957,26 zł</text:p>
          </table:table-cell>
          <table:table-cell table:formula="of:=IF([.G69]= &quot;EUR&quot;; IF([.C70] &lt; [.C6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71]) = 1; 1;)" office:value-type="float" office:value="0" calcext:value-type="float">
            <text:p>0</text:p>
          </table:table-cell>
          <table:table-cell office:value-type="date" office:date-value="2005-03-11" calcext:value-type="date">
            <text:p>11.03.2005</text:p>
          </table:table-cell>
          <table:table-cell office:value-type="float" office:value="4.3428" calcext:value-type="float">
            <text:p>4,3428</text:p>
          </table:table-cell>
          <table:table-cell table:formula="of:=ROUND(IF([.E71]&lt;&gt;[.E70]; IF([.E71] = &quot;EUR&quot;; [.D70]/[.C71]; [.D70]*[.C71]); [.D70]); 2)" office:value-type="currency" office:currency="PLN" office:value="4750.59" calcext:value-type="currency">
            <text:p>4 750,59 zł</text:p>
          </table:table-cell>
          <table:table-cell table:formula="of:=IF([.A71] = 1; IF([.E70] = &quot;EUR&quot;; &quot;PLN&quot;; &quot;EUR&quot;); [.E70])" office:value-type="string" office:string-value="EUR" calcext:value-type="string">
            <text:p>EUR</text:p>
          </table:table-cell>
          <table:table-cell table:formula="of:=ROUND(IF([.G71]&lt;&gt;[.G70]; IF([.G71] = &quot;EUR&quot;; [.F70]/[.C71]; [.F70]*[.C71]); [.F70]); 2)" office:value-type="currency" office:currency="PLN" office:value="4825.75" calcext:value-type="currency">
            <text:p>4 825,75 zł</text:p>
          </table:table-cell>
          <table:table-cell table:formula="of:=IF([.G70]= &quot;EUR&quot;; IF([.C71] &lt; [.C7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2]) = 1; 1;)" office:value-type="float" office:value="0" calcext:value-type="float">
            <text:p>0</text:p>
          </table:table-cell>
          <table:table-cell office:value-type="date" office:date-value="2005-03-12" calcext:value-type="date">
            <text:p>12.03.2005</text:p>
          </table:table-cell>
          <table:table-cell office:value-type="float" office:value="4.2981" calcext:value-type="float">
            <text:p>4,2981</text:p>
          </table:table-cell>
          <table:table-cell table:formula="of:=ROUND(IF([.E72]&lt;&gt;[.E71]; IF([.E72] = &quot;EUR&quot;; [.D71]/[.C72]; [.D71]*[.C72]); [.D71]); 2)" office:value-type="currency" office:currency="PLN" office:value="4750.59" calcext:value-type="currency">
            <text:p>4 750,59 zł</text:p>
          </table:table-cell>
          <table:table-cell table:formula="of:=IF([.A72] = 1; IF([.E71] = &quot;EUR&quot;; &quot;PLN&quot;; &quot;EUR&quot;); [.E71])" office:value-type="string" office:string-value="EUR" calcext:value-type="string">
            <text:p>EUR</text:p>
          </table:table-cell>
          <table:table-cell table:formula="of:=ROUND(IF([.G72]&lt;&gt;[.G71]; IF([.G72] = &quot;EUR&quot;; [.F71]/[.C72]; [.F71]*[.C72]); [.F71]); 2)" office:value-type="currency" office:currency="PLN" office:value="20741.56" calcext:value-type="currency">
            <text:p>20 741,56 zł</text:p>
          </table:table-cell>
          <table:table-cell table:formula="of:=IF([.G71]= &quot;EUR&quot;; IF([.C72] &lt; [.C7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73]) = 1; 1;)" office:value-type="float" office:value="0" calcext:value-type="float">
            <text:p>0</text:p>
          </table:table-cell>
          <table:table-cell office:value-type="date" office:date-value="2005-03-13" calcext:value-type="date">
            <text:p>13.03.2005</text:p>
          </table:table-cell>
          <table:table-cell office:value-type="float" office:value="4.2581" calcext:value-type="float">
            <text:p>4,2581</text:p>
          </table:table-cell>
          <table:table-cell table:formula="of:=ROUND(IF([.E73]&lt;&gt;[.E72]; IF([.E73] = &quot;EUR&quot;; [.D72]/[.C73]; [.D72]*[.C73]); [.D72]); 2)" office:value-type="currency" office:currency="PLN" office:value="4750.59" calcext:value-type="currency">
            <text:p>4 750,59 zł</text:p>
          </table:table-cell>
          <table:table-cell table:formula="of:=IF([.A73] = 1; IF([.E72] = &quot;EUR&quot;; &quot;PLN&quot;; &quot;EUR&quot;); [.E72])" office:value-type="string" office:string-value="EUR" calcext:value-type="string">
            <text:p>EUR</text:p>
          </table:table-cell>
          <table:table-cell table:formula="of:=ROUND(IF([.G73]&lt;&gt;[.G72]; IF([.G73] = &quot;EUR&quot;; [.F72]/[.C73]; [.F72]*[.C73]); [.F72]); 2)" office:value-type="currency" office:currency="PLN" office:value="4871.08" calcext:value-type="currency">
            <text:p>4 871,08 zł</text:p>
          </table:table-cell>
          <table:table-cell table:formula="of:=IF([.G72]= &quot;EUR&quot;; IF([.C73] &lt; [.C7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4]) = 1; 1;)" office:value-type="float" office:value="0" calcext:value-type="float">
            <text:p>0</text:p>
          </table:table-cell>
          <table:table-cell office:value-type="date" office:date-value="2005-03-14" calcext:value-type="date">
            <text:p>14.03.2005</text:p>
          </table:table-cell>
          <table:table-cell office:value-type="float" office:value="4.2703" calcext:value-type="float">
            <text:p>4,2703</text:p>
          </table:table-cell>
          <table:table-cell table:formula="of:=ROUND(IF([.E74]&lt;&gt;[.E73]; IF([.E74] = &quot;EUR&quot;; [.D73]/[.C74]; [.D73]*[.C74]); [.D73]); 2)" office:value-type="currency" office:currency="PLN" office:value="4750.59" calcext:value-type="currency">
            <text:p>4 750,59 zł</text:p>
          </table:table-cell>
          <table:table-cell table:formula="of:=IF([.A74] = 1; IF([.E73] = &quot;EUR&quot;; &quot;PLN&quot;; &quot;EUR&quot;); [.E73])" office:value-type="string" office:string-value="EUR" calcext:value-type="string">
            <text:p>EUR</text:p>
          </table:table-cell>
          <table:table-cell table:formula="of:=ROUND(IF([.G74]&lt;&gt;[.G73]; IF([.G74] = &quot;EUR&quot;; [.F73]/[.C74]; [.F73]*[.C74]); [.F73]); 2)" office:value-type="currency" office:currency="PLN" office:value="4871.08" calcext:value-type="currency">
            <text:p>4 871,08 zł</text:p>
          </table:table-cell>
          <table:table-cell table:formula="of:=IF([.G73]= &quot;EUR&quot;; IF([.C74] &lt; [.C7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5]) = 1; 1;)" office:value-type="float" office:value="0" calcext:value-type="float">
            <text:p>0</text:p>
          </table:table-cell>
          <table:table-cell office:value-type="date" office:date-value="2005-03-15" calcext:value-type="date">
            <text:p>15.03.2005</text:p>
          </table:table-cell>
          <table:table-cell office:value-type="float" office:value="4.2398" calcext:value-type="float">
            <text:p>4,2398</text:p>
          </table:table-cell>
          <table:table-cell table:formula="of:=ROUND(IF([.E75]&lt;&gt;[.E74]; IF([.E75] = &quot;EUR&quot;; [.D74]/[.C75]; [.D74]*[.C75]); [.D74]); 2)" office:value-type="currency" office:currency="PLN" office:value="4750.59" calcext:value-type="currency">
            <text:p>4 750,59 zł</text:p>
          </table:table-cell>
          <table:table-cell table:formula="of:=IF([.A75] = 1; IF([.E74] = &quot;EUR&quot;; &quot;PLN&quot;; &quot;EUR&quot;); [.E74])" office:value-type="string" office:string-value="EUR" calcext:value-type="string">
            <text:p>EUR</text:p>
          </table:table-cell>
          <table:table-cell table:formula="of:=ROUND(IF([.G75]&lt;&gt;[.G74]; IF([.G75] = &quot;EUR&quot;; [.F74]/[.C75]; [.F74]*[.C75]); [.F74]); 2)" office:value-type="currency" office:currency="PLN" office:value="20652.4" calcext:value-type="currency">
            <text:p>20 652,40 zł</text:p>
          </table:table-cell>
          <table:table-cell table:formula="of:=IF([.G74]= &quot;EUR&quot;; IF([.C75] &lt; [.C7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76]) = 1; 1;)" office:value-type="float" office:value="0" calcext:value-type="float">
            <text:p>0</text:p>
          </table:table-cell>
          <table:table-cell office:value-type="date" office:date-value="2005-03-16" calcext:value-type="date">
            <text:p>16.03.2005</text:p>
          </table:table-cell>
          <table:table-cell office:value-type="float" office:value="4.2453" calcext:value-type="float">
            <text:p>4,2453</text:p>
          </table:table-cell>
          <table:table-cell table:formula="of:=ROUND(IF([.E76]&lt;&gt;[.E75]; IF([.E76] = &quot;EUR&quot;; [.D75]/[.C76]; [.D75]*[.C76]); [.D75]); 2)" office:value-type="currency" office:currency="PLN" office:value="4750.59" calcext:value-type="currency">
            <text:p>4 750,59 zł</text:p>
          </table:table-cell>
          <table:table-cell table:formula="of:=IF([.A76] = 1; IF([.E75] = &quot;EUR&quot;; &quot;PLN&quot;; &quot;EUR&quot;); [.E75])" office:value-type="string" office:string-value="EUR" calcext:value-type="string">
            <text:p>EUR</text:p>
          </table:table-cell>
          <table:table-cell table:formula="of:=ROUND(IF([.G76]&lt;&gt;[.G75]; IF([.G76] = &quot;EUR&quot;; [.F75]/[.C76]; [.F75]*[.C76]); [.F75]); 2)" office:value-type="currency" office:currency="PLN" office:value="4864.77" calcext:value-type="currency">
            <text:p>4 864,77 zł</text:p>
          </table:table-cell>
          <table:table-cell table:formula="of:=IF([.G75]= &quot;EUR&quot;; IF([.C76] &lt; [.C7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7]) = 1; 1;)" office:value-type="float" office:value="0" calcext:value-type="float">
            <text:p>0</text:p>
          </table:table-cell>
          <table:table-cell office:value-type="date" office:date-value="2005-03-17" calcext:value-type="date">
            <text:p>17.03.2005</text:p>
          </table:table-cell>
          <table:table-cell office:value-type="float" office:value="4.2933" calcext:value-type="float">
            <text:p>4,2933</text:p>
          </table:table-cell>
          <table:table-cell table:formula="of:=ROUND(IF([.E77]&lt;&gt;[.E76]; IF([.E77] = &quot;EUR&quot;; [.D76]/[.C77]; [.D76]*[.C77]); [.D76]); 2)" office:value-type="currency" office:currency="PLN" office:value="4750.59" calcext:value-type="currency">
            <text:p>4 750,59 zł</text:p>
          </table:table-cell>
          <table:table-cell table:formula="of:=IF([.A77] = 1; IF([.E76] = &quot;EUR&quot;; &quot;PLN&quot;; &quot;EUR&quot;); [.E76])" office:value-type="string" office:string-value="EUR" calcext:value-type="string">
            <text:p>EUR</text:p>
          </table:table-cell>
          <table:table-cell table:formula="of:=ROUND(IF([.G77]&lt;&gt;[.G76]; IF([.G77] = &quot;EUR&quot;; [.F76]/[.C77]; [.F76]*[.C77]); [.F76]); 2)" office:value-type="currency" office:currency="PLN" office:value="4864.77" calcext:value-type="currency">
            <text:p>4 864,77 zł</text:p>
          </table:table-cell>
          <table:table-cell table:formula="of:=IF([.G76]= &quot;EUR&quot;; IF([.C77] &lt; [.C7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78]) = 1; 1;)" office:value-type="float" office:value="0" calcext:value-type="float">
            <text:p>0</text:p>
          </table:table-cell>
          <table:table-cell office:value-type="date" office:date-value="2005-03-18" calcext:value-type="date">
            <text:p>18.03.2005</text:p>
          </table:table-cell>
          <table:table-cell office:value-type="float" office:value="4.2767" calcext:value-type="float">
            <text:p>4,2767</text:p>
          </table:table-cell>
          <table:table-cell table:formula="of:=ROUND(IF([.E78]&lt;&gt;[.E77]; IF([.E78] = &quot;EUR&quot;; [.D77]/[.C78]; [.D77]*[.C78]); [.D77]); 2)" office:value-type="currency" office:currency="PLN" office:value="4750.59" calcext:value-type="currency">
            <text:p>4 750,59 zł</text:p>
          </table:table-cell>
          <table:table-cell table:formula="of:=IF([.A78] = 1; IF([.E77] = &quot;EUR&quot;; &quot;PLN&quot;; &quot;EUR&quot;); [.E77])" office:value-type="string" office:string-value="EUR" calcext:value-type="string">
            <text:p>EUR</text:p>
          </table:table-cell>
          <table:table-cell table:formula="of:=ROUND(IF([.G78]&lt;&gt;[.G77]; IF([.G78] = &quot;EUR&quot;; [.F77]/[.C78]; [.F77]*[.C78]); [.F77]); 2)" office:value-type="currency" office:currency="PLN" office:value="20805.16" calcext:value-type="currency">
            <text:p>20 805,16 zł</text:p>
          </table:table-cell>
          <table:table-cell table:formula="of:=IF([.G77]= &quot;EUR&quot;; IF([.C78] &lt; [.C7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79]) = 1; 1;)" office:value-type="float" office:value="0" calcext:value-type="float">
            <text:p>0</text:p>
          </table:table-cell>
          <table:table-cell office:value-type="date" office:date-value="2005-03-19" calcext:value-type="date">
            <text:p>19.03.2005</text:p>
          </table:table-cell>
          <table:table-cell office:value-type="float" office:value="4.2631" calcext:value-type="float">
            <text:p>4,2631</text:p>
          </table:table-cell>
          <table:table-cell table:formula="of:=ROUND(IF([.E79]&lt;&gt;[.E78]; IF([.E79] = &quot;EUR&quot;; [.D78]/[.C79]; [.D78]*[.C79]); [.D78]); 2)" office:value-type="currency" office:currency="PLN" office:value="4750.59" calcext:value-type="currency">
            <text:p>4 750,59 zł</text:p>
          </table:table-cell>
          <table:table-cell table:formula="of:=IF([.A79] = 1; IF([.E78] = &quot;EUR&quot;; &quot;PLN&quot;; &quot;EUR&quot;); [.E78])" office:value-type="string" office:string-value="EUR" calcext:value-type="string">
            <text:p>EUR</text:p>
          </table:table-cell>
          <table:table-cell table:formula="of:=ROUND(IF([.G79]&lt;&gt;[.G78]; IF([.G79] = &quot;EUR&quot;; [.F78]/[.C79]; [.F78]*[.C79]); [.F78]); 2)" office:value-type="currency" office:currency="PLN" office:value="4880.29" calcext:value-type="currency">
            <text:p>4 880,29 zł</text:p>
          </table:table-cell>
          <table:table-cell table:formula="of:=IF([.G78]= &quot;EUR&quot;; IF([.C79] &lt; [.C7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0]) = 1; 1;)" office:value-type="float" office:value="0" calcext:value-type="float">
            <text:p>0</text:p>
          </table:table-cell>
          <table:table-cell office:value-type="date" office:date-value="2005-03-20" calcext:value-type="date">
            <text:p>20.03.2005</text:p>
          </table:table-cell>
          <table:table-cell office:value-type="float" office:value="4.2735" calcext:value-type="float">
            <text:p>4,2735</text:p>
          </table:table-cell>
          <table:table-cell table:formula="of:=ROUND(IF([.E80]&lt;&gt;[.E79]; IF([.E80] = &quot;EUR&quot;; [.D79]/[.C80]; [.D79]*[.C80]); [.D79]); 2)" office:value-type="currency" office:currency="PLN" office:value="4750.59" calcext:value-type="currency">
            <text:p>4 750,59 zł</text:p>
          </table:table-cell>
          <table:table-cell table:formula="of:=IF([.A80] = 1; IF([.E79] = &quot;EUR&quot;; &quot;PLN&quot;; &quot;EUR&quot;); [.E79])" office:value-type="string" office:string-value="EUR" calcext:value-type="string">
            <text:p>EUR</text:p>
          </table:table-cell>
          <table:table-cell table:formula="of:=ROUND(IF([.G80]&lt;&gt;[.G79]; IF([.G80] = &quot;EUR&quot;; [.F79]/[.C80]; [.F79]*[.C80]); [.F79]); 2)" office:value-type="currency" office:currency="PLN" office:value="4880.29" calcext:value-type="currency">
            <text:p>4 880,29 zł</text:p>
          </table:table-cell>
          <table:table-cell table:formula="of:=IF([.G79]= &quot;EUR&quot;; IF([.C80] &lt; [.C7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1]) = 1; 1;)" office:value-type="float" office:value="0" calcext:value-type="float">
            <text:p>0</text:p>
          </table:table-cell>
          <table:table-cell office:value-type="date" office:date-value="2005-03-21" calcext:value-type="date">
            <text:p>21.03.2005</text:p>
          </table:table-cell>
          <table:table-cell office:value-type="float" office:value="4.2635" calcext:value-type="float">
            <text:p>4,2635</text:p>
          </table:table-cell>
          <table:table-cell table:formula="of:=ROUND(IF([.E81]&lt;&gt;[.E80]; IF([.E81] = &quot;EUR&quot;; [.D80]/[.C81]; [.D80]*[.C81]); [.D80]); 2)" office:value-type="currency" office:currency="PLN" office:value="4750.59" calcext:value-type="currency">
            <text:p>4 750,59 zł</text:p>
          </table:table-cell>
          <table:table-cell table:formula="of:=IF([.A81] = 1; IF([.E80] = &quot;EUR&quot;; &quot;PLN&quot;; &quot;EUR&quot;); [.E80])" office:value-type="string" office:string-value="EUR" calcext:value-type="string">
            <text:p>EUR</text:p>
          </table:table-cell>
          <table:table-cell table:formula="of:=ROUND(IF([.G81]&lt;&gt;[.G80]; IF([.G81] = &quot;EUR&quot;; [.F80]/[.C81]; [.F80]*[.C81]); [.F80]); 2)" office:value-type="currency" office:currency="PLN" office:value="20807.12" calcext:value-type="currency">
            <text:p>20 807,12 zł</text:p>
          </table:table-cell>
          <table:table-cell table:formula="of:=IF([.G80]= &quot;EUR&quot;; IF([.C81] &lt; [.C8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82]) = 1; 1;)" office:value-type="float" office:value="0" calcext:value-type="float">
            <text:p>0</text:p>
          </table:table-cell>
          <table:table-cell office:value-type="date" office:date-value="2005-03-22" calcext:value-type="date">
            <text:p>22.03.2005</text:p>
          </table:table-cell>
          <table:table-cell office:value-type="float" office:value="4.293" calcext:value-type="float">
            <text:p>4,293</text:p>
          </table:table-cell>
          <table:table-cell table:formula="of:=ROUND(IF([.E82]&lt;&gt;[.E81]; IF([.E82] = &quot;EUR&quot;; [.D81]/[.C82]; [.D81]*[.C82]); [.D81]); 2)" office:value-type="currency" office:currency="PLN" office:value="4750.59" calcext:value-type="currency">
            <text:p>4 750,59 zł</text:p>
          </table:table-cell>
          <table:table-cell table:formula="of:=IF([.A82] = 1; IF([.E81] = &quot;EUR&quot;; &quot;PLN&quot;; &quot;EUR&quot;); [.E81])" office:value-type="string" office:string-value="EUR" calcext:value-type="string">
            <text:p>EUR</text:p>
          </table:table-cell>
          <table:table-cell table:formula="of:=ROUND(IF([.G82]&lt;&gt;[.G81]; IF([.G82] = &quot;EUR&quot;; [.F81]/[.C82]; [.F81]*[.C82]); [.F81]); 2)" office:value-type="currency" office:currency="PLN" office:value="4846.76" calcext:value-type="currency">
            <text:p>4 846,76 zł</text:p>
          </table:table-cell>
          <table:table-cell table:formula="of:=IF([.G81]= &quot;EUR&quot;; IF([.C82] &lt; [.C8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3]) = 1; 1;)" office:value-type="float" office:value="0" calcext:value-type="float">
            <text:p>0</text:p>
          </table:table-cell>
          <table:table-cell office:value-type="date" office:date-value="2005-03-23" calcext:value-type="date">
            <text:p>23.03.2005</text:p>
          </table:table-cell>
          <table:table-cell office:value-type="float" office:value="4.2769" calcext:value-type="float">
            <text:p>4,2769</text:p>
          </table:table-cell>
          <table:table-cell table:formula="of:=ROUND(IF([.E83]&lt;&gt;[.E82]; IF([.E83] = &quot;EUR&quot;; [.D82]/[.C83]; [.D82]*[.C83]); [.D82]); 2)" office:value-type="currency" office:currency="PLN" office:value="4750.59" calcext:value-type="currency">
            <text:p>4 750,59 zł</text:p>
          </table:table-cell>
          <table:table-cell table:formula="of:=IF([.A83] = 1; IF([.E82] = &quot;EUR&quot;; &quot;PLN&quot;; &quot;EUR&quot;); [.E82])" office:value-type="string" office:string-value="EUR" calcext:value-type="string">
            <text:p>EUR</text:p>
          </table:table-cell>
          <table:table-cell table:formula="of:=ROUND(IF([.G83]&lt;&gt;[.G82]; IF([.G83] = &quot;EUR&quot;; [.F82]/[.C83]; [.F82]*[.C83]); [.F82]); 2)" office:value-type="currency" office:currency="PLN" office:value="20729.11" calcext:value-type="currency">
            <text:p>20 729,11 zł</text:p>
          </table:table-cell>
          <table:table-cell table:formula="of:=IF([.G82]= &quot;EUR&quot;; IF([.C83] &lt; [.C8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84]) = 1; 1;)" office:value-type="float" office:value="0" calcext:value-type="float">
            <text:p>0</text:p>
          </table:table-cell>
          <table:table-cell office:value-type="date" office:date-value="2005-03-24" calcext:value-type="date">
            <text:p>24.03.2005</text:p>
          </table:table-cell>
          <table:table-cell office:value-type="float" office:value="4.2735" calcext:value-type="float">
            <text:p>4,2735</text:p>
          </table:table-cell>
          <table:table-cell table:formula="of:=ROUND(IF([.E84]&lt;&gt;[.E83]; IF([.E84] = &quot;EUR&quot;; [.D83]/[.C84]; [.D83]*[.C84]); [.D83]); 2)" office:value-type="currency" office:currency="PLN" office:value="4750.59" calcext:value-type="currency">
            <text:p>4 750,59 zł</text:p>
          </table:table-cell>
          <table:table-cell table:formula="of:=IF([.A84] = 1; IF([.E83] = &quot;EUR&quot;; &quot;PLN&quot;; &quot;EUR&quot;); [.E83])" office:value-type="string" office:string-value="EUR" calcext:value-type="string">
            <text:p>EUR</text:p>
          </table:table-cell>
          <table:table-cell table:formula="of:=ROUND(IF([.G84]&lt;&gt;[.G83]; IF([.G84] = &quot;EUR&quot;; [.F83]/[.C84]; [.F83]*[.C84]); [.F83]); 2)" office:value-type="currency" office:currency="PLN" office:value="4850.62" calcext:value-type="currency">
            <text:p>4 850,62 zł</text:p>
          </table:table-cell>
          <table:table-cell table:formula="of:=IF([.G83]= &quot;EUR&quot;; IF([.C84] &lt; [.C8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5]) = 1; 1;)" office:value-type="float" office:value="0" calcext:value-type="float">
            <text:p>0</text:p>
          </table:table-cell>
          <table:table-cell office:value-type="date" office:date-value="2005-03-25" calcext:value-type="date">
            <text:p>25.03.2005</text:p>
          </table:table-cell>
          <table:table-cell office:value-type="float" office:value="4.2792" calcext:value-type="float">
            <text:p>4,2792</text:p>
          </table:table-cell>
          <table:table-cell table:formula="of:=ROUND(IF([.E85]&lt;&gt;[.E84]; IF([.E85] = &quot;EUR&quot;; [.D84]/[.C85]; [.D84]*[.C85]); [.D84]); 2)" office:value-type="currency" office:currency="PLN" office:value="4750.59" calcext:value-type="currency">
            <text:p>4 750,59 zł</text:p>
          </table:table-cell>
          <table:table-cell table:formula="of:=IF([.A85] = 1; IF([.E84] = &quot;EUR&quot;; &quot;PLN&quot;; &quot;EUR&quot;); [.E84])" office:value-type="string" office:string-value="EUR" calcext:value-type="string">
            <text:p>EUR</text:p>
          </table:table-cell>
          <table:table-cell table:formula="of:=ROUND(IF([.G85]&lt;&gt;[.G84]; IF([.G85] = &quot;EUR&quot;; [.F84]/[.C85]; [.F84]*[.C85]); [.F84]); 2)" office:value-type="currency" office:currency="PLN" office:value="4850.62" calcext:value-type="currency">
            <text:p>4 850,62 zł</text:p>
          </table:table-cell>
          <table:table-cell table:formula="of:=IF([.G84]= &quot;EUR&quot;; IF([.C85] &lt; [.C8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6]) = 1; 1;)" office:value-type="float" office:value="0" calcext:value-type="float">
            <text:p>0</text:p>
          </table:table-cell>
          <table:table-cell office:value-type="date" office:date-value="2005-03-26" calcext:value-type="date">
            <text:p>26.03.2005</text:p>
          </table:table-cell>
          <table:table-cell office:value-type="float" office:value="4.2755" calcext:value-type="float">
            <text:p>4,2755</text:p>
          </table:table-cell>
          <table:table-cell table:formula="of:=ROUND(IF([.E86]&lt;&gt;[.E85]; IF([.E86] = &quot;EUR&quot;; [.D85]/[.C86]; [.D85]*[.C86]); [.D85]); 2)" office:value-type="currency" office:currency="PLN" office:value="4750.59" calcext:value-type="currency">
            <text:p>4 750,59 zł</text:p>
          </table:table-cell>
          <table:table-cell table:formula="of:=IF([.A86] = 1; IF([.E85] = &quot;EUR&quot;; &quot;PLN&quot;; &quot;EUR&quot;); [.E85])" office:value-type="string" office:string-value="EUR" calcext:value-type="string">
            <text:p>EUR</text:p>
          </table:table-cell>
          <table:table-cell table:formula="of:=ROUND(IF([.G86]&lt;&gt;[.G85]; IF([.G86] = &quot;EUR&quot;; [.F85]/[.C86]; [.F85]*[.C86]); [.F85]); 2)" office:value-type="currency" office:currency="PLN" office:value="20738.83" calcext:value-type="currency">
            <text:p>20 738,83 zł</text:p>
          </table:table-cell>
          <table:table-cell table:formula="of:=IF([.G85]= &quot;EUR&quot;; IF([.C86] &lt; [.C8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87]) = 1; 1;)" office:value-type="float" office:value="0" calcext:value-type="float">
            <text:p>0</text:p>
          </table:table-cell>
          <table:table-cell office:value-type="date" office:date-value="2005-03-27" calcext:value-type="date">
            <text:p>27.03.2005</text:p>
          </table:table-cell>
          <table:table-cell office:value-type="float" office:value="4.2626" calcext:value-type="float">
            <text:p>4,2626</text:p>
          </table:table-cell>
          <table:table-cell table:formula="of:=ROUND(IF([.E87]&lt;&gt;[.E86]; IF([.E87] = &quot;EUR&quot;; [.D86]/[.C87]; [.D86]*[.C87]); [.D86]); 2)" office:value-type="currency" office:currency="PLN" office:value="4750.59" calcext:value-type="currency">
            <text:p>4 750,59 zł</text:p>
          </table:table-cell>
          <table:table-cell table:formula="of:=IF([.A87] = 1; IF([.E86] = &quot;EUR&quot;; &quot;PLN&quot;; &quot;EUR&quot;); [.E86])" office:value-type="string" office:string-value="EUR" calcext:value-type="string">
            <text:p>EUR</text:p>
          </table:table-cell>
          <table:table-cell table:formula="of:=ROUND(IF([.G87]&lt;&gt;[.G86]; IF([.G87] = &quot;EUR&quot;; [.F86]/[.C87]; [.F86]*[.C87]); [.F86]); 2)" office:value-type="currency" office:currency="PLN" office:value="4865.3" calcext:value-type="currency">
            <text:p>4 865,30 zł</text:p>
          </table:table-cell>
          <table:table-cell table:formula="of:=IF([.G86]= &quot;EUR&quot;; IF([.C87] &lt; [.C8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88]) = 1; 1;)" office:value-type="float" office:value="0" calcext:value-type="float">
            <text:p>0</text:p>
          </table:table-cell>
          <table:table-cell office:value-type="date" office:date-value="2005-03-28" calcext:value-type="date">
            <text:p>28.03.2005</text:p>
          </table:table-cell>
          <table:table-cell office:value-type="float" office:value="4.2465" calcext:value-type="float">
            <text:p>4,2465</text:p>
          </table:table-cell>
          <table:table-cell table:formula="of:=ROUND(IF([.E88]&lt;&gt;[.E87]; IF([.E88] = &quot;EUR&quot;; [.D87]/[.C88]; [.D87]*[.C88]); [.D87]); 2)" office:value-type="currency" office:currency="PLN" office:value="4750.59" calcext:value-type="currency">
            <text:p>4 750,59 zł</text:p>
          </table:table-cell>
          <table:table-cell table:formula="of:=IF([.A88] = 1; IF([.E87] = &quot;EUR&quot;; &quot;PLN&quot;; &quot;EUR&quot;); [.E87])" office:value-type="string" office:string-value="EUR" calcext:value-type="string">
            <text:p>EUR</text:p>
          </table:table-cell>
          <table:table-cell table:formula="of:=ROUND(IF([.G88]&lt;&gt;[.G87]; IF([.G88] = &quot;EUR&quot;; [.F87]/[.C88]; [.F87]*[.C88]); [.F87]); 2)" office:value-type="currency" office:currency="PLN" office:value="20660.5" calcext:value-type="currency">
            <text:p>20 660,50 zł</text:p>
          </table:table-cell>
          <table:table-cell table:formula="of:=IF([.G87]= &quot;EUR&quot;; IF([.C88] &lt; [.C8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89]) = 1; 1;)" office:value-type="float" office:value="0" calcext:value-type="float">
            <text:p>0</text:p>
          </table:table-cell>
          <table:table-cell office:value-type="date" office:date-value="2005-03-29" calcext:value-type="date">
            <text:p>29.03.2005</text:p>
          </table:table-cell>
          <table:table-cell office:value-type="float" office:value="4.2613" calcext:value-type="float">
            <text:p>4,2613</text:p>
          </table:table-cell>
          <table:table-cell table:formula="of:=ROUND(IF([.E89]&lt;&gt;[.E88]; IF([.E89] = &quot;EUR&quot;; [.D88]/[.C89]; [.D88]*[.C89]); [.D88]); 2)" office:value-type="currency" office:currency="PLN" office:value="4750.59" calcext:value-type="currency">
            <text:p>4 750,59 zł</text:p>
          </table:table-cell>
          <table:table-cell table:formula="of:=IF([.A89] = 1; IF([.E88] = &quot;EUR&quot;; &quot;PLN&quot;; &quot;EUR&quot;); [.E88])" office:value-type="string" office:string-value="EUR" calcext:value-type="string">
            <text:p>EUR</text:p>
          </table:table-cell>
          <table:table-cell table:formula="of:=ROUND(IF([.G89]&lt;&gt;[.G88]; IF([.G89] = &quot;EUR&quot;; [.F88]/[.C89]; [.F88]*[.C89]); [.F88]); 2)" office:value-type="currency" office:currency="PLN" office:value="4848.4" calcext:value-type="currency">
            <text:p>4 848,40 zł</text:p>
          </table:table-cell>
          <table:table-cell table:formula="of:=IF([.G88]= &quot;EUR&quot;; IF([.C89] &lt; [.C8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0]) = 1; 1;)" office:value-type="float" office:value="0" calcext:value-type="float">
            <text:p>0</text:p>
          </table:table-cell>
          <table:table-cell office:value-type="date" office:date-value="2005-03-30" calcext:value-type="date">
            <text:p>30.03.2005</text:p>
          </table:table-cell>
          <table:table-cell office:value-type="float" office:value="4.313" calcext:value-type="float">
            <text:p>4,313</text:p>
          </table:table-cell>
          <table:table-cell table:formula="of:=ROUND(IF([.E90]&lt;&gt;[.E89]; IF([.E90] = &quot;EUR&quot;; [.D89]/[.C90]; [.D89]*[.C90]); [.D89]); 2)" office:value-type="currency" office:currency="PLN" office:value="4750.59" calcext:value-type="currency">
            <text:p>4 750,59 zł</text:p>
          </table:table-cell>
          <table:table-cell table:formula="of:=IF([.A90] = 1; IF([.E89] = &quot;EUR&quot;; &quot;PLN&quot;; &quot;EUR&quot;); [.E89])" office:value-type="string" office:string-value="EUR" calcext:value-type="string">
            <text:p>EUR</text:p>
          </table:table-cell>
          <table:table-cell table:formula="of:=ROUND(IF([.G90]&lt;&gt;[.G89]; IF([.G90] = &quot;EUR&quot;; [.F89]/[.C90]; [.F89]*[.C90]); [.F89]); 2)" office:value-type="currency" office:currency="PLN" office:value="4848.4" calcext:value-type="currency">
            <text:p>4 848,40 zł</text:p>
          </table:table-cell>
          <table:table-cell table:formula="of:=IF([.G89]= &quot;EUR&quot;; IF([.C90] &lt; [.C8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1]) = 1; 1;)" office:value-type="float" office:value="0" calcext:value-type="float">
            <text:p>0</text:p>
          </table:table-cell>
          <table:table-cell office:value-type="date" office:date-value="2005-03-31" calcext:value-type="date">
            <text:p>31.03.2005</text:p>
          </table:table-cell>
          <table:table-cell office:value-type="float" office:value="4.2953" calcext:value-type="float">
            <text:p>4,2953</text:p>
          </table:table-cell>
          <table:table-cell table:formula="of:=ROUND(IF([.E91]&lt;&gt;[.E90]; IF([.E91] = &quot;EUR&quot;; [.D90]/[.C91]; [.D90]*[.C91]); [.D90]); 2)" office:value-type="currency" office:currency="PLN" office:value="4750.59" calcext:value-type="currency">
            <text:p>4 750,59 zł</text:p>
          </table:table-cell>
          <table:table-cell table:formula="of:=IF([.A91] = 1; IF([.E90] = &quot;EUR&quot;; &quot;PLN&quot;; &quot;EUR&quot;); [.E90])" office:value-type="string" office:string-value="EUR" calcext:value-type="string">
            <text:p>EUR</text:p>
          </table:table-cell>
          <table:table-cell table:formula="of:=ROUND(IF([.G91]&lt;&gt;[.G90]; IF([.G91] = &quot;EUR&quot;; [.F90]/[.C91]; [.F90]*[.C91]); [.F90]); 2)" office:value-type="currency" office:currency="PLN" office:value="20825.33" calcext:value-type="currency">
            <text:p>20 825,33 zł</text:p>
          </table:table-cell>
          <table:table-cell table:formula="of:=IF([.G90]= &quot;EUR&quot;; IF([.C91] &lt; [.C9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92]) = 1; 1;)" office:value-type="float" office:value="1" calcext:value-type="float">
            <text:p>1</text:p>
          </table:table-cell>
          <table:table-cell office:value-type="date" office:date-value="2005-04-01" calcext:value-type="date">
            <text:p>1.04.2005</text:p>
          </table:table-cell>
          <table:table-cell office:value-type="float" office:value="4.3351" calcext:value-type="float">
            <text:p>4,3351</text:p>
          </table:table-cell>
          <table:table-cell table:formula="of:=ROUND(IF([.E92]&lt;&gt;[.E91]; IF([.E92] = &quot;EUR&quot;; [.D91]/[.C92]; [.D91]*[.C92]); [.D91]); 2)" office:value-type="currency" office:currency="PLN" office:value="20594.28" calcext:value-type="currency">
            <text:p>20 594,28 zł</text:p>
          </table:table-cell>
          <table:table-cell table:formula="of:=IF([.A92] = 1; IF([.E91] = &quot;EUR&quot;; &quot;PLN&quot;; &quot;EUR&quot;); [.E91])" office:value-type="string" office:string-value="PLN" calcext:value-type="string">
            <text:p>PLN</text:p>
          </table:table-cell>
          <table:table-cell table:formula="of:=ROUND(IF([.G92]&lt;&gt;[.G91]; IF([.G92] = &quot;EUR&quot;; [.F91]/[.C92]; [.F91]*[.C92]); [.F91]); 2)" office:value-type="currency" office:currency="PLN" office:value="4803.89" calcext:value-type="currency">
            <text:p>4 803,89 zł</text:p>
          </table:table-cell>
          <table:table-cell table:formula="of:=IF([.G91]= &quot;EUR&quot;; IF([.C92] &lt; [.C9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3]) = 1; 1;)" office:value-type="float" office:value="0" calcext:value-type="float">
            <text:p>0</text:p>
          </table:table-cell>
          <table:table-cell office:value-type="date" office:date-value="2005-04-02" calcext:value-type="date">
            <text:p>2.04.2005</text:p>
          </table:table-cell>
          <table:table-cell office:value-type="float" office:value="4.34" calcext:value-type="float">
            <text:p>4,34</text:p>
          </table:table-cell>
          <table:table-cell table:formula="of:=ROUND(IF([.E93]&lt;&gt;[.E92]; IF([.E93] = &quot;EUR&quot;; [.D92]/[.C93]; [.D92]*[.C93]); [.D92]); 2)" office:value-type="currency" office:currency="PLN" office:value="20594.28" calcext:value-type="currency">
            <text:p>20 594,28 zł</text:p>
          </table:table-cell>
          <table:table-cell table:formula="of:=IF([.A93] = 1; IF([.E92] = &quot;EUR&quot;; &quot;PLN&quot;; &quot;EUR&quot;); [.E92])" office:value-type="string" office:string-value="PLN" calcext:value-type="string">
            <text:p>PLN</text:p>
          </table:table-cell>
          <table:table-cell table:formula="of:=ROUND(IF([.G93]&lt;&gt;[.G92]; IF([.G93] = &quot;EUR&quot;; [.F92]/[.C93]; [.F92]*[.C93]); [.F92]); 2)" office:value-type="currency" office:currency="PLN" office:value="4803.89" calcext:value-type="currency">
            <text:p>4 803,89 zł</text:p>
          </table:table-cell>
          <table:table-cell table:formula="of:=IF([.G92]= &quot;EUR&quot;; IF([.C93] &lt; [.C9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4]) = 1; 1;)" office:value-type="float" office:value="0" calcext:value-type="float">
            <text:p>0</text:p>
          </table:table-cell>
          <table:table-cell office:value-type="date" office:date-value="2005-04-03" calcext:value-type="date">
            <text:p>3.04.2005</text:p>
          </table:table-cell>
          <table:table-cell office:value-type="float" office:value="4.327" calcext:value-type="float">
            <text:p>4,327</text:p>
          </table:table-cell>
          <table:table-cell table:formula="of:=ROUND(IF([.E94]&lt;&gt;[.E93]; IF([.E94] = &quot;EUR&quot;; [.D93]/[.C94]; [.D93]*[.C94]); [.D93]); 2)" office:value-type="currency" office:currency="PLN" office:value="20594.28" calcext:value-type="currency">
            <text:p>20 594,28 zł</text:p>
          </table:table-cell>
          <table:table-cell table:formula="of:=IF([.A94] = 1; IF([.E93] = &quot;EUR&quot;; &quot;PLN&quot;; &quot;EUR&quot;); [.E93])" office:value-type="string" office:string-value="PLN" calcext:value-type="string">
            <text:p>PLN</text:p>
          </table:table-cell>
          <table:table-cell table:formula="of:=ROUND(IF([.G94]&lt;&gt;[.G93]; IF([.G94] = &quot;EUR&quot;; [.F93]/[.C94]; [.F93]*[.C94]); [.F93]); 2)" office:value-type="currency" office:currency="PLN" office:value="20786.43" calcext:value-type="currency">
            <text:p>20 786,43 zł</text:p>
          </table:table-cell>
          <table:table-cell table:formula="of:=IF([.G93]= &quot;EUR&quot;; IF([.C94] &lt; [.C9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95]) = 1; 1;)" office:value-type="float" office:value="0" calcext:value-type="float">
            <text:p>0</text:p>
          </table:table-cell>
          <table:table-cell office:value-type="date" office:date-value="2005-04-04" calcext:value-type="date">
            <text:p>4.04.2005</text:p>
          </table:table-cell>
          <table:table-cell office:value-type="float" office:value="4.3203" calcext:value-type="float">
            <text:p>4,3203</text:p>
          </table:table-cell>
          <table:table-cell table:formula="of:=ROUND(IF([.E95]&lt;&gt;[.E94]; IF([.E95] = &quot;EUR&quot;; [.D94]/[.C95]; [.D94]*[.C95]); [.D94]); 2)" office:value-type="currency" office:currency="PLN" office:value="20594.28" calcext:value-type="currency">
            <text:p>20 594,28 zł</text:p>
          </table:table-cell>
          <table:table-cell table:formula="of:=IF([.A95] = 1; IF([.E94] = &quot;EUR&quot;; &quot;PLN&quot;; &quot;EUR&quot;); [.E94])" office:value-type="string" office:string-value="PLN" calcext:value-type="string">
            <text:p>PLN</text:p>
          </table:table-cell>
          <table:table-cell table:formula="of:=ROUND(IF([.G95]&lt;&gt;[.G94]; IF([.G95] = &quot;EUR&quot;; [.F94]/[.C95]; [.F94]*[.C95]); [.F94]); 2)" office:value-type="currency" office:currency="PLN" office:value="4811.34" calcext:value-type="currency">
            <text:p>4 811,34 zł</text:p>
          </table:table-cell>
          <table:table-cell table:formula="of:=IF([.G94]= &quot;EUR&quot;; IF([.C95] &lt; [.C9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6]) = 1; 1;)" office:value-type="float" office:value="0" calcext:value-type="float">
            <text:p>0</text:p>
          </table:table-cell>
          <table:table-cell office:value-type="date" office:date-value="2005-04-05" calcext:value-type="date">
            <text:p>5.04.2005</text:p>
          </table:table-cell>
          <table:table-cell office:value-type="float" office:value="4.33" calcext:value-type="float">
            <text:p>4,33</text:p>
          </table:table-cell>
          <table:table-cell table:formula="of:=ROUND(IF([.E96]&lt;&gt;[.E95]; IF([.E96] = &quot;EUR&quot;; [.D95]/[.C96]; [.D95]*[.C96]); [.D95]); 2)" office:value-type="currency" office:currency="PLN" office:value="20594.28" calcext:value-type="currency">
            <text:p>20 594,28 zł</text:p>
          </table:table-cell>
          <table:table-cell table:formula="of:=IF([.A96] = 1; IF([.E95] = &quot;EUR&quot;; &quot;PLN&quot;; &quot;EUR&quot;); [.E95])" office:value-type="string" office:string-value="PLN" calcext:value-type="string">
            <text:p>PLN</text:p>
          </table:table-cell>
          <table:table-cell table:formula="of:=ROUND(IF([.G96]&lt;&gt;[.G95]; IF([.G96] = &quot;EUR&quot;; [.F95]/[.C96]; [.F95]*[.C96]); [.F95]); 2)" office:value-type="currency" office:currency="PLN" office:value="4811.34" calcext:value-type="currency">
            <text:p>4 811,34 zł</text:p>
          </table:table-cell>
          <table:table-cell table:formula="of:=IF([.G95]= &quot;EUR&quot;; IF([.C96] &lt; [.C9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7]) = 1; 1;)" office:value-type="float" office:value="0" calcext:value-type="float">
            <text:p>0</text:p>
          </table:table-cell>
          <table:table-cell office:value-type="date" office:date-value="2005-04-06" calcext:value-type="date">
            <text:p>6.04.2005</text:p>
          </table:table-cell>
          <table:table-cell office:value-type="float" office:value="4.3129" calcext:value-type="float">
            <text:p>4,3129</text:p>
          </table:table-cell>
          <table:table-cell table:formula="of:=ROUND(IF([.E97]&lt;&gt;[.E96]; IF([.E97] = &quot;EUR&quot;; [.D96]/[.C97]; [.D96]*[.C97]); [.D96]); 2)" office:value-type="currency" office:currency="PLN" office:value="20594.28" calcext:value-type="currency">
            <text:p>20 594,28 zł</text:p>
          </table:table-cell>
          <table:table-cell table:formula="of:=IF([.A97] = 1; IF([.E96] = &quot;EUR&quot;; &quot;PLN&quot;; &quot;EUR&quot;); [.E96])" office:value-type="string" office:string-value="PLN" calcext:value-type="string">
            <text:p>PLN</text:p>
          </table:table-cell>
          <table:table-cell table:formula="of:=ROUND(IF([.G97]&lt;&gt;[.G96]; IF([.G97] = &quot;EUR&quot;; [.F96]/[.C97]; [.F96]*[.C97]); [.F96]); 2)" office:value-type="currency" office:currency="PLN" office:value="20750.83" calcext:value-type="currency">
            <text:p>20 750,83 zł</text:p>
          </table:table-cell>
          <table:table-cell table:formula="of:=IF([.G96]= &quot;EUR&quot;; IF([.C97] &lt; [.C9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98]) = 1; 1;)" office:value-type="float" office:value="0" calcext:value-type="float">
            <text:p>0</text:p>
          </table:table-cell>
          <table:table-cell office:value-type="date" office:date-value="2005-04-07" calcext:value-type="date">
            <text:p>7.04.2005</text:p>
          </table:table-cell>
          <table:table-cell office:value-type="float" office:value="4.3448" calcext:value-type="float">
            <text:p>4,3448</text:p>
          </table:table-cell>
          <table:table-cell table:formula="of:=ROUND(IF([.E98]&lt;&gt;[.E97]; IF([.E98] = &quot;EUR&quot;; [.D97]/[.C98]; [.D97]*[.C98]); [.D97]); 2)" office:value-type="currency" office:currency="PLN" office:value="20594.28" calcext:value-type="currency">
            <text:p>20 594,28 zł</text:p>
          </table:table-cell>
          <table:table-cell table:formula="of:=IF([.A98] = 1; IF([.E97] = &quot;EUR&quot;; &quot;PLN&quot;; &quot;EUR&quot;); [.E97])" office:value-type="string" office:string-value="PLN" calcext:value-type="string">
            <text:p>PLN</text:p>
          </table:table-cell>
          <table:table-cell table:formula="of:=ROUND(IF([.G98]&lt;&gt;[.G97]; IF([.G98] = &quot;EUR&quot;; [.F97]/[.C98]; [.F97]*[.C98]); [.F97]); 2)" office:value-type="currency" office:currency="PLN" office:value="4776.02" calcext:value-type="currency">
            <text:p>4 776,02 zł</text:p>
          </table:table-cell>
          <table:table-cell table:formula="of:=IF([.G97]= &quot;EUR&quot;; IF([.C98] &lt; [.C9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99]) = 1; 1;)" office:value-type="float" office:value="0" calcext:value-type="float">
            <text:p>0</text:p>
          </table:table-cell>
          <table:table-cell office:value-type="date" office:date-value="2005-04-08" calcext:value-type="date">
            <text:p>8.04.2005</text:p>
          </table:table-cell>
          <table:table-cell office:value-type="float" office:value="4.3226" calcext:value-type="float">
            <text:p>4,3226</text:p>
          </table:table-cell>
          <table:table-cell table:formula="of:=ROUND(IF([.E99]&lt;&gt;[.E98]; IF([.E99] = &quot;EUR&quot;; [.D98]/[.C99]; [.D98]*[.C99]); [.D98]); 2)" office:value-type="currency" office:currency="PLN" office:value="20594.28" calcext:value-type="currency">
            <text:p>20 594,28 zł</text:p>
          </table:table-cell>
          <table:table-cell table:formula="of:=IF([.A99] = 1; IF([.E98] = &quot;EUR&quot;; &quot;PLN&quot;; &quot;EUR&quot;); [.E98])" office:value-type="string" office:string-value="PLN" calcext:value-type="string">
            <text:p>PLN</text:p>
          </table:table-cell>
          <table:table-cell table:formula="of:=ROUND(IF([.G99]&lt;&gt;[.G98]; IF([.G99] = &quot;EUR&quot;; [.F98]/[.C99]; [.F98]*[.C99]); [.F98]); 2)" office:value-type="currency" office:currency="PLN" office:value="20644.82" calcext:value-type="currency">
            <text:p>20 644,82 zł</text:p>
          </table:table-cell>
          <table:table-cell table:formula="of:=IF([.G98]= &quot;EUR&quot;; IF([.C99] &lt; [.C9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00]) = 1; 1;)" office:value-type="float" office:value="0" calcext:value-type="float">
            <text:p>0</text:p>
          </table:table-cell>
          <table:table-cell office:value-type="date" office:date-value="2005-04-09" calcext:value-type="date">
            <text:p>9.04.2005</text:p>
          </table:table-cell>
          <table:table-cell office:value-type="float" office:value="4.3809" calcext:value-type="float">
            <text:p>4,3809</text:p>
          </table:table-cell>
          <table:table-cell table:formula="of:=ROUND(IF([.E100]&lt;&gt;[.E99]; IF([.E100] = &quot;EUR&quot;; [.D99]/[.C100]; [.D99]*[.C100]); [.D99]); 2)" office:value-type="currency" office:currency="PLN" office:value="20594.28" calcext:value-type="currency">
            <text:p>20 594,28 zł</text:p>
          </table:table-cell>
          <table:table-cell table:formula="of:=IF([.A100] = 1; IF([.E99] = &quot;EUR&quot;; &quot;PLN&quot;; &quot;EUR&quot;); [.E99])" office:value-type="string" office:string-value="PLN" calcext:value-type="string">
            <text:p>PLN</text:p>
          </table:table-cell>
          <table:table-cell table:formula="of:=ROUND(IF([.G100]&lt;&gt;[.G99]; IF([.G100] = &quot;EUR&quot;; [.F99]/[.C100]; [.F99]*[.C100]); [.F99]); 2)" office:value-type="currency" office:currency="PLN" office:value="4712.46" calcext:value-type="currency">
            <text:p>4 712,46 zł</text:p>
          </table:table-cell>
          <table:table-cell table:formula="of:=IF([.G99]= &quot;EUR&quot;; IF([.C100] &lt; [.C9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01]) = 1; 1;)" office:value-type="float" office:value="0" calcext:value-type="float">
            <text:p>0</text:p>
          </table:table-cell>
          <table:table-cell office:value-type="date" office:date-value="2005-04-10" calcext:value-type="date">
            <text:p>10.04.2005</text:p>
          </table:table-cell>
          <table:table-cell office:value-type="float" office:value="4.3254" calcext:value-type="float">
            <text:p>4,3254</text:p>
          </table:table-cell>
          <table:table-cell table:formula="of:=ROUND(IF([.E101]&lt;&gt;[.E100]; IF([.E101] = &quot;EUR&quot;; [.D100]/[.C101]; [.D100]*[.C101]); [.D100]); 2)" office:value-type="currency" office:currency="PLN" office:value="20594.28" calcext:value-type="currency">
            <text:p>20 594,28 zł</text:p>
          </table:table-cell>
          <table:table-cell table:formula="of:=IF([.A101] = 1; IF([.E100] = &quot;EUR&quot;; &quot;PLN&quot;; &quot;EUR&quot;); [.E100])" office:value-type="string" office:string-value="PLN" calcext:value-type="string">
            <text:p>PLN</text:p>
          </table:table-cell>
          <table:table-cell table:formula="of:=ROUND(IF([.G101]&lt;&gt;[.G100]; IF([.G101] = &quot;EUR&quot;; [.F100]/[.C101]; [.F100]*[.C101]); [.F100]); 2)" office:value-type="currency" office:currency="PLN" office:value="20383.27" calcext:value-type="currency">
            <text:p>20 383,27 zł</text:p>
          </table:table-cell>
          <table:table-cell table:formula="of:=IF([.G100]= &quot;EUR&quot;; IF([.C101] &lt; [.C10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02]) = 1; 1;)" office:value-type="float" office:value="0" calcext:value-type="float">
            <text:p>0</text:p>
          </table:table-cell>
          <table:table-cell office:value-type="date" office:date-value="2005-04-11" calcext:value-type="date">
            <text:p>11.04.2005</text:p>
          </table:table-cell>
          <table:table-cell office:value-type="float" office:value="4.3508" calcext:value-type="float">
            <text:p>4,3508</text:p>
          </table:table-cell>
          <table:table-cell table:formula="of:=ROUND(IF([.E102]&lt;&gt;[.E101]; IF([.E102] = &quot;EUR&quot;; [.D101]/[.C102]; [.D101]*[.C102]); [.D101]); 2)" office:value-type="currency" office:currency="PLN" office:value="20594.28" calcext:value-type="currency">
            <text:p>20 594,28 zł</text:p>
          </table:table-cell>
          <table:table-cell table:formula="of:=IF([.A102] = 1; IF([.E101] = &quot;EUR&quot;; &quot;PLN&quot;; &quot;EUR&quot;); [.E101])" office:value-type="string" office:string-value="PLN" calcext:value-type="string">
            <text:p>PLN</text:p>
          </table:table-cell>
          <table:table-cell table:formula="of:=ROUND(IF([.G102]&lt;&gt;[.G101]; IF([.G102] = &quot;EUR&quot;; [.F101]/[.C102]; [.F101]*[.C102]); [.F101]); 2)" office:value-type="currency" office:currency="PLN" office:value="4684.95" calcext:value-type="currency">
            <text:p>4 684,95 zł</text:p>
          </table:table-cell>
          <table:table-cell table:formula="of:=IF([.G101]= &quot;EUR&quot;; IF([.C102] &lt; [.C10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03]) = 1; 1;)" office:value-type="float" office:value="0" calcext:value-type="float">
            <text:p>0</text:p>
          </table:table-cell>
          <table:table-cell office:value-type="date" office:date-value="2005-04-12" calcext:value-type="date">
            <text:p>12.04.2005</text:p>
          </table:table-cell>
          <table:table-cell office:value-type="float" office:value="4.346" calcext:value-type="float">
            <text:p>4,346</text:p>
          </table:table-cell>
          <table:table-cell table:formula="of:=ROUND(IF([.E103]&lt;&gt;[.E102]; IF([.E103] = &quot;EUR&quot;; [.D102]/[.C103]; [.D102]*[.C103]); [.D102]); 2)" office:value-type="currency" office:currency="PLN" office:value="20594.28" calcext:value-type="currency">
            <text:p>20 594,28 zł</text:p>
          </table:table-cell>
          <table:table-cell table:formula="of:=IF([.A103] = 1; IF([.E102] = &quot;EUR&quot;; &quot;PLN&quot;; &quot;EUR&quot;); [.E102])" office:value-type="string" office:string-value="PLN" calcext:value-type="string">
            <text:p>PLN</text:p>
          </table:table-cell>
          <table:table-cell table:formula="of:=ROUND(IF([.G103]&lt;&gt;[.G102]; IF([.G103] = &quot;EUR&quot;; [.F102]/[.C103]; [.F102]*[.C103]); [.F102]); 2)" office:value-type="currency" office:currency="PLN" office:value="20360.79" calcext:value-type="currency">
            <text:p>20 360,79 zł</text:p>
          </table:table-cell>
          <table:table-cell table:formula="of:=IF([.G102]= &quot;EUR&quot;; IF([.C103] &lt; [.C10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04]) = 1; 1;)" office:value-type="float" office:value="0" calcext:value-type="float">
            <text:p>0</text:p>
          </table:table-cell>
          <table:table-cell office:value-type="date" office:date-value="2005-04-13" calcext:value-type="date">
            <text:p>13.04.2005</text:p>
          </table:table-cell>
          <table:table-cell office:value-type="float" office:value="4.3668" calcext:value-type="float">
            <text:p>4,3668</text:p>
          </table:table-cell>
          <table:table-cell table:formula="of:=ROUND(IF([.E104]&lt;&gt;[.E103]; IF([.E104] = &quot;EUR&quot;; [.D103]/[.C104]; [.D103]*[.C104]); [.D103]); 2)" office:value-type="currency" office:currency="PLN" office:value="20594.28" calcext:value-type="currency">
            <text:p>20 594,28 zł</text:p>
          </table:table-cell>
          <table:table-cell table:formula="of:=IF([.A104] = 1; IF([.E103] = &quot;EUR&quot;; &quot;PLN&quot;; &quot;EUR&quot;); [.E103])" office:value-type="string" office:string-value="PLN" calcext:value-type="string">
            <text:p>PLN</text:p>
          </table:table-cell>
          <table:table-cell table:formula="of:=ROUND(IF([.G104]&lt;&gt;[.G103]; IF([.G104] = &quot;EUR&quot;; [.F103]/[.C104]; [.F103]*[.C104]); [.F103]); 2)" office:value-type="currency" office:currency="PLN" office:value="4662.63" calcext:value-type="currency">
            <text:p>4 662,63 zł</text:p>
          </table:table-cell>
          <table:table-cell table:formula="of:=IF([.G103]= &quot;EUR&quot;; IF([.C104] &lt; [.C10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05]) = 1; 1;)" office:value-type="float" office:value="0" calcext:value-type="float">
            <text:p>0</text:p>
          </table:table-cell>
          <table:table-cell office:value-type="date" office:date-value="2005-04-14" calcext:value-type="date">
            <text:p>14.04.2005</text:p>
          </table:table-cell>
          <table:table-cell office:value-type="float" office:value="4.3573" calcext:value-type="float">
            <text:p>4,3573</text:p>
          </table:table-cell>
          <table:table-cell table:formula="of:=ROUND(IF([.E105]&lt;&gt;[.E104]; IF([.E105] = &quot;EUR&quot;; [.D104]/[.C105]; [.D104]*[.C105]); [.D104]); 2)" office:value-type="currency" office:currency="PLN" office:value="20594.28" calcext:value-type="currency">
            <text:p>20 594,28 zł</text:p>
          </table:table-cell>
          <table:table-cell table:formula="of:=IF([.A105] = 1; IF([.E104] = &quot;EUR&quot;; &quot;PLN&quot;; &quot;EUR&quot;); [.E104])" office:value-type="string" office:string-value="PLN" calcext:value-type="string">
            <text:p>PLN</text:p>
          </table:table-cell>
          <table:table-cell table:formula="of:=ROUND(IF([.G105]&lt;&gt;[.G104]; IF([.G105] = &quot;EUR&quot;; [.F104]/[.C105]; [.F104]*[.C105]); [.F104]); 2)" office:value-type="currency" office:currency="PLN" office:value="20316.48" calcext:value-type="currency">
            <text:p>20 316,48 zł</text:p>
          </table:table-cell>
          <table:table-cell table:formula="of:=IF([.G104]= &quot;EUR&quot;; IF([.C105] &lt; [.C10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06]) = 1; 1;)" office:value-type="float" office:value="0" calcext:value-type="float">
            <text:p>0</text:p>
          </table:table-cell>
          <table:table-cell office:value-type="date" office:date-value="2005-04-15" calcext:value-type="date">
            <text:p>15.04.2005</text:p>
          </table:table-cell>
          <table:table-cell office:value-type="float" office:value="4.3849" calcext:value-type="float">
            <text:p>4,3849</text:p>
          </table:table-cell>
          <table:table-cell table:formula="of:=ROUND(IF([.E106]&lt;&gt;[.E105]; IF([.E106] = &quot;EUR&quot;; [.D105]/[.C106]; [.D105]*[.C106]); [.D105]); 2)" office:value-type="currency" office:currency="PLN" office:value="20594.28" calcext:value-type="currency">
            <text:p>20 594,28 zł</text:p>
          </table:table-cell>
          <table:table-cell table:formula="of:=IF([.A106] = 1; IF([.E105] = &quot;EUR&quot;; &quot;PLN&quot;; &quot;EUR&quot;); [.E105])" office:value-type="string" office:string-value="PLN" calcext:value-type="string">
            <text:p>PLN</text:p>
          </table:table-cell>
          <table:table-cell table:formula="of:=ROUND(IF([.G106]&lt;&gt;[.G105]; IF([.G106] = &quot;EUR&quot;; [.F105]/[.C106]; [.F105]*[.C106]); [.F105]); 2)" office:value-type="currency" office:currency="PLN" office:value="4633.28" calcext:value-type="currency">
            <text:p>4 633,28 zł</text:p>
          </table:table-cell>
          <table:table-cell table:formula="of:=IF([.G105]= &quot;EUR&quot;; IF([.C106] &lt; [.C10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07]) = 1; 1;)" office:value-type="float" office:value="0" calcext:value-type="float">
            <text:p>0</text:p>
          </table:table-cell>
          <table:table-cell office:value-type="date" office:date-value="2005-04-16" calcext:value-type="date">
            <text:p>16.04.2005</text:p>
          </table:table-cell>
          <table:table-cell office:value-type="float" office:value="4.3915" calcext:value-type="float">
            <text:p>4,3915</text:p>
          </table:table-cell>
          <table:table-cell table:formula="of:=ROUND(IF([.E107]&lt;&gt;[.E106]; IF([.E107] = &quot;EUR&quot;; [.D106]/[.C107]; [.D106]*[.C107]); [.D106]); 2)" office:value-type="currency" office:currency="PLN" office:value="20594.28" calcext:value-type="currency">
            <text:p>20 594,28 zł</text:p>
          </table:table-cell>
          <table:table-cell table:formula="of:=IF([.A107] = 1; IF([.E106] = &quot;EUR&quot;; &quot;PLN&quot;; &quot;EUR&quot;); [.E106])" office:value-type="string" office:string-value="PLN" calcext:value-type="string">
            <text:p>PLN</text:p>
          </table:table-cell>
          <table:table-cell table:formula="of:=ROUND(IF([.G107]&lt;&gt;[.G106]; IF([.G107] = &quot;EUR&quot;; [.F106]/[.C107]; [.F106]*[.C107]); [.F106]); 2)" office:value-type="currency" office:currency="PLN" office:value="4633.28" calcext:value-type="currency">
            <text:p>4 633,28 zł</text:p>
          </table:table-cell>
          <table:table-cell table:formula="of:=IF([.G106]= &quot;EUR&quot;; IF([.C107] &lt; [.C10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08]) = 1; 1;)" office:value-type="float" office:value="0" calcext:value-type="float">
            <text:p>0</text:p>
          </table:table-cell>
          <table:table-cell office:value-type="date" office:date-value="2005-04-17" calcext:value-type="date">
            <text:p>17.04.2005</text:p>
          </table:table-cell>
          <table:table-cell office:value-type="float" office:value="4.384" calcext:value-type="float">
            <text:p>4,384</text:p>
          </table:table-cell>
          <table:table-cell table:formula="of:=ROUND(IF([.E108]&lt;&gt;[.E107]; IF([.E108] = &quot;EUR&quot;; [.D107]/[.C108]; [.D107]*[.C108]); [.D107]); 2)" office:value-type="currency" office:currency="PLN" office:value="20594.28" calcext:value-type="currency">
            <text:p>20 594,28 zł</text:p>
          </table:table-cell>
          <table:table-cell table:formula="of:=IF([.A108] = 1; IF([.E107] = &quot;EUR&quot;; &quot;PLN&quot;; &quot;EUR&quot;); [.E107])" office:value-type="string" office:string-value="PLN" calcext:value-type="string">
            <text:p>PLN</text:p>
          </table:table-cell>
          <table:table-cell table:formula="of:=ROUND(IF([.G108]&lt;&gt;[.G107]; IF([.G108] = &quot;EUR&quot;; [.F107]/[.C108]; [.F107]*[.C108]); [.F107]); 2)" office:value-type="currency" office:currency="PLN" office:value="20312.3" calcext:value-type="currency">
            <text:p>20 312,30 zł</text:p>
          </table:table-cell>
          <table:table-cell table:formula="of:=IF([.G107]= &quot;EUR&quot;; IF([.C108] &lt; [.C10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09]) = 1; 1;)" office:value-type="float" office:value="0" calcext:value-type="float">
            <text:p>0</text:p>
          </table:table-cell>
          <table:table-cell office:value-type="date" office:date-value="2005-04-18" calcext:value-type="date">
            <text:p>18.04.2005</text:p>
          </table:table-cell>
          <table:table-cell office:value-type="float" office:value="4.4137" calcext:value-type="float">
            <text:p>4,4137</text:p>
          </table:table-cell>
          <table:table-cell table:formula="of:=ROUND(IF([.E109]&lt;&gt;[.E108]; IF([.E109] = &quot;EUR&quot;; [.D108]/[.C109]; [.D108]*[.C109]); [.D108]); 2)" office:value-type="currency" office:currency="PLN" office:value="20594.28" calcext:value-type="currency">
            <text:p>20 594,28 zł</text:p>
          </table:table-cell>
          <table:table-cell table:formula="of:=IF([.A109] = 1; IF([.E108] = &quot;EUR&quot;; &quot;PLN&quot;; &quot;EUR&quot;); [.E108])" office:value-type="string" office:string-value="PLN" calcext:value-type="string">
            <text:p>PLN</text:p>
          </table:table-cell>
          <table:table-cell table:formula="of:=ROUND(IF([.G109]&lt;&gt;[.G108]; IF([.G109] = &quot;EUR&quot;; [.F108]/[.C109]; [.F108]*[.C109]); [.F108]); 2)" office:value-type="currency" office:currency="PLN" office:value="4602.1" calcext:value-type="currency">
            <text:p>4 602,10 zł</text:p>
          </table:table-cell>
          <table:table-cell table:formula="of:=IF([.G108]= &quot;EUR&quot;; IF([.C109] &lt; [.C10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0]) = 1; 1;)" office:value-type="float" office:value="0" calcext:value-type="float">
            <text:p>0</text:p>
          </table:table-cell>
          <table:table-cell office:value-type="date" office:date-value="2005-04-19" calcext:value-type="date">
            <text:p>19.04.2005</text:p>
          </table:table-cell>
          <table:table-cell office:value-type="float" office:value="4.4428" calcext:value-type="float">
            <text:p>4,4428</text:p>
          </table:table-cell>
          <table:table-cell table:formula="of:=ROUND(IF([.E110]&lt;&gt;[.E109]; IF([.E110] = &quot;EUR&quot;; [.D109]/[.C110]; [.D109]*[.C110]); [.D109]); 2)" office:value-type="currency" office:currency="PLN" office:value="20594.28" calcext:value-type="currency">
            <text:p>20 594,28 zł</text:p>
          </table:table-cell>
          <table:table-cell table:formula="of:=IF([.A110] = 1; IF([.E109] = &quot;EUR&quot;; &quot;PLN&quot;; &quot;EUR&quot;); [.E109])" office:value-type="string" office:string-value="PLN" calcext:value-type="string">
            <text:p>PLN</text:p>
          </table:table-cell>
          <table:table-cell table:formula="of:=ROUND(IF([.G110]&lt;&gt;[.G109]; IF([.G110] = &quot;EUR&quot;; [.F109]/[.C110]; [.F109]*[.C110]); [.F109]); 2)" office:value-type="currency" office:currency="PLN" office:value="4602.1" calcext:value-type="currency">
            <text:p>4 602,10 zł</text:p>
          </table:table-cell>
          <table:table-cell table:formula="of:=IF([.G109]= &quot;EUR&quot;; IF([.C110] &lt; [.C10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1]) = 1; 1;)" office:value-type="float" office:value="0" calcext:value-type="float">
            <text:p>0</text:p>
          </table:table-cell>
          <table:table-cell office:value-type="date" office:date-value="2005-04-20" calcext:value-type="date">
            <text:p>20.04.2005</text:p>
          </table:table-cell>
          <table:table-cell office:value-type="float" office:value="4.4604" calcext:value-type="float">
            <text:p>4,4604</text:p>
          </table:table-cell>
          <table:table-cell table:formula="of:=ROUND(IF([.E111]&lt;&gt;[.E110]; IF([.E111] = &quot;EUR&quot;; [.D110]/[.C111]; [.D110]*[.C111]); [.D110]); 2)" office:value-type="currency" office:currency="PLN" office:value="20594.28" calcext:value-type="currency">
            <text:p>20 594,28 zł</text:p>
          </table:table-cell>
          <table:table-cell table:formula="of:=IF([.A111] = 1; IF([.E110] = &quot;EUR&quot;; &quot;PLN&quot;; &quot;EUR&quot;); [.E110])" office:value-type="string" office:string-value="PLN" calcext:value-type="string">
            <text:p>PLN</text:p>
          </table:table-cell>
          <table:table-cell table:formula="of:=ROUND(IF([.G111]&lt;&gt;[.G110]; IF([.G111] = &quot;EUR&quot;; [.F110]/[.C111]; [.F110]*[.C111]); [.F110]); 2)" office:value-type="currency" office:currency="PLN" office:value="4602.1" calcext:value-type="currency">
            <text:p>4 602,10 zł</text:p>
          </table:table-cell>
          <table:table-cell table:formula="of:=IF([.G110]= &quot;EUR&quot;; IF([.C111] &lt; [.C11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2]) = 1; 1;)" office:value-type="float" office:value="0" calcext:value-type="float">
            <text:p>0</text:p>
          </table:table-cell>
          <table:table-cell office:value-type="date" office:date-value="2005-04-21" calcext:value-type="date">
            <text:p>21.04.2005</text:p>
          </table:table-cell>
          <table:table-cell office:value-type="float" office:value="4.4369" calcext:value-type="float">
            <text:p>4,4369</text:p>
          </table:table-cell>
          <table:table-cell table:formula="of:=ROUND(IF([.E112]&lt;&gt;[.E111]; IF([.E112] = &quot;EUR&quot;; [.D111]/[.C112]; [.D111]*[.C112]); [.D111]); 2)" office:value-type="currency" office:currency="PLN" office:value="20594.28" calcext:value-type="currency">
            <text:p>20 594,28 zł</text:p>
          </table:table-cell>
          <table:table-cell table:formula="of:=IF([.A112] = 1; IF([.E111] = &quot;EUR&quot;; &quot;PLN&quot;; &quot;EUR&quot;); [.E111])" office:value-type="string" office:string-value="PLN" calcext:value-type="string">
            <text:p>PLN</text:p>
          </table:table-cell>
          <table:table-cell table:formula="of:=ROUND(IF([.G112]&lt;&gt;[.G111]; IF([.G112] = &quot;EUR&quot;; [.F111]/[.C112]; [.F111]*[.C112]); [.F111]); 2)" office:value-type="currency" office:currency="PLN" office:value="20419.06" calcext:value-type="currency">
            <text:p>20 419,06 zł</text:p>
          </table:table-cell>
          <table:table-cell table:formula="of:=IF([.G111]= &quot;EUR&quot;; IF([.C112] &lt; [.C11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13]) = 1; 1;)" office:value-type="float" office:value="0" calcext:value-type="float">
            <text:p>0</text:p>
          </table:table-cell>
          <table:table-cell office:value-type="date" office:date-value="2005-04-22" calcext:value-type="date">
            <text:p>22.04.2005</text:p>
          </table:table-cell>
          <table:table-cell office:value-type="float" office:value="4.3927" calcext:value-type="float">
            <text:p>4,3927</text:p>
          </table:table-cell>
          <table:table-cell table:formula="of:=ROUND(IF([.E113]&lt;&gt;[.E112]; IF([.E113] = &quot;EUR&quot;; [.D112]/[.C113]; [.D112]*[.C113]); [.D112]); 2)" office:value-type="currency" office:currency="PLN" office:value="20594.28" calcext:value-type="currency">
            <text:p>20 594,28 zł</text:p>
          </table:table-cell>
          <table:table-cell table:formula="of:=IF([.A113] = 1; IF([.E112] = &quot;EUR&quot;; &quot;PLN&quot;; &quot;EUR&quot;); [.E112])" office:value-type="string" office:string-value="PLN" calcext:value-type="string">
            <text:p>PLN</text:p>
          </table:table-cell>
          <table:table-cell table:formula="of:=ROUND(IF([.G113]&lt;&gt;[.G112]; IF([.G113] = &quot;EUR&quot;; [.F112]/[.C113]; [.F112]*[.C113]); [.F112]); 2)" office:value-type="currency" office:currency="PLN" office:value="4648.41" calcext:value-type="currency">
            <text:p>4 648,41 zł</text:p>
          </table:table-cell>
          <table:table-cell table:formula="of:=IF([.G112]= &quot;EUR&quot;; IF([.C113] &lt; [.C11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4]) = 1; 1;)" office:value-type="float" office:value="0" calcext:value-type="float">
            <text:p>0</text:p>
          </table:table-cell>
          <table:table-cell office:value-type="date" office:date-value="2005-04-23" calcext:value-type="date">
            <text:p>23.04.2005</text:p>
          </table:table-cell>
          <table:table-cell office:value-type="float" office:value="4.4371" calcext:value-type="float">
            <text:p>4,4371</text:p>
          </table:table-cell>
          <table:table-cell table:formula="of:=ROUND(IF([.E114]&lt;&gt;[.E113]; IF([.E114] = &quot;EUR&quot;; [.D113]/[.C114]; [.D113]*[.C114]); [.D113]); 2)" office:value-type="currency" office:currency="PLN" office:value="20594.28" calcext:value-type="currency">
            <text:p>20 594,28 zł</text:p>
          </table:table-cell>
          <table:table-cell table:formula="of:=IF([.A114] = 1; IF([.E113] = &quot;EUR&quot;; &quot;PLN&quot;; &quot;EUR&quot;); [.E113])" office:value-type="string" office:string-value="PLN" calcext:value-type="string">
            <text:p>PLN</text:p>
          </table:table-cell>
          <table:table-cell table:formula="of:=ROUND(IF([.G114]&lt;&gt;[.G113]; IF([.G114] = &quot;EUR&quot;; [.F113]/[.C114]; [.F113]*[.C114]); [.F113]); 2)" office:value-type="currency" office:currency="PLN" office:value="4648.41" calcext:value-type="currency">
            <text:p>4 648,41 zł</text:p>
          </table:table-cell>
          <table:table-cell table:formula="of:=IF([.G113]= &quot;EUR&quot;; IF([.C114] &lt; [.C11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5]) = 1; 1;)" office:value-type="float" office:value="0" calcext:value-type="float">
            <text:p>0</text:p>
          </table:table-cell>
          <table:table-cell office:value-type="date" office:date-value="2005-04-24" calcext:value-type="date">
            <text:p>24.04.2005</text:p>
          </table:table-cell>
          <table:table-cell office:value-type="float" office:value="4.439" calcext:value-type="float">
            <text:p>4,439</text:p>
          </table:table-cell>
          <table:table-cell table:formula="of:=ROUND(IF([.E115]&lt;&gt;[.E114]; IF([.E115] = &quot;EUR&quot;; [.D114]/[.C115]; [.D114]*[.C115]); [.D114]); 2)" office:value-type="currency" office:currency="PLN" office:value="20594.28" calcext:value-type="currency">
            <text:p>20 594,28 zł</text:p>
          </table:table-cell>
          <table:table-cell table:formula="of:=IF([.A115] = 1; IF([.E114] = &quot;EUR&quot;; &quot;PLN&quot;; &quot;EUR&quot;); [.E114])" office:value-type="string" office:string-value="PLN" calcext:value-type="string">
            <text:p>PLN</text:p>
          </table:table-cell>
          <table:table-cell table:formula="of:=ROUND(IF([.G115]&lt;&gt;[.G114]; IF([.G115] = &quot;EUR&quot;; [.F114]/[.C115]; [.F114]*[.C115]); [.F114]); 2)" office:value-type="currency" office:currency="PLN" office:value="4648.41" calcext:value-type="currency">
            <text:p>4 648,41 zł</text:p>
          </table:table-cell>
          <table:table-cell table:formula="of:=IF([.G114]= &quot;EUR&quot;; IF([.C115] &lt; [.C11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6]) = 1; 1;)" office:value-type="float" office:value="0" calcext:value-type="float">
            <text:p>0</text:p>
          </table:table-cell>
          <table:table-cell office:value-type="date" office:date-value="2005-04-25" calcext:value-type="date">
            <text:p>25.04.2005</text:p>
          </table:table-cell>
          <table:table-cell office:value-type="float" office:value="4.4527" calcext:value-type="float">
            <text:p>4,4527</text:p>
          </table:table-cell>
          <table:table-cell table:formula="of:=ROUND(IF([.E116]&lt;&gt;[.E115]; IF([.E116] = &quot;EUR&quot;; [.D115]/[.C116]; [.D115]*[.C116]); [.D115]); 2)" office:value-type="currency" office:currency="PLN" office:value="20594.28" calcext:value-type="currency">
            <text:p>20 594,28 zł</text:p>
          </table:table-cell>
          <table:table-cell table:formula="of:=IF([.A116] = 1; IF([.E115] = &quot;EUR&quot;; &quot;PLN&quot;; &quot;EUR&quot;); [.E115])" office:value-type="string" office:string-value="PLN" calcext:value-type="string">
            <text:p>PLN</text:p>
          </table:table-cell>
          <table:table-cell table:formula="of:=ROUND(IF([.G116]&lt;&gt;[.G115]; IF([.G116] = &quot;EUR&quot;; [.F115]/[.C116]; [.F115]*[.C116]); [.F115]); 2)" office:value-type="currency" office:currency="PLN" office:value="4648.41" calcext:value-type="currency">
            <text:p>4 648,41 zł</text:p>
          </table:table-cell>
          <table:table-cell table:formula="of:=IF([.G115]= &quot;EUR&quot;; IF([.C116] &lt; [.C11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7]) = 1; 1;)" office:value-type="float" office:value="0" calcext:value-type="float">
            <text:p>0</text:p>
          </table:table-cell>
          <table:table-cell office:value-type="date" office:date-value="2005-04-26" calcext:value-type="date">
            <text:p>26.04.2005</text:p>
          </table:table-cell>
          <table:table-cell office:value-type="float" office:value="4.4418" calcext:value-type="float">
            <text:p>4,4418</text:p>
          </table:table-cell>
          <table:table-cell table:formula="of:=ROUND(IF([.E117]&lt;&gt;[.E116]; IF([.E117] = &quot;EUR&quot;; [.D116]/[.C117]; [.D116]*[.C117]); [.D116]); 2)" office:value-type="currency" office:currency="PLN" office:value="20594.28" calcext:value-type="currency">
            <text:p>20 594,28 zł</text:p>
          </table:table-cell>
          <table:table-cell table:formula="of:=IF([.A117] = 1; IF([.E116] = &quot;EUR&quot;; &quot;PLN&quot;; &quot;EUR&quot;); [.E116])" office:value-type="string" office:string-value="PLN" calcext:value-type="string">
            <text:p>PLN</text:p>
          </table:table-cell>
          <table:table-cell table:formula="of:=ROUND(IF([.G117]&lt;&gt;[.G116]; IF([.G117] = &quot;EUR&quot;; [.F116]/[.C117]; [.F116]*[.C117]); [.F116]); 2)" office:value-type="currency" office:currency="PLN" office:value="20647.31" calcext:value-type="currency">
            <text:p>20 647,31 zł</text:p>
          </table:table-cell>
          <table:table-cell table:formula="of:=IF([.G116]= &quot;EUR&quot;; IF([.C117] &lt; [.C11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18]) = 1; 1;)" office:value-type="float" office:value="0" calcext:value-type="float">
            <text:p>0</text:p>
          </table:table-cell>
          <table:table-cell office:value-type="date" office:date-value="2005-04-27" calcext:value-type="date">
            <text:p>27.04.2005</text:p>
          </table:table-cell>
          <table:table-cell office:value-type="float" office:value="4.4257" calcext:value-type="float">
            <text:p>4,4257</text:p>
          </table:table-cell>
          <table:table-cell table:formula="of:=ROUND(IF([.E118]&lt;&gt;[.E117]; IF([.E118] = &quot;EUR&quot;; [.D117]/[.C118]; [.D117]*[.C118]); [.D117]); 2)" office:value-type="currency" office:currency="PLN" office:value="20594.28" calcext:value-type="currency">
            <text:p>20 594,28 zł</text:p>
          </table:table-cell>
          <table:table-cell table:formula="of:=IF([.A118] = 1; IF([.E117] = &quot;EUR&quot;; &quot;PLN&quot;; &quot;EUR&quot;); [.E117])" office:value-type="string" office:string-value="PLN" calcext:value-type="string">
            <text:p>PLN</text:p>
          </table:table-cell>
          <table:table-cell table:formula="of:=ROUND(IF([.G118]&lt;&gt;[.G117]; IF([.G118] = &quot;EUR&quot;; [.F117]/[.C118]; [.F117]*[.C118]); [.F117]); 2)" office:value-type="currency" office:currency="PLN" office:value="4665.32" calcext:value-type="currency">
            <text:p>4 665,32 zł</text:p>
          </table:table-cell>
          <table:table-cell table:formula="of:=IF([.G117]= &quot;EUR&quot;; IF([.C118] &lt; [.C11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19]) = 1; 1;)" office:value-type="float" office:value="0" calcext:value-type="float">
            <text:p>0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4.4098" calcext:value-type="float">
            <text:p>4,4098</text:p>
          </table:table-cell>
          <table:table-cell table:formula="of:=ROUND(IF([.E119]&lt;&gt;[.E118]; IF([.E119] = &quot;EUR&quot;; [.D118]/[.C119]; [.D118]*[.C119]); [.D118]); 2)" office:value-type="currency" office:currency="PLN" office:value="20594.28" calcext:value-type="currency">
            <text:p>20 594,28 zł</text:p>
          </table:table-cell>
          <table:table-cell table:formula="of:=IF([.A119] = 1; IF([.E118] = &quot;EUR&quot;; &quot;PLN&quot;; &quot;EUR&quot;); [.E118])" office:value-type="string" office:string-value="PLN" calcext:value-type="string">
            <text:p>PLN</text:p>
          </table:table-cell>
          <table:table-cell table:formula="of:=ROUND(IF([.G119]&lt;&gt;[.G118]; IF([.G119] = &quot;EUR&quot;; [.F118]/[.C119]; [.F118]*[.C119]); [.F118]); 2)" office:value-type="currency" office:currency="PLN" office:value="20573.13" calcext:value-type="currency">
            <text:p>20 573,13 zł</text:p>
          </table:table-cell>
          <table:table-cell table:formula="of:=IF([.G118]= &quot;EUR&quot;; IF([.C119] &lt; [.C11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20]) = 1; 1;)" office:value-type="float" office:value="0" calcext:value-type="float">
            <text:p>0</text:p>
          </table:table-cell>
          <table:table-cell office:value-type="date" office:date-value="2005-04-29" calcext:value-type="date">
            <text:p>29.04.2005</text:p>
          </table:table-cell>
          <table:table-cell office:value-type="float" office:value="4.379" calcext:value-type="float">
            <text:p>4,379</text:p>
          </table:table-cell>
          <table:table-cell table:formula="of:=ROUND(IF([.E120]&lt;&gt;[.E119]; IF([.E120] = &quot;EUR&quot;; [.D119]/[.C120]; [.D119]*[.C120]); [.D119]); 2)" office:value-type="currency" office:currency="PLN" office:value="20594.28" calcext:value-type="currency">
            <text:p>20 594,28 zł</text:p>
          </table:table-cell>
          <table:table-cell table:formula="of:=IF([.A120] = 1; IF([.E119] = &quot;EUR&quot;; &quot;PLN&quot;; &quot;EUR&quot;); [.E119])" office:value-type="string" office:string-value="PLN" calcext:value-type="string">
            <text:p>PLN</text:p>
          </table:table-cell>
          <table:table-cell table:formula="of:=ROUND(IF([.G120]&lt;&gt;[.G119]; IF([.G120] = &quot;EUR&quot;; [.F119]/[.C120]; [.F119]*[.C120]); [.F119]); 2)" office:value-type="currency" office:currency="PLN" office:value="4698.13" calcext:value-type="currency">
            <text:p>4 698,13 zł</text:p>
          </table:table-cell>
          <table:table-cell table:formula="of:=IF([.G119]= &quot;EUR&quot;; IF([.C120] &lt; [.C11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1]) = 1; 1;)" office:value-type="float" office:value="0" calcext:value-type="float">
            <text:p>0</text:p>
          </table:table-cell>
          <table:table-cell office:value-type="date" office:date-value="2005-04-30" calcext:value-type="date">
            <text:p>30.04.2005</text:p>
          </table:table-cell>
          <table:table-cell office:value-type="float" office:value="4.4334" calcext:value-type="float">
            <text:p>4,4334</text:p>
          </table:table-cell>
          <table:table-cell table:formula="of:=ROUND(IF([.E121]&lt;&gt;[.E120]; IF([.E121] = &quot;EUR&quot;; [.D120]/[.C121]; [.D120]*[.C121]); [.D120]); 2)" office:value-type="currency" office:currency="PLN" office:value="20594.28" calcext:value-type="currency">
            <text:p>20 594,28 zł</text:p>
          </table:table-cell>
          <table:table-cell table:formula="of:=IF([.A121] = 1; IF([.E120] = &quot;EUR&quot;; &quot;PLN&quot;; &quot;EUR&quot;); [.E120])" office:value-type="string" office:string-value="PLN" calcext:value-type="string">
            <text:p>PLN</text:p>
          </table:table-cell>
          <table:table-cell table:formula="of:=ROUND(IF([.G121]&lt;&gt;[.G120]; IF([.G121] = &quot;EUR&quot;; [.F120]/[.C121]; [.F120]*[.C121]); [.F120]); 2)" office:value-type="currency" office:currency="PLN" office:value="4698.13" calcext:value-type="currency">
            <text:p>4 698,13 zł</text:p>
          </table:table-cell>
          <table:table-cell table:formula="of:=IF([.G120]= &quot;EUR&quot;; IF([.C121] &lt; [.C12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2]) = 1; 1;)" office:value-type="float" office:value="1" calcext:value-type="float">
            <text:p>1</text:p>
          </table:table-cell>
          <table:table-cell office:value-type="date" office:date-value="2005-05-01" calcext:value-type="date">
            <text:p>1.05.2005</text:p>
          </table:table-cell>
          <table:table-cell office:value-type="float" office:value="4.4167" calcext:value-type="float">
            <text:p>4,4167</text:p>
          </table:table-cell>
          <table:table-cell table:formula="of:=ROUND(IF([.E122]&lt;&gt;[.E121]; IF([.E122] = &quot;EUR&quot;; [.D121]/[.C122]; [.D121]*[.C122]); [.D121]); 2)" office:value-type="currency" office:currency="PLN" office:value="4662.82" calcext:value-type="currency">
            <text:p>4 662,82 zł</text:p>
          </table:table-cell>
          <table:table-cell table:formula="of:=IF([.A122] = 1; IF([.E121] = &quot;EUR&quot;; &quot;PLN&quot;; &quot;EUR&quot;); [.E121])" office:value-type="string" office:string-value="EUR" calcext:value-type="string">
            <text:p>EUR</text:p>
          </table:table-cell>
          <table:table-cell table:formula="of:=ROUND(IF([.G122]&lt;&gt;[.G121]; IF([.G122] = &quot;EUR&quot;; [.F121]/[.C122]; [.F121]*[.C122]); [.F121]); 2)" office:value-type="currency" office:currency="PLN" office:value="20750.23" calcext:value-type="currency">
            <text:p>20 750,23 zł</text:p>
          </table:table-cell>
          <table:table-cell table:formula="of:=IF([.G121]= &quot;EUR&quot;; IF([.C122] &lt; [.C12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23]) = 1; 1;)" office:value-type="float" office:value="0" calcext:value-type="float">
            <text:p>0</text:p>
          </table:table-cell>
          <table:table-cell office:value-type="date" office:date-value="2005-05-02" calcext:value-type="date">
            <text:p>2.05.2005</text:p>
          </table:table-cell>
          <table:table-cell office:value-type="float" office:value="4.4728" calcext:value-type="float">
            <text:p>4,4728</text:p>
          </table:table-cell>
          <table:table-cell table:formula="of:=ROUND(IF([.E123]&lt;&gt;[.E122]; IF([.E123] = &quot;EUR&quot;; [.D122]/[.C123]; [.D122]*[.C123]); [.D122]); 2)" office:value-type="currency" office:currency="PLN" office:value="4662.82" calcext:value-type="currency">
            <text:p>4 662,82 zł</text:p>
          </table:table-cell>
          <table:table-cell table:formula="of:=IF([.A123] = 1; IF([.E122] = &quot;EUR&quot;; &quot;PLN&quot;; &quot;EUR&quot;); [.E122])" office:value-type="string" office:string-value="EUR" calcext:value-type="string">
            <text:p>EUR</text:p>
          </table:table-cell>
          <table:table-cell table:formula="of:=ROUND(IF([.G123]&lt;&gt;[.G122]; IF([.G123] = &quot;EUR&quot;; [.F122]/[.C123]; [.F122]*[.C123]); [.F122]); 2)" office:value-type="currency" office:currency="PLN" office:value="4639.2" calcext:value-type="currency">
            <text:p>4 639,20 zł</text:p>
          </table:table-cell>
          <table:table-cell table:formula="of:=IF([.G122]= &quot;EUR&quot;; IF([.C123] &lt; [.C12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4]) = 1; 1;)" office:value-type="float" office:value="0" calcext:value-type="float">
            <text:p>0</text:p>
          </table:table-cell>
          <table:table-cell office:value-type="date" office:date-value="2005-05-03" calcext:value-type="date">
            <text:p>3.05.2005</text:p>
          </table:table-cell>
          <table:table-cell office:value-type="float" office:value="4.4667" calcext:value-type="float">
            <text:p>4,4667</text:p>
          </table:table-cell>
          <table:table-cell table:formula="of:=ROUND(IF([.E124]&lt;&gt;[.E123]; IF([.E124] = &quot;EUR&quot;; [.D123]/[.C124]; [.D123]*[.C124]); [.D123]); 2)" office:value-type="currency" office:currency="PLN" office:value="4662.82" calcext:value-type="currency">
            <text:p>4 662,82 zł</text:p>
          </table:table-cell>
          <table:table-cell table:formula="of:=IF([.A124] = 1; IF([.E123] = &quot;EUR&quot;; &quot;PLN&quot;; &quot;EUR&quot;); [.E123])" office:value-type="string" office:string-value="EUR" calcext:value-type="string">
            <text:p>EUR</text:p>
          </table:table-cell>
          <table:table-cell table:formula="of:=ROUND(IF([.G124]&lt;&gt;[.G123]; IF([.G124] = &quot;EUR&quot;; [.F123]/[.C124]; [.F123]*[.C124]); [.F123]); 2)" office:value-type="currency" office:currency="PLN" office:value="20721.91" calcext:value-type="currency">
            <text:p>20 721,91 zł</text:p>
          </table:table-cell>
          <table:table-cell table:formula="of:=IF([.G123]= &quot;EUR&quot;; IF([.C124] &lt; [.C12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25]) = 1; 1;)" office:value-type="float" office:value="0" calcext:value-type="float">
            <text:p>0</text:p>
          </table:table-cell>
          <table:table-cell office:value-type="date" office:date-value="2005-05-04" calcext:value-type="date">
            <text:p>4.05.2005</text:p>
          </table:table-cell>
          <table:table-cell office:value-type="float" office:value="4.4579" calcext:value-type="float">
            <text:p>4,4579</text:p>
          </table:table-cell>
          <table:table-cell table:formula="of:=ROUND(IF([.E125]&lt;&gt;[.E124]; IF([.E125] = &quot;EUR&quot;; [.D124]/[.C125]; [.D124]*[.C125]); [.D124]); 2)" office:value-type="currency" office:currency="PLN" office:value="4662.82" calcext:value-type="currency">
            <text:p>4 662,82 zł</text:p>
          </table:table-cell>
          <table:table-cell table:formula="of:=IF([.A125] = 1; IF([.E124] = &quot;EUR&quot;; &quot;PLN&quot;; &quot;EUR&quot;); [.E124])" office:value-type="string" office:string-value="EUR" calcext:value-type="string">
            <text:p>EUR</text:p>
          </table:table-cell>
          <table:table-cell table:formula="of:=ROUND(IF([.G125]&lt;&gt;[.G124]; IF([.G125] = &quot;EUR&quot;; [.F124]/[.C125]; [.F124]*[.C125]); [.F124]); 2)" office:value-type="currency" office:currency="PLN" office:value="4648.36" calcext:value-type="currency">
            <text:p>4 648,36 zł</text:p>
          </table:table-cell>
          <table:table-cell table:formula="of:=IF([.G124]= &quot;EUR&quot;; IF([.C125] &lt; [.C12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6]) = 1; 1;)" office:value-type="float" office:value="0" calcext:value-type="float">
            <text:p>0</text:p>
          </table:table-cell>
          <table:table-cell office:value-type="date" office:date-value="2005-05-05" calcext:value-type="date">
            <text:p>5.05.2005</text:p>
          </table:table-cell>
          <table:table-cell office:value-type="float" office:value="4.4896" calcext:value-type="float">
            <text:p>4,4896</text:p>
          </table:table-cell>
          <table:table-cell table:formula="of:=ROUND(IF([.E126]&lt;&gt;[.E125]; IF([.E126] = &quot;EUR&quot;; [.D125]/[.C126]; [.D125]*[.C126]); [.D125]); 2)" office:value-type="currency" office:currency="PLN" office:value="4662.82" calcext:value-type="currency">
            <text:p>4 662,82 zł</text:p>
          </table:table-cell>
          <table:table-cell table:formula="of:=IF([.A126] = 1; IF([.E125] = &quot;EUR&quot;; &quot;PLN&quot;; &quot;EUR&quot;); [.E125])" office:value-type="string" office:string-value="EUR" calcext:value-type="string">
            <text:p>EUR</text:p>
          </table:table-cell>
          <table:table-cell table:formula="of:=ROUND(IF([.G126]&lt;&gt;[.G125]; IF([.G126] = &quot;EUR&quot;; [.F125]/[.C126]; [.F125]*[.C126]); [.F125]); 2)" office:value-type="currency" office:currency="PLN" office:value="4648.36" calcext:value-type="currency">
            <text:p>4 648,36 zł</text:p>
          </table:table-cell>
          <table:table-cell table:formula="of:=IF([.G125]= &quot;EUR&quot;; IF([.C126] &lt; [.C12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7]) = 1; 1;)" office:value-type="float" office:value="0" calcext:value-type="float">
            <text:p>0</text:p>
          </table:table-cell>
          <table:table-cell office:value-type="date" office:date-value="2005-05-06" calcext:value-type="date">
            <text:p>6.05.2005</text:p>
          </table:table-cell>
          <table:table-cell office:value-type="float" office:value="4.457" calcext:value-type="float">
            <text:p>4,457</text:p>
          </table:table-cell>
          <table:table-cell table:formula="of:=ROUND(IF([.E127]&lt;&gt;[.E126]; IF([.E127] = &quot;EUR&quot;; [.D126]/[.C127]; [.D126]*[.C127]); [.D126]); 2)" office:value-type="currency" office:currency="PLN" office:value="4662.82" calcext:value-type="currency">
            <text:p>4 662,82 zł</text:p>
          </table:table-cell>
          <table:table-cell table:formula="of:=IF([.A127] = 1; IF([.E126] = &quot;EUR&quot;; &quot;PLN&quot;; &quot;EUR&quot;); [.E126])" office:value-type="string" office:string-value="EUR" calcext:value-type="string">
            <text:p>EUR</text:p>
          </table:table-cell>
          <table:table-cell table:formula="of:=ROUND(IF([.G127]&lt;&gt;[.G126]; IF([.G127] = &quot;EUR&quot;; [.F126]/[.C127]; [.F126]*[.C127]); [.F126]); 2)" office:value-type="currency" office:currency="PLN" office:value="20717.74" calcext:value-type="currency">
            <text:p>20 717,74 zł</text:p>
          </table:table-cell>
          <table:table-cell table:formula="of:=IF([.G126]= &quot;EUR&quot;; IF([.C127] &lt; [.C12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28]) = 1; 1;)" office:value-type="float" office:value="0" calcext:value-type="float">
            <text:p>0</text:p>
          </table:table-cell>
          <table:table-cell office:value-type="date" office:date-value="2005-05-07" calcext:value-type="date">
            <text:p>7.05.2005</text:p>
          </table:table-cell>
          <table:table-cell office:value-type="float" office:value="4.443" calcext:value-type="float">
            <text:p>4,443</text:p>
          </table:table-cell>
          <table:table-cell table:formula="of:=ROUND(IF([.E128]&lt;&gt;[.E127]; IF([.E128] = &quot;EUR&quot;; [.D127]/[.C128]; [.D127]*[.C128]); [.D127]); 2)" office:value-type="currency" office:currency="PLN" office:value="4662.82" calcext:value-type="currency">
            <text:p>4 662,82 zł</text:p>
          </table:table-cell>
          <table:table-cell table:formula="of:=IF([.A128] = 1; IF([.E127] = &quot;EUR&quot;; &quot;PLN&quot;; &quot;EUR&quot;); [.E127])" office:value-type="string" office:string-value="EUR" calcext:value-type="string">
            <text:p>EUR</text:p>
          </table:table-cell>
          <table:table-cell table:formula="of:=ROUND(IF([.G128]&lt;&gt;[.G127]; IF([.G128] = &quot;EUR&quot;; [.F127]/[.C128]; [.F127]*[.C128]); [.F127]); 2)" office:value-type="currency" office:currency="PLN" office:value="4663.01" calcext:value-type="currency">
            <text:p>4 663,01 zł</text:p>
          </table:table-cell>
          <table:table-cell table:formula="of:=IF([.G127]= &quot;EUR&quot;; IF([.C128] &lt; [.C12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29]) = 1; 1;)" office:value-type="float" office:value="0" calcext:value-type="float">
            <text:p>0</text:p>
          </table:table-cell>
          <table:table-cell office:value-type="date" office:date-value="2005-05-08" calcext:value-type="date">
            <text:p>8.05.2005</text:p>
          </table:table-cell>
          <table:table-cell office:value-type="float" office:value="4.4267" calcext:value-type="float">
            <text:p>4,4267</text:p>
          </table:table-cell>
          <table:table-cell table:formula="of:=ROUND(IF([.E129]&lt;&gt;[.E128]; IF([.E129] = &quot;EUR&quot;; [.D128]/[.C129]; [.D128]*[.C129]); [.D128]); 2)" office:value-type="currency" office:currency="PLN" office:value="4662.82" calcext:value-type="currency">
            <text:p>4 662,82 zł</text:p>
          </table:table-cell>
          <table:table-cell table:formula="of:=IF([.A129] = 1; IF([.E128] = &quot;EUR&quot;; &quot;PLN&quot;; &quot;EUR&quot;); [.E128])" office:value-type="string" office:string-value="EUR" calcext:value-type="string">
            <text:p>EUR</text:p>
          </table:table-cell>
          <table:table-cell table:formula="of:=ROUND(IF([.G129]&lt;&gt;[.G128]; IF([.G129] = &quot;EUR&quot;; [.F128]/[.C129]; [.F128]*[.C129]); [.F128]); 2)" office:value-type="currency" office:currency="PLN" office:value="20641.75" calcext:value-type="currency">
            <text:p>20 641,75 zł</text:p>
          </table:table-cell>
          <table:table-cell table:formula="of:=IF([.G128]= &quot;EUR&quot;; IF([.C129] &lt; [.C12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30]) = 1; 1;)" office:value-type="float" office:value="0" calcext:value-type="float">
            <text:p>0</text:p>
          </table:table-cell>
          <table:table-cell office:value-type="date" office:date-value="2005-05-09" calcext:value-type="date">
            <text:p>9.05.2005</text:p>
          </table:table-cell>
          <table:table-cell office:value-type="float" office:value="4.437" calcext:value-type="float">
            <text:p>4,437</text:p>
          </table:table-cell>
          <table:table-cell table:formula="of:=ROUND(IF([.E130]&lt;&gt;[.E129]; IF([.E130] = &quot;EUR&quot;; [.D129]/[.C130]; [.D129]*[.C130]); [.D129]); 2)" office:value-type="currency" office:currency="PLN" office:value="4662.82" calcext:value-type="currency">
            <text:p>4 662,82 zł</text:p>
          </table:table-cell>
          <table:table-cell table:formula="of:=IF([.A130] = 1; IF([.E129] = &quot;EUR&quot;; &quot;PLN&quot;; &quot;EUR&quot;); [.E129])" office:value-type="string" office:string-value="EUR" calcext:value-type="string">
            <text:p>EUR</text:p>
          </table:table-cell>
          <table:table-cell table:formula="of:=ROUND(IF([.G130]&lt;&gt;[.G129]; IF([.G130] = &quot;EUR&quot;; [.F129]/[.C130]; [.F129]*[.C130]); [.F129]); 2)" office:value-type="currency" office:currency="PLN" office:value="4652.19" calcext:value-type="currency">
            <text:p>4 652,19 zł</text:p>
          </table:table-cell>
          <table:table-cell table:formula="of:=IF([.G129]= &quot;EUR&quot;; IF([.C130] &lt; [.C12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1]) = 1; 1;)" office:value-type="float" office:value="0" calcext:value-type="float">
            <text:p>0</text:p>
          </table:table-cell>
          <table:table-cell office:value-type="date" office:date-value="2005-05-10" calcext:value-type="date">
            <text:p>10.05.2005</text:p>
          </table:table-cell>
          <table:table-cell office:value-type="float" office:value="4.4649" calcext:value-type="float">
            <text:p>4,4649</text:p>
          </table:table-cell>
          <table:table-cell table:formula="of:=ROUND(IF([.E131]&lt;&gt;[.E130]; IF([.E131] = &quot;EUR&quot;; [.D130]/[.C131]; [.D130]*[.C131]); [.D130]); 2)" office:value-type="currency" office:currency="PLN" office:value="4662.82" calcext:value-type="currency">
            <text:p>4 662,82 zł</text:p>
          </table:table-cell>
          <table:table-cell table:formula="of:=IF([.A131] = 1; IF([.E130] = &quot;EUR&quot;; &quot;PLN&quot;; &quot;EUR&quot;); [.E130])" office:value-type="string" office:string-value="EUR" calcext:value-type="string">
            <text:p>EUR</text:p>
          </table:table-cell>
          <table:table-cell table:formula="of:=ROUND(IF([.G131]&lt;&gt;[.G130]; IF([.G131] = &quot;EUR&quot;; [.F130]/[.C131]; [.F130]*[.C131]); [.F130]); 2)" office:value-type="currency" office:currency="PLN" office:value="4652.19" calcext:value-type="currency">
            <text:p>4 652,19 zł</text:p>
          </table:table-cell>
          <table:table-cell table:formula="of:=IF([.G130]= &quot;EUR&quot;; IF([.C131] &lt; [.C13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2]) = 1; 1;)" office:value-type="float" office:value="0" calcext:value-type="float">
            <text:p>0</text:p>
          </table:table-cell>
          <table:table-cell office:value-type="date" office:date-value="2005-05-11" calcext:value-type="date">
            <text:p>11.05.2005</text:p>
          </table:table-cell>
          <table:table-cell office:value-type="float" office:value="4.4411" calcext:value-type="float">
            <text:p>4,4411</text:p>
          </table:table-cell>
          <table:table-cell table:formula="of:=ROUND(IF([.E132]&lt;&gt;[.E131]; IF([.E132] = &quot;EUR&quot;; [.D131]/[.C132]; [.D131]*[.C132]); [.D131]); 2)" office:value-type="currency" office:currency="PLN" office:value="4662.82" calcext:value-type="currency">
            <text:p>4 662,82 zł</text:p>
          </table:table-cell>
          <table:table-cell table:formula="of:=IF([.A132] = 1; IF([.E131] = &quot;EUR&quot;; &quot;PLN&quot;; &quot;EUR&quot;); [.E131])" office:value-type="string" office:string-value="EUR" calcext:value-type="string">
            <text:p>EUR</text:p>
          </table:table-cell>
          <table:table-cell table:formula="of:=ROUND(IF([.G132]&lt;&gt;[.G131]; IF([.G132] = &quot;EUR&quot;; [.F131]/[.C132]; [.F131]*[.C132]); [.F131]); 2)" office:value-type="currency" office:currency="PLN" office:value="20660.84" calcext:value-type="currency">
            <text:p>20 660,84 zł</text:p>
          </table:table-cell>
          <table:table-cell table:formula="of:=IF([.G131]= &quot;EUR&quot;; IF([.C132] &lt; [.C13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33]) = 1; 1;)" office:value-type="float" office:value="0" calcext:value-type="float">
            <text:p>0</text:p>
          </table:table-cell>
          <table:table-cell office:value-type="date" office:date-value="2005-05-12" calcext:value-type="date">
            <text:p>12.05.2005</text:p>
          </table:table-cell>
          <table:table-cell office:value-type="float" office:value="4.4368" calcext:value-type="float">
            <text:p>4,4368</text:p>
          </table:table-cell>
          <table:table-cell table:formula="of:=ROUND(IF([.E133]&lt;&gt;[.E132]; IF([.E133] = &quot;EUR&quot;; [.D132]/[.C133]; [.D132]*[.C133]); [.D132]); 2)" office:value-type="currency" office:currency="PLN" office:value="4662.82" calcext:value-type="currency">
            <text:p>4 662,82 zł</text:p>
          </table:table-cell>
          <table:table-cell table:formula="of:=IF([.A133] = 1; IF([.E132] = &quot;EUR&quot;; &quot;PLN&quot;; &quot;EUR&quot;); [.E132])" office:value-type="string" office:string-value="EUR" calcext:value-type="string">
            <text:p>EUR</text:p>
          </table:table-cell>
          <table:table-cell table:formula="of:=ROUND(IF([.G133]&lt;&gt;[.G132]; IF([.G133] = &quot;EUR&quot;; [.F132]/[.C133]; [.F132]*[.C133]); [.F132]); 2)" office:value-type="currency" office:currency="PLN" office:value="4656.7" calcext:value-type="currency">
            <text:p>4 656,70 zł</text:p>
          </table:table-cell>
          <table:table-cell table:formula="of:=IF([.G132]= &quot;EUR&quot;; IF([.C133] &lt; [.C13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4]) = 1; 1;)" office:value-type="float" office:value="0" calcext:value-type="float">
            <text:p>0</text:p>
          </table:table-cell>
          <table:table-cell office:value-type="date" office:date-value="2005-05-13" calcext:value-type="date">
            <text:p>13.05.2005</text:p>
          </table:table-cell>
          <table:table-cell office:value-type="float" office:value="4.456" calcext:value-type="float">
            <text:p>4,456</text:p>
          </table:table-cell>
          <table:table-cell table:formula="of:=ROUND(IF([.E134]&lt;&gt;[.E133]; IF([.E134] = &quot;EUR&quot;; [.D133]/[.C134]; [.D133]*[.C134]); [.D133]); 2)" office:value-type="currency" office:currency="PLN" office:value="4662.82" calcext:value-type="currency">
            <text:p>4 662,82 zł</text:p>
          </table:table-cell>
          <table:table-cell table:formula="of:=IF([.A134] = 1; IF([.E133] = &quot;EUR&quot;; &quot;PLN&quot;; &quot;EUR&quot;); [.E133])" office:value-type="string" office:string-value="EUR" calcext:value-type="string">
            <text:p>EUR</text:p>
          </table:table-cell>
          <table:table-cell table:formula="of:=ROUND(IF([.G134]&lt;&gt;[.G133]; IF([.G134] = &quot;EUR&quot;; [.F133]/[.C134]; [.F133]*[.C134]); [.F133]); 2)" office:value-type="currency" office:currency="PLN" office:value="4656.7" calcext:value-type="currency">
            <text:p>4 656,70 zł</text:p>
          </table:table-cell>
          <table:table-cell table:formula="of:=IF([.G133]= &quot;EUR&quot;; IF([.C134] &lt; [.C13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5]) = 1; 1;)" office:value-type="float" office:value="0" calcext:value-type="float">
            <text:p>0</text:p>
          </table:table-cell>
          <table:table-cell office:value-type="date" office:date-value="2005-05-14" calcext:value-type="date">
            <text:p>14.05.2005</text:p>
          </table:table-cell>
          <table:table-cell office:value-type="float" office:value="4.4529" calcext:value-type="float">
            <text:p>4,4529</text:p>
          </table:table-cell>
          <table:table-cell table:formula="of:=ROUND(IF([.E135]&lt;&gt;[.E134]; IF([.E135] = &quot;EUR&quot;; [.D134]/[.C135]; [.D134]*[.C135]); [.D134]); 2)" office:value-type="currency" office:currency="PLN" office:value="4662.82" calcext:value-type="currency">
            <text:p>4 662,82 zł</text:p>
          </table:table-cell>
          <table:table-cell table:formula="of:=IF([.A135] = 1; IF([.E134] = &quot;EUR&quot;; &quot;PLN&quot;; &quot;EUR&quot;); [.E134])" office:value-type="string" office:string-value="EUR" calcext:value-type="string">
            <text:p>EUR</text:p>
          </table:table-cell>
          <table:table-cell table:formula="of:=ROUND(IF([.G135]&lt;&gt;[.G134]; IF([.G135] = &quot;EUR&quot;; [.F134]/[.C135]; [.F134]*[.C135]); [.F134]); 2)" office:value-type="currency" office:currency="PLN" office:value="20735.82" calcext:value-type="currency">
            <text:p>20 735,82 zł</text:p>
          </table:table-cell>
          <table:table-cell table:formula="of:=IF([.G134]= &quot;EUR&quot;; IF([.C135] &lt; [.C13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36]) = 1; 1;)" office:value-type="float" office:value="0" calcext:value-type="float">
            <text:p>0</text:p>
          </table:table-cell>
          <table:table-cell office:value-type="date" office:date-value="2005-05-15" calcext:value-type="date">
            <text:p>15.05.2005</text:p>
          </table:table-cell>
          <table:table-cell office:value-type="float" office:value="4.4498" calcext:value-type="float">
            <text:p>4,4498</text:p>
          </table:table-cell>
          <table:table-cell table:formula="of:=ROUND(IF([.E136]&lt;&gt;[.E135]; IF([.E136] = &quot;EUR&quot;; [.D135]/[.C136]; [.D135]*[.C136]); [.D135]); 2)" office:value-type="currency" office:currency="PLN" office:value="4662.82" calcext:value-type="currency">
            <text:p>4 662,82 zł</text:p>
          </table:table-cell>
          <table:table-cell table:formula="of:=IF([.A136] = 1; IF([.E135] = &quot;EUR&quot;; &quot;PLN&quot;; &quot;EUR&quot;); [.E135])" office:value-type="string" office:string-value="EUR" calcext:value-type="string">
            <text:p>EUR</text:p>
          </table:table-cell>
          <table:table-cell table:formula="of:=ROUND(IF([.G136]&lt;&gt;[.G135]; IF([.G136] = &quot;EUR&quot;; [.F135]/[.C136]; [.F135]*[.C136]); [.F135]); 2)" office:value-type="currency" office:currency="PLN" office:value="4659.94" calcext:value-type="currency">
            <text:p>4 659,94 zł</text:p>
          </table:table-cell>
          <table:table-cell table:formula="of:=IF([.G135]= &quot;EUR&quot;; IF([.C136] &lt; [.C13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7]) = 1; 1;)" office:value-type="float" office:value="0" calcext:value-type="float">
            <text:p>0</text:p>
          </table:table-cell>
          <table:table-cell office:value-type="date" office:date-value="2005-05-16" calcext:value-type="date">
            <text:p>16.05.2005</text:p>
          </table:table-cell>
          <table:table-cell office:value-type="float" office:value="4.4402" calcext:value-type="float">
            <text:p>4,4402</text:p>
          </table:table-cell>
          <table:table-cell table:formula="of:=ROUND(IF([.E137]&lt;&gt;[.E136]; IF([.E137] = &quot;EUR&quot;; [.D136]/[.C137]; [.D136]*[.C137]); [.D136]); 2)" office:value-type="currency" office:currency="PLN" office:value="4662.82" calcext:value-type="currency">
            <text:p>4 662,82 zł</text:p>
          </table:table-cell>
          <table:table-cell table:formula="of:=IF([.A137] = 1; IF([.E136] = &quot;EUR&quot;; &quot;PLN&quot;; &quot;EUR&quot;); [.E136])" office:value-type="string" office:string-value="EUR" calcext:value-type="string">
            <text:p>EUR</text:p>
          </table:table-cell>
          <table:table-cell table:formula="of:=ROUND(IF([.G137]&lt;&gt;[.G136]; IF([.G137] = &quot;EUR&quot;; [.F136]/[.C137]; [.F136]*[.C137]); [.F136]); 2)" office:value-type="currency" office:currency="PLN" office:value="20691.07" calcext:value-type="currency">
            <text:p>20 691,07 zł</text:p>
          </table:table-cell>
          <table:table-cell table:formula="of:=IF([.G136]= &quot;EUR&quot;; IF([.C137] &lt; [.C13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38]) = 1; 1;)" office:value-type="float" office:value="0" calcext:value-type="float">
            <text:p>0</text:p>
          </table:table-cell>
          <table:table-cell office:value-type="date" office:date-value="2005-05-17" calcext:value-type="date">
            <text:p>17.05.2005</text:p>
          </table:table-cell>
          <table:table-cell office:value-type="float" office:value="4.4443" calcext:value-type="float">
            <text:p>4,4443</text:p>
          </table:table-cell>
          <table:table-cell table:formula="of:=ROUND(IF([.E138]&lt;&gt;[.E137]; IF([.E138] = &quot;EUR&quot;; [.D137]/[.C138]; [.D137]*[.C138]); [.D137]); 2)" office:value-type="currency" office:currency="PLN" office:value="4662.82" calcext:value-type="currency">
            <text:p>4 662,82 zł</text:p>
          </table:table-cell>
          <table:table-cell table:formula="of:=IF([.A138] = 1; IF([.E137] = &quot;EUR&quot;; &quot;PLN&quot;; &quot;EUR&quot;); [.E137])" office:value-type="string" office:string-value="EUR" calcext:value-type="string">
            <text:p>EUR</text:p>
          </table:table-cell>
          <table:table-cell table:formula="of:=ROUND(IF([.G138]&lt;&gt;[.G137]; IF([.G138] = &quot;EUR&quot;; [.F137]/[.C138]; [.F137]*[.C138]); [.F137]); 2)" office:value-type="currency" office:currency="PLN" office:value="4655.64" calcext:value-type="currency">
            <text:p>4 655,64 zł</text:p>
          </table:table-cell>
          <table:table-cell table:formula="of:=IF([.G137]= &quot;EUR&quot;; IF([.C138] &lt; [.C13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39]) = 1; 1;)" office:value-type="float" office:value="0" calcext:value-type="float">
            <text:p>0</text:p>
          </table:table-cell>
          <table:table-cell office:value-type="date" office:date-value="2005-05-18" calcext:value-type="date">
            <text:p>18.05.2005</text:p>
          </table:table-cell>
          <table:table-cell office:value-type="float" office:value="4.4397" calcext:value-type="float">
            <text:p>4,4397</text:p>
          </table:table-cell>
          <table:table-cell table:formula="of:=ROUND(IF([.E139]&lt;&gt;[.E138]; IF([.E139] = &quot;EUR&quot;; [.D138]/[.C139]; [.D138]*[.C139]); [.D138]); 2)" office:value-type="currency" office:currency="PLN" office:value="4662.82" calcext:value-type="currency">
            <text:p>4 662,82 zł</text:p>
          </table:table-cell>
          <table:table-cell table:formula="of:=IF([.A139] = 1; IF([.E138] = &quot;EUR&quot;; &quot;PLN&quot;; &quot;EUR&quot;); [.E138])" office:value-type="string" office:string-value="EUR" calcext:value-type="string">
            <text:p>EUR</text:p>
          </table:table-cell>
          <table:table-cell table:formula="of:=ROUND(IF([.G139]&lt;&gt;[.G138]; IF([.G139] = &quot;EUR&quot;; [.F138]/[.C139]; [.F138]*[.C139]); [.F138]); 2)" office:value-type="currency" office:currency="PLN" office:value="20669.64" calcext:value-type="currency">
            <text:p>20 669,64 zł</text:p>
          </table:table-cell>
          <table:table-cell table:formula="of:=IF([.G138]= &quot;EUR&quot;; IF([.C139] &lt; [.C13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40]) = 1; 1;)" office:value-type="float" office:value="0" calcext:value-type="float">
            <text:p>0</text:p>
          </table:table-cell>
          <table:table-cell office:value-type="date" office:date-value="2005-05-19" calcext:value-type="date">
            <text:p>19.05.2005</text:p>
          </table:table-cell>
          <table:table-cell office:value-type="float" office:value="4.4885" calcext:value-type="float">
            <text:p>4,4885</text:p>
          </table:table-cell>
          <table:table-cell table:formula="of:=ROUND(IF([.E140]&lt;&gt;[.E139]; IF([.E140] = &quot;EUR&quot;; [.D139]/[.C140]; [.D139]*[.C140]); [.D139]); 2)" office:value-type="currency" office:currency="PLN" office:value="4662.82" calcext:value-type="currency">
            <text:p>4 662,82 zł</text:p>
          </table:table-cell>
          <table:table-cell table:formula="of:=IF([.A140] = 1; IF([.E139] = &quot;EUR&quot;; &quot;PLN&quot;; &quot;EUR&quot;); [.E139])" office:value-type="string" office:string-value="EUR" calcext:value-type="string">
            <text:p>EUR</text:p>
          </table:table-cell>
          <table:table-cell table:formula="of:=ROUND(IF([.G140]&lt;&gt;[.G139]; IF([.G140] = &quot;EUR&quot;; [.F139]/[.C140]; [.F139]*[.C140]); [.F139]); 2)" office:value-type="currency" office:currency="PLN" office:value="4605.02" calcext:value-type="currency">
            <text:p>4 605,02 zł</text:p>
          </table:table-cell>
          <table:table-cell table:formula="of:=IF([.G139]= &quot;EUR&quot;; IF([.C140] &lt; [.C13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1]) = 1; 1;)" office:value-type="float" office:value="0" calcext:value-type="float">
            <text:p>0</text:p>
          </table:table-cell>
          <table:table-cell office:value-type="date" office:date-value="2005-05-20" calcext:value-type="date">
            <text:p>20.05.2005</text:p>
          </table:table-cell>
          <table:table-cell office:value-type="float" office:value="4.4745" calcext:value-type="float">
            <text:p>4,4745</text:p>
          </table:table-cell>
          <table:table-cell table:formula="of:=ROUND(IF([.E141]&lt;&gt;[.E140]; IF([.E141] = &quot;EUR&quot;; [.D140]/[.C141]; [.D140]*[.C141]); [.D140]); 2)" office:value-type="currency" office:currency="PLN" office:value="4662.82" calcext:value-type="currency">
            <text:p>4 662,82 zł</text:p>
          </table:table-cell>
          <table:table-cell table:formula="of:=IF([.A141] = 1; IF([.E140] = &quot;EUR&quot;; &quot;PLN&quot;; &quot;EUR&quot;); [.E140])" office:value-type="string" office:string-value="EUR" calcext:value-type="string">
            <text:p>EUR</text:p>
          </table:table-cell>
          <table:table-cell table:formula="of:=ROUND(IF([.G141]&lt;&gt;[.G140]; IF([.G141] = &quot;EUR&quot;; [.F140]/[.C141]; [.F140]*[.C141]); [.F140]); 2)" office:value-type="currency" office:currency="PLN" office:value="20605.16" calcext:value-type="currency">
            <text:p>20 605,16 zł</text:p>
          </table:table-cell>
          <table:table-cell table:formula="of:=IF([.G140]= &quot;EUR&quot;; IF([.C141] &lt; [.C14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42]) = 1; 1;)" office:value-type="float" office:value="0" calcext:value-type="float">
            <text:p>0</text:p>
          </table:table-cell>
          <table:table-cell office:value-type="date" office:date-value="2005-05-21" calcext:value-type="date">
            <text:p>21.05.2005</text:p>
          </table:table-cell>
          <table:table-cell office:value-type="float" office:value="4.4733" calcext:value-type="float">
            <text:p>4,4733</text:p>
          </table:table-cell>
          <table:table-cell table:formula="of:=ROUND(IF([.E142]&lt;&gt;[.E141]; IF([.E142] = &quot;EUR&quot;; [.D141]/[.C142]; [.D141]*[.C142]); [.D141]); 2)" office:value-type="currency" office:currency="PLN" office:value="4662.82" calcext:value-type="currency">
            <text:p>4 662,82 zł</text:p>
          </table:table-cell>
          <table:table-cell table:formula="of:=IF([.A142] = 1; IF([.E141] = &quot;EUR&quot;; &quot;PLN&quot;; &quot;EUR&quot;); [.E141])" office:value-type="string" office:string-value="EUR" calcext:value-type="string">
            <text:p>EUR</text:p>
          </table:table-cell>
          <table:table-cell table:formula="of:=ROUND(IF([.G142]&lt;&gt;[.G141]; IF([.G142] = &quot;EUR&quot;; [.F141]/[.C142]; [.F141]*[.C142]); [.F141]); 2)" office:value-type="currency" office:currency="PLN" office:value="4606.25" calcext:value-type="currency">
            <text:p>4 606,25 zł</text:p>
          </table:table-cell>
          <table:table-cell table:formula="of:=IF([.G141]= &quot;EUR&quot;; IF([.C142] &lt; [.C14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3]) = 1; 1;)" office:value-type="float" office:value="0" calcext:value-type="float">
            <text:p>0</text:p>
          </table:table-cell>
          <table:table-cell office:value-type="date" office:date-value="2005-05-22" calcext:value-type="date">
            <text:p>22.05.2005</text:p>
          </table:table-cell>
          <table:table-cell office:value-type="float" office:value="4.4518" calcext:value-type="float">
            <text:p>4,4518</text:p>
          </table:table-cell>
          <table:table-cell table:formula="of:=ROUND(IF([.E143]&lt;&gt;[.E142]; IF([.E143] = &quot;EUR&quot;; [.D142]/[.C143]; [.D142]*[.C143]); [.D142]); 2)" office:value-type="currency" office:currency="PLN" office:value="4662.82" calcext:value-type="currency">
            <text:p>4 662,82 zł</text:p>
          </table:table-cell>
          <table:table-cell table:formula="of:=IF([.A143] = 1; IF([.E142] = &quot;EUR&quot;; &quot;PLN&quot;; &quot;EUR&quot;); [.E142])" office:value-type="string" office:string-value="EUR" calcext:value-type="string">
            <text:p>EUR</text:p>
          </table:table-cell>
          <table:table-cell table:formula="of:=ROUND(IF([.G143]&lt;&gt;[.G142]; IF([.G143] = &quot;EUR&quot;; [.F142]/[.C143]; [.F142]*[.C143]); [.F142]); 2)" office:value-type="currency" office:currency="PLN" office:value="20506.1" calcext:value-type="currency">
            <text:p>20 506,10 zł</text:p>
          </table:table-cell>
          <table:table-cell table:formula="of:=IF([.G142]= &quot;EUR&quot;; IF([.C143] &lt; [.C14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44]) = 1; 1;)" office:value-type="float" office:value="0" calcext:value-type="float">
            <text:p>0</text:p>
          </table:table-cell>
          <table:table-cell office:value-type="date" office:date-value="2005-05-23" calcext:value-type="date">
            <text:p>23.05.2005</text:p>
          </table:table-cell>
          <table:table-cell office:value-type="float" office:value="4.4591" calcext:value-type="float">
            <text:p>4,4591</text:p>
          </table:table-cell>
          <table:table-cell table:formula="of:=ROUND(IF([.E144]&lt;&gt;[.E143]; IF([.E144] = &quot;EUR&quot;; [.D143]/[.C144]; [.D143]*[.C144]); [.D143]); 2)" office:value-type="currency" office:currency="PLN" office:value="4662.82" calcext:value-type="currency">
            <text:p>4 662,82 zł</text:p>
          </table:table-cell>
          <table:table-cell table:formula="of:=IF([.A144] = 1; IF([.E143] = &quot;EUR&quot;; &quot;PLN&quot;; &quot;EUR&quot;); [.E143])" office:value-type="string" office:string-value="EUR" calcext:value-type="string">
            <text:p>EUR</text:p>
          </table:table-cell>
          <table:table-cell table:formula="of:=ROUND(IF([.G144]&lt;&gt;[.G143]; IF([.G144] = &quot;EUR&quot;; [.F143]/[.C144]; [.F143]*[.C144]); [.F143]); 2)" office:value-type="currency" office:currency="PLN" office:value="4598.71" calcext:value-type="currency">
            <text:p>4 598,71 zł</text:p>
          </table:table-cell>
          <table:table-cell table:formula="of:=IF([.G143]= &quot;EUR&quot;; IF([.C144] &lt; [.C14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5]) = 1; 1;)" office:value-type="float" office:value="0" calcext:value-type="float">
            <text:p>0</text:p>
          </table:table-cell>
          <table:table-cell office:value-type="date" office:date-value="2005-05-24" calcext:value-type="date">
            <text:p>24.05.2005</text:p>
          </table:table-cell>
          <table:table-cell office:value-type="float" office:value="4.4191" calcext:value-type="float">
            <text:p>4,4191</text:p>
          </table:table-cell>
          <table:table-cell table:formula="of:=ROUND(IF([.E145]&lt;&gt;[.E144]; IF([.E145] = &quot;EUR&quot;; [.D144]/[.C145]; [.D144]*[.C145]); [.D144]); 2)" office:value-type="currency" office:currency="PLN" office:value="4662.82" calcext:value-type="currency">
            <text:p>4 662,82 zł</text:p>
          </table:table-cell>
          <table:table-cell table:formula="of:=IF([.A145] = 1; IF([.E144] = &quot;EUR&quot;; &quot;PLN&quot;; &quot;EUR&quot;); [.E144])" office:value-type="string" office:string-value="EUR" calcext:value-type="string">
            <text:p>EUR</text:p>
          </table:table-cell>
          <table:table-cell table:formula="of:=ROUND(IF([.G145]&lt;&gt;[.G144]; IF([.G145] = &quot;EUR&quot;; [.F144]/[.C145]; [.F144]*[.C145]); [.F144]); 2)" office:value-type="currency" office:currency="PLN" office:value="20322.16" calcext:value-type="currency">
            <text:p>20 322,16 zł</text:p>
          </table:table-cell>
          <table:table-cell table:formula="of:=IF([.G144]= &quot;EUR&quot;; IF([.C145] &lt; [.C14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46]) = 1; 1;)" office:value-type="float" office:value="0" calcext:value-type="float">
            <text:p>0</text:p>
          </table:table-cell>
          <table:table-cell office:value-type="date" office:date-value="2005-05-25" calcext:value-type="date">
            <text:p>25.05.2005</text:p>
          </table:table-cell>
          <table:table-cell office:value-type="float" office:value="4.4175" calcext:value-type="float">
            <text:p>4,4175</text:p>
          </table:table-cell>
          <table:table-cell table:formula="of:=ROUND(IF([.E146]&lt;&gt;[.E145]; IF([.E146] = &quot;EUR&quot;; [.D145]/[.C146]; [.D145]*[.C146]); [.D145]); 2)" office:value-type="currency" office:currency="PLN" office:value="4662.82" calcext:value-type="currency">
            <text:p>4 662,82 zł</text:p>
          </table:table-cell>
          <table:table-cell table:formula="of:=IF([.A146] = 1; IF([.E145] = &quot;EUR&quot;; &quot;PLN&quot;; &quot;EUR&quot;); [.E145])" office:value-type="string" office:string-value="EUR" calcext:value-type="string">
            <text:p>EUR</text:p>
          </table:table-cell>
          <table:table-cell table:formula="of:=ROUND(IF([.G146]&lt;&gt;[.G145]; IF([.G146] = &quot;EUR&quot;; [.F145]/[.C146]; [.F145]*[.C146]); [.F145]); 2)" office:value-type="currency" office:currency="PLN" office:value="4600.38" calcext:value-type="currency">
            <text:p>4 600,38 zł</text:p>
          </table:table-cell>
          <table:table-cell table:formula="of:=IF([.G145]= &quot;EUR&quot;; IF([.C146] &lt; [.C14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7]) = 1; 1;)" office:value-type="float" office:value="0" calcext:value-type="float">
            <text:p>0</text:p>
          </table:table-cell>
          <table:table-cell office:value-type="date" office:date-value="2005-05-26" calcext:value-type="date">
            <text:p>26.05.2005</text:p>
          </table:table-cell>
          <table:table-cell office:value-type="float" office:value="4.4258" calcext:value-type="float">
            <text:p>4,4258</text:p>
          </table:table-cell>
          <table:table-cell table:formula="of:=ROUND(IF([.E147]&lt;&gt;[.E146]; IF([.E147] = &quot;EUR&quot;; [.D146]/[.C147]; [.D146]*[.C147]); [.D146]); 2)" office:value-type="currency" office:currency="PLN" office:value="4662.82" calcext:value-type="currency">
            <text:p>4 662,82 zł</text:p>
          </table:table-cell>
          <table:table-cell table:formula="of:=IF([.A147] = 1; IF([.E146] = &quot;EUR&quot;; &quot;PLN&quot;; &quot;EUR&quot;); [.E146])" office:value-type="string" office:string-value="EUR" calcext:value-type="string">
            <text:p>EUR</text:p>
          </table:table-cell>
          <table:table-cell table:formula="of:=ROUND(IF([.G147]&lt;&gt;[.G146]; IF([.G147] = &quot;EUR&quot;; [.F146]/[.C147]; [.F146]*[.C147]); [.F146]); 2)" office:value-type="currency" office:currency="PLN" office:value="4600.38" calcext:value-type="currency">
            <text:p>4 600,38 zł</text:p>
          </table:table-cell>
          <table:table-cell table:formula="of:=IF([.G146]= &quot;EUR&quot;; IF([.C147] &lt; [.C14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48]) = 1; 1;)" office:value-type="float" office:value="0" calcext:value-type="float">
            <text:p>0</text:p>
          </table:table-cell>
          <table:table-cell office:value-type="date" office:date-value="2005-05-27" calcext:value-type="date">
            <text:p>27.05.2005</text:p>
          </table:table-cell>
          <table:table-cell office:value-type="float" office:value="4.4099" calcext:value-type="float">
            <text:p>4,4099</text:p>
          </table:table-cell>
          <table:table-cell table:formula="of:=ROUND(IF([.E148]&lt;&gt;[.E147]; IF([.E148] = &quot;EUR&quot;; [.D147]/[.C148]; [.D147]*[.C148]); [.D147]); 2)" office:value-type="currency" office:currency="PLN" office:value="4662.82" calcext:value-type="currency">
            <text:p>4 662,82 zł</text:p>
          </table:table-cell>
          <table:table-cell table:formula="of:=IF([.A148] = 1; IF([.E147] = &quot;EUR&quot;; &quot;PLN&quot;; &quot;EUR&quot;); [.E147])" office:value-type="string" office:string-value="EUR" calcext:value-type="string">
            <text:p>EUR</text:p>
          </table:table-cell>
          <table:table-cell table:formula="of:=ROUND(IF([.G148]&lt;&gt;[.G147]; IF([.G148] = &quot;EUR&quot;; [.F147]/[.C148]; [.F147]*[.C148]); [.F147]); 2)" office:value-type="currency" office:currency="PLN" office:value="20287.22" calcext:value-type="currency">
            <text:p>20 287,22 zł</text:p>
          </table:table-cell>
          <table:table-cell table:formula="of:=IF([.G147]= &quot;EUR&quot;; IF([.C148] &lt; [.C14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49]) = 1; 1;)" office:value-type="float" office:value="0" calcext:value-type="float">
            <text:p>0</text:p>
          </table:table-cell>
          <table:table-cell office:value-type="date" office:date-value="2005-05-28" calcext:value-type="date">
            <text:p>28.05.2005</text:p>
          </table:table-cell>
          <table:table-cell office:value-type="float" office:value="4.3765" calcext:value-type="float">
            <text:p>4,3765</text:p>
          </table:table-cell>
          <table:table-cell table:formula="of:=ROUND(IF([.E149]&lt;&gt;[.E148]; IF([.E149] = &quot;EUR&quot;; [.D148]/[.C149]; [.D148]*[.C149]); [.D148]); 2)" office:value-type="currency" office:currency="PLN" office:value="4662.82" calcext:value-type="currency">
            <text:p>4 662,82 zł</text:p>
          </table:table-cell>
          <table:table-cell table:formula="of:=IF([.A149] = 1; IF([.E148] = &quot;EUR&quot;; &quot;PLN&quot;; &quot;EUR&quot;); [.E148])" office:value-type="string" office:string-value="EUR" calcext:value-type="string">
            <text:p>EUR</text:p>
          </table:table-cell>
          <table:table-cell table:formula="of:=ROUND(IF([.G149]&lt;&gt;[.G148]; IF([.G149] = &quot;EUR&quot;; [.F148]/[.C149]; [.F148]*[.C149]); [.F148]); 2)" office:value-type="currency" office:currency="PLN" office:value="4635.49" calcext:value-type="currency">
            <text:p>4 635,49 zł</text:p>
          </table:table-cell>
          <table:table-cell table:formula="of:=IF([.G148]= &quot;EUR&quot;; IF([.C149] &lt; [.C14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0]) = 1; 1;)" office:value-type="float" office:value="0" calcext:value-type="float">
            <text:p>0</text:p>
          </table:table-cell>
          <table:table-cell office:value-type="date" office:date-value="2005-05-29" calcext:value-type="date">
            <text:p>29.05.2005</text:p>
          </table:table-cell>
          <table:table-cell office:value-type="float" office:value="4.3879" calcext:value-type="float">
            <text:p>4,3879</text:p>
          </table:table-cell>
          <table:table-cell table:formula="of:=ROUND(IF([.E150]&lt;&gt;[.E149]; IF([.E150] = &quot;EUR&quot;; [.D149]/[.C150]; [.D149]*[.C150]); [.D149]); 2)" office:value-type="currency" office:currency="PLN" office:value="4662.82" calcext:value-type="currency">
            <text:p>4 662,82 zł</text:p>
          </table:table-cell>
          <table:table-cell table:formula="of:=IF([.A150] = 1; IF([.E149] = &quot;EUR&quot;; &quot;PLN&quot;; &quot;EUR&quot;); [.E149])" office:value-type="string" office:string-value="EUR" calcext:value-type="string">
            <text:p>EUR</text:p>
          </table:table-cell>
          <table:table-cell table:formula="of:=ROUND(IF([.G150]&lt;&gt;[.G149]; IF([.G150] = &quot;EUR&quot;; [.F149]/[.C150]; [.F149]*[.C150]); [.F149]); 2)" office:value-type="currency" office:currency="PLN" office:value="4635.49" calcext:value-type="currency">
            <text:p>4 635,49 zł</text:p>
          </table:table-cell>
          <table:table-cell table:formula="of:=IF([.G149]= &quot;EUR&quot;; IF([.C150] &lt; [.C14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1]) = 1; 1;)" office:value-type="float" office:value="0" calcext:value-type="float">
            <text:p>0</text:p>
          </table:table-cell>
          <table:table-cell office:value-type="date" office:date-value="2005-05-30" calcext:value-type="date">
            <text:p>30.05.2005</text:p>
          </table:table-cell>
          <table:table-cell office:value-type="float" office:value="4.3521" calcext:value-type="float">
            <text:p>4,3521</text:p>
          </table:table-cell>
          <table:table-cell table:formula="of:=ROUND(IF([.E151]&lt;&gt;[.E150]; IF([.E151] = &quot;EUR&quot;; [.D150]/[.C151]; [.D150]*[.C151]); [.D150]); 2)" office:value-type="currency" office:currency="PLN" office:value="4662.82" calcext:value-type="currency">
            <text:p>4 662,82 zł</text:p>
          </table:table-cell>
          <table:table-cell table:formula="of:=IF([.A151] = 1; IF([.E150] = &quot;EUR&quot;; &quot;PLN&quot;; &quot;EUR&quot;); [.E150])" office:value-type="string" office:string-value="EUR" calcext:value-type="string">
            <text:p>EUR</text:p>
          </table:table-cell>
          <table:table-cell table:formula="of:=ROUND(IF([.G151]&lt;&gt;[.G150]; IF([.G151] = &quot;EUR&quot;; [.F150]/[.C151]; [.F150]*[.C151]); [.F150]); 2)" office:value-type="currency" office:currency="PLN" office:value="20174.12" calcext:value-type="currency">
            <text:p>20 174,12 zł</text:p>
          </table:table-cell>
          <table:table-cell table:formula="of:=IF([.G150]= &quot;EUR&quot;; IF([.C151] &lt; [.C15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52]) = 1; 1;)" office:value-type="float" office:value="0" calcext:value-type="float">
            <text:p>0</text:p>
          </table:table-cell>
          <table:table-cell office:value-type="date" office:date-value="2005-05-31" calcext:value-type="date">
            <text:p>31.05.2005</text:p>
          </table:table-cell>
          <table:table-cell office:value-type="float" office:value="4.3786" calcext:value-type="float">
            <text:p>4,3786</text:p>
          </table:table-cell>
          <table:table-cell table:formula="of:=ROUND(IF([.E152]&lt;&gt;[.E151]; IF([.E152] = &quot;EUR&quot;; [.D151]/[.C152]; [.D151]*[.C152]); [.D151]); 2)" office:value-type="currency" office:currency="PLN" office:value="4662.82" calcext:value-type="currency">
            <text:p>4 662,82 zł</text:p>
          </table:table-cell>
          <table:table-cell table:formula="of:=IF([.A152] = 1; IF([.E151] = &quot;EUR&quot;; &quot;PLN&quot;; &quot;EUR&quot;); [.E151])" office:value-type="string" office:string-value="EUR" calcext:value-type="string">
            <text:p>EUR</text:p>
          </table:table-cell>
          <table:table-cell table:formula="of:=ROUND(IF([.G152]&lt;&gt;[.G151]; IF([.G152] = &quot;EUR&quot;; [.F151]/[.C152]; [.F151]*[.C152]); [.F151]); 2)" office:value-type="currency" office:currency="PLN" office:value="4607.44" calcext:value-type="currency">
            <text:p>4 607,44 zł</text:p>
          </table:table-cell>
          <table:table-cell table:formula="of:=IF([.G151]= &quot;EUR&quot;; IF([.C152] &lt; [.C15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3]) = 1; 1;)" office:value-type="float" office:value="1" calcext:value-type="float">
            <text:p>1</text:p>
          </table:table-cell>
          <table:table-cell office:value-type="date" office:date-value="2005-06-01" calcext:value-type="date">
            <text:p>1.06.2005</text:p>
          </table:table-cell>
          <table:table-cell office:value-type="float" office:value="4.3628" calcext:value-type="float">
            <text:p>4,3628</text:p>
          </table:table-cell>
          <table:table-cell table:formula="of:=ROUND(IF([.E153]&lt;&gt;[.E152]; IF([.E153] = &quot;EUR&quot;; [.D152]/[.C153]; [.D152]*[.C153]); [.D152]); 2)" office:value-type="currency" office:currency="PLN" office:value="20342.95" calcext:value-type="currency">
            <text:p>20 342,95 zł</text:p>
          </table:table-cell>
          <table:table-cell table:formula="of:=IF([.A153] = 1; IF([.E152] = &quot;EUR&quot;; &quot;PLN&quot;; &quot;EUR&quot;); [.E152])" office:value-type="string" office:string-value="PLN" calcext:value-type="string">
            <text:p>PLN</text:p>
          </table:table-cell>
          <table:table-cell table:formula="of:=ROUND(IF([.G153]&lt;&gt;[.G152]; IF([.G153] = &quot;EUR&quot;; [.F152]/[.C153]; [.F152]*[.C153]); [.F152]); 2)" office:value-type="currency" office:currency="PLN" office:value="20101.34" calcext:value-type="currency">
            <text:p>20 101,34 zł</text:p>
          </table:table-cell>
          <table:table-cell table:formula="of:=IF([.G152]= &quot;EUR&quot;; IF([.C153] &lt; [.C15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54]) = 1; 1;)" office:value-type="float" office:value="0" calcext:value-type="float">
            <text:p>0</text:p>
          </table:table-cell>
          <table:table-cell office:value-type="date" office:date-value="2005-06-02" calcext:value-type="date">
            <text:p>2.06.2005</text:p>
          </table:table-cell>
          <table:table-cell office:value-type="float" office:value="4.381" calcext:value-type="float">
            <text:p>4,381</text:p>
          </table:table-cell>
          <table:table-cell table:formula="of:=ROUND(IF([.E154]&lt;&gt;[.E153]; IF([.E154] = &quot;EUR&quot;; [.D153]/[.C154]; [.D153]*[.C154]); [.D153]); 2)" office:value-type="currency" office:currency="PLN" office:value="20342.95" calcext:value-type="currency">
            <text:p>20 342,95 zł</text:p>
          </table:table-cell>
          <table:table-cell table:formula="of:=IF([.A154] = 1; IF([.E153] = &quot;EUR&quot;; &quot;PLN&quot;; &quot;EUR&quot;); [.E153])" office:value-type="string" office:string-value="PLN" calcext:value-type="string">
            <text:p>PLN</text:p>
          </table:table-cell>
          <table:table-cell table:formula="of:=ROUND(IF([.G154]&lt;&gt;[.G153]; IF([.G154] = &quot;EUR&quot;; [.F153]/[.C154]; [.F153]*[.C154]); [.F153]); 2)" office:value-type="currency" office:currency="PLN" office:value="4588.3" calcext:value-type="currency">
            <text:p>4 588,30 zł</text:p>
          </table:table-cell>
          <table:table-cell table:formula="of:=IF([.G153]= &quot;EUR&quot;; IF([.C154] &lt; [.C15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5]) = 1; 1;)" office:value-type="float" office:value="0" calcext:value-type="float">
            <text:p>0</text:p>
          </table:table-cell>
          <table:table-cell office:value-type="date" office:date-value="2005-06-03" calcext:value-type="date">
            <text:p>3.06.2005</text:p>
          </table:table-cell>
          <table:table-cell office:value-type="float" office:value="4.371" calcext:value-type="float">
            <text:p>4,371</text:p>
          </table:table-cell>
          <table:table-cell table:formula="of:=ROUND(IF([.E155]&lt;&gt;[.E154]; IF([.E155] = &quot;EUR&quot;; [.D154]/[.C155]; [.D154]*[.C155]); [.D154]); 2)" office:value-type="currency" office:currency="PLN" office:value="20342.95" calcext:value-type="currency">
            <text:p>20 342,95 zł</text:p>
          </table:table-cell>
          <table:table-cell table:formula="of:=IF([.A155] = 1; IF([.E154] = &quot;EUR&quot;; &quot;PLN&quot;; &quot;EUR&quot;); [.E154])" office:value-type="string" office:string-value="PLN" calcext:value-type="string">
            <text:p>PLN</text:p>
          </table:table-cell>
          <table:table-cell table:formula="of:=ROUND(IF([.G155]&lt;&gt;[.G154]; IF([.G155] = &quot;EUR&quot;; [.F154]/[.C155]; [.F154]*[.C155]); [.F154]); 2)" office:value-type="currency" office:currency="PLN" office:value="20055.46" calcext:value-type="currency">
            <text:p>20 055,46 zł</text:p>
          </table:table-cell>
          <table:table-cell table:formula="of:=IF([.G154]= &quot;EUR&quot;; IF([.C155] &lt; [.C15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56]) = 1; 1;)" office:value-type="float" office:value="0" calcext:value-type="float">
            <text:p>0</text:p>
          </table:table-cell>
          <table:table-cell office:value-type="date" office:date-value="2005-06-04" calcext:value-type="date">
            <text:p>4.06.2005</text:p>
          </table:table-cell>
          <table:table-cell office:value-type="float" office:value="4.363" calcext:value-type="float">
            <text:p>4,363</text:p>
          </table:table-cell>
          <table:table-cell table:formula="of:=ROUND(IF([.E156]&lt;&gt;[.E155]; IF([.E156] = &quot;EUR&quot;; [.D155]/[.C156]; [.D155]*[.C156]); [.D155]); 2)" office:value-type="currency" office:currency="PLN" office:value="20342.95" calcext:value-type="currency">
            <text:p>20 342,95 zł</text:p>
          </table:table-cell>
          <table:table-cell table:formula="of:=IF([.A156] = 1; IF([.E155] = &quot;EUR&quot;; &quot;PLN&quot;; &quot;EUR&quot;); [.E155])" office:value-type="string" office:string-value="PLN" calcext:value-type="string">
            <text:p>PLN</text:p>
          </table:table-cell>
          <table:table-cell table:formula="of:=ROUND(IF([.G156]&lt;&gt;[.G155]; IF([.G156] = &quot;EUR&quot;; [.F155]/[.C156]; [.F155]*[.C156]); [.F155]); 2)" office:value-type="currency" office:currency="PLN" office:value="4596.71" calcext:value-type="currency">
            <text:p>4 596,71 zł</text:p>
          </table:table-cell>
          <table:table-cell table:formula="of:=IF([.G155]= &quot;EUR&quot;; IF([.C156] &lt; [.C15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7]) = 1; 1;)" office:value-type="float" office:value="0" calcext:value-type="float">
            <text:p>0</text:p>
          </table:table-cell>
          <table:table-cell office:value-type="date" office:date-value="2005-06-05" calcext:value-type="date">
            <text:p>5.06.2005</text:p>
          </table:table-cell>
          <table:table-cell office:value-type="float" office:value="4.364" calcext:value-type="float">
            <text:p>4,364</text:p>
          </table:table-cell>
          <table:table-cell table:formula="of:=ROUND(IF([.E157]&lt;&gt;[.E156]; IF([.E157] = &quot;EUR&quot;; [.D156]/[.C157]; [.D156]*[.C157]); [.D156]); 2)" office:value-type="currency" office:currency="PLN" office:value="20342.95" calcext:value-type="currency">
            <text:p>20 342,95 zł</text:p>
          </table:table-cell>
          <table:table-cell table:formula="of:=IF([.A157] = 1; IF([.E156] = &quot;EUR&quot;; &quot;PLN&quot;; &quot;EUR&quot;); [.E156])" office:value-type="string" office:string-value="PLN" calcext:value-type="string">
            <text:p>PLN</text:p>
          </table:table-cell>
          <table:table-cell table:formula="of:=ROUND(IF([.G157]&lt;&gt;[.G156]; IF([.G157] = &quot;EUR&quot;; [.F156]/[.C157]; [.F156]*[.C157]); [.F156]); 2)" office:value-type="currency" office:currency="PLN" office:value="4596.71" calcext:value-type="currency">
            <text:p>4 596,71 zł</text:p>
          </table:table-cell>
          <table:table-cell table:formula="of:=IF([.G156]= &quot;EUR&quot;; IF([.C157] &lt; [.C15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8]) = 1; 1;)" office:value-type="float" office:value="0" calcext:value-type="float">
            <text:p>0</text:p>
          </table:table-cell>
          <table:table-cell office:value-type="date" office:date-value="2005-06-06" calcext:value-type="date">
            <text:p>6.06.2005</text:p>
          </table:table-cell>
          <table:table-cell office:value-type="float" office:value="4.3698" calcext:value-type="float">
            <text:p>4,3698</text:p>
          </table:table-cell>
          <table:table-cell table:formula="of:=ROUND(IF([.E158]&lt;&gt;[.E157]; IF([.E158] = &quot;EUR&quot;; [.D157]/[.C158]; [.D157]*[.C158]); [.D157]); 2)" office:value-type="currency" office:currency="PLN" office:value="20342.95" calcext:value-type="currency">
            <text:p>20 342,95 zł</text:p>
          </table:table-cell>
          <table:table-cell table:formula="of:=IF([.A158] = 1; IF([.E157] = &quot;EUR&quot;; &quot;PLN&quot;; &quot;EUR&quot;); [.E157])" office:value-type="string" office:string-value="PLN" calcext:value-type="string">
            <text:p>PLN</text:p>
          </table:table-cell>
          <table:table-cell table:formula="of:=ROUND(IF([.G158]&lt;&gt;[.G157]; IF([.G158] = &quot;EUR&quot;; [.F157]/[.C158]; [.F157]*[.C158]); [.F157]); 2)" office:value-type="currency" office:currency="PLN" office:value="4596.71" calcext:value-type="currency">
            <text:p>4 596,71 zł</text:p>
          </table:table-cell>
          <table:table-cell table:formula="of:=IF([.G157]= &quot;EUR&quot;; IF([.C158] &lt; [.C15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59]) = 1; 1;)" office:value-type="float" office:value="0" calcext:value-type="float">
            <text:p>0</text:p>
          </table:table-cell>
          <table:table-cell office:value-type="date" office:date-value="2005-06-07" calcext:value-type="date">
            <text:p>7.06.2005</text:p>
          </table:table-cell>
          <table:table-cell office:value-type="float" office:value="4.3721" calcext:value-type="float">
            <text:p>4,3721</text:p>
          </table:table-cell>
          <table:table-cell table:formula="of:=ROUND(IF([.E159]&lt;&gt;[.E158]; IF([.E159] = &quot;EUR&quot;; [.D158]/[.C159]; [.D158]*[.C159]); [.D158]); 2)" office:value-type="currency" office:currency="PLN" office:value="20342.95" calcext:value-type="currency">
            <text:p>20 342,95 zł</text:p>
          </table:table-cell>
          <table:table-cell table:formula="of:=IF([.A159] = 1; IF([.E158] = &quot;EUR&quot;; &quot;PLN&quot;; &quot;EUR&quot;); [.E158])" office:value-type="string" office:string-value="PLN" calcext:value-type="string">
            <text:p>PLN</text:p>
          </table:table-cell>
          <table:table-cell table:formula="of:=ROUND(IF([.G159]&lt;&gt;[.G158]; IF([.G159] = &quot;EUR&quot;; [.F158]/[.C159]; [.F158]*[.C159]); [.F158]); 2)" office:value-type="currency" office:currency="PLN" office:value="4596.71" calcext:value-type="currency">
            <text:p>4 596,71 zł</text:p>
          </table:table-cell>
          <table:table-cell table:formula="of:=IF([.G158]= &quot;EUR&quot;; IF([.C159] &lt; [.C15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0]) = 1; 1;)" office:value-type="float" office:value="0" calcext:value-type="float">
            <text:p>0</text:p>
          </table:table-cell>
          <table:table-cell office:value-type="date" office:date-value="2005-06-08" calcext:value-type="date">
            <text:p>8.06.2005</text:p>
          </table:table-cell>
          <table:table-cell office:value-type="float" office:value="4.3852" calcext:value-type="float">
            <text:p>4,3852</text:p>
          </table:table-cell>
          <table:table-cell table:formula="of:=ROUND(IF([.E160]&lt;&gt;[.E159]; IF([.E160] = &quot;EUR&quot;; [.D159]/[.C160]; [.D159]*[.C160]); [.D159]); 2)" office:value-type="currency" office:currency="PLN" office:value="20342.95" calcext:value-type="currency">
            <text:p>20 342,95 zł</text:p>
          </table:table-cell>
          <table:table-cell table:formula="of:=IF([.A160] = 1; IF([.E159] = &quot;EUR&quot;; &quot;PLN&quot;; &quot;EUR&quot;); [.E159])" office:value-type="string" office:string-value="PLN" calcext:value-type="string">
            <text:p>PLN</text:p>
          </table:table-cell>
          <table:table-cell table:formula="of:=ROUND(IF([.G160]&lt;&gt;[.G159]; IF([.G160] = &quot;EUR&quot;; [.F159]/[.C160]; [.F159]*[.C160]); [.F159]); 2)" office:value-type="currency" office:currency="PLN" office:value="4596.71" calcext:value-type="currency">
            <text:p>4 596,71 zł</text:p>
          </table:table-cell>
          <table:table-cell table:formula="of:=IF([.G159]= &quot;EUR&quot;; IF([.C160] &lt; [.C15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1]) = 1; 1;)" office:value-type="float" office:value="0" calcext:value-type="float">
            <text:p>0</text:p>
          </table:table-cell>
          <table:table-cell office:value-type="date" office:date-value="2005-06-09" calcext:value-type="date">
            <text:p>9.06.2005</text:p>
          </table:table-cell>
          <table:table-cell office:value-type="float" office:value="4.3701" calcext:value-type="float">
            <text:p>4,3701</text:p>
          </table:table-cell>
          <table:table-cell table:formula="of:=ROUND(IF([.E161]&lt;&gt;[.E160]; IF([.E161] = &quot;EUR&quot;; [.D160]/[.C161]; [.D160]*[.C161]); [.D160]); 2)" office:value-type="currency" office:currency="PLN" office:value="20342.95" calcext:value-type="currency">
            <text:p>20 342,95 zł</text:p>
          </table:table-cell>
          <table:table-cell table:formula="of:=IF([.A161] = 1; IF([.E160] = &quot;EUR&quot;; &quot;PLN&quot;; &quot;EUR&quot;); [.E160])" office:value-type="string" office:string-value="PLN" calcext:value-type="string">
            <text:p>PLN</text:p>
          </table:table-cell>
          <table:table-cell table:formula="of:=ROUND(IF([.G161]&lt;&gt;[.G160]; IF([.G161] = &quot;EUR&quot;; [.F160]/[.C161]; [.F160]*[.C161]); [.F160]); 2)" office:value-type="currency" office:currency="PLN" office:value="20088.08" calcext:value-type="currency">
            <text:p>20 088,08 zł</text:p>
          </table:table-cell>
          <table:table-cell table:formula="of:=IF([.G160]= &quot;EUR&quot;; IF([.C161] &lt; [.C16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62]) = 1; 1;)" office:value-type="float" office:value="0" calcext:value-type="float">
            <text:p>0</text:p>
          </table:table-cell>
          <table:table-cell office:value-type="date" office:date-value="2005-06-10" calcext:value-type="date">
            <text:p>10.06.2005</text:p>
          </table:table-cell>
          <table:table-cell office:value-type="float" office:value="4.3676" calcext:value-type="float">
            <text:p>4,3676</text:p>
          </table:table-cell>
          <table:table-cell table:formula="of:=ROUND(IF([.E162]&lt;&gt;[.E161]; IF([.E162] = &quot;EUR&quot;; [.D161]/[.C162]; [.D161]*[.C162]); [.D161]); 2)" office:value-type="currency" office:currency="PLN" office:value="20342.95" calcext:value-type="currency">
            <text:p>20 342,95 zł</text:p>
          </table:table-cell>
          <table:table-cell table:formula="of:=IF([.A162] = 1; IF([.E161] = &quot;EUR&quot;; &quot;PLN&quot;; &quot;EUR&quot;); [.E161])" office:value-type="string" office:string-value="PLN" calcext:value-type="string">
            <text:p>PLN</text:p>
          </table:table-cell>
          <table:table-cell table:formula="of:=ROUND(IF([.G162]&lt;&gt;[.G161]; IF([.G162] = &quot;EUR&quot;; [.F161]/[.C162]; [.F161]*[.C162]); [.F161]); 2)" office:value-type="currency" office:currency="PLN" office:value="4599.34" calcext:value-type="currency">
            <text:p>4 599,34 zł</text:p>
          </table:table-cell>
          <table:table-cell table:formula="of:=IF([.G161]= &quot;EUR&quot;; IF([.C162] &lt; [.C16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3]) = 1; 1;)" office:value-type="float" office:value="0" calcext:value-type="float">
            <text:p>0</text:p>
          </table:table-cell>
          <table:table-cell office:value-type="date" office:date-value="2005-06-11" calcext:value-type="date">
            <text:p>11.06.2005</text:p>
          </table:table-cell>
          <table:table-cell office:value-type="float" office:value="4.3717" calcext:value-type="float">
            <text:p>4,3717</text:p>
          </table:table-cell>
          <table:table-cell table:formula="of:=ROUND(IF([.E163]&lt;&gt;[.E162]; IF([.E163] = &quot;EUR&quot;; [.D162]/[.C163]; [.D162]*[.C163]); [.D162]); 2)" office:value-type="currency" office:currency="PLN" office:value="20342.95" calcext:value-type="currency">
            <text:p>20 342,95 zł</text:p>
          </table:table-cell>
          <table:table-cell table:formula="of:=IF([.A163] = 1; IF([.E162] = &quot;EUR&quot;; &quot;PLN&quot;; &quot;EUR&quot;); [.E162])" office:value-type="string" office:string-value="PLN" calcext:value-type="string">
            <text:p>PLN</text:p>
          </table:table-cell>
          <table:table-cell table:formula="of:=ROUND(IF([.G163]&lt;&gt;[.G162]; IF([.G163] = &quot;EUR&quot;; [.F162]/[.C163]; [.F162]*[.C163]); [.F162]); 2)" office:value-type="currency" office:currency="PLN" office:value="4599.34" calcext:value-type="currency">
            <text:p>4 599,34 zł</text:p>
          </table:table-cell>
          <table:table-cell table:formula="of:=IF([.G162]= &quot;EUR&quot;; IF([.C163] &lt; [.C16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4]) = 1; 1;)" office:value-type="float" office:value="0" calcext:value-type="float">
            <text:p>0</text:p>
          </table:table-cell>
          <table:table-cell office:value-type="date" office:date-value="2005-06-12" calcext:value-type="date">
            <text:p>12.06.2005</text:p>
          </table:table-cell>
          <table:table-cell office:value-type="float" office:value="4.353" calcext:value-type="float">
            <text:p>4,353</text:p>
          </table:table-cell>
          <table:table-cell table:formula="of:=ROUND(IF([.E164]&lt;&gt;[.E163]; IF([.E164] = &quot;EUR&quot;; [.D163]/[.C164]; [.D163]*[.C164]); [.D163]); 2)" office:value-type="currency" office:currency="PLN" office:value="20342.95" calcext:value-type="currency">
            <text:p>20 342,95 zł</text:p>
          </table:table-cell>
          <table:table-cell table:formula="of:=IF([.A164] = 1; IF([.E163] = &quot;EUR&quot;; &quot;PLN&quot;; &quot;EUR&quot;); [.E163])" office:value-type="string" office:string-value="PLN" calcext:value-type="string">
            <text:p>PLN</text:p>
          </table:table-cell>
          <table:table-cell table:formula="of:=ROUND(IF([.G164]&lt;&gt;[.G163]; IF([.G164] = &quot;EUR&quot;; [.F163]/[.C164]; [.F163]*[.C164]); [.F163]); 2)" office:value-type="currency" office:currency="PLN" office:value="20020.93" calcext:value-type="currency">
            <text:p>20 020,93 zł</text:p>
          </table:table-cell>
          <table:table-cell table:formula="of:=IF([.G163]= &quot;EUR&quot;; IF([.C164] &lt; [.C16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65]) = 1; 1;)" office:value-type="float" office:value="0" calcext:value-type="float">
            <text:p>0</text:p>
          </table:table-cell>
          <table:table-cell office:value-type="date" office:date-value="2005-06-13" calcext:value-type="date">
            <text:p>13.06.2005</text:p>
          </table:table-cell>
          <table:table-cell office:value-type="float" office:value="4.3684" calcext:value-type="float">
            <text:p>4,3684</text:p>
          </table:table-cell>
          <table:table-cell table:formula="of:=ROUND(IF([.E165]&lt;&gt;[.E164]; IF([.E165] = &quot;EUR&quot;; [.D164]/[.C165]; [.D164]*[.C165]); [.D164]); 2)" office:value-type="currency" office:currency="PLN" office:value="20342.95" calcext:value-type="currency">
            <text:p>20 342,95 zł</text:p>
          </table:table-cell>
          <table:table-cell table:formula="of:=IF([.A165] = 1; IF([.E164] = &quot;EUR&quot;; &quot;PLN&quot;; &quot;EUR&quot;); [.E164])" office:value-type="string" office:string-value="PLN" calcext:value-type="string">
            <text:p>PLN</text:p>
          </table:table-cell>
          <table:table-cell table:formula="of:=ROUND(IF([.G165]&lt;&gt;[.G164]; IF([.G165] = &quot;EUR&quot;; [.F164]/[.C165]; [.F164]*[.C165]); [.F164]); 2)" office:value-type="currency" office:currency="PLN" office:value="4583.13" calcext:value-type="currency">
            <text:p>4 583,13 zł</text:p>
          </table:table-cell>
          <table:table-cell table:formula="of:=IF([.G164]= &quot;EUR&quot;; IF([.C165] &lt; [.C16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6]) = 1; 1;)" office:value-type="float" office:value="0" calcext:value-type="float">
            <text:p>0</text:p>
          </table:table-cell>
          <table:table-cell office:value-type="date" office:date-value="2005-06-14" calcext:value-type="date">
            <text:p>14.06.2005</text:p>
          </table:table-cell>
          <table:table-cell office:value-type="float" office:value="4.3643" calcext:value-type="float">
            <text:p>4,3643</text:p>
          </table:table-cell>
          <table:table-cell table:formula="of:=ROUND(IF([.E166]&lt;&gt;[.E165]; IF([.E166] = &quot;EUR&quot;; [.D165]/[.C166]; [.D165]*[.C166]); [.D165]); 2)" office:value-type="currency" office:currency="PLN" office:value="20342.95" calcext:value-type="currency">
            <text:p>20 342,95 zł</text:p>
          </table:table-cell>
          <table:table-cell table:formula="of:=IF([.A166] = 1; IF([.E165] = &quot;EUR&quot;; &quot;PLN&quot;; &quot;EUR&quot;); [.E165])" office:value-type="string" office:string-value="PLN" calcext:value-type="string">
            <text:p>PLN</text:p>
          </table:table-cell>
          <table:table-cell table:formula="of:=ROUND(IF([.G166]&lt;&gt;[.G165]; IF([.G166] = &quot;EUR&quot;; [.F165]/[.C166]; [.F165]*[.C166]); [.F165]); 2)" office:value-type="currency" office:currency="PLN" office:value="20002.15" calcext:value-type="currency">
            <text:p>20 002,15 zł</text:p>
          </table:table-cell>
          <table:table-cell table:formula="of:=IF([.G165]= &quot;EUR&quot;; IF([.C166] &lt; [.C16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67]) = 1; 1;)" office:value-type="float" office:value="0" calcext:value-type="float">
            <text:p>0</text:p>
          </table:table-cell>
          <table:table-cell office:value-type="date" office:date-value="2005-06-15" calcext:value-type="date">
            <text:p>15.06.2005</text:p>
          </table:table-cell>
          <table:table-cell office:value-type="float" office:value="4.3645" calcext:value-type="float">
            <text:p>4,3645</text:p>
          </table:table-cell>
          <table:table-cell table:formula="of:=ROUND(IF([.E167]&lt;&gt;[.E166]; IF([.E167] = &quot;EUR&quot;; [.D166]/[.C167]; [.D166]*[.C167]); [.D166]); 2)" office:value-type="currency" office:currency="PLN" office:value="20342.95" calcext:value-type="currency">
            <text:p>20 342,95 zł</text:p>
          </table:table-cell>
          <table:table-cell table:formula="of:=IF([.A167] = 1; IF([.E166] = &quot;EUR&quot;; &quot;PLN&quot;; &quot;EUR&quot;); [.E166])" office:value-type="string" office:string-value="PLN" calcext:value-type="string">
            <text:p>PLN</text:p>
          </table:table-cell>
          <table:table-cell table:formula="of:=ROUND(IF([.G167]&lt;&gt;[.G166]; IF([.G167] = &quot;EUR&quot;; [.F166]/[.C167]; [.F166]*[.C167]); [.F166]); 2)" office:value-type="currency" office:currency="PLN" office:value="4582.92" calcext:value-type="currency">
            <text:p>4 582,92 zł</text:p>
          </table:table-cell>
          <table:table-cell table:formula="of:=IF([.G166]= &quot;EUR&quot;; IF([.C167] &lt; [.C16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68]) = 1; 1;)" office:value-type="float" office:value="0" calcext:value-type="float">
            <text:p>0</text:p>
          </table:table-cell>
          <table:table-cell office:value-type="date" office:date-value="2005-06-16" calcext:value-type="date">
            <text:p>16.06.2005</text:p>
          </table:table-cell>
          <table:table-cell office:value-type="float" office:value="4.3614" calcext:value-type="float">
            <text:p>4,3614</text:p>
          </table:table-cell>
          <table:table-cell table:formula="of:=ROUND(IF([.E168]&lt;&gt;[.E167]; IF([.E168] = &quot;EUR&quot;; [.D167]/[.C168]; [.D167]*[.C168]); [.D167]); 2)" office:value-type="currency" office:currency="PLN" office:value="20342.95" calcext:value-type="currency">
            <text:p>20 342,95 zł</text:p>
          </table:table-cell>
          <table:table-cell table:formula="of:=IF([.A168] = 1; IF([.E167] = &quot;EUR&quot;; &quot;PLN&quot;; &quot;EUR&quot;); [.E167])" office:value-type="string" office:string-value="PLN" calcext:value-type="string">
            <text:p>PLN</text:p>
          </table:table-cell>
          <table:table-cell table:formula="of:=ROUND(IF([.G168]&lt;&gt;[.G167]; IF([.G168] = &quot;EUR&quot;; [.F167]/[.C168]; [.F167]*[.C168]); [.F167]); 2)" office:value-type="currency" office:currency="PLN" office:value="19987.95" calcext:value-type="currency">
            <text:p>19 987,95 zł</text:p>
          </table:table-cell>
          <table:table-cell table:formula="of:=IF([.G167]= &quot;EUR&quot;; IF([.C168] &lt; [.C16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69]) = 1; 1;)" office:value-type="float" office:value="0" calcext:value-type="float">
            <text:p>0</text:p>
          </table:table-cell>
          <table:table-cell office:value-type="date" office:date-value="2005-06-17" calcext:value-type="date">
            <text:p>17.06.2005</text:p>
          </table:table-cell>
          <table:table-cell office:value-type="float" office:value="4.351" calcext:value-type="float">
            <text:p>4,351</text:p>
          </table:table-cell>
          <table:table-cell table:formula="of:=ROUND(IF([.E169]&lt;&gt;[.E168]; IF([.E169] = &quot;EUR&quot;; [.D168]/[.C169]; [.D168]*[.C169]); [.D168]); 2)" office:value-type="currency" office:currency="PLN" office:value="20342.95" calcext:value-type="currency">
            <text:p>20 342,95 zł</text:p>
          </table:table-cell>
          <table:table-cell table:formula="of:=IF([.A169] = 1; IF([.E168] = &quot;EUR&quot;; &quot;PLN&quot;; &quot;EUR&quot;); [.E168])" office:value-type="string" office:string-value="PLN" calcext:value-type="string">
            <text:p>PLN</text:p>
          </table:table-cell>
          <table:table-cell table:formula="of:=ROUND(IF([.G169]&lt;&gt;[.G168]; IF([.G169] = &quot;EUR&quot;; [.F168]/[.C169]; [.F168]*[.C169]); [.F168]); 2)" office:value-type="currency" office:currency="PLN" office:value="4593.87" calcext:value-type="currency">
            <text:p>4 593,87 zł</text:p>
          </table:table-cell>
          <table:table-cell table:formula="of:=IF([.G168]= &quot;EUR&quot;; IF([.C169] &lt; [.C16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0]) = 1; 1;)" office:value-type="float" office:value="0" calcext:value-type="float">
            <text:p>0</text:p>
          </table:table-cell>
          <table:table-cell office:value-type="date" office:date-value="2005-06-18" calcext:value-type="date">
            <text:p>18.06.2005</text:p>
          </table:table-cell>
          <table:table-cell office:value-type="float" office:value="4.3588" calcext:value-type="float">
            <text:p>4,3588</text:p>
          </table:table-cell>
          <table:table-cell table:formula="of:=ROUND(IF([.E170]&lt;&gt;[.E169]; IF([.E170] = &quot;EUR&quot;; [.D169]/[.C170]; [.D169]*[.C170]); [.D169]); 2)" office:value-type="currency" office:currency="PLN" office:value="20342.95" calcext:value-type="currency">
            <text:p>20 342,95 zł</text:p>
          </table:table-cell>
          <table:table-cell table:formula="of:=IF([.A170] = 1; IF([.E169] = &quot;EUR&quot;; &quot;PLN&quot;; &quot;EUR&quot;); [.E169])" office:value-type="string" office:string-value="PLN" calcext:value-type="string">
            <text:p>PLN</text:p>
          </table:table-cell>
          <table:table-cell table:formula="of:=ROUND(IF([.G170]&lt;&gt;[.G169]; IF([.G170] = &quot;EUR&quot;; [.F169]/[.C170]; [.F169]*[.C170]); [.F169]); 2)" office:value-type="currency" office:currency="PLN" office:value="4593.87" calcext:value-type="currency">
            <text:p>4 593,87 zł</text:p>
          </table:table-cell>
          <table:table-cell table:formula="of:=IF([.G169]= &quot;EUR&quot;; IF([.C170] &lt; [.C16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1]) = 1; 1;)" office:value-type="float" office:value="0" calcext:value-type="float">
            <text:p>0</text:p>
          </table:table-cell>
          <table:table-cell office:value-type="date" office:date-value="2005-06-19" calcext:value-type="date">
            <text:p>19.06.2005</text:p>
          </table:table-cell>
          <table:table-cell office:value-type="float" office:value="4.3603" calcext:value-type="float">
            <text:p>4,3603</text:p>
          </table:table-cell>
          <table:table-cell table:formula="of:=ROUND(IF([.E171]&lt;&gt;[.E170]; IF([.E171] = &quot;EUR&quot;; [.D170]/[.C171]; [.D170]*[.C171]); [.D170]); 2)" office:value-type="currency" office:currency="PLN" office:value="20342.95" calcext:value-type="currency">
            <text:p>20 342,95 zł</text:p>
          </table:table-cell>
          <table:table-cell table:formula="of:=IF([.A171] = 1; IF([.E170] = &quot;EUR&quot;; &quot;PLN&quot;; &quot;EUR&quot;); [.E170])" office:value-type="string" office:string-value="PLN" calcext:value-type="string">
            <text:p>PLN</text:p>
          </table:table-cell>
          <table:table-cell table:formula="of:=ROUND(IF([.G171]&lt;&gt;[.G170]; IF([.G171] = &quot;EUR&quot;; [.F170]/[.C171]; [.F170]*[.C171]); [.F170]); 2)" office:value-type="currency" office:currency="PLN" office:value="4593.87" calcext:value-type="currency">
            <text:p>4 593,87 zł</text:p>
          </table:table-cell>
          <table:table-cell table:formula="of:=IF([.G170]= &quot;EUR&quot;; IF([.C171] &lt; [.C17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2]) = 1; 1;)" office:value-type="float" office:value="0" calcext:value-type="float">
            <text:p>0</text:p>
          </table:table-cell>
          <table:table-cell office:value-type="date" office:date-value="2005-06-20" calcext:value-type="date">
            <text:p>20.06.2005</text:p>
          </table:table-cell>
          <table:table-cell office:value-type="float" office:value="4.3508" calcext:value-type="float">
            <text:p>4,3508</text:p>
          </table:table-cell>
          <table:table-cell table:formula="of:=ROUND(IF([.E172]&lt;&gt;[.E171]; IF([.E172] = &quot;EUR&quot;; [.D171]/[.C172]; [.D171]*[.C172]); [.D171]); 2)" office:value-type="currency" office:currency="PLN" office:value="20342.95" calcext:value-type="currency">
            <text:p>20 342,95 zł</text:p>
          </table:table-cell>
          <table:table-cell table:formula="of:=IF([.A172] = 1; IF([.E171] = &quot;EUR&quot;; &quot;PLN&quot;; &quot;EUR&quot;); [.E171])" office:value-type="string" office:string-value="PLN" calcext:value-type="string">
            <text:p>PLN</text:p>
          </table:table-cell>
          <table:table-cell table:formula="of:=ROUND(IF([.G172]&lt;&gt;[.G171]; IF([.G172] = &quot;EUR&quot;; [.F171]/[.C172]; [.F171]*[.C172]); [.F171]); 2)" office:value-type="currency" office:currency="PLN" office:value="19987.01" calcext:value-type="currency">
            <text:p>19 987,01 zł</text:p>
          </table:table-cell>
          <table:table-cell table:formula="of:=IF([.G171]= &quot;EUR&quot;; IF([.C172] &lt; [.C17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73]) = 1; 1;)" office:value-type="float" office:value="0" calcext:value-type="float">
            <text:p>0</text:p>
          </table:table-cell>
          <table:table-cell office:value-type="date" office:date-value="2005-06-21" calcext:value-type="date">
            <text:p>21.06.2005</text:p>
          </table:table-cell>
          <table:table-cell office:value-type="float" office:value="4.3617" calcext:value-type="float">
            <text:p>4,3617</text:p>
          </table:table-cell>
          <table:table-cell table:formula="of:=ROUND(IF([.E173]&lt;&gt;[.E172]; IF([.E173] = &quot;EUR&quot;; [.D172]/[.C173]; [.D172]*[.C173]); [.D172]); 2)" office:value-type="currency" office:currency="PLN" office:value="20342.95" calcext:value-type="currency">
            <text:p>20 342,95 zł</text:p>
          </table:table-cell>
          <table:table-cell table:formula="of:=IF([.A173] = 1; IF([.E172] = &quot;EUR&quot;; &quot;PLN&quot;; &quot;EUR&quot;); [.E172])" office:value-type="string" office:string-value="PLN" calcext:value-type="string">
            <text:p>PLN</text:p>
          </table:table-cell>
          <table:table-cell table:formula="of:=ROUND(IF([.G173]&lt;&gt;[.G172]; IF([.G173] = &quot;EUR&quot;; [.F172]/[.C173]; [.F172]*[.C173]); [.F172]); 2)" office:value-type="currency" office:currency="PLN" office:value="4582.39" calcext:value-type="currency">
            <text:p>4 582,39 zł</text:p>
          </table:table-cell>
          <table:table-cell table:formula="of:=IF([.G172]= &quot;EUR&quot;; IF([.C173] &lt; [.C17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4]) = 1; 1;)" office:value-type="float" office:value="0" calcext:value-type="float">
            <text:p>0</text:p>
          </table:table-cell>
          <table:table-cell office:value-type="date" office:date-value="2005-06-22" calcext:value-type="date">
            <text:p>22.06.2005</text:p>
          </table:table-cell>
          <table:table-cell office:value-type="float" office:value="4.3623" calcext:value-type="float">
            <text:p>4,3623</text:p>
          </table:table-cell>
          <table:table-cell table:formula="of:=ROUND(IF([.E174]&lt;&gt;[.E173]; IF([.E174] = &quot;EUR&quot;; [.D173]/[.C174]; [.D173]*[.C174]); [.D173]); 2)" office:value-type="currency" office:currency="PLN" office:value="20342.95" calcext:value-type="currency">
            <text:p>20 342,95 zł</text:p>
          </table:table-cell>
          <table:table-cell table:formula="of:=IF([.A174] = 1; IF([.E173] = &quot;EUR&quot;; &quot;PLN&quot;; &quot;EUR&quot;); [.E173])" office:value-type="string" office:string-value="PLN" calcext:value-type="string">
            <text:p>PLN</text:p>
          </table:table-cell>
          <table:table-cell table:formula="of:=ROUND(IF([.G174]&lt;&gt;[.G173]; IF([.G174] = &quot;EUR&quot;; [.F173]/[.C174]; [.F173]*[.C174]); [.F173]); 2)" office:value-type="currency" office:currency="PLN" office:value="4582.39" calcext:value-type="currency">
            <text:p>4 582,39 zł</text:p>
          </table:table-cell>
          <table:table-cell table:formula="of:=IF([.G173]= &quot;EUR&quot;; IF([.C174] &lt; [.C17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5]) = 1; 1;)" office:value-type="float" office:value="0" calcext:value-type="float">
            <text:p>0</text:p>
          </table:table-cell>
          <table:table-cell office:value-type="date" office:date-value="2005-06-23" calcext:value-type="date">
            <text:p>23.06.2005</text:p>
          </table:table-cell>
          <table:table-cell office:value-type="float" office:value="4.409" calcext:value-type="float">
            <text:p>4,409</text:p>
          </table:table-cell>
          <table:table-cell table:formula="of:=ROUND(IF([.E175]&lt;&gt;[.E174]; IF([.E175] = &quot;EUR&quot;; [.D174]/[.C175]; [.D174]*[.C175]); [.D174]); 2)" office:value-type="currency" office:currency="PLN" office:value="20342.95" calcext:value-type="currency">
            <text:p>20 342,95 zł</text:p>
          </table:table-cell>
          <table:table-cell table:formula="of:=IF([.A175] = 1; IF([.E174] = &quot;EUR&quot;; &quot;PLN&quot;; &quot;EUR&quot;); [.E174])" office:value-type="string" office:string-value="PLN" calcext:value-type="string">
            <text:p>PLN</text:p>
          </table:table-cell>
          <table:table-cell table:formula="of:=ROUND(IF([.G175]&lt;&gt;[.G174]; IF([.G175] = &quot;EUR&quot;; [.F174]/[.C175]; [.F174]*[.C175]); [.F174]); 2)" office:value-type="currency" office:currency="PLN" office:value="4582.39" calcext:value-type="currency">
            <text:p>4 582,39 zł</text:p>
          </table:table-cell>
          <table:table-cell table:formula="of:=IF([.G174]= &quot;EUR&quot;; IF([.C175] &lt; [.C17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6]) = 1; 1;)" office:value-type="float" office:value="0" calcext:value-type="float">
            <text:p>0</text:p>
          </table:table-cell>
          <table:table-cell office:value-type="date" office:date-value="2005-06-24" calcext:value-type="date">
            <text:p>24.06.2005</text:p>
          </table:table-cell>
          <table:table-cell office:value-type="float" office:value="4.4315" calcext:value-type="float">
            <text:p>4,4315</text:p>
          </table:table-cell>
          <table:table-cell table:formula="of:=ROUND(IF([.E176]&lt;&gt;[.E175]; IF([.E176] = &quot;EUR&quot;; [.D175]/[.C176]; [.D175]*[.C176]); [.D175]); 2)" office:value-type="currency" office:currency="PLN" office:value="20342.95" calcext:value-type="currency">
            <text:p>20 342,95 zł</text:p>
          </table:table-cell>
          <table:table-cell table:formula="of:=IF([.A176] = 1; IF([.E175] = &quot;EUR&quot;; &quot;PLN&quot;; &quot;EUR&quot;); [.E175])" office:value-type="string" office:string-value="PLN" calcext:value-type="string">
            <text:p>PLN</text:p>
          </table:table-cell>
          <table:table-cell table:formula="of:=ROUND(IF([.G176]&lt;&gt;[.G175]; IF([.G176] = &quot;EUR&quot;; [.F175]/[.C176]; [.F175]*[.C176]); [.F175]); 2)" office:value-type="currency" office:currency="PLN" office:value="4582.39" calcext:value-type="currency">
            <text:p>4 582,39 zł</text:p>
          </table:table-cell>
          <table:table-cell table:formula="of:=IF([.G175]= &quot;EUR&quot;; IF([.C176] &lt; [.C17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7]) = 1; 1;)" office:value-type="float" office:value="0" calcext:value-type="float">
            <text:p>0</text:p>
          </table:table-cell>
          <table:table-cell office:value-type="date" office:date-value="2005-06-25" calcext:value-type="date">
            <text:p>25.06.2005</text:p>
          </table:table-cell>
          <table:table-cell office:value-type="float" office:value="4.4278" calcext:value-type="float">
            <text:p>4,4278</text:p>
          </table:table-cell>
          <table:table-cell table:formula="of:=ROUND(IF([.E177]&lt;&gt;[.E176]; IF([.E177] = &quot;EUR&quot;; [.D176]/[.C177]; [.D176]*[.C177]); [.D176]); 2)" office:value-type="currency" office:currency="PLN" office:value="20342.95" calcext:value-type="currency">
            <text:p>20 342,95 zł</text:p>
          </table:table-cell>
          <table:table-cell table:formula="of:=IF([.A177] = 1; IF([.E176] = &quot;EUR&quot;; &quot;PLN&quot;; &quot;EUR&quot;); [.E176])" office:value-type="string" office:string-value="PLN" calcext:value-type="string">
            <text:p>PLN</text:p>
          </table:table-cell>
          <table:table-cell table:formula="of:=ROUND(IF([.G177]&lt;&gt;[.G176]; IF([.G177] = &quot;EUR&quot;; [.F176]/[.C177]; [.F176]*[.C177]); [.F176]); 2)" office:value-type="currency" office:currency="PLN" office:value="20289.91" calcext:value-type="currency">
            <text:p>20 289,91 zł</text:p>
          </table:table-cell>
          <table:table-cell table:formula="of:=IF([.G176]= &quot;EUR&quot;; IF([.C177] &lt; [.C17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78]) = 1; 1;)" office:value-type="float" office:value="0" calcext:value-type="float">
            <text:p>0</text:p>
          </table:table-cell>
          <table:table-cell office:value-type="date" office:date-value="2005-06-26" calcext:value-type="date">
            <text:p>26.06.2005</text:p>
          </table:table-cell>
          <table:table-cell office:value-type="float" office:value="4.4392" calcext:value-type="float">
            <text:p>4,4392</text:p>
          </table:table-cell>
          <table:table-cell table:formula="of:=ROUND(IF([.E178]&lt;&gt;[.E177]; IF([.E178] = &quot;EUR&quot;; [.D177]/[.C178]; [.D177]*[.C178]); [.D177]); 2)" office:value-type="currency" office:currency="PLN" office:value="20342.95" calcext:value-type="currency">
            <text:p>20 342,95 zł</text:p>
          </table:table-cell>
          <table:table-cell table:formula="of:=IF([.A178] = 1; IF([.E177] = &quot;EUR&quot;; &quot;PLN&quot;; &quot;EUR&quot;); [.E177])" office:value-type="string" office:string-value="PLN" calcext:value-type="string">
            <text:p>PLN</text:p>
          </table:table-cell>
          <table:table-cell table:formula="of:=ROUND(IF([.G178]&lt;&gt;[.G177]; IF([.G178] = &quot;EUR&quot;; [.F177]/[.C178]; [.F177]*[.C178]); [.F177]); 2)" office:value-type="currency" office:currency="PLN" office:value="4570.62" calcext:value-type="currency">
            <text:p>4 570,62 zł</text:p>
          </table:table-cell>
          <table:table-cell table:formula="of:=IF([.G177]= &quot;EUR&quot;; IF([.C178] &lt; [.C17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79]) = 1; 1;)" office:value-type="float" office:value="0" calcext:value-type="float">
            <text:p>0</text:p>
          </table:table-cell>
          <table:table-cell office:value-type="date" office:date-value="2005-06-27" calcext:value-type="date">
            <text:p>27.06.2005</text:p>
          </table:table-cell>
          <table:table-cell office:value-type="float" office:value="4.4334" calcext:value-type="float">
            <text:p>4,4334</text:p>
          </table:table-cell>
          <table:table-cell table:formula="of:=ROUND(IF([.E179]&lt;&gt;[.E178]; IF([.E179] = &quot;EUR&quot;; [.D178]/[.C179]; [.D178]*[.C179]); [.D178]); 2)" office:value-type="currency" office:currency="PLN" office:value="20342.95" calcext:value-type="currency">
            <text:p>20 342,95 zł</text:p>
          </table:table-cell>
          <table:table-cell table:formula="of:=IF([.A179] = 1; IF([.E178] = &quot;EUR&quot;; &quot;PLN&quot;; &quot;EUR&quot;); [.E178])" office:value-type="string" office:string-value="PLN" calcext:value-type="string">
            <text:p>PLN</text:p>
          </table:table-cell>
          <table:table-cell table:formula="of:=ROUND(IF([.G179]&lt;&gt;[.G178]; IF([.G179] = &quot;EUR&quot;; [.F178]/[.C179]; [.F178]*[.C179]); [.F178]); 2)" office:value-type="currency" office:currency="PLN" office:value="20263.39" calcext:value-type="currency">
            <text:p>20 263,39 zł</text:p>
          </table:table-cell>
          <table:table-cell table:formula="of:=IF([.G178]= &quot;EUR&quot;; IF([.C179] &lt; [.C17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80]) = 1; 1;)" office:value-type="float" office:value="0" calcext:value-type="float">
            <text:p>0</text:p>
          </table:table-cell>
          <table:table-cell office:value-type="date" office:date-value="2005-06-28" calcext:value-type="date">
            <text:p>28.06.2005</text:p>
          </table:table-cell>
          <table:table-cell office:value-type="float" office:value="4.4357" calcext:value-type="float">
            <text:p>4,4357</text:p>
          </table:table-cell>
          <table:table-cell table:formula="of:=ROUND(IF([.E180]&lt;&gt;[.E179]; IF([.E180] = &quot;EUR&quot;; [.D179]/[.C180]; [.D179]*[.C180]); [.D179]); 2)" office:value-type="currency" office:currency="PLN" office:value="20342.95" calcext:value-type="currency">
            <text:p>20 342,95 zł</text:p>
          </table:table-cell>
          <table:table-cell table:formula="of:=IF([.A180] = 1; IF([.E179] = &quot;EUR&quot;; &quot;PLN&quot;; &quot;EUR&quot;); [.E179])" office:value-type="string" office:string-value="PLN" calcext:value-type="string">
            <text:p>PLN</text:p>
          </table:table-cell>
          <table:table-cell table:formula="of:=ROUND(IF([.G180]&lt;&gt;[.G179]; IF([.G180] = &quot;EUR&quot;; [.F179]/[.C180]; [.F179]*[.C180]); [.F179]); 2)" office:value-type="currency" office:currency="PLN" office:value="4568.25" calcext:value-type="currency">
            <text:p>4 568,25 zł</text:p>
          </table:table-cell>
          <table:table-cell table:formula="of:=IF([.G179]= &quot;EUR&quot;; IF([.C180] &lt; [.C17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1]) = 1; 1;)" office:value-type="float" office:value="0" calcext:value-type="float">
            <text:p>0</text:p>
          </table:table-cell>
          <table:table-cell office:value-type="date" office:date-value="2005-06-29" calcext:value-type="date">
            <text:p>29.06.2005</text:p>
          </table:table-cell>
          <table:table-cell office:value-type="float" office:value="4.4403" calcext:value-type="float">
            <text:p>4,4403</text:p>
          </table:table-cell>
          <table:table-cell table:formula="of:=ROUND(IF([.E181]&lt;&gt;[.E180]; IF([.E181] = &quot;EUR&quot;; [.D180]/[.C181]; [.D180]*[.C181]); [.D180]); 2)" office:value-type="currency" office:currency="PLN" office:value="20342.95" calcext:value-type="currency">
            <text:p>20 342,95 zł</text:p>
          </table:table-cell>
          <table:table-cell table:formula="of:=IF([.A181] = 1; IF([.E180] = &quot;EUR&quot;; &quot;PLN&quot;; &quot;EUR&quot;); [.E180])" office:value-type="string" office:string-value="PLN" calcext:value-type="string">
            <text:p>PLN</text:p>
          </table:table-cell>
          <table:table-cell table:formula="of:=ROUND(IF([.G181]&lt;&gt;[.G180]; IF([.G181] = &quot;EUR&quot;; [.F180]/[.C181]; [.F180]*[.C181]); [.F180]); 2)" office:value-type="currency" office:currency="PLN" office:value="4568.25" calcext:value-type="currency">
            <text:p>4 568,25 zł</text:p>
          </table:table-cell>
          <table:table-cell table:formula="of:=IF([.G180]= &quot;EUR&quot;; IF([.C181] &lt; [.C18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2]) = 1; 1;)" office:value-type="float" office:value="0" calcext:value-type="float">
            <text:p>0</text:p>
          </table:table-cell>
          <table:table-cell office:value-type="date" office:date-value="2005-06-30" calcext:value-type="date">
            <text:p>30.06.2005</text:p>
          </table:table-cell>
          <table:table-cell office:value-type="float" office:value="4.4766" calcext:value-type="float">
            <text:p>4,4766</text:p>
          </table:table-cell>
          <table:table-cell table:formula="of:=ROUND(IF([.E182]&lt;&gt;[.E181]; IF([.E182] = &quot;EUR&quot;; [.D181]/[.C182]; [.D181]*[.C182]); [.D181]); 2)" office:value-type="currency" office:currency="PLN" office:value="20342.95" calcext:value-type="currency">
            <text:p>20 342,95 zł</text:p>
          </table:table-cell>
          <table:table-cell table:formula="of:=IF([.A182] = 1; IF([.E181] = &quot;EUR&quot;; &quot;PLN&quot;; &quot;EUR&quot;); [.E181])" office:value-type="string" office:string-value="PLN" calcext:value-type="string">
            <text:p>PLN</text:p>
          </table:table-cell>
          <table:table-cell table:formula="of:=ROUND(IF([.G182]&lt;&gt;[.G181]; IF([.G182] = &quot;EUR&quot;; [.F181]/[.C182]; [.F181]*[.C182]); [.F181]); 2)" office:value-type="currency" office:currency="PLN" office:value="4568.25" calcext:value-type="currency">
            <text:p>4 568,25 zł</text:p>
          </table:table-cell>
          <table:table-cell table:formula="of:=IF([.G181]= &quot;EUR&quot;; IF([.C182] &lt; [.C18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3]) = 1; 1;)" office:value-type="float" office:value="1" calcext:value-type="float">
            <text:p>1</text:p>
          </table:table-cell>
          <table:table-cell office:value-type="date" office:date-value="2005-07-01" calcext:value-type="date">
            <text:p>1.07.2005</text:p>
          </table:table-cell>
          <table:table-cell office:value-type="float" office:value="4.5148" calcext:value-type="float">
            <text:p>4,5148</text:p>
          </table:table-cell>
          <table:table-cell table:formula="of:=ROUND(IF([.E183]&lt;&gt;[.E182]; IF([.E183] = &quot;EUR&quot;; [.D182]/[.C183]; [.D182]*[.C183]); [.D182]); 2)" office:value-type="currency" office:currency="PLN" office:value="4505.84" calcext:value-type="currency">
            <text:p>4 505,84 zł</text:p>
          </table:table-cell>
          <table:table-cell table:formula="of:=IF([.A183] = 1; IF([.E182] = &quot;EUR&quot;; &quot;PLN&quot;; &quot;EUR&quot;); [.E182])" office:value-type="string" office:string-value="EUR" calcext:value-type="string">
            <text:p>EUR</text:p>
          </table:table-cell>
          <table:table-cell table:formula="of:=ROUND(IF([.G183]&lt;&gt;[.G182]; IF([.G183] = &quot;EUR&quot;; [.F182]/[.C183]; [.F182]*[.C183]); [.F182]); 2)" office:value-type="currency" office:currency="PLN" office:value="4568.25" calcext:value-type="currency">
            <text:p>4 568,25 zł</text:p>
          </table:table-cell>
          <table:table-cell table:formula="of:=IF([.G182]= &quot;EUR&quot;; IF([.C183] &lt; [.C18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4]) = 1; 1;)" office:value-type="float" office:value="0" calcext:value-type="float">
            <text:p>0</text:p>
          </table:table-cell>
          <table:table-cell office:value-type="date" office:date-value="2005-07-02" calcext:value-type="date">
            <text:p>2.07.2005</text:p>
          </table:table-cell>
          <table:table-cell office:value-type="float" office:value="4.5326" calcext:value-type="float">
            <text:p>4,5326</text:p>
          </table:table-cell>
          <table:table-cell table:formula="of:=ROUND(IF([.E184]&lt;&gt;[.E183]; IF([.E184] = &quot;EUR&quot;; [.D183]/[.C184]; [.D183]*[.C184]); [.D183]); 2)" office:value-type="currency" office:currency="PLN" office:value="4505.84" calcext:value-type="currency">
            <text:p>4 505,84 zł</text:p>
          </table:table-cell>
          <table:table-cell table:formula="of:=IF([.A184] = 1; IF([.E183] = &quot;EUR&quot;; &quot;PLN&quot;; &quot;EUR&quot;); [.E183])" office:value-type="string" office:string-value="EUR" calcext:value-type="string">
            <text:p>EUR</text:p>
          </table:table-cell>
          <table:table-cell table:formula="of:=ROUND(IF([.G184]&lt;&gt;[.G183]; IF([.G184] = &quot;EUR&quot;; [.F183]/[.C184]; [.F183]*[.C184]); [.F183]); 2)" office:value-type="currency" office:currency="PLN" office:value="4568.25" calcext:value-type="currency">
            <text:p>4 568,25 zł</text:p>
          </table:table-cell>
          <table:table-cell table:formula="of:=IF([.G183]= &quot;EUR&quot;; IF([.C184] &lt; [.C18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5]) = 1; 1;)" office:value-type="float" office:value="0" calcext:value-type="float">
            <text:p>0</text:p>
          </table:table-cell>
          <table:table-cell office:value-type="date" office:date-value="2005-07-03" calcext:value-type="date">
            <text:p>3.07.2005</text:p>
          </table:table-cell>
          <table:table-cell office:value-type="float" office:value="4.4995" calcext:value-type="float">
            <text:p>4,4995</text:p>
          </table:table-cell>
          <table:table-cell table:formula="of:=ROUND(IF([.E185]&lt;&gt;[.E184]; IF([.E185] = &quot;EUR&quot;; [.D184]/[.C185]; [.D184]*[.C185]); [.D184]); 2)" office:value-type="currency" office:currency="PLN" office:value="4505.84" calcext:value-type="currency">
            <text:p>4 505,84 zł</text:p>
          </table:table-cell>
          <table:table-cell table:formula="of:=IF([.A185] = 1; IF([.E184] = &quot;EUR&quot;; &quot;PLN&quot;; &quot;EUR&quot;); [.E184])" office:value-type="string" office:string-value="EUR" calcext:value-type="string">
            <text:p>EUR</text:p>
          </table:table-cell>
          <table:table-cell table:formula="of:=ROUND(IF([.G185]&lt;&gt;[.G184]; IF([.G185] = &quot;EUR&quot;; [.F184]/[.C185]; [.F184]*[.C185]); [.F184]); 2)" office:value-type="currency" office:currency="PLN" office:value="20554.84" calcext:value-type="currency">
            <text:p>20 554,84 zł</text:p>
          </table:table-cell>
          <table:table-cell table:formula="of:=IF([.G184]= &quot;EUR&quot;; IF([.C185] &lt; [.C18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86]) = 1; 1;)" office:value-type="float" office:value="0" calcext:value-type="float">
            <text:p>0</text:p>
          </table:table-cell>
          <table:table-cell office:value-type="date" office:date-value="2005-07-04" calcext:value-type="date">
            <text:p>4.07.2005</text:p>
          </table:table-cell>
          <table:table-cell office:value-type="float" office:value="4.518" calcext:value-type="float">
            <text:p>4,518</text:p>
          </table:table-cell>
          <table:table-cell table:formula="of:=ROUND(IF([.E186]&lt;&gt;[.E185]; IF([.E186] = &quot;EUR&quot;; [.D185]/[.C186]; [.D185]*[.C186]); [.D185]); 2)" office:value-type="currency" office:currency="PLN" office:value="4505.84" calcext:value-type="currency">
            <text:p>4 505,84 zł</text:p>
          </table:table-cell>
          <table:table-cell table:formula="of:=IF([.A186] = 1; IF([.E185] = &quot;EUR&quot;; &quot;PLN&quot;; &quot;EUR&quot;); [.E185])" office:value-type="string" office:string-value="EUR" calcext:value-type="string">
            <text:p>EUR</text:p>
          </table:table-cell>
          <table:table-cell table:formula="of:=ROUND(IF([.G186]&lt;&gt;[.G185]; IF([.G186] = &quot;EUR&quot;; [.F185]/[.C186]; [.F185]*[.C186]); [.F185]); 2)" office:value-type="currency" office:currency="PLN" office:value="4549.54" calcext:value-type="currency">
            <text:p>4 549,54 zł</text:p>
          </table:table-cell>
          <table:table-cell table:formula="of:=IF([.G185]= &quot;EUR&quot;; IF([.C186] &lt; [.C18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7]) = 1; 1;)" office:value-type="float" office:value="0" calcext:value-type="float">
            <text:p>0</text:p>
          </table:table-cell>
          <table:table-cell office:value-type="date" office:date-value="2005-07-05" calcext:value-type="date">
            <text:p>5.07.2005</text:p>
          </table:table-cell>
          <table:table-cell office:value-type="float" office:value="4.4976" calcext:value-type="float">
            <text:p>4,4976</text:p>
          </table:table-cell>
          <table:table-cell table:formula="of:=ROUND(IF([.E187]&lt;&gt;[.E186]; IF([.E187] = &quot;EUR&quot;; [.D186]/[.C187]; [.D186]*[.C187]); [.D186]); 2)" office:value-type="currency" office:currency="PLN" office:value="4505.84" calcext:value-type="currency">
            <text:p>4 505,84 zł</text:p>
          </table:table-cell>
          <table:table-cell table:formula="of:=IF([.A187] = 1; IF([.E186] = &quot;EUR&quot;; &quot;PLN&quot;; &quot;EUR&quot;); [.E186])" office:value-type="string" office:string-value="EUR" calcext:value-type="string">
            <text:p>EUR</text:p>
          </table:table-cell>
          <table:table-cell table:formula="of:=ROUND(IF([.G187]&lt;&gt;[.G186]; IF([.G187] = &quot;EUR&quot;; [.F186]/[.C187]; [.F186]*[.C187]); [.F186]); 2)" office:value-type="currency" office:currency="PLN" office:value="20462.01" calcext:value-type="currency">
            <text:p>20 462,01 zł</text:p>
          </table:table-cell>
          <table:table-cell table:formula="of:=IF([.G186]= &quot;EUR&quot;; IF([.C187] &lt; [.C18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88]) = 1; 1;)" office:value-type="float" office:value="0" calcext:value-type="float">
            <text:p>0</text:p>
          </table:table-cell>
          <table:table-cell office:value-type="date" office:date-value="2005-07-06" calcext:value-type="date">
            <text:p>6.07.2005</text:p>
          </table:table-cell>
          <table:table-cell office:value-type="float" office:value="4.4918" calcext:value-type="float">
            <text:p>4,4918</text:p>
          </table:table-cell>
          <table:table-cell table:formula="of:=ROUND(IF([.E188]&lt;&gt;[.E187]; IF([.E188] = &quot;EUR&quot;; [.D187]/[.C188]; [.D187]*[.C188]); [.D187]); 2)" office:value-type="currency" office:currency="PLN" office:value="4505.84" calcext:value-type="currency">
            <text:p>4 505,84 zł</text:p>
          </table:table-cell>
          <table:table-cell table:formula="of:=IF([.A188] = 1; IF([.E187] = &quot;EUR&quot;; &quot;PLN&quot;; &quot;EUR&quot;); [.E187])" office:value-type="string" office:string-value="EUR" calcext:value-type="string">
            <text:p>EUR</text:p>
          </table:table-cell>
          <table:table-cell table:formula="of:=ROUND(IF([.G188]&lt;&gt;[.G187]; IF([.G188] = &quot;EUR&quot;; [.F187]/[.C188]; [.F187]*[.C188]); [.F187]); 2)" office:value-type="currency" office:currency="PLN" office:value="4555.41" calcext:value-type="currency">
            <text:p>4 555,41 zł</text:p>
          </table:table-cell>
          <table:table-cell table:formula="of:=IF([.G187]= &quot;EUR&quot;; IF([.C188] &lt; [.C18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89]) = 1; 1;)" office:value-type="float" office:value="0" calcext:value-type="float">
            <text:p>0</text:p>
          </table:table-cell>
          <table:table-cell office:value-type="date" office:date-value="2005-07-07" calcext:value-type="date">
            <text:p>7.07.2005</text:p>
          </table:table-cell>
          <table:table-cell office:value-type="float" office:value="4.5067" calcext:value-type="float">
            <text:p>4,5067</text:p>
          </table:table-cell>
          <table:table-cell table:formula="of:=ROUND(IF([.E189]&lt;&gt;[.E188]; IF([.E189] = &quot;EUR&quot;; [.D188]/[.C189]; [.D188]*[.C189]); [.D188]); 2)" office:value-type="currency" office:currency="PLN" office:value="4505.84" calcext:value-type="currency">
            <text:p>4 505,84 zł</text:p>
          </table:table-cell>
          <table:table-cell table:formula="of:=IF([.A189] = 1; IF([.E188] = &quot;EUR&quot;; &quot;PLN&quot;; &quot;EUR&quot;); [.E188])" office:value-type="string" office:string-value="EUR" calcext:value-type="string">
            <text:p>EUR</text:p>
          </table:table-cell>
          <table:table-cell table:formula="of:=ROUND(IF([.G189]&lt;&gt;[.G188]; IF([.G189] = &quot;EUR&quot;; [.F188]/[.C189]; [.F188]*[.C189]); [.F188]); 2)" office:value-type="currency" office:currency="PLN" office:value="4555.41" calcext:value-type="currency">
            <text:p>4 555,41 zł</text:p>
          </table:table-cell>
          <table:table-cell table:formula="of:=IF([.G188]= &quot;EUR&quot;; IF([.C189] &lt; [.C18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0]) = 1; 1;)" office:value-type="float" office:value="0" calcext:value-type="float">
            <text:p>0</text:p>
          </table:table-cell>
          <table:table-cell office:value-type="date" office:date-value="2005-07-08" calcext:value-type="date">
            <text:p>8.07.2005</text:p>
          </table:table-cell>
          <table:table-cell office:value-type="float" office:value="4.5451" calcext:value-type="float">
            <text:p>4,5451</text:p>
          </table:table-cell>
          <table:table-cell table:formula="of:=ROUND(IF([.E190]&lt;&gt;[.E189]; IF([.E190] = &quot;EUR&quot;; [.D189]/[.C190]; [.D189]*[.C190]); [.D189]); 2)" office:value-type="currency" office:currency="PLN" office:value="4505.84" calcext:value-type="currency">
            <text:p>4 505,84 zł</text:p>
          </table:table-cell>
          <table:table-cell table:formula="of:=IF([.A190] = 1; IF([.E189] = &quot;EUR&quot;; &quot;PLN&quot;; &quot;EUR&quot;); [.E189])" office:value-type="string" office:string-value="EUR" calcext:value-type="string">
            <text:p>EUR</text:p>
          </table:table-cell>
          <table:table-cell table:formula="of:=ROUND(IF([.G190]&lt;&gt;[.G189]; IF([.G190] = &quot;EUR&quot;; [.F189]/[.C190]; [.F189]*[.C190]); [.F189]); 2)" office:value-type="currency" office:currency="PLN" office:value="4555.41" calcext:value-type="currency">
            <text:p>4 555,41 zł</text:p>
          </table:table-cell>
          <table:table-cell table:formula="of:=IF([.G189]= &quot;EUR&quot;; IF([.C190] &lt; [.C18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1]) = 1; 1;)" office:value-type="float" office:value="0" calcext:value-type="float">
            <text:p>0</text:p>
          </table:table-cell>
          <table:table-cell office:value-type="date" office:date-value="2005-07-09" calcext:value-type="date">
            <text:p>9.07.2005</text:p>
          </table:table-cell>
          <table:table-cell office:value-type="float" office:value="4.5504" calcext:value-type="float">
            <text:p>4,5504</text:p>
          </table:table-cell>
          <table:table-cell table:formula="of:=ROUND(IF([.E191]&lt;&gt;[.E190]; IF([.E191] = &quot;EUR&quot;; [.D190]/[.C191]; [.D190]*[.C191]); [.D190]); 2)" office:value-type="currency" office:currency="PLN" office:value="4505.84" calcext:value-type="currency">
            <text:p>4 505,84 zł</text:p>
          </table:table-cell>
          <table:table-cell table:formula="of:=IF([.A191] = 1; IF([.E190] = &quot;EUR&quot;; &quot;PLN&quot;; &quot;EUR&quot;); [.E190])" office:value-type="string" office:string-value="EUR" calcext:value-type="string">
            <text:p>EUR</text:p>
          </table:table-cell>
          <table:table-cell table:formula="of:=ROUND(IF([.G191]&lt;&gt;[.G190]; IF([.G191] = &quot;EUR&quot;; [.F190]/[.C191]; [.F190]*[.C191]); [.F190]); 2)" office:value-type="currency" office:currency="PLN" office:value="4555.41" calcext:value-type="currency">
            <text:p>4 555,41 zł</text:p>
          </table:table-cell>
          <table:table-cell table:formula="of:=IF([.G190]= &quot;EUR&quot;; IF([.C191] &lt; [.C19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2]) = 1; 1;)" office:value-type="float" office:value="0" calcext:value-type="float">
            <text:p>0</text:p>
          </table:table-cell>
          <table:table-cell office:value-type="date" office:date-value="2005-07-10" calcext:value-type="date">
            <text:p>10.07.2005</text:p>
          </table:table-cell>
          <table:table-cell office:value-type="float" office:value="4.6435" calcext:value-type="float">
            <text:p>4,6435</text:p>
          </table:table-cell>
          <table:table-cell table:formula="of:=ROUND(IF([.E192]&lt;&gt;[.E191]; IF([.E192] = &quot;EUR&quot;; [.D191]/[.C192]; [.D191]*[.C192]); [.D191]); 2)" office:value-type="currency" office:currency="PLN" office:value="4505.84" calcext:value-type="currency">
            <text:p>4 505,84 zł</text:p>
          </table:table-cell>
          <table:table-cell table:formula="of:=IF([.A192] = 1; IF([.E191] = &quot;EUR&quot;; &quot;PLN&quot;; &quot;EUR&quot;); [.E191])" office:value-type="string" office:string-value="EUR" calcext:value-type="string">
            <text:p>EUR</text:p>
          </table:table-cell>
          <table:table-cell table:formula="of:=ROUND(IF([.G192]&lt;&gt;[.G191]; IF([.G192] = &quot;EUR&quot;; [.F191]/[.C192]; [.F191]*[.C192]); [.F191]); 2)" office:value-type="currency" office:currency="PLN" office:value="4555.41" calcext:value-type="currency">
            <text:p>4 555,41 zł</text:p>
          </table:table-cell>
          <table:table-cell table:formula="of:=IF([.G191]= &quot;EUR&quot;; IF([.C192] &lt; [.C19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3]) = 1; 1;)" office:value-type="float" office:value="0" calcext:value-type="float">
            <text:p>0</text:p>
          </table:table-cell>
          <table:table-cell office:value-type="date" office:date-value="2005-07-11" calcext:value-type="date">
            <text:p>11.07.2005</text:p>
          </table:table-cell>
          <table:table-cell office:value-type="float" office:value="4.5685" calcext:value-type="float">
            <text:p>4,5685</text:p>
          </table:table-cell>
          <table:table-cell table:formula="of:=ROUND(IF([.E193]&lt;&gt;[.E192]; IF([.E193] = &quot;EUR&quot;; [.D192]/[.C193]; [.D192]*[.C193]); [.D192]); 2)" office:value-type="currency" office:currency="PLN" office:value="4505.84" calcext:value-type="currency">
            <text:p>4 505,84 zł</text:p>
          </table:table-cell>
          <table:table-cell table:formula="of:=IF([.A193] = 1; IF([.E192] = &quot;EUR&quot;; &quot;PLN&quot;; &quot;EUR&quot;); [.E192])" office:value-type="string" office:string-value="EUR" calcext:value-type="string">
            <text:p>EUR</text:p>
          </table:table-cell>
          <table:table-cell table:formula="of:=ROUND(IF([.G193]&lt;&gt;[.G192]; IF([.G193] = &quot;EUR&quot;; [.F192]/[.C193]; [.F192]*[.C193]); [.F192]); 2)" office:value-type="currency" office:currency="PLN" office:value="20811.39" calcext:value-type="currency">
            <text:p>20 811,39 zł</text:p>
          </table:table-cell>
          <table:table-cell table:formula="of:=IF([.G192]= &quot;EUR&quot;; IF([.C193] &lt; [.C19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94]) = 1; 1;)" office:value-type="float" office:value="0" calcext:value-type="float">
            <text:p>0</text:p>
          </table:table-cell>
          <table:table-cell office:value-type="date" office:date-value="2005-07-12" calcext:value-type="date">
            <text:p>12.07.2005</text:p>
          </table:table-cell>
          <table:table-cell office:value-type="float" office:value="4.5733" calcext:value-type="float">
            <text:p>4,5733</text:p>
          </table:table-cell>
          <table:table-cell table:formula="of:=ROUND(IF([.E194]&lt;&gt;[.E193]; IF([.E194] = &quot;EUR&quot;; [.D193]/[.C194]; [.D193]*[.C194]); [.D193]); 2)" office:value-type="currency" office:currency="PLN" office:value="4505.84" calcext:value-type="currency">
            <text:p>4 505,84 zł</text:p>
          </table:table-cell>
          <table:table-cell table:formula="of:=IF([.A194] = 1; IF([.E193] = &quot;EUR&quot;; &quot;PLN&quot;; &quot;EUR&quot;); [.E193])" office:value-type="string" office:string-value="EUR" calcext:value-type="string">
            <text:p>EUR</text:p>
          </table:table-cell>
          <table:table-cell table:formula="of:=ROUND(IF([.G194]&lt;&gt;[.G193]; IF([.G194] = &quot;EUR&quot;; [.F193]/[.C194]; [.F193]*[.C194]); [.F193]); 2)" office:value-type="currency" office:currency="PLN" office:value="4550.63" calcext:value-type="currency">
            <text:p>4 550,63 zł</text:p>
          </table:table-cell>
          <table:table-cell table:formula="of:=IF([.G193]= &quot;EUR&quot;; IF([.C194] &lt; [.C19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5]) = 1; 1;)" office:value-type="float" office:value="0" calcext:value-type="float">
            <text:p>0</text:p>
          </table:table-cell>
          <table:table-cell office:value-type="date" office:date-value="2005-07-13" calcext:value-type="date">
            <text:p>13.07.2005</text:p>
          </table:table-cell>
          <table:table-cell office:value-type="float" office:value="4.5467" calcext:value-type="float">
            <text:p>4,5467</text:p>
          </table:table-cell>
          <table:table-cell table:formula="of:=ROUND(IF([.E195]&lt;&gt;[.E194]; IF([.E195] = &quot;EUR&quot;; [.D194]/[.C195]; [.D194]*[.C195]); [.D194]); 2)" office:value-type="currency" office:currency="PLN" office:value="4505.84" calcext:value-type="currency">
            <text:p>4 505,84 zł</text:p>
          </table:table-cell>
          <table:table-cell table:formula="of:=IF([.A195] = 1; IF([.E194] = &quot;EUR&quot;; &quot;PLN&quot;; &quot;EUR&quot;); [.E194])" office:value-type="string" office:string-value="EUR" calcext:value-type="string">
            <text:p>EUR</text:p>
          </table:table-cell>
          <table:table-cell table:formula="of:=ROUND(IF([.G195]&lt;&gt;[.G194]; IF([.G195] = &quot;EUR&quot;; [.F194]/[.C195]; [.F194]*[.C195]); [.F194]); 2)" office:value-type="currency" office:currency="PLN" office:value="20690.35" calcext:value-type="currency">
            <text:p>20 690,35 zł</text:p>
          </table:table-cell>
          <table:table-cell table:formula="of:=IF([.G194]= &quot;EUR&quot;; IF([.C195] &lt; [.C19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96]) = 1; 1;)" office:value-type="float" office:value="0" calcext:value-type="float">
            <text:p>0</text:p>
          </table:table-cell>
          <table:table-cell office:value-type="date" office:date-value="2005-07-14" calcext:value-type="date">
            <text:p>14.07.2005</text:p>
          </table:table-cell>
          <table:table-cell office:value-type="float" office:value="4.5372" calcext:value-type="float">
            <text:p>4,5372</text:p>
          </table:table-cell>
          <table:table-cell table:formula="of:=ROUND(IF([.E196]&lt;&gt;[.E195]; IF([.E196] = &quot;EUR&quot;; [.D195]/[.C196]; [.D195]*[.C196]); [.D195]); 2)" office:value-type="currency" office:currency="PLN" office:value="4505.84" calcext:value-type="currency">
            <text:p>4 505,84 zł</text:p>
          </table:table-cell>
          <table:table-cell table:formula="of:=IF([.A196] = 1; IF([.E195] = &quot;EUR&quot;; &quot;PLN&quot;; &quot;EUR&quot;); [.E195])" office:value-type="string" office:string-value="EUR" calcext:value-type="string">
            <text:p>EUR</text:p>
          </table:table-cell>
          <table:table-cell table:formula="of:=ROUND(IF([.G196]&lt;&gt;[.G195]; IF([.G196] = &quot;EUR&quot;; [.F195]/[.C196]; [.F195]*[.C196]); [.F195]); 2)" office:value-type="currency" office:currency="PLN" office:value="4560.16" calcext:value-type="currency">
            <text:p>4 560,16 zł</text:p>
          </table:table-cell>
          <table:table-cell table:formula="of:=IF([.G195]= &quot;EUR&quot;; IF([.C196] &lt; [.C19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7]) = 1; 1;)" office:value-type="float" office:value="0" calcext:value-type="float">
            <text:p>0</text:p>
          </table:table-cell>
          <table:table-cell office:value-type="date" office:date-value="2005-07-15" calcext:value-type="date">
            <text:p>15.07.2005</text:p>
          </table:table-cell>
          <table:table-cell office:value-type="float" office:value="4.5624" calcext:value-type="float">
            <text:p>4,5624</text:p>
          </table:table-cell>
          <table:table-cell table:formula="of:=ROUND(IF([.E197]&lt;&gt;[.E196]; IF([.E197] = &quot;EUR&quot;; [.D196]/[.C197]; [.D196]*[.C197]); [.D196]); 2)" office:value-type="currency" office:currency="PLN" office:value="4505.84" calcext:value-type="currency">
            <text:p>4 505,84 zł</text:p>
          </table:table-cell>
          <table:table-cell table:formula="of:=IF([.A197] = 1; IF([.E196] = &quot;EUR&quot;; &quot;PLN&quot;; &quot;EUR&quot;); [.E196])" office:value-type="string" office:string-value="EUR" calcext:value-type="string">
            <text:p>EUR</text:p>
          </table:table-cell>
          <table:table-cell table:formula="of:=ROUND(IF([.G197]&lt;&gt;[.G196]; IF([.G197] = &quot;EUR&quot;; [.F196]/[.C197]; [.F196]*[.C197]); [.F196]); 2)" office:value-type="currency" office:currency="PLN" office:value="4560.16" calcext:value-type="currency">
            <text:p>4 560,16 zł</text:p>
          </table:table-cell>
          <table:table-cell table:formula="of:=IF([.G196]= &quot;EUR&quot;; IF([.C197] &lt; [.C19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198]) = 1; 1;)" office:value-type="float" office:value="0" calcext:value-type="float">
            <text:p>0</text:p>
          </table:table-cell>
          <table:table-cell office:value-type="date" office:date-value="2005-07-16" calcext:value-type="date">
            <text:p>16.07.2005</text:p>
          </table:table-cell>
          <table:table-cell office:value-type="float" office:value="4.5523" calcext:value-type="float">
            <text:p>4,5523</text:p>
          </table:table-cell>
          <table:table-cell table:formula="of:=ROUND(IF([.E198]&lt;&gt;[.E197]; IF([.E198] = &quot;EUR&quot;; [.D197]/[.C198]; [.D197]*[.C198]); [.D197]); 2)" office:value-type="currency" office:currency="PLN" office:value="4505.84" calcext:value-type="currency">
            <text:p>4 505,84 zł</text:p>
          </table:table-cell>
          <table:table-cell table:formula="of:=IF([.A198] = 1; IF([.E197] = &quot;EUR&quot;; &quot;PLN&quot;; &quot;EUR&quot;); [.E197])" office:value-type="string" office:string-value="EUR" calcext:value-type="string">
            <text:p>EUR</text:p>
          </table:table-cell>
          <table:table-cell table:formula="of:=ROUND(IF([.G198]&lt;&gt;[.G197]; IF([.G198] = &quot;EUR&quot;; [.F197]/[.C198]; [.F197]*[.C198]); [.F197]); 2)" office:value-type="currency" office:currency="PLN" office:value="20759.22" calcext:value-type="currency">
            <text:p>20 759,22 zł</text:p>
          </table:table-cell>
          <table:table-cell table:formula="of:=IF([.G197]= &quot;EUR&quot;; IF([.C198] &lt; [.C19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199]) = 1; 1;)" office:value-type="float" office:value="0" calcext:value-type="float">
            <text:p>0</text:p>
          </table:table-cell>
          <table:table-cell office:value-type="date" office:date-value="2005-07-17" calcext:value-type="date">
            <text:p>17.07.2005</text:p>
          </table:table-cell>
          <table:table-cell office:value-type="float" office:value="4.5108" calcext:value-type="float">
            <text:p>4,5108</text:p>
          </table:table-cell>
          <table:table-cell table:formula="of:=ROUND(IF([.E199]&lt;&gt;[.E198]; IF([.E199] = &quot;EUR&quot;; [.D198]/[.C199]; [.D198]*[.C199]); [.D198]); 2)" office:value-type="currency" office:currency="PLN" office:value="4505.84" calcext:value-type="currency">
            <text:p>4 505,84 zł</text:p>
          </table:table-cell>
          <table:table-cell table:formula="of:=IF([.A199] = 1; IF([.E198] = &quot;EUR&quot;; &quot;PLN&quot;; &quot;EUR&quot;); [.E198])" office:value-type="string" office:string-value="EUR" calcext:value-type="string">
            <text:p>EUR</text:p>
          </table:table-cell>
          <table:table-cell table:formula="of:=ROUND(IF([.G199]&lt;&gt;[.G198]; IF([.G199] = &quot;EUR&quot;; [.F198]/[.C199]; [.F198]*[.C199]); [.F198]); 2)" office:value-type="currency" office:currency="PLN" office:value="4602.11" calcext:value-type="currency">
            <text:p>4 602,11 zł</text:p>
          </table:table-cell>
          <table:table-cell table:formula="of:=IF([.G198]= &quot;EUR&quot;; IF([.C199] &lt; [.C19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0]) = 1; 1;)" office:value-type="float" office:value="0" calcext:value-type="float">
            <text:p>0</text:p>
          </table:table-cell>
          <table:table-cell office:value-type="date" office:date-value="2005-07-18" calcext:value-type="date">
            <text:p>18.07.2005</text:p>
          </table:table-cell>
          <table:table-cell office:value-type="float" office:value="4.5343" calcext:value-type="float">
            <text:p>4,5343</text:p>
          </table:table-cell>
          <table:table-cell table:formula="of:=ROUND(IF([.E200]&lt;&gt;[.E199]; IF([.E200] = &quot;EUR&quot;; [.D199]/[.C200]; [.D199]*[.C200]); [.D199]); 2)" office:value-type="currency" office:currency="PLN" office:value="4505.84" calcext:value-type="currency">
            <text:p>4 505,84 zł</text:p>
          </table:table-cell>
          <table:table-cell table:formula="of:=IF([.A200] = 1; IF([.E199] = &quot;EUR&quot;; &quot;PLN&quot;; &quot;EUR&quot;); [.E199])" office:value-type="string" office:string-value="EUR" calcext:value-type="string">
            <text:p>EUR</text:p>
          </table:table-cell>
          <table:table-cell table:formula="of:=ROUND(IF([.G200]&lt;&gt;[.G199]; IF([.G200] = &quot;EUR&quot;; [.F199]/[.C200]; [.F199]*[.C200]); [.F199]); 2)" office:value-type="currency" office:currency="PLN" office:value="4602.11" calcext:value-type="currency">
            <text:p>4 602,11 zł</text:p>
          </table:table-cell>
          <table:table-cell table:formula="of:=IF([.G199]= &quot;EUR&quot;; IF([.C200] &lt; [.C19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1]) = 1; 1;)" office:value-type="float" office:value="0" calcext:value-type="float">
            <text:p>0</text:p>
          </table:table-cell>
          <table:table-cell office:value-type="date" office:date-value="2005-07-19" calcext:value-type="date">
            <text:p>19.07.2005</text:p>
          </table:table-cell>
          <table:table-cell office:value-type="float" office:value="4.5084" calcext:value-type="float">
            <text:p>4,5084</text:p>
          </table:table-cell>
          <table:table-cell table:formula="of:=ROUND(IF([.E201]&lt;&gt;[.E200]; IF([.E201] = &quot;EUR&quot;; [.D200]/[.C201]; [.D200]*[.C201]); [.D200]); 2)" office:value-type="currency" office:currency="PLN" office:value="4505.84" calcext:value-type="currency">
            <text:p>4 505,84 zł</text:p>
          </table:table-cell>
          <table:table-cell table:formula="of:=IF([.A201] = 1; IF([.E200] = &quot;EUR&quot;; &quot;PLN&quot;; &quot;EUR&quot;); [.E200])" office:value-type="string" office:string-value="EUR" calcext:value-type="string">
            <text:p>EUR</text:p>
          </table:table-cell>
          <table:table-cell table:formula="of:=ROUND(IF([.G201]&lt;&gt;[.G200]; IF([.G201] = &quot;EUR&quot;; [.F200]/[.C201]; [.F200]*[.C201]); [.F200]); 2)" office:value-type="currency" office:currency="PLN" office:value="20748.15" calcext:value-type="currency">
            <text:p>20 748,15 zł</text:p>
          </table:table-cell>
          <table:table-cell table:formula="of:=IF([.G200]= &quot;EUR&quot;; IF([.C201] &lt; [.C20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02]) = 1; 1;)" office:value-type="float" office:value="0" calcext:value-type="float">
            <text:p>0</text:p>
          </table:table-cell>
          <table:table-cell office:value-type="date" office:date-value="2005-07-20" calcext:value-type="date">
            <text:p>20.07.2005</text:p>
          </table:table-cell>
          <table:table-cell office:value-type="float" office:value="4.5258" calcext:value-type="float">
            <text:p>4,5258</text:p>
          </table:table-cell>
          <table:table-cell table:formula="of:=ROUND(IF([.E202]&lt;&gt;[.E201]; IF([.E202] = &quot;EUR&quot;; [.D201]/[.C202]; [.D201]*[.C202]); [.D201]); 2)" office:value-type="currency" office:currency="PLN" office:value="4505.84" calcext:value-type="currency">
            <text:p>4 505,84 zł</text:p>
          </table:table-cell>
          <table:table-cell table:formula="of:=IF([.A202] = 1; IF([.E201] = &quot;EUR&quot;; &quot;PLN&quot;; &quot;EUR&quot;); [.E201])" office:value-type="string" office:string-value="EUR" calcext:value-type="string">
            <text:p>EUR</text:p>
          </table:table-cell>
          <table:table-cell table:formula="of:=ROUND(IF([.G202]&lt;&gt;[.G201]; IF([.G202] = &quot;EUR&quot;; [.F201]/[.C202]; [.F201]*[.C202]); [.F201]); 2)" office:value-type="currency" office:currency="PLN" office:value="4584.42" calcext:value-type="currency">
            <text:p>4 584,42 zł</text:p>
          </table:table-cell>
          <table:table-cell table:formula="of:=IF([.G201]= &quot;EUR&quot;; IF([.C202] &lt; [.C20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3]) = 1; 1;)" office:value-type="float" office:value="0" calcext:value-type="float">
            <text:p>0</text:p>
          </table:table-cell>
          <table:table-cell office:value-type="date" office:date-value="2005-07-21" calcext:value-type="date">
            <text:p>21.07.2005</text:p>
          </table:table-cell>
          <table:table-cell office:value-type="float" office:value="4.5592" calcext:value-type="float">
            <text:p>4,5592</text:p>
          </table:table-cell>
          <table:table-cell table:formula="of:=ROUND(IF([.E203]&lt;&gt;[.E202]; IF([.E203] = &quot;EUR&quot;; [.D202]/[.C203]; [.D202]*[.C203]); [.D202]); 2)" office:value-type="currency" office:currency="PLN" office:value="4505.84" calcext:value-type="currency">
            <text:p>4 505,84 zł</text:p>
          </table:table-cell>
          <table:table-cell table:formula="of:=IF([.A203] = 1; IF([.E202] = &quot;EUR&quot;; &quot;PLN&quot;; &quot;EUR&quot;); [.E202])" office:value-type="string" office:string-value="EUR" calcext:value-type="string">
            <text:p>EUR</text:p>
          </table:table-cell>
          <table:table-cell table:formula="of:=ROUND(IF([.G203]&lt;&gt;[.G202]; IF([.G203] = &quot;EUR&quot;; [.F202]/[.C203]; [.F202]*[.C203]); [.F202]); 2)" office:value-type="currency" office:currency="PLN" office:value="4584.42" calcext:value-type="currency">
            <text:p>4 584,42 zł</text:p>
          </table:table-cell>
          <table:table-cell table:formula="of:=IF([.G202]= &quot;EUR&quot;; IF([.C203] &lt; [.C20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4]) = 1; 1;)" office:value-type="float" office:value="0" calcext:value-type="float">
            <text:p>0</text:p>
          </table:table-cell>
          <table:table-cell office:value-type="date" office:date-value="2005-07-22" calcext:value-type="date">
            <text:p>22.07.2005</text:p>
          </table:table-cell>
          <table:table-cell office:value-type="float" office:value="4.6057" calcext:value-type="float">
            <text:p>4,6057</text:p>
          </table:table-cell>
          <table:table-cell table:formula="of:=ROUND(IF([.E204]&lt;&gt;[.E203]; IF([.E204] = &quot;EUR&quot;; [.D203]/[.C204]; [.D203]*[.C204]); [.D203]); 2)" office:value-type="currency" office:currency="PLN" office:value="4505.84" calcext:value-type="currency">
            <text:p>4 505,84 zł</text:p>
          </table:table-cell>
          <table:table-cell table:formula="of:=IF([.A204] = 1; IF([.E203] = &quot;EUR&quot;; &quot;PLN&quot;; &quot;EUR&quot;); [.E203])" office:value-type="string" office:string-value="EUR" calcext:value-type="string">
            <text:p>EUR</text:p>
          </table:table-cell>
          <table:table-cell table:formula="of:=ROUND(IF([.G204]&lt;&gt;[.G203]; IF([.G204] = &quot;EUR&quot;; [.F203]/[.C204]; [.F203]*[.C204]); [.F203]); 2)" office:value-type="currency" office:currency="PLN" office:value="4584.42" calcext:value-type="currency">
            <text:p>4 584,42 zł</text:p>
          </table:table-cell>
          <table:table-cell table:formula="of:=IF([.G203]= &quot;EUR&quot;; IF([.C204] &lt; [.C20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5]) = 1; 1;)" office:value-type="float" office:value="0" calcext:value-type="float">
            <text:p>0</text:p>
          </table:table-cell>
          <table:table-cell office:value-type="date" office:date-value="2005-07-23" calcext:value-type="date">
            <text:p>23.07.2005</text:p>
          </table:table-cell>
          <table:table-cell office:value-type="float" office:value="4.6021" calcext:value-type="float">
            <text:p>4,6021</text:p>
          </table:table-cell>
          <table:table-cell table:formula="of:=ROUND(IF([.E205]&lt;&gt;[.E204]; IF([.E205] = &quot;EUR&quot;; [.D204]/[.C205]; [.D204]*[.C205]); [.D204]); 2)" office:value-type="currency" office:currency="PLN" office:value="4505.84" calcext:value-type="currency">
            <text:p>4 505,84 zł</text:p>
          </table:table-cell>
          <table:table-cell table:formula="of:=IF([.A205] = 1; IF([.E204] = &quot;EUR&quot;; &quot;PLN&quot;; &quot;EUR&quot;); [.E204])" office:value-type="string" office:string-value="EUR" calcext:value-type="string">
            <text:p>EUR</text:p>
          </table:table-cell>
          <table:table-cell table:formula="of:=ROUND(IF([.G205]&lt;&gt;[.G204]; IF([.G205] = &quot;EUR&quot;; [.F204]/[.C205]; [.F204]*[.C205]); [.F204]); 2)" office:value-type="currency" office:currency="PLN" office:value="21097.96" calcext:value-type="currency">
            <text:p>21 097,96 zł</text:p>
          </table:table-cell>
          <table:table-cell table:formula="of:=IF([.G204]= &quot;EUR&quot;; IF([.C205] &lt; [.C20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06]) = 1; 1;)" office:value-type="float" office:value="0" calcext:value-type="float">
            <text:p>0</text:p>
          </table:table-cell>
          <table:table-cell office:value-type="date" office:date-value="2005-07-24" calcext:value-type="date">
            <text:p>24.07.2005</text:p>
          </table:table-cell>
          <table:table-cell office:value-type="float" office:value="4.6156" calcext:value-type="float">
            <text:p>4,6156</text:p>
          </table:table-cell>
          <table:table-cell table:formula="of:=ROUND(IF([.E206]&lt;&gt;[.E205]; IF([.E206] = &quot;EUR&quot;; [.D205]/[.C206]; [.D205]*[.C206]); [.D205]); 2)" office:value-type="currency" office:currency="PLN" office:value="4505.84" calcext:value-type="currency">
            <text:p>4 505,84 zł</text:p>
          </table:table-cell>
          <table:table-cell table:formula="of:=IF([.A206] = 1; IF([.E205] = &quot;EUR&quot;; &quot;PLN&quot;; &quot;EUR&quot;); [.E205])" office:value-type="string" office:string-value="EUR" calcext:value-type="string">
            <text:p>EUR</text:p>
          </table:table-cell>
          <table:table-cell table:formula="of:=ROUND(IF([.G206]&lt;&gt;[.G205]; IF([.G206] = &quot;EUR&quot;; [.F205]/[.C206]; [.F205]*[.C206]); [.F205]); 2)" office:value-type="currency" office:currency="PLN" office:value="4571.01" calcext:value-type="currency">
            <text:p>4 571,01 zł</text:p>
          </table:table-cell>
          <table:table-cell table:formula="of:=IF([.G205]= &quot;EUR&quot;; IF([.C206] &lt; [.C20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7]) = 1; 1;)" office:value-type="float" office:value="0" calcext:value-type="float">
            <text:p>0</text:p>
          </table:table-cell>
          <table:table-cell office:value-type="date" office:date-value="2005-07-25" calcext:value-type="date">
            <text:p>25.07.2005</text:p>
          </table:table-cell>
          <table:table-cell office:value-type="float" office:value="4.5913" calcext:value-type="float">
            <text:p>4,5913</text:p>
          </table:table-cell>
          <table:table-cell table:formula="of:=ROUND(IF([.E207]&lt;&gt;[.E206]; IF([.E207] = &quot;EUR&quot;; [.D206]/[.C207]; [.D206]*[.C207]); [.D206]); 2)" office:value-type="currency" office:currency="PLN" office:value="4505.84" calcext:value-type="currency">
            <text:p>4 505,84 zł</text:p>
          </table:table-cell>
          <table:table-cell table:formula="of:=IF([.A207] = 1; IF([.E206] = &quot;EUR&quot;; &quot;PLN&quot;; &quot;EUR&quot;); [.E206])" office:value-type="string" office:string-value="EUR" calcext:value-type="string">
            <text:p>EUR</text:p>
          </table:table-cell>
          <table:table-cell table:formula="of:=ROUND(IF([.G207]&lt;&gt;[.G206]; IF([.G207] = &quot;EUR&quot;; [.F206]/[.C207]; [.F206]*[.C207]); [.F206]); 2)" office:value-type="currency" office:currency="PLN" office:value="20986.88" calcext:value-type="currency">
            <text:p>20 986,88 zł</text:p>
          </table:table-cell>
          <table:table-cell table:formula="of:=IF([.G206]= &quot;EUR&quot;; IF([.C207] &lt; [.C20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08]) = 1; 1;)" office:value-type="float" office:value="0" calcext:value-type="float">
            <text:p>0</text:p>
          </table:table-cell>
          <table:table-cell office:value-type="date" office:date-value="2005-07-26" calcext:value-type="date">
            <text:p>26.07.2005</text:p>
          </table:table-cell>
          <table:table-cell office:value-type="float" office:value="4.6127" calcext:value-type="float">
            <text:p>4,6127</text:p>
          </table:table-cell>
          <table:table-cell table:formula="of:=ROUND(IF([.E208]&lt;&gt;[.E207]; IF([.E208] = &quot;EUR&quot;; [.D207]/[.C208]; [.D207]*[.C208]); [.D207]); 2)" office:value-type="currency" office:currency="PLN" office:value="4505.84" calcext:value-type="currency">
            <text:p>4 505,84 zł</text:p>
          </table:table-cell>
          <table:table-cell table:formula="of:=IF([.A208] = 1; IF([.E207] = &quot;EUR&quot;; &quot;PLN&quot;; &quot;EUR&quot;); [.E207])" office:value-type="string" office:string-value="EUR" calcext:value-type="string">
            <text:p>EUR</text:p>
          </table:table-cell>
          <table:table-cell table:formula="of:=ROUND(IF([.G208]&lt;&gt;[.G207]; IF([.G208] = &quot;EUR&quot;; [.F207]/[.C208]; [.F207]*[.C208]); [.F207]); 2)" office:value-type="currency" office:currency="PLN" office:value="4549.8" calcext:value-type="currency">
            <text:p>4 549,80 zł</text:p>
          </table:table-cell>
          <table:table-cell table:formula="of:=IF([.G207]= &quot;EUR&quot;; IF([.C208] &lt; [.C20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09]) = 1; 1;)" office:value-type="float" office:value="0" calcext:value-type="float">
            <text:p>0</text:p>
          </table:table-cell>
          <table:table-cell office:value-type="date" office:date-value="2005-07-27" calcext:value-type="date">
            <text:p>27.07.2005</text:p>
          </table:table-cell>
          <table:table-cell office:value-type="float" office:value="4.6469" calcext:value-type="float">
            <text:p>4,6469</text:p>
          </table:table-cell>
          <table:table-cell table:formula="of:=ROUND(IF([.E209]&lt;&gt;[.E208]; IF([.E209] = &quot;EUR&quot;; [.D208]/[.C209]; [.D208]*[.C209]); [.D208]); 2)" office:value-type="currency" office:currency="PLN" office:value="4505.84" calcext:value-type="currency">
            <text:p>4 505,84 zł</text:p>
          </table:table-cell>
          <table:table-cell table:formula="of:=IF([.A209] = 1; IF([.E208] = &quot;EUR&quot;; &quot;PLN&quot;; &quot;EUR&quot;); [.E208])" office:value-type="string" office:string-value="EUR" calcext:value-type="string">
            <text:p>EUR</text:p>
          </table:table-cell>
          <table:table-cell table:formula="of:=ROUND(IF([.G209]&lt;&gt;[.G208]; IF([.G209] = &quot;EUR&quot;; [.F208]/[.C209]; [.F208]*[.C209]); [.F208]); 2)" office:value-type="currency" office:currency="PLN" office:value="4549.8" calcext:value-type="currency">
            <text:p>4 549,80 zł</text:p>
          </table:table-cell>
          <table:table-cell table:formula="of:=IF([.G208]= &quot;EUR&quot;; IF([.C209] &lt; [.C20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0]) = 1; 1;)" office:value-type="float" office:value="0" calcext:value-type="float">
            <text:p>0</text:p>
          </table:table-cell>
          <table:table-cell office:value-type="date" office:date-value="2005-07-28" calcext:value-type="date">
            <text:p>28.07.2005</text:p>
          </table:table-cell>
          <table:table-cell office:value-type="float" office:value="4.6487" calcext:value-type="float">
            <text:p>4,6487</text:p>
          </table:table-cell>
          <table:table-cell table:formula="of:=ROUND(IF([.E210]&lt;&gt;[.E209]; IF([.E210] = &quot;EUR&quot;; [.D209]/[.C210]; [.D209]*[.C210]); [.D209]); 2)" office:value-type="currency" office:currency="PLN" office:value="4505.84" calcext:value-type="currency">
            <text:p>4 505,84 zł</text:p>
          </table:table-cell>
          <table:table-cell table:formula="of:=IF([.A210] = 1; IF([.E209] = &quot;EUR&quot;; &quot;PLN&quot;; &quot;EUR&quot;); [.E209])" office:value-type="string" office:string-value="EUR" calcext:value-type="string">
            <text:p>EUR</text:p>
          </table:table-cell>
          <table:table-cell table:formula="of:=ROUND(IF([.G210]&lt;&gt;[.G209]; IF([.G210] = &quot;EUR&quot;; [.F209]/[.C210]; [.F209]*[.C210]); [.F209]); 2)" office:value-type="currency" office:currency="PLN" office:value="4549.8" calcext:value-type="currency">
            <text:p>4 549,80 zł</text:p>
          </table:table-cell>
          <table:table-cell table:formula="of:=IF([.G209]= &quot;EUR&quot;; IF([.C210] &lt; [.C20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1]) = 1; 1;)" office:value-type="float" office:value="0" calcext:value-type="float">
            <text:p>0</text:p>
          </table:table-cell>
          <table:table-cell office:value-type="date" office:date-value="2005-07-29" calcext:value-type="date">
            <text:p>29.07.2005</text:p>
          </table:table-cell>
          <table:table-cell office:value-type="float" office:value="4.6595" calcext:value-type="float">
            <text:p>4,6595</text:p>
          </table:table-cell>
          <table:table-cell table:formula="of:=ROUND(IF([.E211]&lt;&gt;[.E210]; IF([.E211] = &quot;EUR&quot;; [.D210]/[.C211]; [.D210]*[.C211]); [.D210]); 2)" office:value-type="currency" office:currency="PLN" office:value="4505.84" calcext:value-type="currency">
            <text:p>4 505,84 zł</text:p>
          </table:table-cell>
          <table:table-cell table:formula="of:=IF([.A211] = 1; IF([.E210] = &quot;EUR&quot;; &quot;PLN&quot;; &quot;EUR&quot;); [.E210])" office:value-type="string" office:string-value="EUR" calcext:value-type="string">
            <text:p>EUR</text:p>
          </table:table-cell>
          <table:table-cell table:formula="of:=ROUND(IF([.G211]&lt;&gt;[.G210]; IF([.G211] = &quot;EUR&quot;; [.F210]/[.C211]; [.F210]*[.C211]); [.F210]); 2)" office:value-type="currency" office:currency="PLN" office:value="4549.8" calcext:value-type="currency">
            <text:p>4 549,80 zł</text:p>
          </table:table-cell>
          <table:table-cell table:formula="of:=IF([.G210]= &quot;EUR&quot;; IF([.C211] &lt; [.C21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2]) = 1; 1;)" office:value-type="float" office:value="0" calcext:value-type="float">
            <text:p>0</text:p>
          </table:table-cell>
          <table:table-cell office:value-type="date" office:date-value="2005-07-30" calcext:value-type="date">
            <text:p>30.07.2005</text:p>
          </table:table-cell>
          <table:table-cell office:value-type="float" office:value="4.6577" calcext:value-type="float">
            <text:p>4,6577</text:p>
          </table:table-cell>
          <table:table-cell table:formula="of:=ROUND(IF([.E212]&lt;&gt;[.E211]; IF([.E212] = &quot;EUR&quot;; [.D211]/[.C212]; [.D211]*[.C212]); [.D211]); 2)" office:value-type="currency" office:currency="PLN" office:value="4505.84" calcext:value-type="currency">
            <text:p>4 505,84 zł</text:p>
          </table:table-cell>
          <table:table-cell table:formula="of:=IF([.A212] = 1; IF([.E211] = &quot;EUR&quot;; &quot;PLN&quot;; &quot;EUR&quot;); [.E211])" office:value-type="string" office:string-value="EUR" calcext:value-type="string">
            <text:p>EUR</text:p>
          </table:table-cell>
          <table:table-cell table:formula="of:=ROUND(IF([.G212]&lt;&gt;[.G211]; IF([.G212] = &quot;EUR&quot;; [.F211]/[.C212]; [.F211]*[.C212]); [.F211]); 2)" office:value-type="currency" office:currency="PLN" office:value="21191.6" calcext:value-type="currency">
            <text:p>21 191,60 zł</text:p>
          </table:table-cell>
          <table:table-cell table:formula="of:=IF([.G211]= &quot;EUR&quot;; IF([.C212] &lt; [.C21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13]) = 1; 1;)" office:value-type="float" office:value="0" calcext:value-type="float">
            <text:p>0</text:p>
          </table:table-cell>
          <table:table-cell office:value-type="date" office:date-value="2005-07-31" calcext:value-type="date">
            <text:p>31.07.2005</text:p>
          </table:table-cell>
          <table:table-cell office:value-type="float" office:value="4.6518" calcext:value-type="float">
            <text:p>4,6518</text:p>
          </table:table-cell>
          <table:table-cell table:formula="of:=ROUND(IF([.E213]&lt;&gt;[.E212]; IF([.E213] = &quot;EUR&quot;; [.D212]/[.C213]; [.D212]*[.C213]); [.D212]); 2)" office:value-type="currency" office:currency="PLN" office:value="4505.84" calcext:value-type="currency">
            <text:p>4 505,84 zł</text:p>
          </table:table-cell>
          <table:table-cell table:formula="of:=IF([.A213] = 1; IF([.E212] = &quot;EUR&quot;; &quot;PLN&quot;; &quot;EUR&quot;); [.E212])" office:value-type="string" office:string-value="EUR" calcext:value-type="string">
            <text:p>EUR</text:p>
          </table:table-cell>
          <table:table-cell table:formula="of:=ROUND(IF([.G213]&lt;&gt;[.G212]; IF([.G213] = &quot;EUR&quot;; [.F212]/[.C213]; [.F212]*[.C213]); [.F212]); 2)" office:value-type="currency" office:currency="PLN" office:value="4555.57" calcext:value-type="currency">
            <text:p>4 555,57 zł</text:p>
          </table:table-cell>
          <table:table-cell table:formula="of:=IF([.G212]= &quot;EUR&quot;; IF([.C213] &lt; [.C21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4]) = 1; 1;)" office:value-type="float" office:value="1" calcext:value-type="float">
            <text:p>1</text:p>
          </table:table-cell>
          <table:table-cell office:value-type="date" office:date-value="2005-08-01" calcext:value-type="date">
            <text:p>1.08.2005</text:p>
          </table:table-cell>
          <table:table-cell office:value-type="float" office:value="4.6572" calcext:value-type="float">
            <text:p>4,6572</text:p>
          </table:table-cell>
          <table:table-cell table:formula="of:=ROUND(IF([.E214]&lt;&gt;[.E213]; IF([.E214] = &quot;EUR&quot;; [.D213]/[.C214]; [.D213]*[.C214]); [.D213]); 2)" office:value-type="currency" office:currency="PLN" office:value="20984.6" calcext:value-type="currency">
            <text:p>20 984,60 zł</text:p>
          </table:table-cell>
          <table:table-cell table:formula="of:=IF([.A214] = 1; IF([.E213] = &quot;EUR&quot;; &quot;PLN&quot;; &quot;EUR&quot;); [.E213])" office:value-type="string" office:string-value="PLN" calcext:value-type="string">
            <text:p>PLN</text:p>
          </table:table-cell>
          <table:table-cell table:formula="of:=ROUND(IF([.G214]&lt;&gt;[.G213]; IF([.G214] = &quot;EUR&quot;; [.F213]/[.C214]; [.F213]*[.C214]); [.F213]); 2)" office:value-type="currency" office:currency="PLN" office:value="4555.57" calcext:value-type="currency">
            <text:p>4 555,57 zł</text:p>
          </table:table-cell>
          <table:table-cell table:formula="of:=IF([.G213]= &quot;EUR&quot;; IF([.C214] &lt; [.C21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5]) = 1; 1;)" office:value-type="float" office:value="0" calcext:value-type="float">
            <text:p>0</text:p>
          </table:table-cell>
          <table:table-cell office:value-type="date" office:date-value="2005-08-02" calcext:value-type="date">
            <text:p>2.08.2005</text:p>
          </table:table-cell>
          <table:table-cell office:value-type="float" office:value="4.6826" calcext:value-type="float">
            <text:p>4,6826</text:p>
          </table:table-cell>
          <table:table-cell table:formula="of:=ROUND(IF([.E215]&lt;&gt;[.E214]; IF([.E215] = &quot;EUR&quot;; [.D214]/[.C215]; [.D214]*[.C215]); [.D214]); 2)" office:value-type="currency" office:currency="PLN" office:value="20984.6" calcext:value-type="currency">
            <text:p>20 984,60 zł</text:p>
          </table:table-cell>
          <table:table-cell table:formula="of:=IF([.A215] = 1; IF([.E214] = &quot;EUR&quot;; &quot;PLN&quot;; &quot;EUR&quot;); [.E214])" office:value-type="string" office:string-value="PLN" calcext:value-type="string">
            <text:p>PLN</text:p>
          </table:table-cell>
          <table:table-cell table:formula="of:=ROUND(IF([.G215]&lt;&gt;[.G214]; IF([.G215] = &quot;EUR&quot;; [.F214]/[.C215]; [.F214]*[.C215]); [.F214]); 2)" office:value-type="currency" office:currency="PLN" office:value="4555.57" calcext:value-type="currency">
            <text:p>4 555,57 zł</text:p>
          </table:table-cell>
          <table:table-cell table:formula="of:=IF([.G214]= &quot;EUR&quot;; IF([.C215] &lt; [.C21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6]) = 1; 1;)" office:value-type="float" office:value="0" calcext:value-type="float">
            <text:p>0</text:p>
          </table:table-cell>
          <table:table-cell office:value-type="date" office:date-value="2005-08-03" calcext:value-type="date">
            <text:p>3.08.2005</text:p>
          </table:table-cell>
          <table:table-cell office:value-type="float" office:value="4.6566" calcext:value-type="float">
            <text:p>4,6566</text:p>
          </table:table-cell>
          <table:table-cell table:formula="of:=ROUND(IF([.E216]&lt;&gt;[.E215]; IF([.E216] = &quot;EUR&quot;; [.D215]/[.C216]; [.D215]*[.C216]); [.D215]); 2)" office:value-type="currency" office:currency="PLN" office:value="20984.6" calcext:value-type="currency">
            <text:p>20 984,60 zł</text:p>
          </table:table-cell>
          <table:table-cell table:formula="of:=IF([.A216] = 1; IF([.E215] = &quot;EUR&quot;; &quot;PLN&quot;; &quot;EUR&quot;); [.E215])" office:value-type="string" office:string-value="PLN" calcext:value-type="string">
            <text:p>PLN</text:p>
          </table:table-cell>
          <table:table-cell table:formula="of:=ROUND(IF([.G216]&lt;&gt;[.G215]; IF([.G216] = &quot;EUR&quot;; [.F215]/[.C216]; [.F215]*[.C216]); [.F215]); 2)" office:value-type="currency" office:currency="PLN" office:value="21213.47" calcext:value-type="currency">
            <text:p>21 213,47 zł</text:p>
          </table:table-cell>
          <table:table-cell table:formula="of:=IF([.G215]= &quot;EUR&quot;; IF([.C216] &lt; [.C21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17]) = 1; 1;)" office:value-type="float" office:value="0" calcext:value-type="float">
            <text:p>0</text:p>
          </table:table-cell>
          <table:table-cell office:value-type="date" office:date-value="2005-08-04" calcext:value-type="date">
            <text:p>4.08.2005</text:p>
          </table:table-cell>
          <table:table-cell office:value-type="float" office:value="4.6249" calcext:value-type="float">
            <text:p>4,6249</text:p>
          </table:table-cell>
          <table:table-cell table:formula="of:=ROUND(IF([.E217]&lt;&gt;[.E216]; IF([.E217] = &quot;EUR&quot;; [.D216]/[.C217]; [.D216]*[.C217]); [.D216]); 2)" office:value-type="currency" office:currency="PLN" office:value="20984.6" calcext:value-type="currency">
            <text:p>20 984,60 zł</text:p>
          </table:table-cell>
          <table:table-cell table:formula="of:=IF([.A217] = 1; IF([.E216] = &quot;EUR&quot;; &quot;PLN&quot;; &quot;EUR&quot;); [.E216])" office:value-type="string" office:string-value="PLN" calcext:value-type="string">
            <text:p>PLN</text:p>
          </table:table-cell>
          <table:table-cell table:formula="of:=ROUND(IF([.G217]&lt;&gt;[.G216]; IF([.G217] = &quot;EUR&quot;; [.F216]/[.C217]; [.F216]*[.C217]); [.F216]); 2)" office:value-type="currency" office:currency="PLN" office:value="4586.8" calcext:value-type="currency">
            <text:p>4 586,80 zł</text:p>
          </table:table-cell>
          <table:table-cell table:formula="of:=IF([.G216]= &quot;EUR&quot;; IF([.C217] &lt; [.C21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18]) = 1; 1;)" office:value-type="float" office:value="0" calcext:value-type="float">
            <text:p>0</text:p>
          </table:table-cell>
          <table:table-cell office:value-type="date" office:date-value="2005-08-05" calcext:value-type="date">
            <text:p>5.08.2005</text:p>
          </table:table-cell>
          <table:table-cell office:value-type="float" office:value="4.5812" calcext:value-type="float">
            <text:p>4,5812</text:p>
          </table:table-cell>
          <table:table-cell table:formula="of:=ROUND(IF([.E218]&lt;&gt;[.E217]; IF([.E218] = &quot;EUR&quot;; [.D217]/[.C218]; [.D217]*[.C218]); [.D217]); 2)" office:value-type="currency" office:currency="PLN" office:value="20984.6" calcext:value-type="currency">
            <text:p>20 984,60 zł</text:p>
          </table:table-cell>
          <table:table-cell table:formula="of:=IF([.A218] = 1; IF([.E217] = &quot;EUR&quot;; &quot;PLN&quot;; &quot;EUR&quot;); [.E217])" office:value-type="string" office:string-value="PLN" calcext:value-type="string">
            <text:p>PLN</text:p>
          </table:table-cell>
          <table:table-cell table:formula="of:=ROUND(IF([.G218]&lt;&gt;[.G217]; IF([.G218] = &quot;EUR&quot;; [.F217]/[.C218]; [.F217]*[.C218]); [.F217]); 2)" office:value-type="currency" office:currency="PLN" office:value="21013.05" calcext:value-type="currency">
            <text:p>21 013,05 zł</text:p>
          </table:table-cell>
          <table:table-cell table:formula="of:=IF([.G217]= &quot;EUR&quot;; IF([.C218] &lt; [.C21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19]) = 1; 1;)" office:value-type="float" office:value="0" calcext:value-type="float">
            <text:p>0</text:p>
          </table:table-cell>
          <table:table-cell office:value-type="date" office:date-value="2005-08-06" calcext:value-type="date">
            <text:p>6.08.2005</text:p>
          </table:table-cell>
          <table:table-cell office:value-type="float" office:value="4.6068" calcext:value-type="float">
            <text:p>4,6068</text:p>
          </table:table-cell>
          <table:table-cell table:formula="of:=ROUND(IF([.E219]&lt;&gt;[.E218]; IF([.E219] = &quot;EUR&quot;; [.D218]/[.C219]; [.D218]*[.C219]); [.D218]); 2)" office:value-type="currency" office:currency="PLN" office:value="20984.6" calcext:value-type="currency">
            <text:p>20 984,60 zł</text:p>
          </table:table-cell>
          <table:table-cell table:formula="of:=IF([.A219] = 1; IF([.E218] = &quot;EUR&quot;; &quot;PLN&quot;; &quot;EUR&quot;); [.E218])" office:value-type="string" office:string-value="PLN" calcext:value-type="string">
            <text:p>PLN</text:p>
          </table:table-cell>
          <table:table-cell table:formula="of:=ROUND(IF([.G219]&lt;&gt;[.G218]; IF([.G219] = &quot;EUR&quot;; [.F218]/[.C219]; [.F218]*[.C219]); [.F218]); 2)" office:value-type="currency" office:currency="PLN" office:value="4561.31" calcext:value-type="currency">
            <text:p>4 561,31 zł</text:p>
          </table:table-cell>
          <table:table-cell table:formula="of:=IF([.G218]= &quot;EUR&quot;; IF([.C219] &lt; [.C21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0]) = 1; 1;)" office:value-type="float" office:value="0" calcext:value-type="float">
            <text:p>0</text:p>
          </table:table-cell>
          <table:table-cell office:value-type="date" office:date-value="2005-08-07" calcext:value-type="date">
            <text:p>7.08.2005</text:p>
          </table:table-cell>
          <table:table-cell office:value-type="float" office:value="4.5835" calcext:value-type="float">
            <text:p>4,5835</text:p>
          </table:table-cell>
          <table:table-cell table:formula="of:=ROUND(IF([.E220]&lt;&gt;[.E219]; IF([.E220] = &quot;EUR&quot;; [.D219]/[.C220]; [.D219]*[.C220]); [.D219]); 2)" office:value-type="currency" office:currency="PLN" office:value="20984.6" calcext:value-type="currency">
            <text:p>20 984,60 zł</text:p>
          </table:table-cell>
          <table:table-cell table:formula="of:=IF([.A220] = 1; IF([.E219] = &quot;EUR&quot;; &quot;PLN&quot;; &quot;EUR&quot;); [.E219])" office:value-type="string" office:string-value="PLN" calcext:value-type="string">
            <text:p>PLN</text:p>
          </table:table-cell>
          <table:table-cell table:formula="of:=ROUND(IF([.G220]&lt;&gt;[.G219]; IF([.G220] = &quot;EUR&quot;; [.F219]/[.C220]; [.F219]*[.C220]); [.F219]); 2)" office:value-type="currency" office:currency="PLN" office:value="20906.76" calcext:value-type="currency">
            <text:p>20 906,76 zł</text:p>
          </table:table-cell>
          <table:table-cell table:formula="of:=IF([.G219]= &quot;EUR&quot;; IF([.C220] &lt; [.C21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21]) = 1; 1;)" office:value-type="float" office:value="0" calcext:value-type="float">
            <text:p>0</text:p>
          </table:table-cell>
          <table:table-cell office:value-type="date" office:date-value="2005-08-08" calcext:value-type="date">
            <text:p>8.08.2005</text:p>
          </table:table-cell>
          <table:table-cell office:value-type="float" office:value="4.5873" calcext:value-type="float">
            <text:p>4,5873</text:p>
          </table:table-cell>
          <table:table-cell table:formula="of:=ROUND(IF([.E221]&lt;&gt;[.E220]; IF([.E221] = &quot;EUR&quot;; [.D220]/[.C221]; [.D220]*[.C221]); [.D220]); 2)" office:value-type="currency" office:currency="PLN" office:value="20984.6" calcext:value-type="currency">
            <text:p>20 984,60 zł</text:p>
          </table:table-cell>
          <table:table-cell table:formula="of:=IF([.A221] = 1; IF([.E220] = &quot;EUR&quot;; &quot;PLN&quot;; &quot;EUR&quot;); [.E220])" office:value-type="string" office:string-value="PLN" calcext:value-type="string">
            <text:p>PLN</text:p>
          </table:table-cell>
          <table:table-cell table:formula="of:=ROUND(IF([.G221]&lt;&gt;[.G220]; IF([.G221] = &quot;EUR&quot;; [.F220]/[.C221]; [.F220]*[.C221]); [.F220]); 2)" office:value-type="currency" office:currency="PLN" office:value="4557.53" calcext:value-type="currency">
            <text:p>4 557,53 zł</text:p>
          </table:table-cell>
          <table:table-cell table:formula="of:=IF([.G220]= &quot;EUR&quot;; IF([.C221] &lt; [.C22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2]) = 1; 1;)" office:value-type="float" office:value="0" calcext:value-type="float">
            <text:p>0</text:p>
          </table:table-cell>
          <table:table-cell office:value-type="date" office:date-value="2005-08-09" calcext:value-type="date">
            <text:p>9.08.2005</text:p>
          </table:table-cell>
          <table:table-cell office:value-type="float" office:value="4.5892" calcext:value-type="float">
            <text:p>4,5892</text:p>
          </table:table-cell>
          <table:table-cell table:formula="of:=ROUND(IF([.E222]&lt;&gt;[.E221]; IF([.E222] = &quot;EUR&quot;; [.D221]/[.C222]; [.D221]*[.C222]); [.D221]); 2)" office:value-type="currency" office:currency="PLN" office:value="20984.6" calcext:value-type="currency">
            <text:p>20 984,60 zł</text:p>
          </table:table-cell>
          <table:table-cell table:formula="of:=IF([.A222] = 1; IF([.E221] = &quot;EUR&quot;; &quot;PLN&quot;; &quot;EUR&quot;); [.E221])" office:value-type="string" office:string-value="PLN" calcext:value-type="string">
            <text:p>PLN</text:p>
          </table:table-cell>
          <table:table-cell table:formula="of:=ROUND(IF([.G222]&lt;&gt;[.G221]; IF([.G222] = &quot;EUR&quot;; [.F221]/[.C222]; [.F221]*[.C222]); [.F221]); 2)" office:value-type="currency" office:currency="PLN" office:value="4557.53" calcext:value-type="currency">
            <text:p>4 557,53 zł</text:p>
          </table:table-cell>
          <table:table-cell table:formula="of:=IF([.G221]= &quot;EUR&quot;; IF([.C222] &lt; [.C22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3]) = 1; 1;)" office:value-type="float" office:value="0" calcext:value-type="float">
            <text:p>0</text:p>
          </table:table-cell>
          <table:table-cell office:value-type="date" office:date-value="2005-08-10" calcext:value-type="date">
            <text:p>10.08.2005</text:p>
          </table:table-cell>
          <table:table-cell office:value-type="float" office:value="4.5832" calcext:value-type="float">
            <text:p>4,5832</text:p>
          </table:table-cell>
          <table:table-cell table:formula="of:=ROUND(IF([.E223]&lt;&gt;[.E222]; IF([.E223] = &quot;EUR&quot;; [.D222]/[.C223]; [.D222]*[.C223]); [.D222]); 2)" office:value-type="currency" office:currency="PLN" office:value="20984.6" calcext:value-type="currency">
            <text:p>20 984,60 zł</text:p>
          </table:table-cell>
          <table:table-cell table:formula="of:=IF([.A223] = 1; IF([.E222] = &quot;EUR&quot;; &quot;PLN&quot;; &quot;EUR&quot;); [.E222])" office:value-type="string" office:string-value="PLN" calcext:value-type="string">
            <text:p>PLN</text:p>
          </table:table-cell>
          <table:table-cell table:formula="of:=ROUND(IF([.G223]&lt;&gt;[.G222]; IF([.G223] = &quot;EUR&quot;; [.F222]/[.C223]; [.F222]*[.C223]); [.F222]); 2)" office:value-type="currency" office:currency="PLN" office:value="20888.07" calcext:value-type="currency">
            <text:p>20 888,07 zł</text:p>
          </table:table-cell>
          <table:table-cell table:formula="of:=IF([.G222]= &quot;EUR&quot;; IF([.C223] &lt; [.C22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24]) = 1; 1;)" office:value-type="float" office:value="0" calcext:value-type="float">
            <text:p>0</text:p>
          </table:table-cell>
          <table:table-cell office:value-type="date" office:date-value="2005-08-11" calcext:value-type="date">
            <text:p>11.08.2005</text:p>
          </table:table-cell>
          <table:table-cell office:value-type="float" office:value="4.5726" calcext:value-type="float">
            <text:p>4,5726</text:p>
          </table:table-cell>
          <table:table-cell table:formula="of:=ROUND(IF([.E224]&lt;&gt;[.E223]; IF([.E224] = &quot;EUR&quot;; [.D223]/[.C224]; [.D223]*[.C224]); [.D223]); 2)" office:value-type="currency" office:currency="PLN" office:value="20984.6" calcext:value-type="currency">
            <text:p>20 984,60 zł</text:p>
          </table:table-cell>
          <table:table-cell table:formula="of:=IF([.A224] = 1; IF([.E223] = &quot;EUR&quot;; &quot;PLN&quot;; &quot;EUR&quot;); [.E223])" office:value-type="string" office:string-value="PLN" calcext:value-type="string">
            <text:p>PLN</text:p>
          </table:table-cell>
          <table:table-cell table:formula="of:=ROUND(IF([.G224]&lt;&gt;[.G223]; IF([.G224] = &quot;EUR&quot;; [.F223]/[.C224]; [.F223]*[.C224]); [.F223]); 2)" office:value-type="currency" office:currency="PLN" office:value="4568.09" calcext:value-type="currency">
            <text:p>4 568,09 zł</text:p>
          </table:table-cell>
          <table:table-cell table:formula="of:=IF([.G223]= &quot;EUR&quot;; IF([.C224] &lt; [.C22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5]) = 1; 1;)" office:value-type="float" office:value="0" calcext:value-type="float">
            <text:p>0</text:p>
          </table:table-cell>
          <table:table-cell office:value-type="date" office:date-value="2005-08-12" calcext:value-type="date">
            <text:p>12.08.2005</text:p>
          </table:table-cell>
          <table:table-cell office:value-type="float" office:value="4.5748" calcext:value-type="float">
            <text:p>4,5748</text:p>
          </table:table-cell>
          <table:table-cell table:formula="of:=ROUND(IF([.E225]&lt;&gt;[.E224]; IF([.E225] = &quot;EUR&quot;; [.D224]/[.C225]; [.D224]*[.C225]); [.D224]); 2)" office:value-type="currency" office:currency="PLN" office:value="20984.6" calcext:value-type="currency">
            <text:p>20 984,60 zł</text:p>
          </table:table-cell>
          <table:table-cell table:formula="of:=IF([.A225] = 1; IF([.E224] = &quot;EUR&quot;; &quot;PLN&quot;; &quot;EUR&quot;); [.E224])" office:value-type="string" office:string-value="PLN" calcext:value-type="string">
            <text:p>PLN</text:p>
          </table:table-cell>
          <table:table-cell table:formula="of:=ROUND(IF([.G225]&lt;&gt;[.G224]; IF([.G225] = &quot;EUR&quot;; [.F224]/[.C225]; [.F224]*[.C225]); [.F224]); 2)" office:value-type="currency" office:currency="PLN" office:value="4568.09" calcext:value-type="currency">
            <text:p>4 568,09 zł</text:p>
          </table:table-cell>
          <table:table-cell table:formula="of:=IF([.G224]= &quot;EUR&quot;; IF([.C225] &lt; [.C22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6]) = 1; 1;)" office:value-type="float" office:value="0" calcext:value-type="float">
            <text:p>0</text:p>
          </table:table-cell>
          <table:table-cell office:value-type="date" office:date-value="2005-08-13" calcext:value-type="date">
            <text:p>13.08.2005</text:p>
          </table:table-cell>
          <table:table-cell office:value-type="float" office:value="4.5869" calcext:value-type="float">
            <text:p>4,5869</text:p>
          </table:table-cell>
          <table:table-cell table:formula="of:=ROUND(IF([.E226]&lt;&gt;[.E225]; IF([.E226] = &quot;EUR&quot;; [.D225]/[.C226]; [.D225]*[.C226]); [.D225]); 2)" office:value-type="currency" office:currency="PLN" office:value="20984.6" calcext:value-type="currency">
            <text:p>20 984,60 zł</text:p>
          </table:table-cell>
          <table:table-cell table:formula="of:=IF([.A226] = 1; IF([.E225] = &quot;EUR&quot;; &quot;PLN&quot;; &quot;EUR&quot;); [.E225])" office:value-type="string" office:string-value="PLN" calcext:value-type="string">
            <text:p>PLN</text:p>
          </table:table-cell>
          <table:table-cell table:formula="of:=ROUND(IF([.G226]&lt;&gt;[.G225]; IF([.G226] = &quot;EUR&quot;; [.F225]/[.C226]; [.F225]*[.C226]); [.F225]); 2)" office:value-type="currency" office:currency="PLN" office:value="4568.09" calcext:value-type="currency">
            <text:p>4 568,09 zł</text:p>
          </table:table-cell>
          <table:table-cell table:formula="of:=IF([.G225]= &quot;EUR&quot;; IF([.C226] &lt; [.C22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7]) = 1; 1;)" office:value-type="float" office:value="0" calcext:value-type="float">
            <text:p>0</text:p>
          </table:table-cell>
          <table:table-cell office:value-type="date" office:date-value="2005-08-14" calcext:value-type="date">
            <text:p>14.08.2005</text:p>
          </table:table-cell>
          <table:table-cell office:value-type="float" office:value="4.6143" calcext:value-type="float">
            <text:p>4,6143</text:p>
          </table:table-cell>
          <table:table-cell table:formula="of:=ROUND(IF([.E227]&lt;&gt;[.E226]; IF([.E227] = &quot;EUR&quot;; [.D226]/[.C227]; [.D226]*[.C227]); [.D226]); 2)" office:value-type="currency" office:currency="PLN" office:value="20984.6" calcext:value-type="currency">
            <text:p>20 984,60 zł</text:p>
          </table:table-cell>
          <table:table-cell table:formula="of:=IF([.A227] = 1; IF([.E226] = &quot;EUR&quot;; &quot;PLN&quot;; &quot;EUR&quot;); [.E226])" office:value-type="string" office:string-value="PLN" calcext:value-type="string">
            <text:p>PLN</text:p>
          </table:table-cell>
          <table:table-cell table:formula="of:=ROUND(IF([.G227]&lt;&gt;[.G226]; IF([.G227] = &quot;EUR&quot;; [.F226]/[.C227]; [.F226]*[.C227]); [.F226]); 2)" office:value-type="currency" office:currency="PLN" office:value="4568.09" calcext:value-type="currency">
            <text:p>4 568,09 zł</text:p>
          </table:table-cell>
          <table:table-cell table:formula="of:=IF([.G226]= &quot;EUR&quot;; IF([.C227] &lt; [.C22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8]) = 1; 1;)" office:value-type="float" office:value="0" calcext:value-type="float">
            <text:p>0</text:p>
          </table:table-cell>
          <table:table-cell office:value-type="date" office:date-value="2005-08-15" calcext:value-type="date">
            <text:p>15.08.2005</text:p>
          </table:table-cell>
          <table:table-cell office:value-type="float" office:value="4.6223" calcext:value-type="float">
            <text:p>4,6223</text:p>
          </table:table-cell>
          <table:table-cell table:formula="of:=ROUND(IF([.E228]&lt;&gt;[.E227]; IF([.E228] = &quot;EUR&quot;; [.D227]/[.C228]; [.D227]*[.C228]); [.D227]); 2)" office:value-type="currency" office:currency="PLN" office:value="20984.6" calcext:value-type="currency">
            <text:p>20 984,60 zł</text:p>
          </table:table-cell>
          <table:table-cell table:formula="of:=IF([.A228] = 1; IF([.E227] = &quot;EUR&quot;; &quot;PLN&quot;; &quot;EUR&quot;); [.E227])" office:value-type="string" office:string-value="PLN" calcext:value-type="string">
            <text:p>PLN</text:p>
          </table:table-cell>
          <table:table-cell table:formula="of:=ROUND(IF([.G228]&lt;&gt;[.G227]; IF([.G228] = &quot;EUR&quot;; [.F227]/[.C228]; [.F227]*[.C228]); [.F227]); 2)" office:value-type="currency" office:currency="PLN" office:value="4568.09" calcext:value-type="currency">
            <text:p>4 568,09 zł</text:p>
          </table:table-cell>
          <table:table-cell table:formula="of:=IF([.G227]= &quot;EUR&quot;; IF([.C228] &lt; [.C22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29]) = 1; 1;)" office:value-type="float" office:value="0" calcext:value-type="float">
            <text:p>0</text:p>
          </table:table-cell>
          <table:table-cell office:value-type="date" office:date-value="2005-08-16" calcext:value-type="date">
            <text:p>16.08.2005</text:p>
          </table:table-cell>
          <table:table-cell office:value-type="float" office:value="4.6514" calcext:value-type="float">
            <text:p>4,6514</text:p>
          </table:table-cell>
          <table:table-cell table:formula="of:=ROUND(IF([.E229]&lt;&gt;[.E228]; IF([.E229] = &quot;EUR&quot;; [.D228]/[.C229]; [.D228]*[.C229]); [.D228]); 2)" office:value-type="currency" office:currency="PLN" office:value="20984.6" calcext:value-type="currency">
            <text:p>20 984,60 zł</text:p>
          </table:table-cell>
          <table:table-cell table:formula="of:=IF([.A229] = 1; IF([.E228] = &quot;EUR&quot;; &quot;PLN&quot;; &quot;EUR&quot;); [.E228])" office:value-type="string" office:string-value="PLN" calcext:value-type="string">
            <text:p>PLN</text:p>
          </table:table-cell>
          <table:table-cell table:formula="of:=ROUND(IF([.G229]&lt;&gt;[.G228]; IF([.G229] = &quot;EUR&quot;; [.F228]/[.C229]; [.F228]*[.C229]); [.F228]); 2)" office:value-type="currency" office:currency="PLN" office:value="4568.09" calcext:value-type="currency">
            <text:p>4 568,09 zł</text:p>
          </table:table-cell>
          <table:table-cell table:formula="of:=IF([.G228]= &quot;EUR&quot;; IF([.C229] &lt; [.C22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0]) = 1; 1;)" office:value-type="float" office:value="0" calcext:value-type="float">
            <text:p>0</text:p>
          </table:table-cell>
          <table:table-cell office:value-type="date" office:date-value="2005-08-17" calcext:value-type="date">
            <text:p>17.08.2005</text:p>
          </table:table-cell>
          <table:table-cell office:value-type="float" office:value="4.6516" calcext:value-type="float">
            <text:p>4,6516</text:p>
          </table:table-cell>
          <table:table-cell table:formula="of:=ROUND(IF([.E230]&lt;&gt;[.E229]; IF([.E230] = &quot;EUR&quot;; [.D229]/[.C230]; [.D229]*[.C230]); [.D229]); 2)" office:value-type="currency" office:currency="PLN" office:value="20984.6" calcext:value-type="currency">
            <text:p>20 984,60 zł</text:p>
          </table:table-cell>
          <table:table-cell table:formula="of:=IF([.A230] = 1; IF([.E229] = &quot;EUR&quot;; &quot;PLN&quot;; &quot;EUR&quot;); [.E229])" office:value-type="string" office:string-value="PLN" calcext:value-type="string">
            <text:p>PLN</text:p>
          </table:table-cell>
          <table:table-cell table:formula="of:=ROUND(IF([.G230]&lt;&gt;[.G229]; IF([.G230] = &quot;EUR&quot;; [.F229]/[.C230]; [.F229]*[.C230]); [.F229]); 2)" office:value-type="currency" office:currency="PLN" office:value="4568.09" calcext:value-type="currency">
            <text:p>4 568,09 zł</text:p>
          </table:table-cell>
          <table:table-cell table:formula="of:=IF([.G229]= &quot;EUR&quot;; IF([.C230] &lt; [.C22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1]) = 1; 1;)" office:value-type="float" office:value="0" calcext:value-type="float">
            <text:p>0</text:p>
          </table:table-cell>
          <table:table-cell office:value-type="date" office:date-value="2005-08-18" calcext:value-type="date">
            <text:p>18.08.2005</text:p>
          </table:table-cell>
          <table:table-cell office:value-type="float" office:value="4.6468" calcext:value-type="float">
            <text:p>4,6468</text:p>
          </table:table-cell>
          <table:table-cell table:formula="of:=ROUND(IF([.E231]&lt;&gt;[.E230]; IF([.E231] = &quot;EUR&quot;; [.D230]/[.C231]; [.D230]*[.C231]); [.D230]); 2)" office:value-type="currency" office:currency="PLN" office:value="20984.6" calcext:value-type="currency">
            <text:p>20 984,60 zł</text:p>
          </table:table-cell>
          <table:table-cell table:formula="of:=IF([.A231] = 1; IF([.E230] = &quot;EUR&quot;; &quot;PLN&quot;; &quot;EUR&quot;); [.E230])" office:value-type="string" office:string-value="PLN" calcext:value-type="string">
            <text:p>PLN</text:p>
          </table:table-cell>
          <table:table-cell table:formula="of:=ROUND(IF([.G231]&lt;&gt;[.G230]; IF([.G231] = &quot;EUR&quot;; [.F230]/[.C231]; [.F230]*[.C231]); [.F230]); 2)" office:value-type="currency" office:currency="PLN" office:value="21227" calcext:value-type="currency">
            <text:p>21 227,00 zł</text:p>
          </table:table-cell>
          <table:table-cell table:formula="of:=IF([.G230]= &quot;EUR&quot;; IF([.C231] &lt; [.C23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32]) = 1; 1;)" office:value-type="float" office:value="0" calcext:value-type="float">
            <text:p>0</text:p>
          </table:table-cell>
          <table:table-cell office:value-type="date" office:date-value="2005-08-19" calcext:value-type="date">
            <text:p>19.08.2005</text:p>
          </table:table-cell>
          <table:table-cell office:value-type="float" office:value="4.6568" calcext:value-type="float">
            <text:p>4,6568</text:p>
          </table:table-cell>
          <table:table-cell table:formula="of:=ROUND(IF([.E232]&lt;&gt;[.E231]; IF([.E232] = &quot;EUR&quot;; [.D231]/[.C232]; [.D231]*[.C232]); [.D231]); 2)" office:value-type="currency" office:currency="PLN" office:value="20984.6" calcext:value-type="currency">
            <text:p>20 984,60 zł</text:p>
          </table:table-cell>
          <table:table-cell table:formula="of:=IF([.A232] = 1; IF([.E231] = &quot;EUR&quot;; &quot;PLN&quot;; &quot;EUR&quot;); [.E231])" office:value-type="string" office:string-value="PLN" calcext:value-type="string">
            <text:p>PLN</text:p>
          </table:table-cell>
          <table:table-cell table:formula="of:=ROUND(IF([.G232]&lt;&gt;[.G231]; IF([.G232] = &quot;EUR&quot;; [.F231]/[.C232]; [.F231]*[.C232]); [.F231]); 2)" office:value-type="currency" office:currency="PLN" office:value="4558.28" calcext:value-type="currency">
            <text:p>4 558,28 zł</text:p>
          </table:table-cell>
          <table:table-cell table:formula="of:=IF([.G231]= &quot;EUR&quot;; IF([.C232] &lt; [.C23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3]) = 1; 1;)" office:value-type="float" office:value="0" calcext:value-type="float">
            <text:p>0</text:p>
          </table:table-cell>
          <table:table-cell office:value-type="date" office:date-value="2005-08-20" calcext:value-type="date">
            <text:p>20.08.2005</text:p>
          </table:table-cell>
          <table:table-cell office:value-type="float" office:value="4.6662" calcext:value-type="float">
            <text:p>4,6662</text:p>
          </table:table-cell>
          <table:table-cell table:formula="of:=ROUND(IF([.E233]&lt;&gt;[.E232]; IF([.E233] = &quot;EUR&quot;; [.D232]/[.C233]; [.D232]*[.C233]); [.D232]); 2)" office:value-type="currency" office:currency="PLN" office:value="20984.6" calcext:value-type="currency">
            <text:p>20 984,60 zł</text:p>
          </table:table-cell>
          <table:table-cell table:formula="of:=IF([.A233] = 1; IF([.E232] = &quot;EUR&quot;; &quot;PLN&quot;; &quot;EUR&quot;); [.E232])" office:value-type="string" office:string-value="PLN" calcext:value-type="string">
            <text:p>PLN</text:p>
          </table:table-cell>
          <table:table-cell table:formula="of:=ROUND(IF([.G233]&lt;&gt;[.G232]; IF([.G233] = &quot;EUR&quot;; [.F232]/[.C233]; [.F232]*[.C233]); [.F232]); 2)" office:value-type="currency" office:currency="PLN" office:value="4558.28" calcext:value-type="currency">
            <text:p>4 558,28 zł</text:p>
          </table:table-cell>
          <table:table-cell table:formula="of:=IF([.G232]= &quot;EUR&quot;; IF([.C233] &lt; [.C23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4]) = 1; 1;)" office:value-type="float" office:value="0" calcext:value-type="float">
            <text:p>0</text:p>
          </table:table-cell>
          <table:table-cell office:value-type="date" office:date-value="2005-08-21" calcext:value-type="date">
            <text:p>21.08.2005</text:p>
          </table:table-cell>
          <table:table-cell office:value-type="float" office:value="4.7127" calcext:value-type="float">
            <text:p>4,7127</text:p>
          </table:table-cell>
          <table:table-cell table:formula="of:=ROUND(IF([.E234]&lt;&gt;[.E233]; IF([.E234] = &quot;EUR&quot;; [.D233]/[.C234]; [.D233]*[.C234]); [.D233]); 2)" office:value-type="currency" office:currency="PLN" office:value="20984.6" calcext:value-type="currency">
            <text:p>20 984,60 zł</text:p>
          </table:table-cell>
          <table:table-cell table:formula="of:=IF([.A234] = 1; IF([.E233] = &quot;EUR&quot;; &quot;PLN&quot;; &quot;EUR&quot;); [.E233])" office:value-type="string" office:string-value="PLN" calcext:value-type="string">
            <text:p>PLN</text:p>
          </table:table-cell>
          <table:table-cell table:formula="of:=ROUND(IF([.G234]&lt;&gt;[.G233]; IF([.G234] = &quot;EUR&quot;; [.F233]/[.C234]; [.F233]*[.C234]); [.F233]); 2)" office:value-type="currency" office:currency="PLN" office:value="4558.28" calcext:value-type="currency">
            <text:p>4 558,28 zł</text:p>
          </table:table-cell>
          <table:table-cell table:formula="of:=IF([.G233]= &quot;EUR&quot;; IF([.C234] &lt; [.C23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5]) = 1; 1;)" office:value-type="float" office:value="0" calcext:value-type="float">
            <text:p>0</text:p>
          </table:table-cell>
          <table:table-cell office:value-type="date" office:date-value="2005-08-22" calcext:value-type="date">
            <text:p>22.08.2005</text:p>
          </table:table-cell>
          <table:table-cell office:value-type="float" office:value="4.6494" calcext:value-type="float">
            <text:p>4,6494</text:p>
          </table:table-cell>
          <table:table-cell table:formula="of:=ROUND(IF([.E235]&lt;&gt;[.E234]; IF([.E235] = &quot;EUR&quot;; [.D234]/[.C235]; [.D234]*[.C235]); [.D234]); 2)" office:value-type="currency" office:currency="PLN" office:value="20984.6" calcext:value-type="currency">
            <text:p>20 984,60 zł</text:p>
          </table:table-cell>
          <table:table-cell table:formula="of:=IF([.A235] = 1; IF([.E234] = &quot;EUR&quot;; &quot;PLN&quot;; &quot;EUR&quot;); [.E234])" office:value-type="string" office:string-value="PLN" calcext:value-type="string">
            <text:p>PLN</text:p>
          </table:table-cell>
          <table:table-cell table:formula="of:=ROUND(IF([.G235]&lt;&gt;[.G234]; IF([.G235] = &quot;EUR&quot;; [.F234]/[.C235]; [.F234]*[.C235]); [.F234]); 2)" office:value-type="currency" office:currency="PLN" office:value="21193.27" calcext:value-type="currency">
            <text:p>21 193,27 zł</text:p>
          </table:table-cell>
          <table:table-cell table:formula="of:=IF([.G234]= &quot;EUR&quot;; IF([.C235] &lt; [.C23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36]) = 1; 1;)" office:value-type="float" office:value="0" calcext:value-type="float">
            <text:p>0</text:p>
          </table:table-cell>
          <table:table-cell office:value-type="date" office:date-value="2005-08-23" calcext:value-type="date">
            <text:p>23.08.2005</text:p>
          </table:table-cell>
          <table:table-cell office:value-type="float" office:value="4.6692" calcext:value-type="float">
            <text:p>4,6692</text:p>
          </table:table-cell>
          <table:table-cell table:formula="of:=ROUND(IF([.E236]&lt;&gt;[.E235]; IF([.E236] = &quot;EUR&quot;; [.D235]/[.C236]; [.D235]*[.C236]); [.D235]); 2)" office:value-type="currency" office:currency="PLN" office:value="20984.6" calcext:value-type="currency">
            <text:p>20 984,60 zł</text:p>
          </table:table-cell>
          <table:table-cell table:formula="of:=IF([.A236] = 1; IF([.E235] = &quot;EUR&quot;; &quot;PLN&quot;; &quot;EUR&quot;); [.E235])" office:value-type="string" office:string-value="PLN" calcext:value-type="string">
            <text:p>PLN</text:p>
          </table:table-cell>
          <table:table-cell table:formula="of:=ROUND(IF([.G236]&lt;&gt;[.G235]; IF([.G236] = &quot;EUR&quot;; [.F235]/[.C236]; [.F235]*[.C236]); [.F235]); 2)" office:value-type="currency" office:currency="PLN" office:value="4538.95" calcext:value-type="currency">
            <text:p>4 538,95 zł</text:p>
          </table:table-cell>
          <table:table-cell table:formula="of:=IF([.G235]= &quot;EUR&quot;; IF([.C236] &lt; [.C23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7]) = 1; 1;)" office:value-type="float" office:value="0" calcext:value-type="float">
            <text:p>0</text:p>
          </table:table-cell>
          <table:table-cell office:value-type="date" office:date-value="2005-08-24" calcext:value-type="date">
            <text:p>24.08.2005</text:p>
          </table:table-cell>
          <table:table-cell office:value-type="float" office:value="4.6636" calcext:value-type="float">
            <text:p>4,6636</text:p>
          </table:table-cell>
          <table:table-cell table:formula="of:=ROUND(IF([.E237]&lt;&gt;[.E236]; IF([.E237] = &quot;EUR&quot;; [.D236]/[.C237]; [.D236]*[.C237]); [.D236]); 2)" office:value-type="currency" office:currency="PLN" office:value="20984.6" calcext:value-type="currency">
            <text:p>20 984,60 zł</text:p>
          </table:table-cell>
          <table:table-cell table:formula="of:=IF([.A237] = 1; IF([.E236] = &quot;EUR&quot;; &quot;PLN&quot;; &quot;EUR&quot;); [.E236])" office:value-type="string" office:string-value="PLN" calcext:value-type="string">
            <text:p>PLN</text:p>
          </table:table-cell>
          <table:table-cell table:formula="of:=ROUND(IF([.G237]&lt;&gt;[.G236]; IF([.G237] = &quot;EUR&quot;; [.F236]/[.C237]; [.F236]*[.C237]); [.F236]); 2)" office:value-type="currency" office:currency="PLN" office:value="21167.85" calcext:value-type="currency">
            <text:p>21 167,85 zł</text:p>
          </table:table-cell>
          <table:table-cell table:formula="of:=IF([.G236]= &quot;EUR&quot;; IF([.C237] &lt; [.C23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38]) = 1; 1;)" office:value-type="float" office:value="0" calcext:value-type="float">
            <text:p>0</text:p>
          </table:table-cell>
          <table:table-cell office:value-type="date" office:date-value="2005-08-25" calcext:value-type="date">
            <text:p>25.08.2005</text:p>
          </table:table-cell>
          <table:table-cell office:value-type="float" office:value="4.6337" calcext:value-type="float">
            <text:p>4,6337</text:p>
          </table:table-cell>
          <table:table-cell table:formula="of:=ROUND(IF([.E238]&lt;&gt;[.E237]; IF([.E238] = &quot;EUR&quot;; [.D237]/[.C238]; [.D237]*[.C238]); [.D237]); 2)" office:value-type="currency" office:currency="PLN" office:value="20984.6" calcext:value-type="currency">
            <text:p>20 984,60 zł</text:p>
          </table:table-cell>
          <table:table-cell table:formula="of:=IF([.A238] = 1; IF([.E237] = &quot;EUR&quot;; &quot;PLN&quot;; &quot;EUR&quot;); [.E237])" office:value-type="string" office:string-value="PLN" calcext:value-type="string">
            <text:p>PLN</text:p>
          </table:table-cell>
          <table:table-cell table:formula="of:=ROUND(IF([.G238]&lt;&gt;[.G237]; IF([.G238] = &quot;EUR&quot;; [.F237]/[.C238]; [.F237]*[.C238]); [.F237]); 2)" office:value-type="currency" office:currency="PLN" office:value="4568.24" calcext:value-type="currency">
            <text:p>4 568,24 zł</text:p>
          </table:table-cell>
          <table:table-cell table:formula="of:=IF([.G237]= &quot;EUR&quot;; IF([.C238] &lt; [.C23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39]) = 1; 1;)" office:value-type="float" office:value="0" calcext:value-type="float">
            <text:p>0</text:p>
          </table:table-cell>
          <table:table-cell office:value-type="date" office:date-value="2005-08-26" calcext:value-type="date">
            <text:p>26.08.2005</text:p>
          </table:table-cell>
          <table:table-cell office:value-type="float" office:value="4.6318" calcext:value-type="float">
            <text:p>4,6318</text:p>
          </table:table-cell>
          <table:table-cell table:formula="of:=ROUND(IF([.E239]&lt;&gt;[.E238]; IF([.E239] = &quot;EUR&quot;; [.D238]/[.C239]; [.D238]*[.C239]); [.D238]); 2)" office:value-type="currency" office:currency="PLN" office:value="20984.6" calcext:value-type="currency">
            <text:p>20 984,60 zł</text:p>
          </table:table-cell>
          <table:table-cell table:formula="of:=IF([.A239] = 1; IF([.E238] = &quot;EUR&quot;; &quot;PLN&quot;; &quot;EUR&quot;); [.E238])" office:value-type="string" office:string-value="PLN" calcext:value-type="string">
            <text:p>PLN</text:p>
          </table:table-cell>
          <table:table-cell table:formula="of:=ROUND(IF([.G239]&lt;&gt;[.G238]; IF([.G239] = &quot;EUR&quot;; [.F238]/[.C239]; [.F238]*[.C239]); [.F238]); 2)" office:value-type="currency" office:currency="PLN" office:value="21159.17" calcext:value-type="currency">
            <text:p>21 159,17 zł</text:p>
          </table:table-cell>
          <table:table-cell table:formula="of:=IF([.G238]= &quot;EUR&quot;; IF([.C239] &lt; [.C23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40]) = 1; 1;)" office:value-type="float" office:value="0" calcext:value-type="float">
            <text:p>0</text:p>
          </table:table-cell>
          <table:table-cell office:value-type="date" office:date-value="2005-08-27" calcext:value-type="date">
            <text:p>27.08.2005</text:p>
          </table:table-cell>
          <table:table-cell office:value-type="float" office:value="4.6518" calcext:value-type="float">
            <text:p>4,6518</text:p>
          </table:table-cell>
          <table:table-cell table:formula="of:=ROUND(IF([.E240]&lt;&gt;[.E239]; IF([.E240] = &quot;EUR&quot;; [.D239]/[.C240]; [.D239]*[.C240]); [.D239]); 2)" office:value-type="currency" office:currency="PLN" office:value="20984.6" calcext:value-type="currency">
            <text:p>20 984,60 zł</text:p>
          </table:table-cell>
          <table:table-cell table:formula="of:=IF([.A240] = 1; IF([.E239] = &quot;EUR&quot;; &quot;PLN&quot;; &quot;EUR&quot;); [.E239])" office:value-type="string" office:string-value="PLN" calcext:value-type="string">
            <text:p>PLN</text:p>
          </table:table-cell>
          <table:table-cell table:formula="of:=ROUND(IF([.G240]&lt;&gt;[.G239]; IF([.G240] = &quot;EUR&quot;; [.F239]/[.C240]; [.F239]*[.C240]); [.F239]); 2)" office:value-type="currency" office:currency="PLN" office:value="4548.6" calcext:value-type="currency">
            <text:p>4 548,60 zł</text:p>
          </table:table-cell>
          <table:table-cell table:formula="of:=IF([.G239]= &quot;EUR&quot;; IF([.C240] &lt; [.C23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1]) = 1; 1;)" office:value-type="float" office:value="0" calcext:value-type="float">
            <text:p>0</text:p>
          </table:table-cell>
          <table:table-cell office:value-type="date" office:date-value="2005-08-28" calcext:value-type="date">
            <text:p>28.08.2005</text:p>
          </table:table-cell>
          <table:table-cell office:value-type="float" office:value="4.6708" calcext:value-type="float">
            <text:p>4,6708</text:p>
          </table:table-cell>
          <table:table-cell table:formula="of:=ROUND(IF([.E241]&lt;&gt;[.E240]; IF([.E241] = &quot;EUR&quot;; [.D240]/[.C241]; [.D240]*[.C241]); [.D240]); 2)" office:value-type="currency" office:currency="PLN" office:value="20984.6" calcext:value-type="currency">
            <text:p>20 984,60 zł</text:p>
          </table:table-cell>
          <table:table-cell table:formula="of:=IF([.A241] = 1; IF([.E240] = &quot;EUR&quot;; &quot;PLN&quot;; &quot;EUR&quot;); [.E240])" office:value-type="string" office:string-value="PLN" calcext:value-type="string">
            <text:p>PLN</text:p>
          </table:table-cell>
          <table:table-cell table:formula="of:=ROUND(IF([.G241]&lt;&gt;[.G240]; IF([.G241] = &quot;EUR&quot;; [.F240]/[.C241]; [.F240]*[.C241]); [.F240]); 2)" office:value-type="currency" office:currency="PLN" office:value="4548.6" calcext:value-type="currency">
            <text:p>4 548,60 zł</text:p>
          </table:table-cell>
          <table:table-cell table:formula="of:=IF([.G240]= &quot;EUR&quot;; IF([.C241] &lt; [.C24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2]) = 1; 1;)" office:value-type="float" office:value="0" calcext:value-type="float">
            <text:p>0</text:p>
          </table:table-cell>
          <table:table-cell office:value-type="date" office:date-value="2005-08-29" calcext:value-type="date">
            <text:p>29.08.2005</text:p>
          </table:table-cell>
          <table:table-cell office:value-type="float" office:value="4.6529" calcext:value-type="float">
            <text:p>4,6529</text:p>
          </table:table-cell>
          <table:table-cell table:formula="of:=ROUND(IF([.E242]&lt;&gt;[.E241]; IF([.E242] = &quot;EUR&quot;; [.D241]/[.C242]; [.D241]*[.C242]); [.D241]); 2)" office:value-type="currency" office:currency="PLN" office:value="20984.6" calcext:value-type="currency">
            <text:p>20 984,60 zł</text:p>
          </table:table-cell>
          <table:table-cell table:formula="of:=IF([.A242] = 1; IF([.E241] = &quot;EUR&quot;; &quot;PLN&quot;; &quot;EUR&quot;); [.E241])" office:value-type="string" office:string-value="PLN" calcext:value-type="string">
            <text:p>PLN</text:p>
          </table:table-cell>
          <table:table-cell table:formula="of:=ROUND(IF([.G242]&lt;&gt;[.G241]; IF([.G242] = &quot;EUR&quot;; [.F241]/[.C242]; [.F241]*[.C242]); [.F241]); 2)" office:value-type="currency" office:currency="PLN" office:value="21164.18" calcext:value-type="currency">
            <text:p>21 164,18 zł</text:p>
          </table:table-cell>
          <table:table-cell table:formula="of:=IF([.G241]= &quot;EUR&quot;; IF([.C242] &lt; [.C24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43]) = 1; 1;)" office:value-type="float" office:value="0" calcext:value-type="float">
            <text:p>0</text:p>
          </table:table-cell>
          <table:table-cell office:value-type="date" office:date-value="2005-08-30" calcext:value-type="date">
            <text:p>30.08.2005</text:p>
          </table:table-cell>
          <table:table-cell office:value-type="float" office:value="4.6465" calcext:value-type="float">
            <text:p>4,6465</text:p>
          </table:table-cell>
          <table:table-cell table:formula="of:=ROUND(IF([.E243]&lt;&gt;[.E242]; IF([.E243] = &quot;EUR&quot;; [.D242]/[.C243]; [.D242]*[.C243]); [.D242]); 2)" office:value-type="currency" office:currency="PLN" office:value="20984.6" calcext:value-type="currency">
            <text:p>20 984,60 zł</text:p>
          </table:table-cell>
          <table:table-cell table:formula="of:=IF([.A243] = 1; IF([.E242] = &quot;EUR&quot;; &quot;PLN&quot;; &quot;EUR&quot;); [.E242])" office:value-type="string" office:string-value="PLN" calcext:value-type="string">
            <text:p>PLN</text:p>
          </table:table-cell>
          <table:table-cell table:formula="of:=ROUND(IF([.G243]&lt;&gt;[.G242]; IF([.G243] = &quot;EUR&quot;; [.F242]/[.C243]; [.F242]*[.C243]); [.F242]); 2)" office:value-type="currency" office:currency="PLN" office:value="4554.86" calcext:value-type="currency">
            <text:p>4 554,86 zł</text:p>
          </table:table-cell>
          <table:table-cell table:formula="of:=IF([.G242]= &quot;EUR&quot;; IF([.C243] &lt; [.C24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4]) = 1; 1;)" office:value-type="float" office:value="0" calcext:value-type="float">
            <text:p>0</text:p>
          </table:table-cell>
          <table:table-cell office:value-type="date" office:date-value="2005-08-31" calcext:value-type="date">
            <text:p>31.08.2005</text:p>
          </table:table-cell>
          <table:table-cell office:value-type="float" office:value="4.6573" calcext:value-type="float">
            <text:p>4,6573</text:p>
          </table:table-cell>
          <table:table-cell table:formula="of:=ROUND(IF([.E244]&lt;&gt;[.E243]; IF([.E244] = &quot;EUR&quot;; [.D243]/[.C244]; [.D243]*[.C244]); [.D243]); 2)" office:value-type="currency" office:currency="PLN" office:value="20984.6" calcext:value-type="currency">
            <text:p>20 984,60 zł</text:p>
          </table:table-cell>
          <table:table-cell table:formula="of:=IF([.A244] = 1; IF([.E243] = &quot;EUR&quot;; &quot;PLN&quot;; &quot;EUR&quot;); [.E243])" office:value-type="string" office:string-value="PLN" calcext:value-type="string">
            <text:p>PLN</text:p>
          </table:table-cell>
          <table:table-cell table:formula="of:=ROUND(IF([.G244]&lt;&gt;[.G243]; IF([.G244] = &quot;EUR&quot;; [.F243]/[.C244]; [.F243]*[.C244]); [.F243]); 2)" office:value-type="currency" office:currency="PLN" office:value="4554.86" calcext:value-type="currency">
            <text:p>4 554,86 zł</text:p>
          </table:table-cell>
          <table:table-cell table:formula="of:=IF([.G243]= &quot;EUR&quot;; IF([.C244] &lt; [.C24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5]) = 1; 1;)" office:value-type="float" office:value="1" calcext:value-type="float">
            <text:p>1</text:p>
          </table:table-cell>
          <table:table-cell office:value-type="date" office:date-value="2005-09-01" calcext:value-type="date">
            <text:p>1.09.2005</text:p>
          </table:table-cell>
          <table:table-cell office:value-type="float" office:value="4.6565" calcext:value-type="float">
            <text:p>4,6565</text:p>
          </table:table-cell>
          <table:table-cell table:formula="of:=ROUND(IF([.E245]&lt;&gt;[.E244]; IF([.E245] = &quot;EUR&quot;; [.D244]/[.C245]; [.D244]*[.C245]); [.D244]); 2)" office:value-type="currency" office:currency="PLN" office:value="4506.52" calcext:value-type="currency">
            <text:p>4 506,52 zł</text:p>
          </table:table-cell>
          <table:table-cell table:formula="of:=IF([.A245] = 1; IF([.E244] = &quot;EUR&quot;; &quot;PLN&quot;; &quot;EUR&quot;); [.E244])" office:value-type="string" office:string-value="EUR" calcext:value-type="string">
            <text:p>EUR</text:p>
          </table:table-cell>
          <table:table-cell table:formula="of:=ROUND(IF([.G245]&lt;&gt;[.G244]; IF([.G245] = &quot;EUR&quot;; [.F244]/[.C245]; [.F244]*[.C245]); [.F244]); 2)" office:value-type="currency" office:currency="PLN" office:value="21209.71" calcext:value-type="currency">
            <text:p>21 209,71 zł</text:p>
          </table:table-cell>
          <table:table-cell table:formula="of:=IF([.G244]= &quot;EUR&quot;; IF([.C245] &lt; [.C24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46]) = 1; 1;)" office:value-type="float" office:value="0" calcext:value-type="float">
            <text:p>0</text:p>
          </table:table-cell>
          <table:table-cell office:value-type="date" office:date-value="2005-09-02" calcext:value-type="date">
            <text:p>2.09.2005</text:p>
          </table:table-cell>
          <table:table-cell office:value-type="float" office:value="4.6344" calcext:value-type="float">
            <text:p>4,6344</text:p>
          </table:table-cell>
          <table:table-cell table:formula="of:=ROUND(IF([.E246]&lt;&gt;[.E245]; IF([.E246] = &quot;EUR&quot;; [.D245]/[.C246]; [.D245]*[.C246]); [.D245]); 2)" office:value-type="currency" office:currency="PLN" office:value="4506.52" calcext:value-type="currency">
            <text:p>4 506,52 zł</text:p>
          </table:table-cell>
          <table:table-cell table:formula="of:=IF([.A246] = 1; IF([.E245] = &quot;EUR&quot;; &quot;PLN&quot;; &quot;EUR&quot;); [.E245])" office:value-type="string" office:string-value="EUR" calcext:value-type="string">
            <text:p>EUR</text:p>
          </table:table-cell>
          <table:table-cell table:formula="of:=ROUND(IF([.G246]&lt;&gt;[.G245]; IF([.G246] = &quot;EUR&quot;; [.F245]/[.C246]; [.F245]*[.C246]); [.F245]); 2)" office:value-type="currency" office:currency="PLN" office:value="4576.58" calcext:value-type="currency">
            <text:p>4 576,58 zł</text:p>
          </table:table-cell>
          <table:table-cell table:formula="of:=IF([.G245]= &quot;EUR&quot;; IF([.C246] &lt; [.C24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7]) = 1; 1;)" office:value-type="float" office:value="0" calcext:value-type="float">
            <text:p>0</text:p>
          </table:table-cell>
          <table:table-cell office:value-type="date" office:date-value="2005-09-03" calcext:value-type="date">
            <text:p>3.09.2005</text:p>
          </table:table-cell>
          <table:table-cell office:value-type="float" office:value="4.635" calcext:value-type="float">
            <text:p>4,635</text:p>
          </table:table-cell>
          <table:table-cell table:formula="of:=ROUND(IF([.E247]&lt;&gt;[.E246]; IF([.E247] = &quot;EUR&quot;; [.D246]/[.C247]; [.D246]*[.C247]); [.D246]); 2)" office:value-type="currency" office:currency="PLN" office:value="4506.52" calcext:value-type="currency">
            <text:p>4 506,52 zł</text:p>
          </table:table-cell>
          <table:table-cell table:formula="of:=IF([.A247] = 1; IF([.E246] = &quot;EUR&quot;; &quot;PLN&quot;; &quot;EUR&quot;); [.E246])" office:value-type="string" office:string-value="EUR" calcext:value-type="string">
            <text:p>EUR</text:p>
          </table:table-cell>
          <table:table-cell table:formula="of:=ROUND(IF([.G247]&lt;&gt;[.G246]; IF([.G247] = &quot;EUR&quot;; [.F246]/[.C247]; [.F246]*[.C247]); [.F246]); 2)" office:value-type="currency" office:currency="PLN" office:value="4576.58" calcext:value-type="currency">
            <text:p>4 576,58 zł</text:p>
          </table:table-cell>
          <table:table-cell table:formula="of:=IF([.G246]= &quot;EUR&quot;; IF([.C247] &lt; [.C24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8]) = 1; 1;)" office:value-type="float" office:value="0" calcext:value-type="float">
            <text:p>0</text:p>
          </table:table-cell>
          <table:table-cell office:value-type="date" office:date-value="2005-09-04" calcext:value-type="date">
            <text:p>4.09.2005</text:p>
          </table:table-cell>
          <table:table-cell office:value-type="float" office:value="4.6566" calcext:value-type="float">
            <text:p>4,6566</text:p>
          </table:table-cell>
          <table:table-cell table:formula="of:=ROUND(IF([.E248]&lt;&gt;[.E247]; IF([.E248] = &quot;EUR&quot;; [.D247]/[.C248]; [.D247]*[.C248]); [.D247]); 2)" office:value-type="currency" office:currency="PLN" office:value="4506.52" calcext:value-type="currency">
            <text:p>4 506,52 zł</text:p>
          </table:table-cell>
          <table:table-cell table:formula="of:=IF([.A248] = 1; IF([.E247] = &quot;EUR&quot;; &quot;PLN&quot;; &quot;EUR&quot;); [.E247])" office:value-type="string" office:string-value="EUR" calcext:value-type="string">
            <text:p>EUR</text:p>
          </table:table-cell>
          <table:table-cell table:formula="of:=ROUND(IF([.G248]&lt;&gt;[.G247]; IF([.G248] = &quot;EUR&quot;; [.F247]/[.C248]; [.F247]*[.C248]); [.F247]); 2)" office:value-type="currency" office:currency="PLN" office:value="4576.58" calcext:value-type="currency">
            <text:p>4 576,58 zł</text:p>
          </table:table-cell>
          <table:table-cell table:formula="of:=IF([.G247]= &quot;EUR&quot;; IF([.C248] &lt; [.C24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49]) = 1; 1;)" office:value-type="float" office:value="0" calcext:value-type="float">
            <text:p>0</text:p>
          </table:table-cell>
          <table:table-cell office:value-type="date" office:date-value="2005-09-05" calcext:value-type="date">
            <text:p>5.09.2005</text:p>
          </table:table-cell>
          <table:table-cell office:value-type="float" office:value="4.6479" calcext:value-type="float">
            <text:p>4,6479</text:p>
          </table:table-cell>
          <table:table-cell table:formula="of:=ROUND(IF([.E249]&lt;&gt;[.E248]; IF([.E249] = &quot;EUR&quot;; [.D248]/[.C249]; [.D248]*[.C249]); [.D248]); 2)" office:value-type="currency" office:currency="PLN" office:value="4506.52" calcext:value-type="currency">
            <text:p>4 506,52 zł</text:p>
          </table:table-cell>
          <table:table-cell table:formula="of:=IF([.A249] = 1; IF([.E248] = &quot;EUR&quot;; &quot;PLN&quot;; &quot;EUR&quot;); [.E248])" office:value-type="string" office:string-value="EUR" calcext:value-type="string">
            <text:p>EUR</text:p>
          </table:table-cell>
          <table:table-cell table:formula="of:=ROUND(IF([.G249]&lt;&gt;[.G248]; IF([.G249] = &quot;EUR&quot;; [.F248]/[.C249]; [.F248]*[.C249]); [.F248]); 2)" office:value-type="currency" office:currency="PLN" office:value="21271.49" calcext:value-type="currency">
            <text:p>21 271,49 zł</text:p>
          </table:table-cell>
          <table:table-cell table:formula="of:=IF([.G248]= &quot;EUR&quot;; IF([.C249] &lt; [.C24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50]) = 1; 1;)" office:value-type="float" office:value="0" calcext:value-type="float">
            <text:p>0</text:p>
          </table:table-cell>
          <table:table-cell office:value-type="date" office:date-value="2005-09-06" calcext:value-type="date">
            <text:p>6.09.2005</text:p>
          </table:table-cell>
          <table:table-cell office:value-type="float" office:value="4.6477" calcext:value-type="float">
            <text:p>4,6477</text:p>
          </table:table-cell>
          <table:table-cell table:formula="of:=ROUND(IF([.E250]&lt;&gt;[.E249]; IF([.E250] = &quot;EUR&quot;; [.D249]/[.C250]; [.D249]*[.C250]); [.D249]); 2)" office:value-type="currency" office:currency="PLN" office:value="4506.52" calcext:value-type="currency">
            <text:p>4 506,52 zł</text:p>
          </table:table-cell>
          <table:table-cell table:formula="of:=IF([.A250] = 1; IF([.E249] = &quot;EUR&quot;; &quot;PLN&quot;; &quot;EUR&quot;); [.E249])" office:value-type="string" office:string-value="EUR" calcext:value-type="string">
            <text:p>EUR</text:p>
          </table:table-cell>
          <table:table-cell table:formula="of:=ROUND(IF([.G250]&lt;&gt;[.G249]; IF([.G250] = &quot;EUR&quot;; [.F249]/[.C250]; [.F249]*[.C250]); [.F249]); 2)" office:value-type="currency" office:currency="PLN" office:value="4576.78" calcext:value-type="currency">
            <text:p>4 576,78 zł</text:p>
          </table:table-cell>
          <table:table-cell table:formula="of:=IF([.G249]= &quot;EUR&quot;; IF([.C250] &lt; [.C24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1]) = 1; 1;)" office:value-type="float" office:value="0" calcext:value-type="float">
            <text:p>0</text:p>
          </table:table-cell>
          <table:table-cell office:value-type="date" office:date-value="2005-09-07" calcext:value-type="date">
            <text:p>7.09.2005</text:p>
          </table:table-cell>
          <table:table-cell office:value-type="float" office:value="4.6483" calcext:value-type="float">
            <text:p>4,6483</text:p>
          </table:table-cell>
          <table:table-cell table:formula="of:=ROUND(IF([.E251]&lt;&gt;[.E250]; IF([.E251] = &quot;EUR&quot;; [.D250]/[.C251]; [.D250]*[.C251]); [.D250]); 2)" office:value-type="currency" office:currency="PLN" office:value="4506.52" calcext:value-type="currency">
            <text:p>4 506,52 zł</text:p>
          </table:table-cell>
          <table:table-cell table:formula="of:=IF([.A251] = 1; IF([.E250] = &quot;EUR&quot;; &quot;PLN&quot;; &quot;EUR&quot;); [.E250])" office:value-type="string" office:string-value="EUR" calcext:value-type="string">
            <text:p>EUR</text:p>
          </table:table-cell>
          <table:table-cell table:formula="of:=ROUND(IF([.G251]&lt;&gt;[.G250]; IF([.G251] = &quot;EUR&quot;; [.F250]/[.C251]; [.F250]*[.C251]); [.F250]); 2)" office:value-type="currency" office:currency="PLN" office:value="4576.78" calcext:value-type="currency">
            <text:p>4 576,78 zł</text:p>
          </table:table-cell>
          <table:table-cell table:formula="of:=IF([.G250]= &quot;EUR&quot;; IF([.C251] &lt; [.C25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2]) = 1; 1;)" office:value-type="float" office:value="0" calcext:value-type="float">
            <text:p>0</text:p>
          </table:table-cell>
          <table:table-cell office:value-type="date" office:date-value="2005-09-08" calcext:value-type="date">
            <text:p>8.09.2005</text:p>
          </table:table-cell>
          <table:table-cell office:value-type="float" office:value="4.656" calcext:value-type="float">
            <text:p>4,656</text:p>
          </table:table-cell>
          <table:table-cell table:formula="of:=ROUND(IF([.E252]&lt;&gt;[.E251]; IF([.E252] = &quot;EUR&quot;; [.D251]/[.C252]; [.D251]*[.C252]); [.D251]); 2)" office:value-type="currency" office:currency="PLN" office:value="4506.52" calcext:value-type="currency">
            <text:p>4 506,52 zł</text:p>
          </table:table-cell>
          <table:table-cell table:formula="of:=IF([.A252] = 1; IF([.E251] = &quot;EUR&quot;; &quot;PLN&quot;; &quot;EUR&quot;); [.E251])" office:value-type="string" office:string-value="EUR" calcext:value-type="string">
            <text:p>EUR</text:p>
          </table:table-cell>
          <table:table-cell table:formula="of:=ROUND(IF([.G252]&lt;&gt;[.G251]; IF([.G252] = &quot;EUR&quot;; [.F251]/[.C252]; [.F251]*[.C252]); [.F251]); 2)" office:value-type="currency" office:currency="PLN" office:value="4576.78" calcext:value-type="currency">
            <text:p>4 576,78 zł</text:p>
          </table:table-cell>
          <table:table-cell table:formula="of:=IF([.G251]= &quot;EUR&quot;; IF([.C252] &lt; [.C25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3]) = 1; 1;)" office:value-type="float" office:value="0" calcext:value-type="float">
            <text:p>0</text:p>
          </table:table-cell>
          <table:table-cell office:value-type="date" office:date-value="2005-09-09" calcext:value-type="date">
            <text:p>9.09.2005</text:p>
          </table:table-cell>
          <table:table-cell office:value-type="float" office:value="4.6699" calcext:value-type="float">
            <text:p>4,6699</text:p>
          </table:table-cell>
          <table:table-cell table:formula="of:=ROUND(IF([.E253]&lt;&gt;[.E252]; IF([.E253] = &quot;EUR&quot;; [.D252]/[.C253]; [.D252]*[.C253]); [.D252]); 2)" office:value-type="currency" office:currency="PLN" office:value="4506.52" calcext:value-type="currency">
            <text:p>4 506,52 zł</text:p>
          </table:table-cell>
          <table:table-cell table:formula="of:=IF([.A253] = 1; IF([.E252] = &quot;EUR&quot;; &quot;PLN&quot;; &quot;EUR&quot;); [.E252])" office:value-type="string" office:string-value="EUR" calcext:value-type="string">
            <text:p>EUR</text:p>
          </table:table-cell>
          <table:table-cell table:formula="of:=ROUND(IF([.G253]&lt;&gt;[.G252]; IF([.G253] = &quot;EUR&quot;; [.F252]/[.C253]; [.F252]*[.C253]); [.F252]); 2)" office:value-type="currency" office:currency="PLN" office:value="4576.78" calcext:value-type="currency">
            <text:p>4 576,78 zł</text:p>
          </table:table-cell>
          <table:table-cell table:formula="of:=IF([.G252]= &quot;EUR&quot;; IF([.C253] &lt; [.C25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4]) = 1; 1;)" office:value-type="float" office:value="0" calcext:value-type="float">
            <text:p>0</text:p>
          </table:table-cell>
          <table:table-cell office:value-type="date" office:date-value="2005-09-10" calcext:value-type="date">
            <text:p>10.09.2005</text:p>
          </table:table-cell>
          <table:table-cell office:value-type="float" office:value="4.7007" calcext:value-type="float">
            <text:p>4,7007</text:p>
          </table:table-cell>
          <table:table-cell table:formula="of:=ROUND(IF([.E254]&lt;&gt;[.E253]; IF([.E254] = &quot;EUR&quot;; [.D253]/[.C254]; [.D253]*[.C254]); [.D253]); 2)" office:value-type="currency" office:currency="PLN" office:value="4506.52" calcext:value-type="currency">
            <text:p>4 506,52 zł</text:p>
          </table:table-cell>
          <table:table-cell table:formula="of:=IF([.A254] = 1; IF([.E253] = &quot;EUR&quot;; &quot;PLN&quot;; &quot;EUR&quot;); [.E253])" office:value-type="string" office:string-value="EUR" calcext:value-type="string">
            <text:p>EUR</text:p>
          </table:table-cell>
          <table:table-cell table:formula="of:=ROUND(IF([.G254]&lt;&gt;[.G253]; IF([.G254] = &quot;EUR&quot;; [.F253]/[.C254]; [.F253]*[.C254]); [.F253]); 2)" office:value-type="currency" office:currency="PLN" office:value="4576.78" calcext:value-type="currency">
            <text:p>4 576,78 zł</text:p>
          </table:table-cell>
          <table:table-cell table:formula="of:=IF([.G253]= &quot;EUR&quot;; IF([.C254] &lt; [.C25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5]) = 1; 1;)" office:value-type="float" office:value="0" calcext:value-type="float">
            <text:p>0</text:p>
          </table:table-cell>
          <table:table-cell office:value-type="date" office:date-value="2005-09-11" calcext:value-type="date">
            <text:p>11.09.2005</text:p>
          </table:table-cell>
          <table:table-cell office:value-type="float" office:value="4.717" calcext:value-type="float">
            <text:p>4,717</text:p>
          </table:table-cell>
          <table:table-cell table:formula="of:=ROUND(IF([.E255]&lt;&gt;[.E254]; IF([.E255] = &quot;EUR&quot;; [.D254]/[.C255]; [.D254]*[.C255]); [.D254]); 2)" office:value-type="currency" office:currency="PLN" office:value="4506.52" calcext:value-type="currency">
            <text:p>4 506,52 zł</text:p>
          </table:table-cell>
          <table:table-cell table:formula="of:=IF([.A255] = 1; IF([.E254] = &quot;EUR&quot;; &quot;PLN&quot;; &quot;EUR&quot;); [.E254])" office:value-type="string" office:string-value="EUR" calcext:value-type="string">
            <text:p>EUR</text:p>
          </table:table-cell>
          <table:table-cell table:formula="of:=ROUND(IF([.G255]&lt;&gt;[.G254]; IF([.G255] = &quot;EUR&quot;; [.F254]/[.C255]; [.F254]*[.C255]); [.F254]); 2)" office:value-type="currency" office:currency="PLN" office:value="4576.78" calcext:value-type="currency">
            <text:p>4 576,78 zł</text:p>
          </table:table-cell>
          <table:table-cell table:formula="of:=IF([.G254]= &quot;EUR&quot;; IF([.C255] &lt; [.C25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6]) = 1; 1;)" office:value-type="float" office:value="0" calcext:value-type="float">
            <text:p>0</text:p>
          </table:table-cell>
          <table:table-cell office:value-type="date" office:date-value="2005-09-12" calcext:value-type="date">
            <text:p>12.09.2005</text:p>
          </table:table-cell>
          <table:table-cell office:value-type="float" office:value="4.717" calcext:value-type="float">
            <text:p>4,717</text:p>
          </table:table-cell>
          <table:table-cell table:formula="of:=ROUND(IF([.E256]&lt;&gt;[.E255]; IF([.E256] = &quot;EUR&quot;; [.D255]/[.C256]; [.D255]*[.C256]); [.D255]); 2)" office:value-type="currency" office:currency="PLN" office:value="4506.52" calcext:value-type="currency">
            <text:p>4 506,52 zł</text:p>
          </table:table-cell>
          <table:table-cell table:formula="of:=IF([.A256] = 1; IF([.E255] = &quot;EUR&quot;; &quot;PLN&quot;; &quot;EUR&quot;); [.E255])" office:value-type="string" office:string-value="EUR" calcext:value-type="string">
            <text:p>EUR</text:p>
          </table:table-cell>
          <table:table-cell table:formula="of:=ROUND(IF([.G256]&lt;&gt;[.G255]; IF([.G256] = &quot;EUR&quot;; [.F255]/[.C256]; [.F255]*[.C256]); [.F255]); 2)" office:value-type="currency" office:currency="PLN" office:value="4576.78" calcext:value-type="currency">
            <text:p>4 576,78 zł</text:p>
          </table:table-cell>
          <table:table-cell table:formula="of:=IF([.G255]= &quot;EUR&quot;; IF([.C256] &lt; [.C25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7]) = 1; 1;)" office:value-type="float" office:value="0" calcext:value-type="float">
            <text:p>0</text:p>
          </table:table-cell>
          <table:table-cell office:value-type="date" office:date-value="2005-09-13" calcext:value-type="date">
            <text:p>13.09.2005</text:p>
          </table:table-cell>
          <table:table-cell office:value-type="float" office:value="4.7089" calcext:value-type="float">
            <text:p>4,7089</text:p>
          </table:table-cell>
          <table:table-cell table:formula="of:=ROUND(IF([.E257]&lt;&gt;[.E256]; IF([.E257] = &quot;EUR&quot;; [.D256]/[.C257]; [.D256]*[.C257]); [.D256]); 2)" office:value-type="currency" office:currency="PLN" office:value="4506.52" calcext:value-type="currency">
            <text:p>4 506,52 zł</text:p>
          </table:table-cell>
          <table:table-cell table:formula="of:=IF([.A257] = 1; IF([.E256] = &quot;EUR&quot;; &quot;PLN&quot;; &quot;EUR&quot;); [.E256])" office:value-type="string" office:string-value="EUR" calcext:value-type="string">
            <text:p>EUR</text:p>
          </table:table-cell>
          <table:table-cell table:formula="of:=ROUND(IF([.G257]&lt;&gt;[.G256]; IF([.G257] = &quot;EUR&quot;; [.F256]/[.C257]; [.F256]*[.C257]); [.F256]); 2)" office:value-type="currency" office:currency="PLN" office:value="21551.6" calcext:value-type="currency">
            <text:p>21 551,60 zł</text:p>
          </table:table-cell>
          <table:table-cell table:formula="of:=IF([.G256]= &quot;EUR&quot;; IF([.C257] &lt; [.C25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58]) = 1; 1;)" office:value-type="float" office:value="0" calcext:value-type="float">
            <text:p>0</text:p>
          </table:table-cell>
          <table:table-cell office:value-type="date" office:date-value="2005-09-14" calcext:value-type="date">
            <text:p>14.09.2005</text:p>
          </table:table-cell>
          <table:table-cell office:value-type="float" office:value="4.6904" calcext:value-type="float">
            <text:p>4,6904</text:p>
          </table:table-cell>
          <table:table-cell table:formula="of:=ROUND(IF([.E258]&lt;&gt;[.E257]; IF([.E258] = &quot;EUR&quot;; [.D257]/[.C258]; [.D257]*[.C258]); [.D257]); 2)" office:value-type="currency" office:currency="PLN" office:value="4506.52" calcext:value-type="currency">
            <text:p>4 506,52 zł</text:p>
          </table:table-cell>
          <table:table-cell table:formula="of:=IF([.A258] = 1; IF([.E257] = &quot;EUR&quot;; &quot;PLN&quot;; &quot;EUR&quot;); [.E257])" office:value-type="string" office:string-value="EUR" calcext:value-type="string">
            <text:p>EUR</text:p>
          </table:table-cell>
          <table:table-cell table:formula="of:=ROUND(IF([.G258]&lt;&gt;[.G257]; IF([.G258] = &quot;EUR&quot;; [.F257]/[.C258]; [.F257]*[.C258]); [.F257]); 2)" office:value-type="currency" office:currency="PLN" office:value="4594.83" calcext:value-type="currency">
            <text:p>4 594,83 zł</text:p>
          </table:table-cell>
          <table:table-cell table:formula="of:=IF([.G257]= &quot;EUR&quot;; IF([.C258] &lt; [.C25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59]) = 1; 1;)" office:value-type="float" office:value="0" calcext:value-type="float">
            <text:p>0</text:p>
          </table:table-cell>
          <table:table-cell office:value-type="date" office:date-value="2005-09-15" calcext:value-type="date">
            <text:p>15.09.2005</text:p>
          </table:table-cell>
          <table:table-cell office:value-type="float" office:value="4.6704" calcext:value-type="float">
            <text:p>4,6704</text:p>
          </table:table-cell>
          <table:table-cell table:formula="of:=ROUND(IF([.E259]&lt;&gt;[.E258]; IF([.E259] = &quot;EUR&quot;; [.D258]/[.C259]; [.D258]*[.C259]); [.D258]); 2)" office:value-type="currency" office:currency="PLN" office:value="4506.52" calcext:value-type="currency">
            <text:p>4 506,52 zł</text:p>
          </table:table-cell>
          <table:table-cell table:formula="of:=IF([.A259] = 1; IF([.E258] = &quot;EUR&quot;; &quot;PLN&quot;; &quot;EUR&quot;); [.E258])" office:value-type="string" office:string-value="EUR" calcext:value-type="string">
            <text:p>EUR</text:p>
          </table:table-cell>
          <table:table-cell table:formula="of:=ROUND(IF([.G259]&lt;&gt;[.G258]; IF([.G259] = &quot;EUR&quot;; [.F258]/[.C259]; [.F258]*[.C259]); [.F258]); 2)" office:value-type="currency" office:currency="PLN" office:value="21459.69" calcext:value-type="currency">
            <text:p>21 459,69 zł</text:p>
          </table:table-cell>
          <table:table-cell table:formula="of:=IF([.G258]= &quot;EUR&quot;; IF([.C259] &lt; [.C25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60]) = 1; 1;)" office:value-type="float" office:value="0" calcext:value-type="float">
            <text:p>0</text:p>
          </table:table-cell>
          <table:table-cell office:value-type="date" office:date-value="2005-09-16" calcext:value-type="date">
            <text:p>16.09.2005</text:p>
          </table:table-cell>
          <table:table-cell office:value-type="float" office:value="4.6808" calcext:value-type="float">
            <text:p>4,6808</text:p>
          </table:table-cell>
          <table:table-cell table:formula="of:=ROUND(IF([.E260]&lt;&gt;[.E259]; IF([.E260] = &quot;EUR&quot;; [.D259]/[.C260]; [.D259]*[.C260]); [.D259]); 2)" office:value-type="currency" office:currency="PLN" office:value="4506.52" calcext:value-type="currency">
            <text:p>4 506,52 zł</text:p>
          </table:table-cell>
          <table:table-cell table:formula="of:=IF([.A260] = 1; IF([.E259] = &quot;EUR&quot;; &quot;PLN&quot;; &quot;EUR&quot;); [.E259])" office:value-type="string" office:string-value="EUR" calcext:value-type="string">
            <text:p>EUR</text:p>
          </table:table-cell>
          <table:table-cell table:formula="of:=ROUND(IF([.G260]&lt;&gt;[.G259]; IF([.G260] = &quot;EUR&quot;; [.F259]/[.C260]; [.F259]*[.C260]); [.F259]); 2)" office:value-type="currency" office:currency="PLN" office:value="4584.62" calcext:value-type="currency">
            <text:p>4 584,62 zł</text:p>
          </table:table-cell>
          <table:table-cell table:formula="of:=IF([.G259]= &quot;EUR&quot;; IF([.C260] &lt; [.C25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1]) = 1; 1;)" office:value-type="float" office:value="0" calcext:value-type="float">
            <text:p>0</text:p>
          </table:table-cell>
          <table:table-cell office:value-type="date" office:date-value="2005-09-17" calcext:value-type="date">
            <text:p>17.09.2005</text:p>
          </table:table-cell>
          <table:table-cell office:value-type="float" office:value="4.6634" calcext:value-type="float">
            <text:p>4,6634</text:p>
          </table:table-cell>
          <table:table-cell table:formula="of:=ROUND(IF([.E261]&lt;&gt;[.E260]; IF([.E261] = &quot;EUR&quot;; [.D260]/[.C261]; [.D260]*[.C261]); [.D260]); 2)" office:value-type="currency" office:currency="PLN" office:value="4506.52" calcext:value-type="currency">
            <text:p>4 506,52 zł</text:p>
          </table:table-cell>
          <table:table-cell table:formula="of:=IF([.A261] = 1; IF([.E260] = &quot;EUR&quot;; &quot;PLN&quot;; &quot;EUR&quot;); [.E260])" office:value-type="string" office:string-value="EUR" calcext:value-type="string">
            <text:p>EUR</text:p>
          </table:table-cell>
          <table:table-cell table:formula="of:=ROUND(IF([.G261]&lt;&gt;[.G260]; IF([.G261] = &quot;EUR&quot;; [.F260]/[.C261]; [.F260]*[.C261]); [.F260]); 2)" office:value-type="currency" office:currency="PLN" office:value="21379.92" calcext:value-type="currency">
            <text:p>21 379,92 zł</text:p>
          </table:table-cell>
          <table:table-cell table:formula="of:=IF([.G260]= &quot;EUR&quot;; IF([.C261] &lt; [.C26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62]) = 1; 1;)" office:value-type="float" office:value="0" calcext:value-type="float">
            <text:p>0</text:p>
          </table:table-cell>
          <table:table-cell office:value-type="date" office:date-value="2005-09-18" calcext:value-type="date">
            <text:p>18.09.2005</text:p>
          </table:table-cell>
          <table:table-cell office:value-type="float" office:value="4.6913" calcext:value-type="float">
            <text:p>4,6913</text:p>
          </table:table-cell>
          <table:table-cell table:formula="of:=ROUND(IF([.E262]&lt;&gt;[.E261]; IF([.E262] = &quot;EUR&quot;; [.D261]/[.C262]; [.D261]*[.C262]); [.D261]); 2)" office:value-type="currency" office:currency="PLN" office:value="4506.52" calcext:value-type="currency">
            <text:p>4 506,52 zł</text:p>
          </table:table-cell>
          <table:table-cell table:formula="of:=IF([.A262] = 1; IF([.E261] = &quot;EUR&quot;; &quot;PLN&quot;; &quot;EUR&quot;); [.E261])" office:value-type="string" office:string-value="EUR" calcext:value-type="string">
            <text:p>EUR</text:p>
          </table:table-cell>
          <table:table-cell table:formula="of:=ROUND(IF([.G262]&lt;&gt;[.G261]; IF([.G262] = &quot;EUR&quot;; [.F261]/[.C262]; [.F261]*[.C262]); [.F261]); 2)" office:value-type="currency" office:currency="PLN" office:value="4557.36" calcext:value-type="currency">
            <text:p>4 557,36 zł</text:p>
          </table:table-cell>
          <table:table-cell table:formula="of:=IF([.G261]= &quot;EUR&quot;; IF([.C262] &lt; [.C26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3]) = 1; 1;)" office:value-type="float" office:value="0" calcext:value-type="float">
            <text:p>0</text:p>
          </table:table-cell>
          <table:table-cell office:value-type="date" office:date-value="2005-09-19" calcext:value-type="date">
            <text:p>19.09.2005</text:p>
          </table:table-cell>
          <table:table-cell office:value-type="float" office:value="4.6977" calcext:value-type="float">
            <text:p>4,6977</text:p>
          </table:table-cell>
          <table:table-cell table:formula="of:=ROUND(IF([.E263]&lt;&gt;[.E262]; IF([.E263] = &quot;EUR&quot;; [.D262]/[.C263]; [.D262]*[.C263]); [.D262]); 2)" office:value-type="currency" office:currency="PLN" office:value="4506.52" calcext:value-type="currency">
            <text:p>4 506,52 zł</text:p>
          </table:table-cell>
          <table:table-cell table:formula="of:=IF([.A263] = 1; IF([.E262] = &quot;EUR&quot;; &quot;PLN&quot;; &quot;EUR&quot;); [.E262])" office:value-type="string" office:string-value="EUR" calcext:value-type="string">
            <text:p>EUR</text:p>
          </table:table-cell>
          <table:table-cell table:formula="of:=ROUND(IF([.G263]&lt;&gt;[.G262]; IF([.G263] = &quot;EUR&quot;; [.F262]/[.C263]; [.F262]*[.C263]); [.F262]); 2)" office:value-type="currency" office:currency="PLN" office:value="4557.36" calcext:value-type="currency">
            <text:p>4 557,36 zł</text:p>
          </table:table-cell>
          <table:table-cell table:formula="of:=IF([.G262]= &quot;EUR&quot;; IF([.C263] &lt; [.C26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4]) = 1; 1;)" office:value-type="float" office:value="0" calcext:value-type="float">
            <text:p>0</text:p>
          </table:table-cell>
          <table:table-cell office:value-type="date" office:date-value="2005-09-20" calcext:value-type="date">
            <text:p>20.09.2005</text:p>
          </table:table-cell>
          <table:table-cell office:value-type="float" office:value="4.7053" calcext:value-type="float">
            <text:p>4,7053</text:p>
          </table:table-cell>
          <table:table-cell table:formula="of:=ROUND(IF([.E264]&lt;&gt;[.E263]; IF([.E264] = &quot;EUR&quot;; [.D263]/[.C264]; [.D263]*[.C264]); [.D263]); 2)" office:value-type="currency" office:currency="PLN" office:value="4506.52" calcext:value-type="currency">
            <text:p>4 506,52 zł</text:p>
          </table:table-cell>
          <table:table-cell table:formula="of:=IF([.A264] = 1; IF([.E263] = &quot;EUR&quot;; &quot;PLN&quot;; &quot;EUR&quot;); [.E263])" office:value-type="string" office:string-value="EUR" calcext:value-type="string">
            <text:p>EUR</text:p>
          </table:table-cell>
          <table:table-cell table:formula="of:=ROUND(IF([.G264]&lt;&gt;[.G263]; IF([.G264] = &quot;EUR&quot;; [.F263]/[.C264]; [.F263]*[.C264]); [.F263]); 2)" office:value-type="currency" office:currency="PLN" office:value="4557.36" calcext:value-type="currency">
            <text:p>4 557,36 zł</text:p>
          </table:table-cell>
          <table:table-cell table:formula="of:=IF([.G263]= &quot;EUR&quot;; IF([.C264] &lt; [.C26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5]) = 1; 1;)" office:value-type="float" office:value="0" calcext:value-type="float">
            <text:p>0</text:p>
          </table:table-cell>
          <table:table-cell office:value-type="date" office:date-value="2005-09-21" calcext:value-type="date">
            <text:p>21.09.2005</text:p>
          </table:table-cell>
          <table:table-cell office:value-type="float" office:value="4.7335" calcext:value-type="float">
            <text:p>4,7335</text:p>
          </table:table-cell>
          <table:table-cell table:formula="of:=ROUND(IF([.E265]&lt;&gt;[.E264]; IF([.E265] = &quot;EUR&quot;; [.D264]/[.C265]; [.D264]*[.C265]); [.D264]); 2)" office:value-type="currency" office:currency="PLN" office:value="4506.52" calcext:value-type="currency">
            <text:p>4 506,52 zł</text:p>
          </table:table-cell>
          <table:table-cell table:formula="of:=IF([.A265] = 1; IF([.E264] = &quot;EUR&quot;; &quot;PLN&quot;; &quot;EUR&quot;); [.E264])" office:value-type="string" office:string-value="EUR" calcext:value-type="string">
            <text:p>EUR</text:p>
          </table:table-cell>
          <table:table-cell table:formula="of:=ROUND(IF([.G265]&lt;&gt;[.G264]; IF([.G265] = &quot;EUR&quot;; [.F264]/[.C265]; [.F264]*[.C265]); [.F264]); 2)" office:value-type="currency" office:currency="PLN" office:value="4557.36" calcext:value-type="currency">
            <text:p>4 557,36 zł</text:p>
          </table:table-cell>
          <table:table-cell table:formula="of:=IF([.G264]= &quot;EUR&quot;; IF([.C265] &lt; [.C26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6]) = 1; 1;)" office:value-type="float" office:value="0" calcext:value-type="float">
            <text:p>0</text:p>
          </table:table-cell>
          <table:table-cell office:value-type="date" office:date-value="2005-09-22" calcext:value-type="date">
            <text:p>22.09.2005</text:p>
          </table:table-cell>
          <table:table-cell office:value-type="float" office:value="4.7339" calcext:value-type="float">
            <text:p>4,7339</text:p>
          </table:table-cell>
          <table:table-cell table:formula="of:=ROUND(IF([.E266]&lt;&gt;[.E265]; IF([.E266] = &quot;EUR&quot;; [.D265]/[.C266]; [.D265]*[.C266]); [.D265]); 2)" office:value-type="currency" office:currency="PLN" office:value="4506.52" calcext:value-type="currency">
            <text:p>4 506,52 zł</text:p>
          </table:table-cell>
          <table:table-cell table:formula="of:=IF([.A266] = 1; IF([.E265] = &quot;EUR&quot;; &quot;PLN&quot;; &quot;EUR&quot;); [.E265])" office:value-type="string" office:string-value="EUR" calcext:value-type="string">
            <text:p>EUR</text:p>
          </table:table-cell>
          <table:table-cell table:formula="of:=ROUND(IF([.G266]&lt;&gt;[.G265]; IF([.G266] = &quot;EUR&quot;; [.F265]/[.C266]; [.F265]*[.C266]); [.F265]); 2)" office:value-type="currency" office:currency="PLN" office:value="4557.36" calcext:value-type="currency">
            <text:p>4 557,36 zł</text:p>
          </table:table-cell>
          <table:table-cell table:formula="of:=IF([.G265]= &quot;EUR&quot;; IF([.C266] &lt; [.C26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7]) = 1; 1;)" office:value-type="float" office:value="0" calcext:value-type="float">
            <text:p>0</text:p>
          </table:table-cell>
          <table:table-cell office:value-type="date" office:date-value="2005-09-23" calcext:value-type="date">
            <text:p>23.09.2005</text:p>
          </table:table-cell>
          <table:table-cell office:value-type="float" office:value="4.7247" calcext:value-type="float">
            <text:p>4,7247</text:p>
          </table:table-cell>
          <table:table-cell table:formula="of:=ROUND(IF([.E267]&lt;&gt;[.E266]; IF([.E267] = &quot;EUR&quot;; [.D266]/[.C267]; [.D266]*[.C267]); [.D266]); 2)" office:value-type="currency" office:currency="PLN" office:value="4506.52" calcext:value-type="currency">
            <text:p>4 506,52 zł</text:p>
          </table:table-cell>
          <table:table-cell table:formula="of:=IF([.A267] = 1; IF([.E266] = &quot;EUR&quot;; &quot;PLN&quot;; &quot;EUR&quot;); [.E266])" office:value-type="string" office:string-value="EUR" calcext:value-type="string">
            <text:p>EUR</text:p>
          </table:table-cell>
          <table:table-cell table:formula="of:=ROUND(IF([.G267]&lt;&gt;[.G266]; IF([.G267] = &quot;EUR&quot;; [.F266]/[.C267]; [.F266]*[.C267]); [.F266]); 2)" office:value-type="currency" office:currency="PLN" office:value="21532.16" calcext:value-type="currency">
            <text:p>21 532,16 zł</text:p>
          </table:table-cell>
          <table:table-cell table:formula="of:=IF([.G266]= &quot;EUR&quot;; IF([.C267] &lt; [.C26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68]) = 1; 1;)" office:value-type="float" office:value="0" calcext:value-type="float">
            <text:p>0</text:p>
          </table:table-cell>
          <table:table-cell office:value-type="date" office:date-value="2005-09-24" calcext:value-type="date">
            <text:p>24.09.2005</text:p>
          </table:table-cell>
          <table:table-cell office:value-type="float" office:value="4.7157" calcext:value-type="float">
            <text:p>4,7157</text:p>
          </table:table-cell>
          <table:table-cell table:formula="of:=ROUND(IF([.E268]&lt;&gt;[.E267]; IF([.E268] = &quot;EUR&quot;; [.D267]/[.C268]; [.D267]*[.C268]); [.D267]); 2)" office:value-type="currency" office:currency="PLN" office:value="4506.52" calcext:value-type="currency">
            <text:p>4 506,52 zł</text:p>
          </table:table-cell>
          <table:table-cell table:formula="of:=IF([.A268] = 1; IF([.E267] = &quot;EUR&quot;; &quot;PLN&quot;; &quot;EUR&quot;); [.E267])" office:value-type="string" office:string-value="EUR" calcext:value-type="string">
            <text:p>EUR</text:p>
          </table:table-cell>
          <table:table-cell table:formula="of:=ROUND(IF([.G268]&lt;&gt;[.G267]; IF([.G268] = &quot;EUR&quot;; [.F267]/[.C268]; [.F267]*[.C268]); [.F267]); 2)" office:value-type="currency" office:currency="PLN" office:value="4566.06" calcext:value-type="currency">
            <text:p>4 566,06 zł</text:p>
          </table:table-cell>
          <table:table-cell table:formula="of:=IF([.G267]= &quot;EUR&quot;; IF([.C268] &lt; [.C26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69]) = 1; 1;)" office:value-type="float" office:value="0" calcext:value-type="float">
            <text:p>0</text:p>
          </table:table-cell>
          <table:table-cell office:value-type="date" office:date-value="2005-09-25" calcext:value-type="date">
            <text:p>25.09.2005</text:p>
          </table:table-cell>
          <table:table-cell office:value-type="float" office:value="4.7358" calcext:value-type="float">
            <text:p>4,7358</text:p>
          </table:table-cell>
          <table:table-cell table:formula="of:=ROUND(IF([.E269]&lt;&gt;[.E268]; IF([.E269] = &quot;EUR&quot;; [.D268]/[.C269]; [.D268]*[.C269]); [.D268]); 2)" office:value-type="currency" office:currency="PLN" office:value="4506.52" calcext:value-type="currency">
            <text:p>4 506,52 zł</text:p>
          </table:table-cell>
          <table:table-cell table:formula="of:=IF([.A269] = 1; IF([.E268] = &quot;EUR&quot;; &quot;PLN&quot;; &quot;EUR&quot;); [.E268])" office:value-type="string" office:string-value="EUR" calcext:value-type="string">
            <text:p>EUR</text:p>
          </table:table-cell>
          <table:table-cell table:formula="of:=ROUND(IF([.G269]&lt;&gt;[.G268]; IF([.G269] = &quot;EUR&quot;; [.F268]/[.C269]; [.F268]*[.C269]); [.F268]); 2)" office:value-type="currency" office:currency="PLN" office:value="4566.06" calcext:value-type="currency">
            <text:p>4 566,06 zł</text:p>
          </table:table-cell>
          <table:table-cell table:formula="of:=IF([.G268]= &quot;EUR&quot;; IF([.C269] &lt; [.C26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0]) = 1; 1;)" office:value-type="float" office:value="0" calcext:value-type="float">
            <text:p>0</text:p>
          </table:table-cell>
          <table:table-cell office:value-type="date" office:date-value="2005-09-26" calcext:value-type="date">
            <text:p>26.09.2005</text:p>
          </table:table-cell>
          <table:table-cell office:value-type="float" office:value="4.7255" calcext:value-type="float">
            <text:p>4,7255</text:p>
          </table:table-cell>
          <table:table-cell table:formula="of:=ROUND(IF([.E270]&lt;&gt;[.E269]; IF([.E270] = &quot;EUR&quot;; [.D269]/[.C270]; [.D269]*[.C270]); [.D269]); 2)" office:value-type="currency" office:currency="PLN" office:value="4506.52" calcext:value-type="currency">
            <text:p>4 506,52 zł</text:p>
          </table:table-cell>
          <table:table-cell table:formula="of:=IF([.A270] = 1; IF([.E269] = &quot;EUR&quot;; &quot;PLN&quot;; &quot;EUR&quot;); [.E269])" office:value-type="string" office:string-value="EUR" calcext:value-type="string">
            <text:p>EUR</text:p>
          </table:table-cell>
          <table:table-cell table:formula="of:=ROUND(IF([.G270]&lt;&gt;[.G269]; IF([.G270] = &quot;EUR&quot;; [.F269]/[.C270]; [.F269]*[.C270]); [.F269]); 2)" office:value-type="currency" office:currency="PLN" office:value="21576.92" calcext:value-type="currency">
            <text:p>21 576,92 zł</text:p>
          </table:table-cell>
          <table:table-cell table:formula="of:=IF([.G269]= &quot;EUR&quot;; IF([.C270] &lt; [.C26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71]) = 1; 1;)" office:value-type="float" office:value="0" calcext:value-type="float">
            <text:p>0</text:p>
          </table:table-cell>
          <table:table-cell office:value-type="date" office:date-value="2005-09-27" calcext:value-type="date">
            <text:p>27.09.2005</text:p>
          </table:table-cell>
          <table:table-cell office:value-type="float" office:value="4.7089" calcext:value-type="float">
            <text:p>4,7089</text:p>
          </table:table-cell>
          <table:table-cell table:formula="of:=ROUND(IF([.E271]&lt;&gt;[.E270]; IF([.E271] = &quot;EUR&quot;; [.D270]/[.C271]; [.D270]*[.C271]); [.D270]); 2)" office:value-type="currency" office:currency="PLN" office:value="4506.52" calcext:value-type="currency">
            <text:p>4 506,52 zł</text:p>
          </table:table-cell>
          <table:table-cell table:formula="of:=IF([.A271] = 1; IF([.E270] = &quot;EUR&quot;; &quot;PLN&quot;; &quot;EUR&quot;); [.E270])" office:value-type="string" office:string-value="EUR" calcext:value-type="string">
            <text:p>EUR</text:p>
          </table:table-cell>
          <table:table-cell table:formula="of:=ROUND(IF([.G271]&lt;&gt;[.G270]; IF([.G271] = &quot;EUR&quot;; [.F270]/[.C271]; [.F270]*[.C271]); [.F270]); 2)" office:value-type="currency" office:currency="PLN" office:value="4582.16" calcext:value-type="currency">
            <text:p>4 582,16 zł</text:p>
          </table:table-cell>
          <table:table-cell table:formula="of:=IF([.G270]= &quot;EUR&quot;; IF([.C271] &lt; [.C27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2]) = 1; 1;)" office:value-type="float" office:value="0" calcext:value-type="float">
            <text:p>0</text:p>
          </table:table-cell>
          <table:table-cell office:value-type="date" office:date-value="2005-09-28" calcext:value-type="date">
            <text:p>28.09.2005</text:p>
          </table:table-cell>
          <table:table-cell office:value-type="float" office:value="4.6925" calcext:value-type="float">
            <text:p>4,6925</text:p>
          </table:table-cell>
          <table:table-cell table:formula="of:=ROUND(IF([.E272]&lt;&gt;[.E271]; IF([.E272] = &quot;EUR&quot;; [.D271]/[.C272]; [.D271]*[.C272]); [.D271]); 2)" office:value-type="currency" office:currency="PLN" office:value="4506.52" calcext:value-type="currency">
            <text:p>4 506,52 zł</text:p>
          </table:table-cell>
          <table:table-cell table:formula="of:=IF([.A272] = 1; IF([.E271] = &quot;EUR&quot;; &quot;PLN&quot;; &quot;EUR&quot;); [.E271])" office:value-type="string" office:string-value="EUR" calcext:value-type="string">
            <text:p>EUR</text:p>
          </table:table-cell>
          <table:table-cell table:formula="of:=ROUND(IF([.G272]&lt;&gt;[.G271]; IF([.G272] = &quot;EUR&quot;; [.F271]/[.C272]; [.F271]*[.C272]); [.F271]); 2)" office:value-type="currency" office:currency="PLN" office:value="21501.79" calcext:value-type="currency">
            <text:p>21 501,79 zł</text:p>
          </table:table-cell>
          <table:table-cell table:formula="of:=IF([.G271]= &quot;EUR&quot;; IF([.C272] &lt; [.C27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73]) = 1; 1;)" office:value-type="float" office:value="0" calcext:value-type="float">
            <text:p>0</text:p>
          </table:table-cell>
          <table:table-cell office:value-type="date" office:date-value="2005-09-29" calcext:value-type="date">
            <text:p>29.09.2005</text:p>
          </table:table-cell>
          <table:table-cell office:value-type="float" office:value="4.7004" calcext:value-type="float">
            <text:p>4,7004</text:p>
          </table:table-cell>
          <table:table-cell table:formula="of:=ROUND(IF([.E273]&lt;&gt;[.E272]; IF([.E273] = &quot;EUR&quot;; [.D272]/[.C273]; [.D272]*[.C273]); [.D272]); 2)" office:value-type="currency" office:currency="PLN" office:value="4506.52" calcext:value-type="currency">
            <text:p>4 506,52 zł</text:p>
          </table:table-cell>
          <table:table-cell table:formula="of:=IF([.A273] = 1; IF([.E272] = &quot;EUR&quot;; &quot;PLN&quot;; &quot;EUR&quot;); [.E272])" office:value-type="string" office:string-value="EUR" calcext:value-type="string">
            <text:p>EUR</text:p>
          </table:table-cell>
          <table:table-cell table:formula="of:=ROUND(IF([.G273]&lt;&gt;[.G272]; IF([.G273] = &quot;EUR&quot;; [.F272]/[.C273]; [.F272]*[.C273]); [.F272]); 2)" office:value-type="currency" office:currency="PLN" office:value="4574.46" calcext:value-type="currency">
            <text:p>4 574,46 zł</text:p>
          </table:table-cell>
          <table:table-cell table:formula="of:=IF([.G272]= &quot;EUR&quot;; IF([.C273] &lt; [.C27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4]) = 1; 1;)" office:value-type="float" office:value="0" calcext:value-type="float">
            <text:p>0</text:p>
          </table:table-cell>
          <table:table-cell office:value-type="date" office:date-value="2005-09-30" calcext:value-type="date">
            <text:p>30.09.2005</text:p>
          </table:table-cell>
          <table:table-cell office:value-type="float" office:value="4.7226" calcext:value-type="float">
            <text:p>4,7226</text:p>
          </table:table-cell>
          <table:table-cell table:formula="of:=ROUND(IF([.E274]&lt;&gt;[.E273]; IF([.E274] = &quot;EUR&quot;; [.D273]/[.C274]; [.D273]*[.C274]); [.D273]); 2)" office:value-type="currency" office:currency="PLN" office:value="4506.52" calcext:value-type="currency">
            <text:p>4 506,52 zł</text:p>
          </table:table-cell>
          <table:table-cell table:formula="of:=IF([.A274] = 1; IF([.E273] = &quot;EUR&quot;; &quot;PLN&quot;; &quot;EUR&quot;); [.E273])" office:value-type="string" office:string-value="EUR" calcext:value-type="string">
            <text:p>EUR</text:p>
          </table:table-cell>
          <table:table-cell table:formula="of:=ROUND(IF([.G274]&lt;&gt;[.G273]; IF([.G274] = &quot;EUR&quot;; [.F273]/[.C274]; [.F273]*[.C274]); [.F273]); 2)" office:value-type="currency" office:currency="PLN" office:value="4574.46" calcext:value-type="currency">
            <text:p>4 574,46 zł</text:p>
          </table:table-cell>
          <table:table-cell table:formula="of:=IF([.G273]= &quot;EUR&quot;; IF([.C274] &lt; [.C27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5]) = 1; 1;)" office:value-type="float" office:value="1" calcext:value-type="float">
            <text:p>1</text:p>
          </table:table-cell>
          <table:table-cell office:value-type="date" office:date-value="2005-10-01" calcext:value-type="date">
            <text:p>1.10.2005</text:p>
          </table:table-cell>
          <table:table-cell office:value-type="float" office:value="4.7364" calcext:value-type="float">
            <text:p>4,7364</text:p>
          </table:table-cell>
          <table:table-cell table:formula="of:=ROUND(IF([.E275]&lt;&gt;[.E274]; IF([.E275] = &quot;EUR&quot;; [.D274]/[.C275]; [.D274]*[.C275]); [.D274]); 2)" office:value-type="currency" office:currency="PLN" office:value="21344.68" calcext:value-type="currency">
            <text:p>21 344,68 zł</text:p>
          </table:table-cell>
          <table:table-cell table:formula="of:=IF([.A275] = 1; IF([.E274] = &quot;EUR&quot;; &quot;PLN&quot;; &quot;EUR&quot;); [.E274])" office:value-type="string" office:string-value="PLN" calcext:value-type="string">
            <text:p>PLN</text:p>
          </table:table-cell>
          <table:table-cell table:formula="of:=ROUND(IF([.G275]&lt;&gt;[.G274]; IF([.G275] = &quot;EUR&quot;; [.F274]/[.C275]; [.F274]*[.C275]); [.F274]); 2)" office:value-type="currency" office:currency="PLN" office:value="4574.46" calcext:value-type="currency">
            <text:p>4 574,46 zł</text:p>
          </table:table-cell>
          <table:table-cell table:formula="of:=IF([.G274]= &quot;EUR&quot;; IF([.C275] &lt; [.C27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6]) = 1; 1;)" office:value-type="float" office:value="0" calcext:value-type="float">
            <text:p>0</text:p>
          </table:table-cell>
          <table:table-cell office:value-type="date" office:date-value="2005-10-02" calcext:value-type="date">
            <text:p>2.10.2005</text:p>
          </table:table-cell>
          <table:table-cell office:value-type="float" office:value="4.7458" calcext:value-type="float">
            <text:p>4,7458</text:p>
          </table:table-cell>
          <table:table-cell table:formula="of:=ROUND(IF([.E276]&lt;&gt;[.E275]; IF([.E276] = &quot;EUR&quot;; [.D275]/[.C276]; [.D275]*[.C276]); [.D275]); 2)" office:value-type="currency" office:currency="PLN" office:value="21344.68" calcext:value-type="currency">
            <text:p>21 344,68 zł</text:p>
          </table:table-cell>
          <table:table-cell table:formula="of:=IF([.A276] = 1; IF([.E275] = &quot;EUR&quot;; &quot;PLN&quot;; &quot;EUR&quot;); [.E275])" office:value-type="string" office:string-value="PLN" calcext:value-type="string">
            <text:p>PLN</text:p>
          </table:table-cell>
          <table:table-cell table:formula="of:=ROUND(IF([.G276]&lt;&gt;[.G275]; IF([.G276] = &quot;EUR&quot;; [.F275]/[.C276]; [.F275]*[.C276]); [.F275]); 2)" office:value-type="currency" office:currency="PLN" office:value="4574.46" calcext:value-type="currency">
            <text:p>4 574,46 zł</text:p>
          </table:table-cell>
          <table:table-cell table:formula="of:=IF([.G275]= &quot;EUR&quot;; IF([.C276] &lt; [.C27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7]) = 1; 1;)" office:value-type="float" office:value="0" calcext:value-type="float">
            <text:p>0</text:p>
          </table:table-cell>
          <table:table-cell office:value-type="date" office:date-value="2005-10-03" calcext:value-type="date">
            <text:p>3.10.2005</text:p>
          </table:table-cell>
          <table:table-cell office:value-type="float" office:value="4.7614" calcext:value-type="float">
            <text:p>4,7614</text:p>
          </table:table-cell>
          <table:table-cell table:formula="of:=ROUND(IF([.E277]&lt;&gt;[.E276]; IF([.E277] = &quot;EUR&quot;; [.D276]/[.C277]; [.D276]*[.C277]); [.D276]); 2)" office:value-type="currency" office:currency="PLN" office:value="21344.68" calcext:value-type="currency">
            <text:p>21 344,68 zł</text:p>
          </table:table-cell>
          <table:table-cell table:formula="of:=IF([.A277] = 1; IF([.E276] = &quot;EUR&quot;; &quot;PLN&quot;; &quot;EUR&quot;); [.E276])" office:value-type="string" office:string-value="PLN" calcext:value-type="string">
            <text:p>PLN</text:p>
          </table:table-cell>
          <table:table-cell table:formula="of:=ROUND(IF([.G277]&lt;&gt;[.G276]; IF([.G277] = &quot;EUR&quot;; [.F276]/[.C277]; [.F276]*[.C277]); [.F276]); 2)" office:value-type="currency" office:currency="PLN" office:value="4574.46" calcext:value-type="currency">
            <text:p>4 574,46 zł</text:p>
          </table:table-cell>
          <table:table-cell table:formula="of:=IF([.G276]= &quot;EUR&quot;; IF([.C277] &lt; [.C27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8]) = 1; 1;)" office:value-type="float" office:value="0" calcext:value-type="float">
            <text:p>0</text:p>
          </table:table-cell>
          <table:table-cell office:value-type="date" office:date-value="2005-10-04" calcext:value-type="date">
            <text:p>4.10.2005</text:p>
          </table:table-cell>
          <table:table-cell office:value-type="float" office:value="4.7743" calcext:value-type="float">
            <text:p>4,7743</text:p>
          </table:table-cell>
          <table:table-cell table:formula="of:=ROUND(IF([.E278]&lt;&gt;[.E277]; IF([.E278] = &quot;EUR&quot;; [.D277]/[.C278]; [.D277]*[.C278]); [.D277]); 2)" office:value-type="currency" office:currency="PLN" office:value="21344.68" calcext:value-type="currency">
            <text:p>21 344,68 zł</text:p>
          </table:table-cell>
          <table:table-cell table:formula="of:=IF([.A278] = 1; IF([.E277] = &quot;EUR&quot;; &quot;PLN&quot;; &quot;EUR&quot;); [.E277])" office:value-type="string" office:string-value="PLN" calcext:value-type="string">
            <text:p>PLN</text:p>
          </table:table-cell>
          <table:table-cell table:formula="of:=ROUND(IF([.G278]&lt;&gt;[.G277]; IF([.G278] = &quot;EUR&quot;; [.F277]/[.C278]; [.F277]*[.C278]); [.F277]); 2)" office:value-type="currency" office:currency="PLN" office:value="4574.46" calcext:value-type="currency">
            <text:p>4 574,46 zł</text:p>
          </table:table-cell>
          <table:table-cell table:formula="of:=IF([.G277]= &quot;EUR&quot;; IF([.C278] &lt; [.C27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79]) = 1; 1;)" office:value-type="float" office:value="0" calcext:value-type="float">
            <text:p>0</text:p>
          </table:table-cell>
          <table:table-cell office:value-type="date" office:date-value="2005-10-05" calcext:value-type="date">
            <text:p>5.10.2005</text:p>
          </table:table-cell>
          <table:table-cell office:value-type="float" office:value="4.8112" calcext:value-type="float">
            <text:p>4,8112</text:p>
          </table:table-cell>
          <table:table-cell table:formula="of:=ROUND(IF([.E279]&lt;&gt;[.E278]; IF([.E279] = &quot;EUR&quot;; [.D278]/[.C279]; [.D278]*[.C279]); [.D278]); 2)" office:value-type="currency" office:currency="PLN" office:value="21344.68" calcext:value-type="currency">
            <text:p>21 344,68 zł</text:p>
          </table:table-cell>
          <table:table-cell table:formula="of:=IF([.A279] = 1; IF([.E278] = &quot;EUR&quot;; &quot;PLN&quot;; &quot;EUR&quot;); [.E278])" office:value-type="string" office:string-value="PLN" calcext:value-type="string">
            <text:p>PLN</text:p>
          </table:table-cell>
          <table:table-cell table:formula="of:=ROUND(IF([.G279]&lt;&gt;[.G278]; IF([.G279] = &quot;EUR&quot;; [.F278]/[.C279]; [.F278]*[.C279]); [.F278]); 2)" office:value-type="currency" office:currency="PLN" office:value="4574.46" calcext:value-type="currency">
            <text:p>4 574,46 zł</text:p>
          </table:table-cell>
          <table:table-cell table:formula="of:=IF([.G278]= &quot;EUR&quot;; IF([.C279] &lt; [.C27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0]) = 1; 1;)" office:value-type="float" office:value="0" calcext:value-type="float">
            <text:p>0</text:p>
          </table:table-cell>
          <table:table-cell office:value-type="date" office:date-value="2005-10-06" calcext:value-type="date">
            <text:p>6.10.2005</text:p>
          </table:table-cell>
          <table:table-cell office:value-type="float" office:value="4.7807" calcext:value-type="float">
            <text:p>4,7807</text:p>
          </table:table-cell>
          <table:table-cell table:formula="of:=ROUND(IF([.E280]&lt;&gt;[.E279]; IF([.E280] = &quot;EUR&quot;; [.D279]/[.C280]; [.D279]*[.C280]); [.D279]); 2)" office:value-type="currency" office:currency="PLN" office:value="21344.68" calcext:value-type="currency">
            <text:p>21 344,68 zł</text:p>
          </table:table-cell>
          <table:table-cell table:formula="of:=IF([.A280] = 1; IF([.E279] = &quot;EUR&quot;; &quot;PLN&quot;; &quot;EUR&quot;); [.E279])" office:value-type="string" office:string-value="PLN" calcext:value-type="string">
            <text:p>PLN</text:p>
          </table:table-cell>
          <table:table-cell table:formula="of:=ROUND(IF([.G280]&lt;&gt;[.G279]; IF([.G280] = &quot;EUR&quot;; [.F279]/[.C280]; [.F279]*[.C280]); [.F279]); 2)" office:value-type="currency" office:currency="PLN" office:value="21869.12" calcext:value-type="currency">
            <text:p>21 869,12 zł</text:p>
          </table:table-cell>
          <table:table-cell table:formula="of:=IF([.G279]= &quot;EUR&quot;; IF([.C280] &lt; [.C27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81]) = 1; 1;)" office:value-type="float" office:value="0" calcext:value-type="float">
            <text:p>0</text:p>
          </table:table-cell>
          <table:table-cell office:value-type="date" office:date-value="2005-10-07" calcext:value-type="date">
            <text:p>7.10.2005</text:p>
          </table:table-cell>
          <table:table-cell office:value-type="float" office:value="4.8257" calcext:value-type="float">
            <text:p>4,8257</text:p>
          </table:table-cell>
          <table:table-cell table:formula="of:=ROUND(IF([.E281]&lt;&gt;[.E280]; IF([.E281] = &quot;EUR&quot;; [.D280]/[.C281]; [.D280]*[.C281]); [.D280]); 2)" office:value-type="currency" office:currency="PLN" office:value="21344.68" calcext:value-type="currency">
            <text:p>21 344,68 zł</text:p>
          </table:table-cell>
          <table:table-cell table:formula="of:=IF([.A281] = 1; IF([.E280] = &quot;EUR&quot;; &quot;PLN&quot;; &quot;EUR&quot;); [.E280])" office:value-type="string" office:string-value="PLN" calcext:value-type="string">
            <text:p>PLN</text:p>
          </table:table-cell>
          <table:table-cell table:formula="of:=ROUND(IF([.G281]&lt;&gt;[.G280]; IF([.G281] = &quot;EUR&quot;; [.F280]/[.C281]; [.F280]*[.C281]); [.F280]); 2)" office:value-type="currency" office:currency="PLN" office:value="4531.8" calcext:value-type="currency">
            <text:p>4 531,80 zł</text:p>
          </table:table-cell>
          <table:table-cell table:formula="of:=IF([.G280]= &quot;EUR&quot;; IF([.C281] &lt; [.C28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2]) = 1; 1;)" office:value-type="float" office:value="0" calcext:value-type="float">
            <text:p>0</text:p>
          </table:table-cell>
          <table:table-cell office:value-type="date" office:date-value="2005-10-08" calcext:value-type="date">
            <text:p>8.10.2005</text:p>
          </table:table-cell>
          <table:table-cell office:value-type="float" office:value="4.8441" calcext:value-type="float">
            <text:p>4,8441</text:p>
          </table:table-cell>
          <table:table-cell table:formula="of:=ROUND(IF([.E282]&lt;&gt;[.E281]; IF([.E282] = &quot;EUR&quot;; [.D281]/[.C282]; [.D281]*[.C282]); [.D281]); 2)" office:value-type="currency" office:currency="PLN" office:value="21344.68" calcext:value-type="currency">
            <text:p>21 344,68 zł</text:p>
          </table:table-cell>
          <table:table-cell table:formula="of:=IF([.A282] = 1; IF([.E281] = &quot;EUR&quot;; &quot;PLN&quot;; &quot;EUR&quot;); [.E281])" office:value-type="string" office:string-value="PLN" calcext:value-type="string">
            <text:p>PLN</text:p>
          </table:table-cell>
          <table:table-cell table:formula="of:=ROUND(IF([.G282]&lt;&gt;[.G281]; IF([.G282] = &quot;EUR&quot;; [.F281]/[.C282]; [.F281]*[.C282]); [.F281]); 2)" office:value-type="currency" office:currency="PLN" office:value="4531.8" calcext:value-type="currency">
            <text:p>4 531,80 zł</text:p>
          </table:table-cell>
          <table:table-cell table:formula="of:=IF([.G281]= &quot;EUR&quot;; IF([.C282] &lt; [.C28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3]) = 1; 1;)" office:value-type="float" office:value="0" calcext:value-type="float">
            <text:p>0</text:p>
          </table:table-cell>
          <table:table-cell office:value-type="date" office:date-value="2005-10-09" calcext:value-type="date">
            <text:p>9.10.2005</text:p>
          </table:table-cell>
          <table:table-cell office:value-type="float" office:value="4.8475" calcext:value-type="float">
            <text:p>4,8475</text:p>
          </table:table-cell>
          <table:table-cell table:formula="of:=ROUND(IF([.E283]&lt;&gt;[.E282]; IF([.E283] = &quot;EUR&quot;; [.D282]/[.C283]; [.D282]*[.C283]); [.D282]); 2)" office:value-type="currency" office:currency="PLN" office:value="21344.68" calcext:value-type="currency">
            <text:p>21 344,68 zł</text:p>
          </table:table-cell>
          <table:table-cell table:formula="of:=IF([.A283] = 1; IF([.E282] = &quot;EUR&quot;; &quot;PLN&quot;; &quot;EUR&quot;); [.E282])" office:value-type="string" office:string-value="PLN" calcext:value-type="string">
            <text:p>PLN</text:p>
          </table:table-cell>
          <table:table-cell table:formula="of:=ROUND(IF([.G283]&lt;&gt;[.G282]; IF([.G283] = &quot;EUR&quot;; [.F282]/[.C283]; [.F282]*[.C283]); [.F282]); 2)" office:value-type="currency" office:currency="PLN" office:value="4531.8" calcext:value-type="currency">
            <text:p>4 531,80 zł</text:p>
          </table:table-cell>
          <table:table-cell table:formula="of:=IF([.G282]= &quot;EUR&quot;; IF([.C283] &lt; [.C28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4]) = 1; 1;)" office:value-type="float" office:value="0" calcext:value-type="float">
            <text:p>0</text:p>
          </table:table-cell>
          <table:table-cell office:value-type="date" office:date-value="2005-10-10" calcext:value-type="date">
            <text:p>10.10.2005</text:p>
          </table:table-cell>
          <table:table-cell office:value-type="float" office:value="4.8298" calcext:value-type="float">
            <text:p>4,8298</text:p>
          </table:table-cell>
          <table:table-cell table:formula="of:=ROUND(IF([.E284]&lt;&gt;[.E283]; IF([.E284] = &quot;EUR&quot;; [.D283]/[.C284]; [.D283]*[.C284]); [.D283]); 2)" office:value-type="currency" office:currency="PLN" office:value="21344.68" calcext:value-type="currency">
            <text:p>21 344,68 zł</text:p>
          </table:table-cell>
          <table:table-cell table:formula="of:=IF([.A284] = 1; IF([.E283] = &quot;EUR&quot;; &quot;PLN&quot;; &quot;EUR&quot;); [.E283])" office:value-type="string" office:string-value="PLN" calcext:value-type="string">
            <text:p>PLN</text:p>
          </table:table-cell>
          <table:table-cell table:formula="of:=ROUND(IF([.G284]&lt;&gt;[.G283]; IF([.G284] = &quot;EUR&quot;; [.F283]/[.C284]; [.F283]*[.C284]); [.F283]); 2)" office:value-type="currency" office:currency="PLN" office:value="21887.69" calcext:value-type="currency">
            <text:p>21 887,69 zł</text:p>
          </table:table-cell>
          <table:table-cell table:formula="of:=IF([.G283]= &quot;EUR&quot;; IF([.C284] &lt; [.C28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85]) = 1; 1;)" office:value-type="float" office:value="0" calcext:value-type="float">
            <text:p>0</text:p>
          </table:table-cell>
          <table:table-cell office:value-type="date" office:date-value="2005-10-11" calcext:value-type="date">
            <text:p>11.10.2005</text:p>
          </table:table-cell>
          <table:table-cell office:value-type="float" office:value="4.8538" calcext:value-type="float">
            <text:p>4,8538</text:p>
          </table:table-cell>
          <table:table-cell table:formula="of:=ROUND(IF([.E285]&lt;&gt;[.E284]; IF([.E285] = &quot;EUR&quot;; [.D284]/[.C285]; [.D284]*[.C285]); [.D284]); 2)" office:value-type="currency" office:currency="PLN" office:value="21344.68" calcext:value-type="currency">
            <text:p>21 344,68 zł</text:p>
          </table:table-cell>
          <table:table-cell table:formula="of:=IF([.A285] = 1; IF([.E284] = &quot;EUR&quot;; &quot;PLN&quot;; &quot;EUR&quot;); [.E284])" office:value-type="string" office:string-value="PLN" calcext:value-type="string">
            <text:p>PLN</text:p>
          </table:table-cell>
          <table:table-cell table:formula="of:=ROUND(IF([.G285]&lt;&gt;[.G284]; IF([.G285] = &quot;EUR&quot;; [.F284]/[.C285]; [.F284]*[.C285]); [.F284]); 2)" office:value-type="currency" office:currency="PLN" office:value="4509.39" calcext:value-type="currency">
            <text:p>4 509,39 zł</text:p>
          </table:table-cell>
          <table:table-cell table:formula="of:=IF([.G284]= &quot;EUR&quot;; IF([.C285] &lt; [.C28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6]) = 1; 1;)" office:value-type="float" office:value="0" calcext:value-type="float">
            <text:p>0</text:p>
          </table:table-cell>
          <table:table-cell office:value-type="date" office:date-value="2005-10-12" calcext:value-type="date">
            <text:p>12.10.2005</text:p>
          </table:table-cell>
          <table:table-cell office:value-type="float" office:value="4.8468" calcext:value-type="float">
            <text:p>4,8468</text:p>
          </table:table-cell>
          <table:table-cell table:formula="of:=ROUND(IF([.E286]&lt;&gt;[.E285]; IF([.E286] = &quot;EUR&quot;; [.D285]/[.C286]; [.D285]*[.C286]); [.D285]); 2)" office:value-type="currency" office:currency="PLN" office:value="21344.68" calcext:value-type="currency">
            <text:p>21 344,68 zł</text:p>
          </table:table-cell>
          <table:table-cell table:formula="of:=IF([.A286] = 1; IF([.E285] = &quot;EUR&quot;; &quot;PLN&quot;; &quot;EUR&quot;); [.E285])" office:value-type="string" office:string-value="PLN" calcext:value-type="string">
            <text:p>PLN</text:p>
          </table:table-cell>
          <table:table-cell table:formula="of:=ROUND(IF([.G286]&lt;&gt;[.G285]; IF([.G286] = &quot;EUR&quot;; [.F285]/[.C286]; [.F285]*[.C286]); [.F285]); 2)" office:value-type="currency" office:currency="PLN" office:value="21856.11" calcext:value-type="currency">
            <text:p>21 856,11 zł</text:p>
          </table:table-cell>
          <table:table-cell table:formula="of:=IF([.G285]= &quot;EUR&quot;; IF([.C286] &lt; [.C28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87]) = 1; 1;)" office:value-type="float" office:value="0" calcext:value-type="float">
            <text:p>0</text:p>
          </table:table-cell>
          <table:table-cell office:value-type="date" office:date-value="2005-10-13" calcext:value-type="date">
            <text:p>13.10.2005</text:p>
          </table:table-cell>
          <table:table-cell office:value-type="float" office:value="4.8628" calcext:value-type="float">
            <text:p>4,8628</text:p>
          </table:table-cell>
          <table:table-cell table:formula="of:=ROUND(IF([.E287]&lt;&gt;[.E286]; IF([.E287] = &quot;EUR&quot;; [.D286]/[.C287]; [.D286]*[.C287]); [.D286]); 2)" office:value-type="currency" office:currency="PLN" office:value="21344.68" calcext:value-type="currency">
            <text:p>21 344,68 zł</text:p>
          </table:table-cell>
          <table:table-cell table:formula="of:=IF([.A287] = 1; IF([.E286] = &quot;EUR&quot;; &quot;PLN&quot;; &quot;EUR&quot;); [.E286])" office:value-type="string" office:string-value="PLN" calcext:value-type="string">
            <text:p>PLN</text:p>
          </table:table-cell>
          <table:table-cell table:formula="of:=ROUND(IF([.G287]&lt;&gt;[.G286]; IF([.G287] = &quot;EUR&quot;; [.F286]/[.C287]; [.F286]*[.C287]); [.F286]); 2)" office:value-type="currency" office:currency="PLN" office:value="4494.55" calcext:value-type="currency">
            <text:p>4 494,55 zł</text:p>
          </table:table-cell>
          <table:table-cell table:formula="of:=IF([.G286]= &quot;EUR&quot;; IF([.C287] &lt; [.C28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88]) = 1; 1;)" office:value-type="float" office:value="0" calcext:value-type="float">
            <text:p>0</text:p>
          </table:table-cell>
          <table:table-cell office:value-type="date" office:date-value="2005-10-14" calcext:value-type="date">
            <text:p>14.10.2005</text:p>
          </table:table-cell>
          <table:table-cell office:value-type="float" office:value="4.8542" calcext:value-type="float">
            <text:p>4,8542</text:p>
          </table:table-cell>
          <table:table-cell table:formula="of:=ROUND(IF([.E288]&lt;&gt;[.E287]; IF([.E288] = &quot;EUR&quot;; [.D287]/[.C288]; [.D287]*[.C288]); [.D287]); 2)" office:value-type="currency" office:currency="PLN" office:value="21344.68" calcext:value-type="currency">
            <text:p>21 344,68 zł</text:p>
          </table:table-cell>
          <table:table-cell table:formula="of:=IF([.A288] = 1; IF([.E287] = &quot;EUR&quot;; &quot;PLN&quot;; &quot;EUR&quot;); [.E287])" office:value-type="string" office:string-value="PLN" calcext:value-type="string">
            <text:p>PLN</text:p>
          </table:table-cell>
          <table:table-cell table:formula="of:=ROUND(IF([.G288]&lt;&gt;[.G287]; IF([.G288] = &quot;EUR&quot;; [.F287]/[.C288]; [.F287]*[.C288]); [.F287]); 2)" office:value-type="currency" office:currency="PLN" office:value="21817.44" calcext:value-type="currency">
            <text:p>21 817,44 zł</text:p>
          </table:table-cell>
          <table:table-cell table:formula="of:=IF([.G287]= &quot;EUR&quot;; IF([.C288] &lt; [.C28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89]) = 1; 1;)" office:value-type="float" office:value="0" calcext:value-type="float">
            <text:p>0</text:p>
          </table:table-cell>
          <table:table-cell office:value-type="date" office:date-value="2005-10-15" calcext:value-type="date">
            <text:p>15.10.2005</text:p>
          </table:table-cell>
          <table:table-cell office:value-type="float" office:value="4.8663" calcext:value-type="float">
            <text:p>4,8663</text:p>
          </table:table-cell>
          <table:table-cell table:formula="of:=ROUND(IF([.E289]&lt;&gt;[.E288]; IF([.E289] = &quot;EUR&quot;; [.D288]/[.C289]; [.D288]*[.C289]); [.D288]); 2)" office:value-type="currency" office:currency="PLN" office:value="21344.68" calcext:value-type="currency">
            <text:p>21 344,68 zł</text:p>
          </table:table-cell>
          <table:table-cell table:formula="of:=IF([.A289] = 1; IF([.E288] = &quot;EUR&quot;; &quot;PLN&quot;; &quot;EUR&quot;); [.E288])" office:value-type="string" office:string-value="PLN" calcext:value-type="string">
            <text:p>PLN</text:p>
          </table:table-cell>
          <table:table-cell table:formula="of:=ROUND(IF([.G289]&lt;&gt;[.G288]; IF([.G289] = &quot;EUR&quot;; [.F288]/[.C289]; [.F288]*[.C289]); [.F288]); 2)" office:value-type="currency" office:currency="PLN" office:value="4483.37" calcext:value-type="currency">
            <text:p>4 483,37 zł</text:p>
          </table:table-cell>
          <table:table-cell table:formula="of:=IF([.G288]= &quot;EUR&quot;; IF([.C289] &lt; [.C28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0]) = 1; 1;)" office:value-type="float" office:value="0" calcext:value-type="float">
            <text:p>0</text:p>
          </table:table-cell>
          <table:table-cell office:value-type="date" office:date-value="2005-10-16" calcext:value-type="date">
            <text:p>16.10.2005</text:p>
          </table:table-cell>
          <table:table-cell office:value-type="float" office:value="4.884" calcext:value-type="float">
            <text:p>4,884</text:p>
          </table:table-cell>
          <table:table-cell table:formula="of:=ROUND(IF([.E290]&lt;&gt;[.E289]; IF([.E290] = &quot;EUR&quot;; [.D289]/[.C290]; [.D289]*[.C290]); [.D289]); 2)" office:value-type="currency" office:currency="PLN" office:value="21344.68" calcext:value-type="currency">
            <text:p>21 344,68 zł</text:p>
          </table:table-cell>
          <table:table-cell table:formula="of:=IF([.A290] = 1; IF([.E289] = &quot;EUR&quot;; &quot;PLN&quot;; &quot;EUR&quot;); [.E289])" office:value-type="string" office:string-value="PLN" calcext:value-type="string">
            <text:p>PLN</text:p>
          </table:table-cell>
          <table:table-cell table:formula="of:=ROUND(IF([.G290]&lt;&gt;[.G289]; IF([.G290] = &quot;EUR&quot;; [.F289]/[.C290]; [.F289]*[.C290]); [.F289]); 2)" office:value-type="currency" office:currency="PLN" office:value="4483.37" calcext:value-type="currency">
            <text:p>4 483,37 zł</text:p>
          </table:table-cell>
          <table:table-cell table:formula="of:=IF([.G289]= &quot;EUR&quot;; IF([.C290] &lt; [.C28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1]) = 1; 1;)" office:value-type="float" office:value="0" calcext:value-type="float">
            <text:p>0</text:p>
          </table:table-cell>
          <table:table-cell office:value-type="date" office:date-value="2005-10-17" calcext:value-type="date">
            <text:p>17.10.2005</text:p>
          </table:table-cell>
          <table:table-cell office:value-type="float" office:value="4.8876" calcext:value-type="float">
            <text:p>4,8876</text:p>
          </table:table-cell>
          <table:table-cell table:formula="of:=ROUND(IF([.E291]&lt;&gt;[.E290]; IF([.E291] = &quot;EUR&quot;; [.D290]/[.C291]; [.D290]*[.C291]); [.D290]); 2)" office:value-type="currency" office:currency="PLN" office:value="21344.68" calcext:value-type="currency">
            <text:p>21 344,68 zł</text:p>
          </table:table-cell>
          <table:table-cell table:formula="of:=IF([.A291] = 1; IF([.E290] = &quot;EUR&quot;; &quot;PLN&quot;; &quot;EUR&quot;); [.E290])" office:value-type="string" office:string-value="PLN" calcext:value-type="string">
            <text:p>PLN</text:p>
          </table:table-cell>
          <table:table-cell table:formula="of:=ROUND(IF([.G291]&lt;&gt;[.G290]; IF([.G291] = &quot;EUR&quot;; [.F290]/[.C291]; [.F290]*[.C291]); [.F290]); 2)" office:value-type="currency" office:currency="PLN" office:value="4483.37" calcext:value-type="currency">
            <text:p>4 483,37 zł</text:p>
          </table:table-cell>
          <table:table-cell table:formula="of:=IF([.G290]= &quot;EUR&quot;; IF([.C291] &lt; [.C29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2]) = 1; 1;)" office:value-type="float" office:value="0" calcext:value-type="float">
            <text:p>0</text:p>
          </table:table-cell>
          <table:table-cell office:value-type="date" office:date-value="2005-10-18" calcext:value-type="date">
            <text:p>18.10.2005</text:p>
          </table:table-cell>
          <table:table-cell office:value-type="float" office:value="4.906" calcext:value-type="float">
            <text:p>4,906</text:p>
          </table:table-cell>
          <table:table-cell table:formula="of:=ROUND(IF([.E292]&lt;&gt;[.E291]; IF([.E292] = &quot;EUR&quot;; [.D291]/[.C292]; [.D291]*[.C292]); [.D291]); 2)" office:value-type="currency" office:currency="PLN" office:value="21344.68" calcext:value-type="currency">
            <text:p>21 344,68 zł</text:p>
          </table:table-cell>
          <table:table-cell table:formula="of:=IF([.A292] = 1; IF([.E291] = &quot;EUR&quot;; &quot;PLN&quot;; &quot;EUR&quot;); [.E291])" office:value-type="string" office:string-value="PLN" calcext:value-type="string">
            <text:p>PLN</text:p>
          </table:table-cell>
          <table:table-cell table:formula="of:=ROUND(IF([.G292]&lt;&gt;[.G291]; IF([.G292] = &quot;EUR&quot;; [.F291]/[.C292]; [.F291]*[.C292]); [.F291]); 2)" office:value-type="currency" office:currency="PLN" office:value="4483.37" calcext:value-type="currency">
            <text:p>4 483,37 zł</text:p>
          </table:table-cell>
          <table:table-cell table:formula="of:=IF([.G291]= &quot;EUR&quot;; IF([.C292] &lt; [.C29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3]) = 1; 1;)" office:value-type="float" office:value="0" calcext:value-type="float">
            <text:p>0</text:p>
          </table:table-cell>
          <table:table-cell office:value-type="date" office:date-value="2005-10-19" calcext:value-type="date">
            <text:p>19.10.2005</text:p>
          </table:table-cell>
          <table:table-cell office:value-type="float" office:value="4.8955" calcext:value-type="float">
            <text:p>4,8955</text:p>
          </table:table-cell>
          <table:table-cell table:formula="of:=ROUND(IF([.E293]&lt;&gt;[.E292]; IF([.E293] = &quot;EUR&quot;; [.D292]/[.C293]; [.D292]*[.C293]); [.D292]); 2)" office:value-type="currency" office:currency="PLN" office:value="21344.68" calcext:value-type="currency">
            <text:p>21 344,68 zł</text:p>
          </table:table-cell>
          <table:table-cell table:formula="of:=IF([.A293] = 1; IF([.E292] = &quot;EUR&quot;; &quot;PLN&quot;; &quot;EUR&quot;); [.E292])" office:value-type="string" office:string-value="PLN" calcext:value-type="string">
            <text:p>PLN</text:p>
          </table:table-cell>
          <table:table-cell table:formula="of:=ROUND(IF([.G293]&lt;&gt;[.G292]; IF([.G293] = &quot;EUR&quot;; [.F292]/[.C293]; [.F292]*[.C293]); [.F292]); 2)" office:value-type="currency" office:currency="PLN" office:value="21948.34" calcext:value-type="currency">
            <text:p>21 948,34 zł</text:p>
          </table:table-cell>
          <table:table-cell table:formula="of:=IF([.G292]= &quot;EUR&quot;; IF([.C293] &lt; [.C29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94]) = 1; 1;)" office:value-type="float" office:value="0" calcext:value-type="float">
            <text:p>0</text:p>
          </table:table-cell>
          <table:table-cell office:value-type="date" office:date-value="2005-10-20" calcext:value-type="date">
            <text:p>20.10.2005</text:p>
          </table:table-cell>
          <table:table-cell office:value-type="float" office:value="4.8695" calcext:value-type="float">
            <text:p>4,8695</text:p>
          </table:table-cell>
          <table:table-cell table:formula="of:=ROUND(IF([.E294]&lt;&gt;[.E293]; IF([.E294] = &quot;EUR&quot;; [.D293]/[.C294]; [.D293]*[.C294]); [.D293]); 2)" office:value-type="currency" office:currency="PLN" office:value="21344.68" calcext:value-type="currency">
            <text:p>21 344,68 zł</text:p>
          </table:table-cell>
          <table:table-cell table:formula="of:=IF([.A294] = 1; IF([.E293] = &quot;EUR&quot;; &quot;PLN&quot;; &quot;EUR&quot;); [.E293])" office:value-type="string" office:string-value="PLN" calcext:value-type="string">
            <text:p>PLN</text:p>
          </table:table-cell>
          <table:table-cell table:formula="of:=ROUND(IF([.G294]&lt;&gt;[.G293]; IF([.G294] = &quot;EUR&quot;; [.F293]/[.C294]; [.F293]*[.C294]); [.F293]); 2)" office:value-type="currency" office:currency="PLN" office:value="4507.31" calcext:value-type="currency">
            <text:p>4 507,31 zł</text:p>
          </table:table-cell>
          <table:table-cell table:formula="of:=IF([.G293]= &quot;EUR&quot;; IF([.C294] &lt; [.C29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5]) = 1; 1;)" office:value-type="float" office:value="0" calcext:value-type="float">
            <text:p>0</text:p>
          </table:table-cell>
          <table:table-cell office:value-type="date" office:date-value="2005-10-21" calcext:value-type="date">
            <text:p>21.10.2005</text:p>
          </table:table-cell>
          <table:table-cell office:value-type="float" office:value="4.8837" calcext:value-type="float">
            <text:p>4,8837</text:p>
          </table:table-cell>
          <table:table-cell table:formula="of:=ROUND(IF([.E295]&lt;&gt;[.E294]; IF([.E295] = &quot;EUR&quot;; [.D294]/[.C295]; [.D294]*[.C295]); [.D294]); 2)" office:value-type="currency" office:currency="PLN" office:value="21344.68" calcext:value-type="currency">
            <text:p>21 344,68 zł</text:p>
          </table:table-cell>
          <table:table-cell table:formula="of:=IF([.A295] = 1; IF([.E294] = &quot;EUR&quot;; &quot;PLN&quot;; &quot;EUR&quot;); [.E294])" office:value-type="string" office:string-value="PLN" calcext:value-type="string">
            <text:p>PLN</text:p>
          </table:table-cell>
          <table:table-cell table:formula="of:=ROUND(IF([.G295]&lt;&gt;[.G294]; IF([.G295] = &quot;EUR&quot;; [.F294]/[.C295]; [.F294]*[.C295]); [.F294]); 2)" office:value-type="currency" office:currency="PLN" office:value="4507.31" calcext:value-type="currency">
            <text:p>4 507,31 zł</text:p>
          </table:table-cell>
          <table:table-cell table:formula="of:=IF([.G294]= &quot;EUR&quot;; IF([.C295] &lt; [.C29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6]) = 1; 1;)" office:value-type="float" office:value="0" calcext:value-type="float">
            <text:p>0</text:p>
          </table:table-cell>
          <table:table-cell office:value-type="date" office:date-value="2005-10-22" calcext:value-type="date">
            <text:p>22.10.2005</text:p>
          </table:table-cell>
          <table:table-cell office:value-type="float" office:value="4.8366" calcext:value-type="float">
            <text:p>4,8366</text:p>
          </table:table-cell>
          <table:table-cell table:formula="of:=ROUND(IF([.E296]&lt;&gt;[.E295]; IF([.E296] = &quot;EUR&quot;; [.D295]/[.C296]; [.D295]*[.C296]); [.D295]); 2)" office:value-type="currency" office:currency="PLN" office:value="21344.68" calcext:value-type="currency">
            <text:p>21 344,68 zł</text:p>
          </table:table-cell>
          <table:table-cell table:formula="of:=IF([.A296] = 1; IF([.E295] = &quot;EUR&quot;; &quot;PLN&quot;; &quot;EUR&quot;); [.E295])" office:value-type="string" office:string-value="PLN" calcext:value-type="string">
            <text:p>PLN</text:p>
          </table:table-cell>
          <table:table-cell table:formula="of:=ROUND(IF([.G296]&lt;&gt;[.G295]; IF([.G296] = &quot;EUR&quot;; [.F295]/[.C296]; [.F295]*[.C296]); [.F295]); 2)" office:value-type="currency" office:currency="PLN" office:value="21800.06" calcext:value-type="currency">
            <text:p>21 800,06 zł</text:p>
          </table:table-cell>
          <table:table-cell table:formula="of:=IF([.G295]= &quot;EUR&quot;; IF([.C296] &lt; [.C29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297]) = 1; 1;)" office:value-type="float" office:value="0" calcext:value-type="float">
            <text:p>0</text:p>
          </table:table-cell>
          <table:table-cell office:value-type="date" office:date-value="2005-10-23" calcext:value-type="date">
            <text:p>23.10.2005</text:p>
          </table:table-cell>
          <table:table-cell office:value-type="float" office:value="4.8746" calcext:value-type="float">
            <text:p>4,8746</text:p>
          </table:table-cell>
          <table:table-cell table:formula="of:=ROUND(IF([.E297]&lt;&gt;[.E296]; IF([.E297] = &quot;EUR&quot;; [.D296]/[.C297]; [.D296]*[.C297]); [.D296]); 2)" office:value-type="currency" office:currency="PLN" office:value="21344.68" calcext:value-type="currency">
            <text:p>21 344,68 zł</text:p>
          </table:table-cell>
          <table:table-cell table:formula="of:=IF([.A297] = 1; IF([.E296] = &quot;EUR&quot;; &quot;PLN&quot;; &quot;EUR&quot;); [.E296])" office:value-type="string" office:string-value="PLN" calcext:value-type="string">
            <text:p>PLN</text:p>
          </table:table-cell>
          <table:table-cell table:formula="of:=ROUND(IF([.G297]&lt;&gt;[.G296]; IF([.G297] = &quot;EUR&quot;; [.F296]/[.C297]; [.F296]*[.C297]); [.F296]); 2)" office:value-type="currency" office:currency="PLN" office:value="4472.17" calcext:value-type="currency">
            <text:p>4 472,17 zł</text:p>
          </table:table-cell>
          <table:table-cell table:formula="of:=IF([.G296]= &quot;EUR&quot;; IF([.C297] &lt; [.C29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8]) = 1; 1;)" office:value-type="float" office:value="0" calcext:value-type="float">
            <text:p>0</text:p>
          </table:table-cell>
          <table:table-cell office:value-type="date" office:date-value="2005-10-24" calcext:value-type="date">
            <text:p>24.10.2005</text:p>
          </table:table-cell>
          <table:table-cell office:value-type="float" office:value="4.9149" calcext:value-type="float">
            <text:p>4,9149</text:p>
          </table:table-cell>
          <table:table-cell table:formula="of:=ROUND(IF([.E298]&lt;&gt;[.E297]; IF([.E298] = &quot;EUR&quot;; [.D297]/[.C298]; [.D297]*[.C298]); [.D297]); 2)" office:value-type="currency" office:currency="PLN" office:value="21344.68" calcext:value-type="currency">
            <text:p>21 344,68 zł</text:p>
          </table:table-cell>
          <table:table-cell table:formula="of:=IF([.A298] = 1; IF([.E297] = &quot;EUR&quot;; &quot;PLN&quot;; &quot;EUR&quot;); [.E297])" office:value-type="string" office:string-value="PLN" calcext:value-type="string">
            <text:p>PLN</text:p>
          </table:table-cell>
          <table:table-cell table:formula="of:=ROUND(IF([.G298]&lt;&gt;[.G297]; IF([.G298] = &quot;EUR&quot;; [.F297]/[.C298]; [.F297]*[.C298]); [.F297]); 2)" office:value-type="currency" office:currency="PLN" office:value="4472.17" calcext:value-type="currency">
            <text:p>4 472,17 zł</text:p>
          </table:table-cell>
          <table:table-cell table:formula="of:=IF([.G297]= &quot;EUR&quot;; IF([.C298] &lt; [.C29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299]) = 1; 1;)" office:value-type="float" office:value="0" calcext:value-type="float">
            <text:p>0</text:p>
          </table:table-cell>
          <table:table-cell office:value-type="date" office:date-value="2005-10-25" calcext:value-type="date">
            <text:p>25.10.2005</text:p>
          </table:table-cell>
          <table:table-cell office:value-type="float" office:value="4.8688" calcext:value-type="float">
            <text:p>4,8688</text:p>
          </table:table-cell>
          <table:table-cell table:formula="of:=ROUND(IF([.E299]&lt;&gt;[.E298]; IF([.E299] = &quot;EUR&quot;; [.D298]/[.C299]; [.D298]*[.C299]); [.D298]); 2)" office:value-type="currency" office:currency="PLN" office:value="21344.68" calcext:value-type="currency">
            <text:p>21 344,68 zł</text:p>
          </table:table-cell>
          <table:table-cell table:formula="of:=IF([.A299] = 1; IF([.E298] = &quot;EUR&quot;; &quot;PLN&quot;; &quot;EUR&quot;); [.E298])" office:value-type="string" office:string-value="PLN" calcext:value-type="string">
            <text:p>PLN</text:p>
          </table:table-cell>
          <table:table-cell table:formula="of:=ROUND(IF([.G299]&lt;&gt;[.G298]; IF([.G299] = &quot;EUR&quot;; [.F298]/[.C299]; [.F298]*[.C299]); [.F298]); 2)" office:value-type="currency" office:currency="PLN" office:value="21774.1" calcext:value-type="currency">
            <text:p>21 774,10 zł</text:p>
          </table:table-cell>
          <table:table-cell table:formula="of:=IF([.G298]= &quot;EUR&quot;; IF([.C299] &lt; [.C29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00]) = 1; 1;)" office:value-type="float" office:value="0" calcext:value-type="float">
            <text:p>0</text:p>
          </table:table-cell>
          <table:table-cell office:value-type="date" office:date-value="2005-10-26" calcext:value-type="date">
            <text:p>26.10.2005</text:p>
          </table:table-cell>
          <table:table-cell office:value-type="float" office:value="4.8467" calcext:value-type="float">
            <text:p>4,8467</text:p>
          </table:table-cell>
          <table:table-cell table:formula="of:=ROUND(IF([.E300]&lt;&gt;[.E299]; IF([.E300] = &quot;EUR&quot;; [.D299]/[.C300]; [.D299]*[.C300]); [.D299]); 2)" office:value-type="currency" office:currency="PLN" office:value="21344.68" calcext:value-type="currency">
            <text:p>21 344,68 zł</text:p>
          </table:table-cell>
          <table:table-cell table:formula="of:=IF([.A300] = 1; IF([.E299] = &quot;EUR&quot;; &quot;PLN&quot;; &quot;EUR&quot;); [.E299])" office:value-type="string" office:string-value="PLN" calcext:value-type="string">
            <text:p>PLN</text:p>
          </table:table-cell>
          <table:table-cell table:formula="of:=ROUND(IF([.G300]&lt;&gt;[.G299]; IF([.G300] = &quot;EUR&quot;; [.F299]/[.C300]; [.F299]*[.C300]); [.F299]); 2)" office:value-type="currency" office:currency="PLN" office:value="4492.56" calcext:value-type="currency">
            <text:p>4 492,56 zł</text:p>
          </table:table-cell>
          <table:table-cell table:formula="of:=IF([.G299]= &quot;EUR&quot;; IF([.C300] &lt; [.C29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1]) = 1; 1;)" office:value-type="float" office:value="0" calcext:value-type="float">
            <text:p>0</text:p>
          </table:table-cell>
          <table:table-cell office:value-type="date" office:date-value="2005-10-27" calcext:value-type="date">
            <text:p>27.10.2005</text:p>
          </table:table-cell>
          <table:table-cell office:value-type="float" office:value="4.8199" calcext:value-type="float">
            <text:p>4,8199</text:p>
          </table:table-cell>
          <table:table-cell table:formula="of:=ROUND(IF([.E301]&lt;&gt;[.E300]; IF([.E301] = &quot;EUR&quot;; [.D300]/[.C301]; [.D300]*[.C301]); [.D300]); 2)" office:value-type="currency" office:currency="PLN" office:value="21344.68" calcext:value-type="currency">
            <text:p>21 344,68 zł</text:p>
          </table:table-cell>
          <table:table-cell table:formula="of:=IF([.A301] = 1; IF([.E300] = &quot;EUR&quot;; &quot;PLN&quot;; &quot;EUR&quot;); [.E300])" office:value-type="string" office:string-value="PLN" calcext:value-type="string">
            <text:p>PLN</text:p>
          </table:table-cell>
          <table:table-cell table:formula="of:=ROUND(IF([.G301]&lt;&gt;[.G300]; IF([.G301] = &quot;EUR&quot;; [.F300]/[.C301]; [.F300]*[.C301]); [.F300]); 2)" office:value-type="currency" office:currency="PLN" office:value="21653.69" calcext:value-type="currency">
            <text:p>21 653,69 zł</text:p>
          </table:table-cell>
          <table:table-cell table:formula="of:=IF([.G300]= &quot;EUR&quot;; IF([.C301] &lt; [.C30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02]) = 1; 1;)" office:value-type="float" office:value="0" calcext:value-type="float">
            <text:p>0</text:p>
          </table:table-cell>
          <table:table-cell office:value-type="date" office:date-value="2005-10-28" calcext:value-type="date">
            <text:p>28.10.2005</text:p>
          </table:table-cell>
          <table:table-cell office:value-type="float" office:value="4.8261" calcext:value-type="float">
            <text:p>4,8261</text:p>
          </table:table-cell>
          <table:table-cell table:formula="of:=ROUND(IF([.E302]&lt;&gt;[.E301]; IF([.E302] = &quot;EUR&quot;; [.D301]/[.C302]; [.D301]*[.C302]); [.D301]); 2)" office:value-type="currency" office:currency="PLN" office:value="21344.68" calcext:value-type="currency">
            <text:p>21 344,68 zł</text:p>
          </table:table-cell>
          <table:table-cell table:formula="of:=IF([.A302] = 1; IF([.E301] = &quot;EUR&quot;; &quot;PLN&quot;; &quot;EUR&quot;); [.E301])" office:value-type="string" office:string-value="PLN" calcext:value-type="string">
            <text:p>PLN</text:p>
          </table:table-cell>
          <table:table-cell table:formula="of:=ROUND(IF([.G302]&lt;&gt;[.G301]; IF([.G302] = &quot;EUR&quot;; [.F301]/[.C302]; [.F301]*[.C302]); [.F301]); 2)" office:value-type="currency" office:currency="PLN" office:value="4486.79" calcext:value-type="currency">
            <text:p>4 486,79 zł</text:p>
          </table:table-cell>
          <table:table-cell table:formula="of:=IF([.G301]= &quot;EUR&quot;; IF([.C302] &lt; [.C30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3]) = 1; 1;)" office:value-type="float" office:value="0" calcext:value-type="float">
            <text:p>0</text:p>
          </table:table-cell>
          <table:table-cell office:value-type="date" office:date-value="2005-10-29" calcext:value-type="date">
            <text:p>29.10.2005</text:p>
          </table:table-cell>
          <table:table-cell office:value-type="float" office:value="4.815" calcext:value-type="float">
            <text:p>4,815</text:p>
          </table:table-cell>
          <table:table-cell table:formula="of:=ROUND(IF([.E303]&lt;&gt;[.E302]; IF([.E303] = &quot;EUR&quot;; [.D302]/[.C303]; [.D302]*[.C303]); [.D302]); 2)" office:value-type="currency" office:currency="PLN" office:value="21344.68" calcext:value-type="currency">
            <text:p>21 344,68 zł</text:p>
          </table:table-cell>
          <table:table-cell table:formula="of:=IF([.A303] = 1; IF([.E302] = &quot;EUR&quot;; &quot;PLN&quot;; &quot;EUR&quot;); [.E302])" office:value-type="string" office:string-value="PLN" calcext:value-type="string">
            <text:p>PLN</text:p>
          </table:table-cell>
          <table:table-cell table:formula="of:=ROUND(IF([.G303]&lt;&gt;[.G302]; IF([.G303] = &quot;EUR&quot;; [.F302]/[.C303]; [.F302]*[.C303]); [.F302]); 2)" office:value-type="currency" office:currency="PLN" office:value="21603.89" calcext:value-type="currency">
            <text:p>21 603,89 zł</text:p>
          </table:table-cell>
          <table:table-cell table:formula="of:=IF([.G302]= &quot;EUR&quot;; IF([.C303] &lt; [.C30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04]) = 1; 1;)" office:value-type="float" office:value="0" calcext:value-type="float">
            <text:p>0</text:p>
          </table:table-cell>
          <table:table-cell office:value-type="date" office:date-value="2005-10-30" calcext:value-type="date">
            <text:p>30.10.2005</text:p>
          </table:table-cell>
          <table:table-cell office:value-type="float" office:value="4.7971" calcext:value-type="float">
            <text:p>4,7971</text:p>
          </table:table-cell>
          <table:table-cell table:formula="of:=ROUND(IF([.E304]&lt;&gt;[.E303]; IF([.E304] = &quot;EUR&quot;; [.D303]/[.C304]; [.D303]*[.C304]); [.D303]); 2)" office:value-type="currency" office:currency="PLN" office:value="21344.68" calcext:value-type="currency">
            <text:p>21 344,68 zł</text:p>
          </table:table-cell>
          <table:table-cell table:formula="of:=IF([.A304] = 1; IF([.E303] = &quot;EUR&quot;; &quot;PLN&quot;; &quot;EUR&quot;); [.E303])" office:value-type="string" office:string-value="PLN" calcext:value-type="string">
            <text:p>PLN</text:p>
          </table:table-cell>
          <table:table-cell table:formula="of:=ROUND(IF([.G304]&lt;&gt;[.G303]; IF([.G304] = &quot;EUR&quot;; [.F303]/[.C304]; [.F303]*[.C304]); [.F303]); 2)" office:value-type="currency" office:currency="PLN" office:value="4503.53" calcext:value-type="currency">
            <text:p>4 503,53 zł</text:p>
          </table:table-cell>
          <table:table-cell table:formula="of:=IF([.G303]= &quot;EUR&quot;; IF([.C304] &lt; [.C30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5]) = 1; 1;)" office:value-type="float" office:value="0" calcext:value-type="float">
            <text:p>0</text:p>
          </table:table-cell>
          <table:table-cell office:value-type="date" office:date-value="2005-10-31" calcext:value-type="date">
            <text:p>31.10.2005</text:p>
          </table:table-cell>
          <table:table-cell office:value-type="float" office:value="4.7537" calcext:value-type="float">
            <text:p>4,7537</text:p>
          </table:table-cell>
          <table:table-cell table:formula="of:=ROUND(IF([.E305]&lt;&gt;[.E304]; IF([.E305] = &quot;EUR&quot;; [.D304]/[.C305]; [.D304]*[.C305]); [.D304]); 2)" office:value-type="currency" office:currency="PLN" office:value="21344.68" calcext:value-type="currency">
            <text:p>21 344,68 zł</text:p>
          </table:table-cell>
          <table:table-cell table:formula="of:=IF([.A305] = 1; IF([.E304] = &quot;EUR&quot;; &quot;PLN&quot;; &quot;EUR&quot;); [.E304])" office:value-type="string" office:string-value="PLN" calcext:value-type="string">
            <text:p>PLN</text:p>
          </table:table-cell>
          <table:table-cell table:formula="of:=ROUND(IF([.G305]&lt;&gt;[.G304]; IF([.G305] = &quot;EUR&quot;; [.F304]/[.C305]; [.F304]*[.C305]); [.F304]); 2)" office:value-type="currency" office:currency="PLN" office:value="21408.43" calcext:value-type="currency">
            <text:p>21 408,43 zł</text:p>
          </table:table-cell>
          <table:table-cell table:formula="of:=IF([.G304]= &quot;EUR&quot;; IF([.C305] &lt; [.C30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06]) = 1; 1;)" office:value-type="float" office:value="1" calcext:value-type="float">
            <text:p>1</text:p>
          </table:table-cell>
          <table:table-cell office:value-type="date" office:date-value="2005-11-01" calcext:value-type="date">
            <text:p>1.11.2005</text:p>
          </table:table-cell>
          <table:table-cell office:value-type="float" office:value="4.7744" calcext:value-type="float">
            <text:p>4,7744</text:p>
          </table:table-cell>
          <table:table-cell table:formula="of:=ROUND(IF([.E306]&lt;&gt;[.E305]; IF([.E306] = &quot;EUR&quot;; [.D305]/[.C306]; [.D305]*[.C306]); [.D305]); 2)" office:value-type="currency" office:currency="PLN" office:value="4470.65" calcext:value-type="currency">
            <text:p>4 470,65 zł</text:p>
          </table:table-cell>
          <table:table-cell table:formula="of:=IF([.A306] = 1; IF([.E305] = &quot;EUR&quot;; &quot;PLN&quot;; &quot;EUR&quot;); [.E305])" office:value-type="string" office:string-value="EUR" calcext:value-type="string">
            <text:p>EUR</text:p>
          </table:table-cell>
          <table:table-cell table:formula="of:=ROUND(IF([.G306]&lt;&gt;[.G305]; IF([.G306] = &quot;EUR&quot;; [.F305]/[.C306]; [.F305]*[.C306]); [.F305]); 2)" office:value-type="currency" office:currency="PLN" office:value="4484" calcext:value-type="currency">
            <text:p>4 484,00 zł</text:p>
          </table:table-cell>
          <table:table-cell table:formula="of:=IF([.G305]= &quot;EUR&quot;; IF([.C306] &lt; [.C30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7]) = 1; 1;)" office:value-type="float" office:value="0" calcext:value-type="float">
            <text:p>0</text:p>
          </table:table-cell>
          <table:table-cell office:value-type="date" office:date-value="2005-11-02" calcext:value-type="date">
            <text:p>2.11.2005</text:p>
          </table:table-cell>
          <table:table-cell office:value-type="float" office:value="4.7646" calcext:value-type="float">
            <text:p>4,7646</text:p>
          </table:table-cell>
          <table:table-cell table:formula="of:=ROUND(IF([.E307]&lt;&gt;[.E306]; IF([.E307] = &quot;EUR&quot;; [.D306]/[.C307]; [.D306]*[.C307]); [.D306]); 2)" office:value-type="currency" office:currency="PLN" office:value="4470.65" calcext:value-type="currency">
            <text:p>4 470,65 zł</text:p>
          </table:table-cell>
          <table:table-cell table:formula="of:=IF([.A307] = 1; IF([.E306] = &quot;EUR&quot;; &quot;PLN&quot;; &quot;EUR&quot;); [.E306])" office:value-type="string" office:string-value="EUR" calcext:value-type="string">
            <text:p>EUR</text:p>
          </table:table-cell>
          <table:table-cell table:formula="of:=ROUND(IF([.G307]&lt;&gt;[.G306]; IF([.G307] = &quot;EUR&quot;; [.F306]/[.C307]; [.F306]*[.C307]); [.F306]); 2)" office:value-type="currency" office:currency="PLN" office:value="21364.47" calcext:value-type="currency">
            <text:p>21 364,47 zł</text:p>
          </table:table-cell>
          <table:table-cell table:formula="of:=IF([.G306]= &quot;EUR&quot;; IF([.C307] &lt; [.C30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08]) = 1; 1;)" office:value-type="float" office:value="0" calcext:value-type="float">
            <text:p>0</text:p>
          </table:table-cell>
          <table:table-cell office:value-type="date" office:date-value="2005-11-03" calcext:value-type="date">
            <text:p>3.11.2005</text:p>
          </table:table-cell>
          <table:table-cell office:value-type="float" office:value="4.7398" calcext:value-type="float">
            <text:p>4,7398</text:p>
          </table:table-cell>
          <table:table-cell table:formula="of:=ROUND(IF([.E308]&lt;&gt;[.E307]; IF([.E308] = &quot;EUR&quot;; [.D307]/[.C308]; [.D307]*[.C308]); [.D307]); 2)" office:value-type="currency" office:currency="PLN" office:value="4470.65" calcext:value-type="currency">
            <text:p>4 470,65 zł</text:p>
          </table:table-cell>
          <table:table-cell table:formula="of:=IF([.A308] = 1; IF([.E307] = &quot;EUR&quot;; &quot;PLN&quot;; &quot;EUR&quot;); [.E307])" office:value-type="string" office:string-value="EUR" calcext:value-type="string">
            <text:p>EUR</text:p>
          </table:table-cell>
          <table:table-cell table:formula="of:=ROUND(IF([.G308]&lt;&gt;[.G307]; IF([.G308] = &quot;EUR&quot;; [.F307]/[.C308]; [.F307]*[.C308]); [.F307]); 2)" office:value-type="currency" office:currency="PLN" office:value="4507.46" calcext:value-type="currency">
            <text:p>4 507,46 zł</text:p>
          </table:table-cell>
          <table:table-cell table:formula="of:=IF([.G307]= &quot;EUR&quot;; IF([.C308] &lt; [.C30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09]) = 1; 1;)" office:value-type="float" office:value="0" calcext:value-type="float">
            <text:p>0</text:p>
          </table:table-cell>
          <table:table-cell office:value-type="date" office:date-value="2005-11-04" calcext:value-type="date">
            <text:p>4.11.2005</text:p>
          </table:table-cell>
          <table:table-cell office:value-type="float" office:value="4.7193" calcext:value-type="float">
            <text:p>4,7193</text:p>
          </table:table-cell>
          <table:table-cell table:formula="of:=ROUND(IF([.E309]&lt;&gt;[.E308]; IF([.E309] = &quot;EUR&quot;; [.D308]/[.C309]; [.D308]*[.C309]); [.D308]); 2)" office:value-type="currency" office:currency="PLN" office:value="4470.65" calcext:value-type="currency">
            <text:p>4 470,65 zł</text:p>
          </table:table-cell>
          <table:table-cell table:formula="of:=IF([.A309] = 1; IF([.E308] = &quot;EUR&quot;; &quot;PLN&quot;; &quot;EUR&quot;); [.E308])" office:value-type="string" office:string-value="EUR" calcext:value-type="string">
            <text:p>EUR</text:p>
          </table:table-cell>
          <table:table-cell table:formula="of:=ROUND(IF([.G309]&lt;&gt;[.G308]; IF([.G309] = &quot;EUR&quot;; [.F308]/[.C309]; [.F308]*[.C309]); [.F308]); 2)" office:value-type="currency" office:currency="PLN" office:value="21272.06" calcext:value-type="currency">
            <text:p>21 272,06 zł</text:p>
          </table:table-cell>
          <table:table-cell table:formula="of:=IF([.G308]= &quot;EUR&quot;; IF([.C309] &lt; [.C30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10]) = 1; 1;)" office:value-type="float" office:value="0" calcext:value-type="float">
            <text:p>0</text:p>
          </table:table-cell>
          <table:table-cell office:value-type="date" office:date-value="2005-11-05" calcext:value-type="date">
            <text:p>5.11.2005</text:p>
          </table:table-cell>
          <table:table-cell office:value-type="float" office:value="4.7286" calcext:value-type="float">
            <text:p>4,7286</text:p>
          </table:table-cell>
          <table:table-cell table:formula="of:=ROUND(IF([.E310]&lt;&gt;[.E309]; IF([.E310] = &quot;EUR&quot;; [.D309]/[.C310]; [.D309]*[.C310]); [.D309]); 2)" office:value-type="currency" office:currency="PLN" office:value="4470.65" calcext:value-type="currency">
            <text:p>4 470,65 zł</text:p>
          </table:table-cell>
          <table:table-cell table:formula="of:=IF([.A310] = 1; IF([.E309] = &quot;EUR&quot;; &quot;PLN&quot;; &quot;EUR&quot;); [.E309])" office:value-type="string" office:string-value="EUR" calcext:value-type="string">
            <text:p>EUR</text:p>
          </table:table-cell>
          <table:table-cell table:formula="of:=ROUND(IF([.G310]&lt;&gt;[.G309]; IF([.G310] = &quot;EUR&quot;; [.F309]/[.C310]; [.F309]*[.C310]); [.F309]); 2)" office:value-type="currency" office:currency="PLN" office:value="4498.6" calcext:value-type="currency">
            <text:p>4 498,60 zł</text:p>
          </table:table-cell>
          <table:table-cell table:formula="of:=IF([.G309]= &quot;EUR&quot;; IF([.C310] &lt; [.C30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1]) = 1; 1;)" office:value-type="float" office:value="0" calcext:value-type="float">
            <text:p>0</text:p>
          </table:table-cell>
          <table:table-cell office:value-type="date" office:date-value="2005-11-06" calcext:value-type="date">
            <text:p>6.11.2005</text:p>
          </table:table-cell>
          <table:table-cell office:value-type="float" office:value="4.7405" calcext:value-type="float">
            <text:p>4,7405</text:p>
          </table:table-cell>
          <table:table-cell table:formula="of:=ROUND(IF([.E311]&lt;&gt;[.E310]; IF([.E311] = &quot;EUR&quot;; [.D310]/[.C311]; [.D310]*[.C311]); [.D310]); 2)" office:value-type="currency" office:currency="PLN" office:value="4470.65" calcext:value-type="currency">
            <text:p>4 470,65 zł</text:p>
          </table:table-cell>
          <table:table-cell table:formula="of:=IF([.A311] = 1; IF([.E310] = &quot;EUR&quot;; &quot;PLN&quot;; &quot;EUR&quot;); [.E310])" office:value-type="string" office:string-value="EUR" calcext:value-type="string">
            <text:p>EUR</text:p>
          </table:table-cell>
          <table:table-cell table:formula="of:=ROUND(IF([.G311]&lt;&gt;[.G310]; IF([.G311] = &quot;EUR&quot;; [.F310]/[.C311]; [.F310]*[.C311]); [.F310]); 2)" office:value-type="currency" office:currency="PLN" office:value="4498.6" calcext:value-type="currency">
            <text:p>4 498,60 zł</text:p>
          </table:table-cell>
          <table:table-cell table:formula="of:=IF([.G310]= &quot;EUR&quot;; IF([.C311] &lt; [.C31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2]) = 1; 1;)" office:value-type="float" office:value="0" calcext:value-type="float">
            <text:p>0</text:p>
          </table:table-cell>
          <table:table-cell office:value-type="date" office:date-value="2005-11-07" calcext:value-type="date">
            <text:p>7.11.2005</text:p>
          </table:table-cell>
          <table:table-cell office:value-type="float" office:value="4.7343" calcext:value-type="float">
            <text:p>4,7343</text:p>
          </table:table-cell>
          <table:table-cell table:formula="of:=ROUND(IF([.E312]&lt;&gt;[.E311]; IF([.E312] = &quot;EUR&quot;; [.D311]/[.C312]; [.D311]*[.C312]); [.D311]); 2)" office:value-type="currency" office:currency="PLN" office:value="4470.65" calcext:value-type="currency">
            <text:p>4 470,65 zł</text:p>
          </table:table-cell>
          <table:table-cell table:formula="of:=IF([.A312] = 1; IF([.E311] = &quot;EUR&quot;; &quot;PLN&quot;; &quot;EUR&quot;); [.E311])" office:value-type="string" office:string-value="EUR" calcext:value-type="string">
            <text:p>EUR</text:p>
          </table:table-cell>
          <table:table-cell table:formula="of:=ROUND(IF([.G312]&lt;&gt;[.G311]; IF([.G312] = &quot;EUR&quot;; [.F311]/[.C312]; [.F311]*[.C312]); [.F311]); 2)" office:value-type="currency" office:currency="PLN" office:value="21297.72" calcext:value-type="currency">
            <text:p>21 297,72 zł</text:p>
          </table:table-cell>
          <table:table-cell table:formula="of:=IF([.G311]= &quot;EUR&quot;; IF([.C312] &lt; [.C31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13]) = 1; 1;)" office:value-type="float" office:value="0" calcext:value-type="float">
            <text:p>0</text:p>
          </table:table-cell>
          <table:table-cell office:value-type="date" office:date-value="2005-11-08" calcext:value-type="date">
            <text:p>8.11.2005</text:p>
          </table:table-cell>
          <table:table-cell office:value-type="float" office:value="4.723" calcext:value-type="float">
            <text:p>4,723</text:p>
          </table:table-cell>
          <table:table-cell table:formula="of:=ROUND(IF([.E313]&lt;&gt;[.E312]; IF([.E313] = &quot;EUR&quot;; [.D312]/[.C313]; [.D312]*[.C313]); [.D312]); 2)" office:value-type="currency" office:currency="PLN" office:value="4470.65" calcext:value-type="currency">
            <text:p>4 470,65 zł</text:p>
          </table:table-cell>
          <table:table-cell table:formula="of:=IF([.A313] = 1; IF([.E312] = &quot;EUR&quot;; &quot;PLN&quot;; &quot;EUR&quot;); [.E312])" office:value-type="string" office:string-value="EUR" calcext:value-type="string">
            <text:p>EUR</text:p>
          </table:table-cell>
          <table:table-cell table:formula="of:=ROUND(IF([.G313]&lt;&gt;[.G312]; IF([.G313] = &quot;EUR&quot;; [.F312]/[.C313]; [.F312]*[.C313]); [.F312]); 2)" office:value-type="currency" office:currency="PLN" office:value="4509.36" calcext:value-type="currency">
            <text:p>4 509,36 zł</text:p>
          </table:table-cell>
          <table:table-cell table:formula="of:=IF([.G312]= &quot;EUR&quot;; IF([.C313] &lt; [.C31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4]) = 1; 1;)" office:value-type="float" office:value="0" calcext:value-type="float">
            <text:p>0</text:p>
          </table:table-cell>
          <table:table-cell office:value-type="date" office:date-value="2005-11-09" calcext:value-type="date">
            <text:p>9.11.2005</text:p>
          </table:table-cell>
          <table:table-cell office:value-type="float" office:value="4.7016" calcext:value-type="float">
            <text:p>4,7016</text:p>
          </table:table-cell>
          <table:table-cell table:formula="of:=ROUND(IF([.E314]&lt;&gt;[.E313]; IF([.E314] = &quot;EUR&quot;; [.D313]/[.C314]; [.D313]*[.C314]); [.D313]); 2)" office:value-type="currency" office:currency="PLN" office:value="4470.65" calcext:value-type="currency">
            <text:p>4 470,65 zł</text:p>
          </table:table-cell>
          <table:table-cell table:formula="of:=IF([.A314] = 1; IF([.E313] = &quot;EUR&quot;; &quot;PLN&quot;; &quot;EUR&quot;); [.E313])" office:value-type="string" office:string-value="EUR" calcext:value-type="string">
            <text:p>EUR</text:p>
          </table:table-cell>
          <table:table-cell table:formula="of:=ROUND(IF([.G314]&lt;&gt;[.G313]; IF([.G314] = &quot;EUR&quot;; [.F313]/[.C314]; [.F313]*[.C314]); [.F313]); 2)" office:value-type="currency" office:currency="PLN" office:value="21201.21" calcext:value-type="currency">
            <text:p>21 201,21 zł</text:p>
          </table:table-cell>
          <table:table-cell table:formula="of:=IF([.G313]= &quot;EUR&quot;; IF([.C314] &lt; [.C31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15]) = 1; 1;)" office:value-type="float" office:value="0" calcext:value-type="float">
            <text:p>0</text:p>
          </table:table-cell>
          <table:table-cell office:value-type="date" office:date-value="2005-11-10" calcext:value-type="date">
            <text:p>10.11.2005</text:p>
          </table:table-cell>
          <table:table-cell office:value-type="float" office:value="4.702" calcext:value-type="float">
            <text:p>4,702</text:p>
          </table:table-cell>
          <table:table-cell table:formula="of:=ROUND(IF([.E315]&lt;&gt;[.E314]; IF([.E315] = &quot;EUR&quot;; [.D314]/[.C315]; [.D314]*[.C315]); [.D314]); 2)" office:value-type="currency" office:currency="PLN" office:value="4470.65" calcext:value-type="currency">
            <text:p>4 470,65 zł</text:p>
          </table:table-cell>
          <table:table-cell table:formula="of:=IF([.A315] = 1; IF([.E314] = &quot;EUR&quot;; &quot;PLN&quot;; &quot;EUR&quot;); [.E314])" office:value-type="string" office:string-value="EUR" calcext:value-type="string">
            <text:p>EUR</text:p>
          </table:table-cell>
          <table:table-cell table:formula="of:=ROUND(IF([.G315]&lt;&gt;[.G314]; IF([.G315] = &quot;EUR&quot;; [.F314]/[.C315]; [.F314]*[.C315]); [.F314]); 2)" office:value-type="currency" office:currency="PLN" office:value="4508.98" calcext:value-type="currency">
            <text:p>4 508,98 zł</text:p>
          </table:table-cell>
          <table:table-cell table:formula="of:=IF([.G314]= &quot;EUR&quot;; IF([.C315] &lt; [.C31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6]) = 1; 1;)" office:value-type="float" office:value="0" calcext:value-type="float">
            <text:p>0</text:p>
          </table:table-cell>
          <table:table-cell office:value-type="date" office:date-value="2005-11-11" calcext:value-type="date">
            <text:p>11.11.2005</text:p>
          </table:table-cell>
          <table:table-cell office:value-type="float" office:value="4.7043" calcext:value-type="float">
            <text:p>4,7043</text:p>
          </table:table-cell>
          <table:table-cell table:formula="of:=ROUND(IF([.E316]&lt;&gt;[.E315]; IF([.E316] = &quot;EUR&quot;; [.D315]/[.C316]; [.D315]*[.C316]); [.D315]); 2)" office:value-type="currency" office:currency="PLN" office:value="4470.65" calcext:value-type="currency">
            <text:p>4 470,65 zł</text:p>
          </table:table-cell>
          <table:table-cell table:formula="of:=IF([.A316] = 1; IF([.E315] = &quot;EUR&quot;; &quot;PLN&quot;; &quot;EUR&quot;); [.E315])" office:value-type="string" office:string-value="EUR" calcext:value-type="string">
            <text:p>EUR</text:p>
          </table:table-cell>
          <table:table-cell table:formula="of:=ROUND(IF([.G316]&lt;&gt;[.G315]; IF([.G316] = &quot;EUR&quot;; [.F315]/[.C316]; [.F315]*[.C316]); [.F315]); 2)" office:value-type="currency" office:currency="PLN" office:value="4508.98" calcext:value-type="currency">
            <text:p>4 508,98 zł</text:p>
          </table:table-cell>
          <table:table-cell table:formula="of:=IF([.G315]= &quot;EUR&quot;; IF([.C316] &lt; [.C31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7]) = 1; 1;)" office:value-type="float" office:value="0" calcext:value-type="float">
            <text:p>0</text:p>
          </table:table-cell>
          <table:table-cell office:value-type="date" office:date-value="2005-11-12" calcext:value-type="date">
            <text:p>12.11.2005</text:p>
          </table:table-cell>
          <table:table-cell office:value-type="float" office:value="4.7585" calcext:value-type="float">
            <text:p>4,7585</text:p>
          </table:table-cell>
          <table:table-cell table:formula="of:=ROUND(IF([.E317]&lt;&gt;[.E316]; IF([.E317] = &quot;EUR&quot;; [.D316]/[.C317]; [.D316]*[.C317]); [.D316]); 2)" office:value-type="currency" office:currency="PLN" office:value="4470.65" calcext:value-type="currency">
            <text:p>4 470,65 zł</text:p>
          </table:table-cell>
          <table:table-cell table:formula="of:=IF([.A317] = 1; IF([.E316] = &quot;EUR&quot;; &quot;PLN&quot;; &quot;EUR&quot;); [.E316])" office:value-type="string" office:string-value="EUR" calcext:value-type="string">
            <text:p>EUR</text:p>
          </table:table-cell>
          <table:table-cell table:formula="of:=ROUND(IF([.G317]&lt;&gt;[.G316]; IF([.G317] = &quot;EUR&quot;; [.F316]/[.C317]; [.F316]*[.C317]); [.F316]); 2)" office:value-type="currency" office:currency="PLN" office:value="4508.98" calcext:value-type="currency">
            <text:p>4 508,98 zł</text:p>
          </table:table-cell>
          <table:table-cell table:formula="of:=IF([.G316]= &quot;EUR&quot;; IF([.C317] &lt; [.C31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18]) = 1; 1;)" office:value-type="float" office:value="0" calcext:value-type="float">
            <text:p>0</text:p>
          </table:table-cell>
          <table:table-cell office:value-type="date" office:date-value="2005-11-13" calcext:value-type="date">
            <text:p>13.11.2005</text:p>
          </table:table-cell>
          <table:table-cell office:value-type="float" office:value="4.7324" calcext:value-type="float">
            <text:p>4,7324</text:p>
          </table:table-cell>
          <table:table-cell table:formula="of:=ROUND(IF([.E318]&lt;&gt;[.E317]; IF([.E318] = &quot;EUR&quot;; [.D317]/[.C318]; [.D317]*[.C318]); [.D317]); 2)" office:value-type="currency" office:currency="PLN" office:value="4470.65" calcext:value-type="currency">
            <text:p>4 470,65 zł</text:p>
          </table:table-cell>
          <table:table-cell table:formula="of:=IF([.A318] = 1; IF([.E317] = &quot;EUR&quot;; &quot;PLN&quot;; &quot;EUR&quot;); [.E317])" office:value-type="string" office:string-value="EUR" calcext:value-type="string">
            <text:p>EUR</text:p>
          </table:table-cell>
          <table:table-cell table:formula="of:=ROUND(IF([.G318]&lt;&gt;[.G317]; IF([.G318] = &quot;EUR&quot;; [.F317]/[.C318]; [.F317]*[.C318]); [.F317]); 2)" office:value-type="currency" office:currency="PLN" office:value="21338.3" calcext:value-type="currency">
            <text:p>21 338,30 zł</text:p>
          </table:table-cell>
          <table:table-cell table:formula="of:=IF([.G317]= &quot;EUR&quot;; IF([.C318] &lt; [.C317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19]) = 1; 1;)" office:value-type="float" office:value="0" calcext:value-type="float">
            <text:p>0</text:p>
          </table:table-cell>
          <table:table-cell office:value-type="date" office:date-value="2005-11-14" calcext:value-type="date">
            <text:p>14.11.2005</text:p>
          </table:table-cell>
          <table:table-cell office:value-type="float" office:value="4.7386" calcext:value-type="float">
            <text:p>4,7386</text:p>
          </table:table-cell>
          <table:table-cell table:formula="of:=ROUND(IF([.E319]&lt;&gt;[.E318]; IF([.E319] = &quot;EUR&quot;; [.D318]/[.C319]; [.D318]*[.C319]); [.D318]); 2)" office:value-type="currency" office:currency="PLN" office:value="4470.65" calcext:value-type="currency">
            <text:p>4 470,65 zł</text:p>
          </table:table-cell>
          <table:table-cell table:formula="of:=IF([.A319] = 1; IF([.E318] = &quot;EUR&quot;; &quot;PLN&quot;; &quot;EUR&quot;); [.E318])" office:value-type="string" office:string-value="EUR" calcext:value-type="string">
            <text:p>EUR</text:p>
          </table:table-cell>
          <table:table-cell table:formula="of:=ROUND(IF([.G319]&lt;&gt;[.G318]; IF([.G319] = &quot;EUR&quot;; [.F318]/[.C319]; [.F318]*[.C319]); [.F318]); 2)" office:value-type="currency" office:currency="PLN" office:value="4503.08" calcext:value-type="currency">
            <text:p>4 503,08 zł</text:p>
          </table:table-cell>
          <table:table-cell table:formula="of:=IF([.G318]= &quot;EUR&quot;; IF([.C319] &lt; [.C31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0]) = 1; 1;)" office:value-type="float" office:value="0" calcext:value-type="float">
            <text:p>0</text:p>
          </table:table-cell>
          <table:table-cell office:value-type="date" office:date-value="2005-11-15" calcext:value-type="date">
            <text:p>15.11.2005</text:p>
          </table:table-cell>
          <table:table-cell office:value-type="float" office:value="4.7455" calcext:value-type="float">
            <text:p>4,7455</text:p>
          </table:table-cell>
          <table:table-cell table:formula="of:=ROUND(IF([.E320]&lt;&gt;[.E319]; IF([.E320] = &quot;EUR&quot;; [.D319]/[.C320]; [.D319]*[.C320]); [.D319]); 2)" office:value-type="currency" office:currency="PLN" office:value="4470.65" calcext:value-type="currency">
            <text:p>4 470,65 zł</text:p>
          </table:table-cell>
          <table:table-cell table:formula="of:=IF([.A320] = 1; IF([.E319] = &quot;EUR&quot;; &quot;PLN&quot;; &quot;EUR&quot;); [.E319])" office:value-type="string" office:string-value="EUR" calcext:value-type="string">
            <text:p>EUR</text:p>
          </table:table-cell>
          <table:table-cell table:formula="of:=ROUND(IF([.G320]&lt;&gt;[.G319]; IF([.G320] = &quot;EUR&quot;; [.F319]/[.C320]; [.F319]*[.C320]); [.F319]); 2)" office:value-type="currency" office:currency="PLN" office:value="4503.08" calcext:value-type="currency">
            <text:p>4 503,08 zł</text:p>
          </table:table-cell>
          <table:table-cell table:formula="of:=IF([.G319]= &quot;EUR&quot;; IF([.C320] &lt; [.C31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1]) = 1; 1;)" office:value-type="float" office:value="0" calcext:value-type="float">
            <text:p>0</text:p>
          </table:table-cell>
          <table:table-cell office:value-type="date" office:date-value="2005-11-16" calcext:value-type="date">
            <text:p>16.11.2005</text:p>
          </table:table-cell>
          <table:table-cell office:value-type="float" office:value="4.7528" calcext:value-type="float">
            <text:p>4,7528</text:p>
          </table:table-cell>
          <table:table-cell table:formula="of:=ROUND(IF([.E321]&lt;&gt;[.E320]; IF([.E321] = &quot;EUR&quot;; [.D320]/[.C321]; [.D320]*[.C321]); [.D320]); 2)" office:value-type="currency" office:currency="PLN" office:value="4470.65" calcext:value-type="currency">
            <text:p>4 470,65 zł</text:p>
          </table:table-cell>
          <table:table-cell table:formula="of:=IF([.A321] = 1; IF([.E320] = &quot;EUR&quot;; &quot;PLN&quot;; &quot;EUR&quot;); [.E320])" office:value-type="string" office:string-value="EUR" calcext:value-type="string">
            <text:p>EUR</text:p>
          </table:table-cell>
          <table:table-cell table:formula="of:=ROUND(IF([.G321]&lt;&gt;[.G320]; IF([.G321] = &quot;EUR&quot;; [.F320]/[.C321]; [.F320]*[.C321]); [.F320]); 2)" office:value-type="currency" office:currency="PLN" office:value="4503.08" calcext:value-type="currency">
            <text:p>4 503,08 zł</text:p>
          </table:table-cell>
          <table:table-cell table:formula="of:=IF([.G320]= &quot;EUR&quot;; IF([.C321] &lt; [.C32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2]) = 1; 1;)" office:value-type="float" office:value="0" calcext:value-type="float">
            <text:p>0</text:p>
          </table:table-cell>
          <table:table-cell office:value-type="date" office:date-value="2005-11-17" calcext:value-type="date">
            <text:p>17.11.2005</text:p>
          </table:table-cell>
          <table:table-cell office:value-type="float" office:value="4.7509" calcext:value-type="float">
            <text:p>4,7509</text:p>
          </table:table-cell>
          <table:table-cell table:formula="of:=ROUND(IF([.E322]&lt;&gt;[.E321]; IF([.E322] = &quot;EUR&quot;; [.D321]/[.C322]; [.D321]*[.C322]); [.D321]); 2)" office:value-type="currency" office:currency="PLN" office:value="4470.65" calcext:value-type="currency">
            <text:p>4 470,65 zł</text:p>
          </table:table-cell>
          <table:table-cell table:formula="of:=IF([.A322] = 1; IF([.E321] = &quot;EUR&quot;; &quot;PLN&quot;; &quot;EUR&quot;); [.E321])" office:value-type="string" office:string-value="EUR" calcext:value-type="string">
            <text:p>EUR</text:p>
          </table:table-cell>
          <table:table-cell table:formula="of:=ROUND(IF([.G322]&lt;&gt;[.G321]; IF([.G322] = &quot;EUR&quot;; [.F321]/[.C322]; [.F321]*[.C322]); [.F321]); 2)" office:value-type="currency" office:currency="PLN" office:value="21393.68" calcext:value-type="currency">
            <text:p>21 393,68 zł</text:p>
          </table:table-cell>
          <table:table-cell table:formula="of:=IF([.G321]= &quot;EUR&quot;; IF([.C322] &lt; [.C32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23]) = 1; 1;)" office:value-type="float" office:value="0" calcext:value-type="float">
            <text:p>0</text:p>
          </table:table-cell>
          <table:table-cell office:value-type="date" office:date-value="2005-11-18" calcext:value-type="date">
            <text:p>18.11.2005</text:p>
          </table:table-cell>
          <table:table-cell office:value-type="float" office:value="4.7194" calcext:value-type="float">
            <text:p>4,7194</text:p>
          </table:table-cell>
          <table:table-cell table:formula="of:=ROUND(IF([.E323]&lt;&gt;[.E322]; IF([.E323] = &quot;EUR&quot;; [.D322]/[.C323]; [.D322]*[.C323]); [.D322]); 2)" office:value-type="currency" office:currency="PLN" office:value="4470.65" calcext:value-type="currency">
            <text:p>4 470,65 zł</text:p>
          </table:table-cell>
          <table:table-cell table:formula="of:=IF([.A323] = 1; IF([.E322] = &quot;EUR&quot;; &quot;PLN&quot;; &quot;EUR&quot;); [.E322])" office:value-type="string" office:string-value="EUR" calcext:value-type="string">
            <text:p>EUR</text:p>
          </table:table-cell>
          <table:table-cell table:formula="of:=ROUND(IF([.G323]&lt;&gt;[.G322]; IF([.G323] = &quot;EUR&quot;; [.F322]/[.C323]; [.F322]*[.C323]); [.F322]); 2)" office:value-type="currency" office:currency="PLN" office:value="4533.14" calcext:value-type="currency">
            <text:p>4 533,14 zł</text:p>
          </table:table-cell>
          <table:table-cell table:formula="of:=IF([.G322]= &quot;EUR&quot;; IF([.C323] &lt; [.C32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4]) = 1; 1;)" office:value-type="float" office:value="0" calcext:value-type="float">
            <text:p>0</text:p>
          </table:table-cell>
          <table:table-cell office:value-type="date" office:date-value="2005-11-19" calcext:value-type="date">
            <text:p>19.11.2005</text:p>
          </table:table-cell>
          <table:table-cell office:value-type="float" office:value="4.7273" calcext:value-type="float">
            <text:p>4,7273</text:p>
          </table:table-cell>
          <table:table-cell table:formula="of:=ROUND(IF([.E324]&lt;&gt;[.E323]; IF([.E324] = &quot;EUR&quot;; [.D323]/[.C324]; [.D323]*[.C324]); [.D323]); 2)" office:value-type="currency" office:currency="PLN" office:value="4470.65" calcext:value-type="currency">
            <text:p>4 470,65 zł</text:p>
          </table:table-cell>
          <table:table-cell table:formula="of:=IF([.A324] = 1; IF([.E323] = &quot;EUR&quot;; &quot;PLN&quot;; &quot;EUR&quot;); [.E323])" office:value-type="string" office:string-value="EUR" calcext:value-type="string">
            <text:p>EUR</text:p>
          </table:table-cell>
          <table:table-cell table:formula="of:=ROUND(IF([.G324]&lt;&gt;[.G323]; IF([.G324] = &quot;EUR&quot;; [.F323]/[.C324]; [.F323]*[.C324]); [.F323]); 2)" office:value-type="currency" office:currency="PLN" office:value="4533.14" calcext:value-type="currency">
            <text:p>4 533,14 zł</text:p>
          </table:table-cell>
          <table:table-cell table:formula="of:=IF([.G323]= &quot;EUR&quot;; IF([.C324] &lt; [.C32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5]) = 1; 1;)" office:value-type="float" office:value="0" calcext:value-type="float">
            <text:p>0</text:p>
          </table:table-cell>
          <table:table-cell office:value-type="date" office:date-value="2005-11-20" calcext:value-type="date">
            <text:p>20.11.2005</text:p>
          </table:table-cell>
          <table:table-cell office:value-type="float" office:value="4.7181" calcext:value-type="float">
            <text:p>4,7181</text:p>
          </table:table-cell>
          <table:table-cell table:formula="of:=ROUND(IF([.E325]&lt;&gt;[.E324]; IF([.E325] = &quot;EUR&quot;; [.D324]/[.C325]; [.D324]*[.C325]); [.D324]); 2)" office:value-type="currency" office:currency="PLN" office:value="4470.65" calcext:value-type="currency">
            <text:p>4 470,65 zł</text:p>
          </table:table-cell>
          <table:table-cell table:formula="of:=IF([.A325] = 1; IF([.E324] = &quot;EUR&quot;; &quot;PLN&quot;; &quot;EUR&quot;); [.E324])" office:value-type="string" office:string-value="EUR" calcext:value-type="string">
            <text:p>EUR</text:p>
          </table:table-cell>
          <table:table-cell table:formula="of:=ROUND(IF([.G325]&lt;&gt;[.G324]; IF([.G325] = &quot;EUR&quot;; [.F324]/[.C325]; [.F324]*[.C325]); [.F324]); 2)" office:value-type="currency" office:currency="PLN" office:value="21387.81" calcext:value-type="currency">
            <text:p>21 387,81 zł</text:p>
          </table:table-cell>
          <table:table-cell table:formula="of:=IF([.G324]= &quot;EUR&quot;; IF([.C325] &lt; [.C32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26]) = 1; 1;)" office:value-type="float" office:value="0" calcext:value-type="float">
            <text:p>0</text:p>
          </table:table-cell>
          <table:table-cell office:value-type="date" office:date-value="2005-11-21" calcext:value-type="date">
            <text:p>21.11.2005</text:p>
          </table:table-cell>
          <table:table-cell office:value-type="float" office:value="4.7397" calcext:value-type="float">
            <text:p>4,7397</text:p>
          </table:table-cell>
          <table:table-cell table:formula="of:=ROUND(IF([.E326]&lt;&gt;[.E325]; IF([.E326] = &quot;EUR&quot;; [.D325]/[.C326]; [.D325]*[.C326]); [.D325]); 2)" office:value-type="currency" office:currency="PLN" office:value="4470.65" calcext:value-type="currency">
            <text:p>4 470,65 zł</text:p>
          </table:table-cell>
          <table:table-cell table:formula="of:=IF([.A326] = 1; IF([.E325] = &quot;EUR&quot;; &quot;PLN&quot;; &quot;EUR&quot;); [.E325])" office:value-type="string" office:string-value="EUR" calcext:value-type="string">
            <text:p>EUR</text:p>
          </table:table-cell>
          <table:table-cell table:formula="of:=ROUND(IF([.G326]&lt;&gt;[.G325]; IF([.G326] = &quot;EUR&quot;; [.F325]/[.C326]; [.F325]*[.C326]); [.F325]); 2)" office:value-type="currency" office:currency="PLN" office:value="4512.48" calcext:value-type="currency">
            <text:p>4 512,48 zł</text:p>
          </table:table-cell>
          <table:table-cell table:formula="of:=IF([.G325]= &quot;EUR&quot;; IF([.C326] &lt; [.C32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7]) = 1; 1;)" office:value-type="float" office:value="0" calcext:value-type="float">
            <text:p>0</text:p>
          </table:table-cell>
          <table:table-cell office:value-type="date" office:date-value="2005-11-22" calcext:value-type="date">
            <text:p>22.11.2005</text:p>
          </table:table-cell>
          <table:table-cell office:value-type="float" office:value="4.7289" calcext:value-type="float">
            <text:p>4,7289</text:p>
          </table:table-cell>
          <table:table-cell table:formula="of:=ROUND(IF([.E327]&lt;&gt;[.E326]; IF([.E327] = &quot;EUR&quot;; [.D326]/[.C327]; [.D326]*[.C327]); [.D326]); 2)" office:value-type="currency" office:currency="PLN" office:value="4470.65" calcext:value-type="currency">
            <text:p>4 470,65 zł</text:p>
          </table:table-cell>
          <table:table-cell table:formula="of:=IF([.A327] = 1; IF([.E326] = &quot;EUR&quot;; &quot;PLN&quot;; &quot;EUR&quot;); [.E326])" office:value-type="string" office:string-value="EUR" calcext:value-type="string">
            <text:p>EUR</text:p>
          </table:table-cell>
          <table:table-cell table:formula="of:=ROUND(IF([.G327]&lt;&gt;[.G326]; IF([.G327] = &quot;EUR&quot;; [.F326]/[.C327]; [.F326]*[.C327]); [.F326]); 2)" office:value-type="currency" office:currency="PLN" office:value="21339.07" calcext:value-type="currency">
            <text:p>21 339,07 zł</text:p>
          </table:table-cell>
          <table:table-cell table:formula="of:=IF([.G326]= &quot;EUR&quot;; IF([.C327] &lt; [.C32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28]) = 1; 1;)" office:value-type="float" office:value="0" calcext:value-type="float">
            <text:p>0</text:p>
          </table:table-cell>
          <table:table-cell office:value-type="date" office:date-value="2005-11-23" calcext:value-type="date">
            <text:p>23.11.2005</text:p>
          </table:table-cell>
          <table:table-cell office:value-type="float" office:value="4.7333" calcext:value-type="float">
            <text:p>4,7333</text:p>
          </table:table-cell>
          <table:table-cell table:formula="of:=ROUND(IF([.E328]&lt;&gt;[.E327]; IF([.E328] = &quot;EUR&quot;; [.D327]/[.C328]; [.D327]*[.C328]); [.D327]); 2)" office:value-type="currency" office:currency="PLN" office:value="4470.65" calcext:value-type="currency">
            <text:p>4 470,65 zł</text:p>
          </table:table-cell>
          <table:table-cell table:formula="of:=IF([.A328] = 1; IF([.E327] = &quot;EUR&quot;; &quot;PLN&quot;; &quot;EUR&quot;); [.E327])" office:value-type="string" office:string-value="EUR" calcext:value-type="string">
            <text:p>EUR</text:p>
          </table:table-cell>
          <table:table-cell table:formula="of:=ROUND(IF([.G328]&lt;&gt;[.G327]; IF([.G328] = &quot;EUR&quot;; [.F327]/[.C328]; [.F327]*[.C328]); [.F327]); 2)" office:value-type="currency" office:currency="PLN" office:value="4508.29" calcext:value-type="currency">
            <text:p>4 508,29 zł</text:p>
          </table:table-cell>
          <table:table-cell table:formula="of:=IF([.G327]= &quot;EUR&quot;; IF([.C328] &lt; [.C32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29]) = 1; 1;)" office:value-type="float" office:value="0" calcext:value-type="float">
            <text:p>0</text:p>
          </table:table-cell>
          <table:table-cell office:value-type="date" office:date-value="2005-11-24" calcext:value-type="date">
            <text:p>24.11.2005</text:p>
          </table:table-cell>
          <table:table-cell office:value-type="float" office:value="4.7441" calcext:value-type="float">
            <text:p>4,7441</text:p>
          </table:table-cell>
          <table:table-cell table:formula="of:=ROUND(IF([.E329]&lt;&gt;[.E328]; IF([.E329] = &quot;EUR&quot;; [.D328]/[.C329]; [.D328]*[.C329]); [.D328]); 2)" office:value-type="currency" office:currency="PLN" office:value="4470.65" calcext:value-type="currency">
            <text:p>4 470,65 zł</text:p>
          </table:table-cell>
          <table:table-cell table:formula="of:=IF([.A329] = 1; IF([.E328] = &quot;EUR&quot;; &quot;PLN&quot;; &quot;EUR&quot;); [.E328])" office:value-type="string" office:string-value="EUR" calcext:value-type="string">
            <text:p>EUR</text:p>
          </table:table-cell>
          <table:table-cell table:formula="of:=ROUND(IF([.G329]&lt;&gt;[.G328]; IF([.G329] = &quot;EUR&quot;; [.F328]/[.C329]; [.F328]*[.C329]); [.F328]); 2)" office:value-type="currency" office:currency="PLN" office:value="4508.29" calcext:value-type="currency">
            <text:p>4 508,29 zł</text:p>
          </table:table-cell>
          <table:table-cell table:formula="of:=IF([.G328]= &quot;EUR&quot;; IF([.C329] &lt; [.C32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0]) = 1; 1;)" office:value-type="float" office:value="0" calcext:value-type="float">
            <text:p>0</text:p>
          </table:table-cell>
          <table:table-cell office:value-type="date" office:date-value="2005-11-25" calcext:value-type="date">
            <text:p>25.11.2005</text:p>
          </table:table-cell>
          <table:table-cell office:value-type="float" office:value="4.8139" calcext:value-type="float">
            <text:p>4,8139</text:p>
          </table:table-cell>
          <table:table-cell table:formula="of:=ROUND(IF([.E330]&lt;&gt;[.E329]; IF([.E330] = &quot;EUR&quot;; [.D329]/[.C330]; [.D329]*[.C330]); [.D329]); 2)" office:value-type="currency" office:currency="PLN" office:value="4470.65" calcext:value-type="currency">
            <text:p>4 470,65 zł</text:p>
          </table:table-cell>
          <table:table-cell table:formula="of:=IF([.A330] = 1; IF([.E329] = &quot;EUR&quot;; &quot;PLN&quot;; &quot;EUR&quot;); [.E329])" office:value-type="string" office:string-value="EUR" calcext:value-type="string">
            <text:p>EUR</text:p>
          </table:table-cell>
          <table:table-cell table:formula="of:=ROUND(IF([.G330]&lt;&gt;[.G329]; IF([.G330] = &quot;EUR&quot;; [.F329]/[.C330]; [.F329]*[.C330]); [.F329]); 2)" office:value-type="currency" office:currency="PLN" office:value="4508.29" calcext:value-type="currency">
            <text:p>4 508,29 zł</text:p>
          </table:table-cell>
          <table:table-cell table:formula="of:=IF([.G329]= &quot;EUR&quot;; IF([.C330] &lt; [.C32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1]) = 1; 1;)" office:value-type="float" office:value="0" calcext:value-type="float">
            <text:p>0</text:p>
          </table:table-cell>
          <table:table-cell office:value-type="date" office:date-value="2005-11-26" calcext:value-type="date">
            <text:p>26.11.2005</text:p>
          </table:table-cell>
          <table:table-cell office:value-type="float" office:value="4.7894" calcext:value-type="float">
            <text:p>4,7894</text:p>
          </table:table-cell>
          <table:table-cell table:formula="of:=ROUND(IF([.E331]&lt;&gt;[.E330]; IF([.E331] = &quot;EUR&quot;; [.D330]/[.C331]; [.D330]*[.C331]); [.D330]); 2)" office:value-type="currency" office:currency="PLN" office:value="4470.65" calcext:value-type="currency">
            <text:p>4 470,65 zł</text:p>
          </table:table-cell>
          <table:table-cell table:formula="of:=IF([.A331] = 1; IF([.E330] = &quot;EUR&quot;; &quot;PLN&quot;; &quot;EUR&quot;); [.E330])" office:value-type="string" office:string-value="EUR" calcext:value-type="string">
            <text:p>EUR</text:p>
          </table:table-cell>
          <table:table-cell table:formula="of:=ROUND(IF([.G331]&lt;&gt;[.G330]; IF([.G331] = &quot;EUR&quot;; [.F330]/[.C331]; [.F330]*[.C331]); [.F330]); 2)" office:value-type="currency" office:currency="PLN" office:value="21592" calcext:value-type="currency">
            <text:p>21 592,00 zł</text:p>
          </table:table-cell>
          <table:table-cell table:formula="of:=IF([.G330]= &quot;EUR&quot;; IF([.C331] &lt; [.C33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32]) = 1; 1;)" office:value-type="float" office:value="0" calcext:value-type="float">
            <text:p>0</text:p>
          </table:table-cell>
          <table:table-cell office:value-type="date" office:date-value="2005-11-27" calcext:value-type="date">
            <text:p>27.11.2005</text:p>
          </table:table-cell>
          <table:table-cell office:value-type="float" office:value="4.7759" calcext:value-type="float">
            <text:p>4,7759</text:p>
          </table:table-cell>
          <table:table-cell table:formula="of:=ROUND(IF([.E332]&lt;&gt;[.E331]; IF([.E332] = &quot;EUR&quot;; [.D331]/[.C332]; [.D331]*[.C332]); [.D331]); 2)" office:value-type="currency" office:currency="PLN" office:value="4470.65" calcext:value-type="currency">
            <text:p>4 470,65 zł</text:p>
          </table:table-cell>
          <table:table-cell table:formula="of:=IF([.A332] = 1; IF([.E331] = &quot;EUR&quot;; &quot;PLN&quot;; &quot;EUR&quot;); [.E331])" office:value-type="string" office:string-value="EUR" calcext:value-type="string">
            <text:p>EUR</text:p>
          </table:table-cell>
          <table:table-cell table:formula="of:=ROUND(IF([.G332]&lt;&gt;[.G331]; IF([.G332] = &quot;EUR&quot;; [.F331]/[.C332]; [.F331]*[.C332]); [.F331]); 2)" office:value-type="currency" office:currency="PLN" office:value="4521.03" calcext:value-type="currency">
            <text:p>4 521,03 zł</text:p>
          </table:table-cell>
          <table:table-cell table:formula="of:=IF([.G331]= &quot;EUR&quot;; IF([.C332] &lt; [.C33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3]) = 1; 1;)" office:value-type="float" office:value="0" calcext:value-type="float">
            <text:p>0</text:p>
          </table:table-cell>
          <table:table-cell office:value-type="date" office:date-value="2005-11-28" calcext:value-type="date">
            <text:p>28.11.2005</text:p>
          </table:table-cell>
          <table:table-cell office:value-type="float" office:value="4.7744" calcext:value-type="float">
            <text:p>4,7744</text:p>
          </table:table-cell>
          <table:table-cell table:formula="of:=ROUND(IF([.E333]&lt;&gt;[.E332]; IF([.E333] = &quot;EUR&quot;; [.D332]/[.C333]; [.D332]*[.C333]); [.D332]); 2)" office:value-type="currency" office:currency="PLN" office:value="4470.65" calcext:value-type="currency">
            <text:p>4 470,65 zł</text:p>
          </table:table-cell>
          <table:table-cell table:formula="of:=IF([.A333] = 1; IF([.E332] = &quot;EUR&quot;; &quot;PLN&quot;; &quot;EUR&quot;); [.E332])" office:value-type="string" office:string-value="EUR" calcext:value-type="string">
            <text:p>EUR</text:p>
          </table:table-cell>
          <table:table-cell table:formula="of:=ROUND(IF([.G333]&lt;&gt;[.G332]; IF([.G333] = &quot;EUR&quot;; [.F332]/[.C333]; [.F332]*[.C333]); [.F332]); 2)" office:value-type="currency" office:currency="PLN" office:value="21585.21" calcext:value-type="currency">
            <text:p>21 585,21 zł</text:p>
          </table:table-cell>
          <table:table-cell table:formula="of:=IF([.G332]= &quot;EUR&quot;; IF([.C333] &lt; [.C332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34]) = 1; 1;)" office:value-type="float" office:value="0" calcext:value-type="float">
            <text:p>0</text:p>
          </table:table-cell>
          <table:table-cell office:value-type="date" office:date-value="2005-11-29" calcext:value-type="date">
            <text:p>29.11.2005</text:p>
          </table:table-cell>
          <table:table-cell office:value-type="float" office:value="4.7436" calcext:value-type="float">
            <text:p>4,7436</text:p>
          </table:table-cell>
          <table:table-cell table:formula="of:=ROUND(IF([.E334]&lt;&gt;[.E333]; IF([.E334] = &quot;EUR&quot;; [.D333]/[.C334]; [.D333]*[.C334]); [.D333]); 2)" office:value-type="currency" office:currency="PLN" office:value="4470.65" calcext:value-type="currency">
            <text:p>4 470,65 zł</text:p>
          </table:table-cell>
          <table:table-cell table:formula="of:=IF([.A334] = 1; IF([.E333] = &quot;EUR&quot;; &quot;PLN&quot;; &quot;EUR&quot;); [.E333])" office:value-type="string" office:string-value="EUR" calcext:value-type="string">
            <text:p>EUR</text:p>
          </table:table-cell>
          <table:table-cell table:formula="of:=ROUND(IF([.G334]&lt;&gt;[.G333]; IF([.G334] = &quot;EUR&quot;; [.F333]/[.C334]; [.F333]*[.C334]); [.F333]); 2)" office:value-type="currency" office:currency="PLN" office:value="4550.39" calcext:value-type="currency">
            <text:p>4 550,39 zł</text:p>
          </table:table-cell>
          <table:table-cell table:formula="of:=IF([.G333]= &quot;EUR&quot;; IF([.C334] &lt; [.C33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5]) = 1; 1;)" office:value-type="float" office:value="0" calcext:value-type="float">
            <text:p>0</text:p>
          </table:table-cell>
          <table:table-cell office:value-type="date" office:date-value="2005-11-30" calcext:value-type="date">
            <text:p>30.11.2005</text:p>
          </table:table-cell>
          <table:table-cell office:value-type="float" office:value="4.7497" calcext:value-type="float">
            <text:p>4,7497</text:p>
          </table:table-cell>
          <table:table-cell table:formula="of:=ROUND(IF([.E335]&lt;&gt;[.E334]; IF([.E335] = &quot;EUR&quot;; [.D334]/[.C335]; [.D334]*[.C335]); [.D334]); 2)" office:value-type="currency" office:currency="PLN" office:value="4470.65" calcext:value-type="currency">
            <text:p>4 470,65 zł</text:p>
          </table:table-cell>
          <table:table-cell table:formula="of:=IF([.A335] = 1; IF([.E334] = &quot;EUR&quot;; &quot;PLN&quot;; &quot;EUR&quot;); [.E334])" office:value-type="string" office:string-value="EUR" calcext:value-type="string">
            <text:p>EUR</text:p>
          </table:table-cell>
          <table:table-cell table:formula="of:=ROUND(IF([.G335]&lt;&gt;[.G334]; IF([.G335] = &quot;EUR&quot;; [.F334]/[.C335]; [.F334]*[.C335]); [.F334]); 2)" office:value-type="currency" office:currency="PLN" office:value="4550.39" calcext:value-type="currency">
            <text:p>4 550,39 zł</text:p>
          </table:table-cell>
          <table:table-cell table:formula="of:=IF([.G334]= &quot;EUR&quot;; IF([.C335] &lt; [.C33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6]) = 1; 1;)" office:value-type="float" office:value="1" calcext:value-type="float">
            <text:p>1</text:p>
          </table:table-cell>
          <table:table-cell office:value-type="date" office:date-value="2005-12-01" calcext:value-type="date">
            <text:p>1.12.2005</text:p>
          </table:table-cell>
          <table:table-cell office:value-type="float" office:value="4.7648" calcext:value-type="float">
            <text:p>4,7648</text:p>
          </table:table-cell>
          <table:table-cell table:formula="of:=ROUND(IF([.E336]&lt;&gt;[.E335]; IF([.E336] = &quot;EUR&quot;; [.D335]/[.C336]; [.D335]*[.C336]); [.D335]); 2)" office:value-type="currency" office:currency="PLN" office:value="21301.75" calcext:value-type="currency">
            <text:p>21 301,75 zł</text:p>
          </table:table-cell>
          <table:table-cell table:formula="of:=IF([.A336] = 1; IF([.E335] = &quot;EUR&quot;; &quot;PLN&quot;; &quot;EUR&quot;); [.E335])" office:value-type="string" office:string-value="PLN" calcext:value-type="string">
            <text:p>PLN</text:p>
          </table:table-cell>
          <table:table-cell table:formula="of:=ROUND(IF([.G336]&lt;&gt;[.G335]; IF([.G336] = &quot;EUR&quot;; [.F335]/[.C336]; [.F335]*[.C336]); [.F335]); 2)" office:value-type="currency" office:currency="PLN" office:value="4550.39" calcext:value-type="currency">
            <text:p>4 550,39 zł</text:p>
          </table:table-cell>
          <table:table-cell table:formula="of:=IF([.G335]= &quot;EUR&quot;; IF([.C336] &lt; [.C33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7]) = 1; 1;)" office:value-type="float" office:value="0" calcext:value-type="float">
            <text:p>0</text:p>
          </table:table-cell>
          <table:table-cell office:value-type="date" office:date-value="2005-12-02" calcext:value-type="date">
            <text:p>2.12.2005</text:p>
          </table:table-cell>
          <table:table-cell office:value-type="float" office:value="4.7595" calcext:value-type="float">
            <text:p>4,7595</text:p>
          </table:table-cell>
          <table:table-cell table:formula="of:=ROUND(IF([.E337]&lt;&gt;[.E336]; IF([.E337] = &quot;EUR&quot;; [.D336]/[.C337]; [.D336]*[.C337]); [.D336]); 2)" office:value-type="currency" office:currency="PLN" office:value="21301.75" calcext:value-type="currency">
            <text:p>21 301,75 zł</text:p>
          </table:table-cell>
          <table:table-cell table:formula="of:=IF([.A337] = 1; IF([.E336] = &quot;EUR&quot;; &quot;PLN&quot;; &quot;EUR&quot;); [.E336])" office:value-type="string" office:string-value="PLN" calcext:value-type="string">
            <text:p>PLN</text:p>
          </table:table-cell>
          <table:table-cell table:formula="of:=ROUND(IF([.G337]&lt;&gt;[.G336]; IF([.G337] = &quot;EUR&quot;; [.F336]/[.C337]; [.F336]*[.C337]); [.F336]); 2)" office:value-type="currency" office:currency="PLN" office:value="21657.58" calcext:value-type="currency">
            <text:p>21 657,58 zł</text:p>
          </table:table-cell>
          <table:table-cell table:formula="of:=IF([.G336]= &quot;EUR&quot;; IF([.C337] &lt; [.C33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38]) = 1; 1;)" office:value-type="float" office:value="0" calcext:value-type="float">
            <text:p>0</text:p>
          </table:table-cell>
          <table:table-cell office:value-type="date" office:date-value="2005-12-03" calcext:value-type="date">
            <text:p>3.12.2005</text:p>
          </table:table-cell>
          <table:table-cell office:value-type="float" office:value="4.769" calcext:value-type="float">
            <text:p>4,769</text:p>
          </table:table-cell>
          <table:table-cell table:formula="of:=ROUND(IF([.E338]&lt;&gt;[.E337]; IF([.E338] = &quot;EUR&quot;; [.D337]/[.C338]; [.D337]*[.C338]); [.D337]); 2)" office:value-type="currency" office:currency="PLN" office:value="21301.75" calcext:value-type="currency">
            <text:p>21 301,75 zł</text:p>
          </table:table-cell>
          <table:table-cell table:formula="of:=IF([.A338] = 1; IF([.E337] = &quot;EUR&quot;; &quot;PLN&quot;; &quot;EUR&quot;); [.E337])" office:value-type="string" office:string-value="PLN" calcext:value-type="string">
            <text:p>PLN</text:p>
          </table:table-cell>
          <table:table-cell table:formula="of:=ROUND(IF([.G338]&lt;&gt;[.G337]; IF([.G338] = &quot;EUR&quot;; [.F337]/[.C338]; [.F337]*[.C338]); [.F337]); 2)" office:value-type="currency" office:currency="PLN" office:value="4541.33" calcext:value-type="currency">
            <text:p>4 541,33 zł</text:p>
          </table:table-cell>
          <table:table-cell table:formula="of:=IF([.G337]= &quot;EUR&quot;; IF([.C338] &lt; [.C33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39]) = 1; 1;)" office:value-type="float" office:value="0" calcext:value-type="float">
            <text:p>0</text:p>
          </table:table-cell>
          <table:table-cell office:value-type="date" office:date-value="2005-12-04" calcext:value-type="date">
            <text:p>4.12.2005</text:p>
          </table:table-cell>
          <table:table-cell office:value-type="float" office:value="4.7805" calcext:value-type="float">
            <text:p>4,7805</text:p>
          </table:table-cell>
          <table:table-cell table:formula="of:=ROUND(IF([.E339]&lt;&gt;[.E338]; IF([.E339] = &quot;EUR&quot;; [.D338]/[.C339]; [.D338]*[.C339]); [.D338]); 2)" office:value-type="currency" office:currency="PLN" office:value="21301.75" calcext:value-type="currency">
            <text:p>21 301,75 zł</text:p>
          </table:table-cell>
          <table:table-cell table:formula="of:=IF([.A339] = 1; IF([.E338] = &quot;EUR&quot;; &quot;PLN&quot;; &quot;EUR&quot;); [.E338])" office:value-type="string" office:string-value="PLN" calcext:value-type="string">
            <text:p>PLN</text:p>
          </table:table-cell>
          <table:table-cell table:formula="of:=ROUND(IF([.G339]&lt;&gt;[.G338]; IF([.G339] = &quot;EUR&quot;; [.F338]/[.C339]; [.F338]*[.C339]); [.F338]); 2)" office:value-type="currency" office:currency="PLN" office:value="4541.33" calcext:value-type="currency">
            <text:p>4 541,33 zł</text:p>
          </table:table-cell>
          <table:table-cell table:formula="of:=IF([.G338]= &quot;EUR&quot;; IF([.C339] &lt; [.C33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0]) = 1; 1;)" office:value-type="float" office:value="0" calcext:value-type="float">
            <text:p>0</text:p>
          </table:table-cell>
          <table:table-cell office:value-type="date" office:date-value="2005-12-05" calcext:value-type="date">
            <text:p>5.12.2005</text:p>
          </table:table-cell>
          <table:table-cell office:value-type="float" office:value="4.7981" calcext:value-type="float">
            <text:p>4,7981</text:p>
          </table:table-cell>
          <table:table-cell table:formula="of:=ROUND(IF([.E340]&lt;&gt;[.E339]; IF([.E340] = &quot;EUR&quot;; [.D339]/[.C340]; [.D339]*[.C340]); [.D339]); 2)" office:value-type="currency" office:currency="PLN" office:value="21301.75" calcext:value-type="currency">
            <text:p>21 301,75 zł</text:p>
          </table:table-cell>
          <table:table-cell table:formula="of:=IF([.A340] = 1; IF([.E339] = &quot;EUR&quot;; &quot;PLN&quot;; &quot;EUR&quot;); [.E339])" office:value-type="string" office:string-value="PLN" calcext:value-type="string">
            <text:p>PLN</text:p>
          </table:table-cell>
          <table:table-cell table:formula="of:=ROUND(IF([.G340]&lt;&gt;[.G339]; IF([.G340] = &quot;EUR&quot;; [.F339]/[.C340]; [.F339]*[.C340]); [.F339]); 2)" office:value-type="currency" office:currency="PLN" office:value="4541.33" calcext:value-type="currency">
            <text:p>4 541,33 zł</text:p>
          </table:table-cell>
          <table:table-cell table:formula="of:=IF([.G339]= &quot;EUR&quot;; IF([.C340] &lt; [.C33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1]) = 1; 1;)" office:value-type="float" office:value="0" calcext:value-type="float">
            <text:p>0</text:p>
          </table:table-cell>
          <table:table-cell office:value-type="date" office:date-value="2005-12-06" calcext:value-type="date">
            <text:p>6.12.2005</text:p>
          </table:table-cell>
          <table:table-cell office:value-type="float" office:value="4.8122" calcext:value-type="float">
            <text:p>4,8122</text:p>
          </table:table-cell>
          <table:table-cell table:formula="of:=ROUND(IF([.E341]&lt;&gt;[.E340]; IF([.E341] = &quot;EUR&quot;; [.D340]/[.C341]; [.D340]*[.C341]); [.D340]); 2)" office:value-type="currency" office:currency="PLN" office:value="21301.75" calcext:value-type="currency">
            <text:p>21 301,75 zł</text:p>
          </table:table-cell>
          <table:table-cell table:formula="of:=IF([.A341] = 1; IF([.E340] = &quot;EUR&quot;; &quot;PLN&quot;; &quot;EUR&quot;); [.E340])" office:value-type="string" office:string-value="PLN" calcext:value-type="string">
            <text:p>PLN</text:p>
          </table:table-cell>
          <table:table-cell table:formula="of:=ROUND(IF([.G341]&lt;&gt;[.G340]; IF([.G341] = &quot;EUR&quot;; [.F340]/[.C341]; [.F340]*[.C341]); [.F340]); 2)" office:value-type="currency" office:currency="PLN" office:value="4541.33" calcext:value-type="currency">
            <text:p>4 541,33 zł</text:p>
          </table:table-cell>
          <table:table-cell table:formula="of:=IF([.G340]= &quot;EUR&quot;; IF([.C341] &lt; [.C34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2]) = 1; 1;)" office:value-type="float" office:value="0" calcext:value-type="float">
            <text:p>0</text:p>
          </table:table-cell>
          <table:table-cell office:value-type="date" office:date-value="2005-12-07" calcext:value-type="date">
            <text:p>7.12.2005</text:p>
          </table:table-cell>
          <table:table-cell office:value-type="float" office:value="4.7805" calcext:value-type="float">
            <text:p>4,7805</text:p>
          </table:table-cell>
          <table:table-cell table:formula="of:=ROUND(IF([.E342]&lt;&gt;[.E341]; IF([.E342] = &quot;EUR&quot;; [.D341]/[.C342]; [.D341]*[.C342]); [.D341]); 2)" office:value-type="currency" office:currency="PLN" office:value="21301.75" calcext:value-type="currency">
            <text:p>21 301,75 zł</text:p>
          </table:table-cell>
          <table:table-cell table:formula="of:=IF([.A342] = 1; IF([.E341] = &quot;EUR&quot;; &quot;PLN&quot;; &quot;EUR&quot;); [.E341])" office:value-type="string" office:string-value="PLN" calcext:value-type="string">
            <text:p>PLN</text:p>
          </table:table-cell>
          <table:table-cell table:formula="of:=ROUND(IF([.G342]&lt;&gt;[.G341]; IF([.G342] = &quot;EUR&quot;; [.F341]/[.C342]; [.F341]*[.C342]); [.F341]); 2)" office:value-type="currency" office:currency="PLN" office:value="21709.83" calcext:value-type="currency">
            <text:p>21 709,83 zł</text:p>
          </table:table-cell>
          <table:table-cell table:formula="of:=IF([.G341]= &quot;EUR&quot;; IF([.C342] &lt; [.C34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43]) = 1; 1;)" office:value-type="float" office:value="0" calcext:value-type="float">
            <text:p>0</text:p>
          </table:table-cell>
          <table:table-cell office:value-type="date" office:date-value="2005-12-08" calcext:value-type="date">
            <text:p>8.12.2005</text:p>
          </table:table-cell>
          <table:table-cell office:value-type="float" office:value="4.7463" calcext:value-type="float">
            <text:p>4,7463</text:p>
          </table:table-cell>
          <table:table-cell table:formula="of:=ROUND(IF([.E343]&lt;&gt;[.E342]; IF([.E343] = &quot;EUR&quot;; [.D342]/[.C343]; [.D342]*[.C343]); [.D342]); 2)" office:value-type="currency" office:currency="PLN" office:value="21301.75" calcext:value-type="currency">
            <text:p>21 301,75 zł</text:p>
          </table:table-cell>
          <table:table-cell table:formula="of:=IF([.A343] = 1; IF([.E342] = &quot;EUR&quot;; &quot;PLN&quot;; &quot;EUR&quot;); [.E342])" office:value-type="string" office:string-value="PLN" calcext:value-type="string">
            <text:p>PLN</text:p>
          </table:table-cell>
          <table:table-cell table:formula="of:=ROUND(IF([.G343]&lt;&gt;[.G342]; IF([.G343] = &quot;EUR&quot;; [.F342]/[.C343]; [.F342]*[.C343]); [.F342]); 2)" office:value-type="currency" office:currency="PLN" office:value="4574.05" calcext:value-type="currency">
            <text:p>4 574,05 zł</text:p>
          </table:table-cell>
          <table:table-cell table:formula="of:=IF([.G342]= &quot;EUR&quot;; IF([.C343] &lt; [.C34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4]) = 1; 1;)" office:value-type="float" office:value="0" calcext:value-type="float">
            <text:p>0</text:p>
          </table:table-cell>
          <table:table-cell office:value-type="date" office:date-value="2005-12-09" calcext:value-type="date">
            <text:p>9.12.2005</text:p>
          </table:table-cell>
          <table:table-cell office:value-type="float" office:value="4.7693" calcext:value-type="float">
            <text:p>4,7693</text:p>
          </table:table-cell>
          <table:table-cell table:formula="of:=ROUND(IF([.E344]&lt;&gt;[.E343]; IF([.E344] = &quot;EUR&quot;; [.D343]/[.C344]; [.D343]*[.C344]); [.D343]); 2)" office:value-type="currency" office:currency="PLN" office:value="21301.75" calcext:value-type="currency">
            <text:p>21 301,75 zł</text:p>
          </table:table-cell>
          <table:table-cell table:formula="of:=IF([.A344] = 1; IF([.E343] = &quot;EUR&quot;; &quot;PLN&quot;; &quot;EUR&quot;); [.E343])" office:value-type="string" office:string-value="PLN" calcext:value-type="string">
            <text:p>PLN</text:p>
          </table:table-cell>
          <table:table-cell table:formula="of:=ROUND(IF([.G344]&lt;&gt;[.G343]; IF([.G344] = &quot;EUR&quot;; [.F343]/[.C344]; [.F343]*[.C344]); [.F343]); 2)" office:value-type="currency" office:currency="PLN" office:value="4574.05" calcext:value-type="currency">
            <text:p>4 574,05 zł</text:p>
          </table:table-cell>
          <table:table-cell table:formula="of:=IF([.G343]= &quot;EUR&quot;; IF([.C344] &lt; [.C343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5]) = 1; 1;)" office:value-type="float" office:value="0" calcext:value-type="float">
            <text:p>0</text:p>
          </table:table-cell>
          <table:table-cell office:value-type="date" office:date-value="2005-12-10" calcext:value-type="date">
            <text:p>10.12.2005</text:p>
          </table:table-cell>
          <table:table-cell office:value-type="float" office:value="4.7454" calcext:value-type="float">
            <text:p>4,7454</text:p>
          </table:table-cell>
          <table:table-cell table:formula="of:=ROUND(IF([.E345]&lt;&gt;[.E344]; IF([.E345] = &quot;EUR&quot;; [.D344]/[.C345]; [.D344]*[.C345]); [.D344]); 2)" office:value-type="currency" office:currency="PLN" office:value="21301.75" calcext:value-type="currency">
            <text:p>21 301,75 zł</text:p>
          </table:table-cell>
          <table:table-cell table:formula="of:=IF([.A345] = 1; IF([.E344] = &quot;EUR&quot;; &quot;PLN&quot;; &quot;EUR&quot;); [.E344])" office:value-type="string" office:string-value="PLN" calcext:value-type="string">
            <text:p>PLN</text:p>
          </table:table-cell>
          <table:table-cell table:formula="of:=ROUND(IF([.G345]&lt;&gt;[.G344]; IF([.G345] = &quot;EUR&quot;; [.F344]/[.C345]; [.F344]*[.C345]); [.F344]); 2)" office:value-type="currency" office:currency="PLN" office:value="21705.7" calcext:value-type="currency">
            <text:p>21 705,70 zł</text:p>
          </table:table-cell>
          <table:table-cell table:formula="of:=IF([.G344]= &quot;EUR&quot;; IF([.C345] &lt; [.C344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46]) = 1; 1;)" office:value-type="float" office:value="0" calcext:value-type="float">
            <text:p>0</text:p>
          </table:table-cell>
          <table:table-cell office:value-type="date" office:date-value="2005-12-11" calcext:value-type="date">
            <text:p>11.12.2005</text:p>
          </table:table-cell>
          <table:table-cell office:value-type="float" office:value="4.7538" calcext:value-type="float">
            <text:p>4,7538</text:p>
          </table:table-cell>
          <table:table-cell table:formula="of:=ROUND(IF([.E346]&lt;&gt;[.E345]; IF([.E346] = &quot;EUR&quot;; [.D345]/[.C346]; [.D345]*[.C346]); [.D345]); 2)" office:value-type="currency" office:currency="PLN" office:value="21301.75" calcext:value-type="currency">
            <text:p>21 301,75 zł</text:p>
          </table:table-cell>
          <table:table-cell table:formula="of:=IF([.A346] = 1; IF([.E345] = &quot;EUR&quot;; &quot;PLN&quot;; &quot;EUR&quot;); [.E345])" office:value-type="string" office:string-value="PLN" calcext:value-type="string">
            <text:p>PLN</text:p>
          </table:table-cell>
          <table:table-cell table:formula="of:=ROUND(IF([.G346]&lt;&gt;[.G345]; IF([.G346] = &quot;EUR&quot;; [.F345]/[.C346]; [.F345]*[.C346]); [.F345]); 2)" office:value-type="currency" office:currency="PLN" office:value="4565.97" calcext:value-type="currency">
            <text:p>4 565,97 zł</text:p>
          </table:table-cell>
          <table:table-cell table:formula="of:=IF([.G345]= &quot;EUR&quot;; IF([.C346] &lt; [.C34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7]) = 1; 1;)" office:value-type="float" office:value="0" calcext:value-type="float">
            <text:p>0</text:p>
          </table:table-cell>
          <table:table-cell office:value-type="date" office:date-value="2005-12-12" calcext:value-type="date">
            <text:p>12.12.2005</text:p>
          </table:table-cell>
          <table:table-cell office:value-type="float" office:value="4.7474" calcext:value-type="float">
            <text:p>4,7474</text:p>
          </table:table-cell>
          <table:table-cell table:formula="of:=ROUND(IF([.E347]&lt;&gt;[.E346]; IF([.E347] = &quot;EUR&quot;; [.D346]/[.C347]; [.D346]*[.C347]); [.D346]); 2)" office:value-type="currency" office:currency="PLN" office:value="21301.75" calcext:value-type="currency">
            <text:p>21 301,75 zł</text:p>
          </table:table-cell>
          <table:table-cell table:formula="of:=IF([.A347] = 1; IF([.E346] = &quot;EUR&quot;; &quot;PLN&quot;; &quot;EUR&quot;); [.E346])" office:value-type="string" office:string-value="PLN" calcext:value-type="string">
            <text:p>PLN</text:p>
          </table:table-cell>
          <table:table-cell table:formula="of:=ROUND(IF([.G347]&lt;&gt;[.G346]; IF([.G347] = &quot;EUR&quot;; [.F346]/[.C347]; [.F346]*[.C347]); [.F346]); 2)" office:value-type="currency" office:currency="PLN" office:value="21676.49" calcext:value-type="currency">
            <text:p>21 676,49 zł</text:p>
          </table:table-cell>
          <table:table-cell table:formula="of:=IF([.G346]= &quot;EUR&quot;; IF([.C347] &lt; [.C346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48]) = 1; 1;)" office:value-type="float" office:value="0" calcext:value-type="float">
            <text:p>0</text:p>
          </table:table-cell>
          <table:table-cell office:value-type="date" office:date-value="2005-12-13" calcext:value-type="date">
            <text:p>13.12.2005</text:p>
          </table:table-cell>
          <table:table-cell office:value-type="float" office:value="4.7618" calcext:value-type="float">
            <text:p>4,7618</text:p>
          </table:table-cell>
          <table:table-cell table:formula="of:=ROUND(IF([.E348]&lt;&gt;[.E347]; IF([.E348] = &quot;EUR&quot;; [.D347]/[.C348]; [.D347]*[.C348]); [.D347]); 2)" office:value-type="currency" office:currency="PLN" office:value="21301.75" calcext:value-type="currency">
            <text:p>21 301,75 zł</text:p>
          </table:table-cell>
          <table:table-cell table:formula="of:=IF([.A348] = 1; IF([.E347] = &quot;EUR&quot;; &quot;PLN&quot;; &quot;EUR&quot;); [.E347])" office:value-type="string" office:string-value="PLN" calcext:value-type="string">
            <text:p>PLN</text:p>
          </table:table-cell>
          <table:table-cell table:formula="of:=ROUND(IF([.G348]&lt;&gt;[.G347]; IF([.G348] = &quot;EUR&quot;; [.F347]/[.C348]; [.F347]*[.C348]); [.F347]); 2)" office:value-type="currency" office:currency="PLN" office:value="4552.16" calcext:value-type="currency">
            <text:p>4 552,16 zł</text:p>
          </table:table-cell>
          <table:table-cell table:formula="of:=IF([.G347]= &quot;EUR&quot;; IF([.C348] &lt; [.C34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49]) = 1; 1;)" office:value-type="float" office:value="0" calcext:value-type="float">
            <text:p>0</text:p>
          </table:table-cell>
          <table:table-cell office:value-type="date" office:date-value="2005-12-14" calcext:value-type="date">
            <text:p>14.12.2005</text:p>
          </table:table-cell>
          <table:table-cell office:value-type="float" office:value="4.7851" calcext:value-type="float">
            <text:p>4,7851</text:p>
          </table:table-cell>
          <table:table-cell table:formula="of:=ROUND(IF([.E349]&lt;&gt;[.E348]; IF([.E349] = &quot;EUR&quot;; [.D348]/[.C349]; [.D348]*[.C349]); [.D348]); 2)" office:value-type="currency" office:currency="PLN" office:value="21301.75" calcext:value-type="currency">
            <text:p>21 301,75 zł</text:p>
          </table:table-cell>
          <table:table-cell table:formula="of:=IF([.A349] = 1; IF([.E348] = &quot;EUR&quot;; &quot;PLN&quot;; &quot;EUR&quot;); [.E348])" office:value-type="string" office:string-value="PLN" calcext:value-type="string">
            <text:p>PLN</text:p>
          </table:table-cell>
          <table:table-cell table:formula="of:=ROUND(IF([.G349]&lt;&gt;[.G348]; IF([.G349] = &quot;EUR&quot;; [.F348]/[.C349]; [.F348]*[.C349]); [.F348]); 2)" office:value-type="currency" office:currency="PLN" office:value="4552.16" calcext:value-type="currency">
            <text:p>4 552,16 zł</text:p>
          </table:table-cell>
          <table:table-cell table:formula="of:=IF([.G348]= &quot;EUR&quot;; IF([.C349] &lt; [.C348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0]) = 1; 1;)" office:value-type="float" office:value="0" calcext:value-type="float">
            <text:p>0</text:p>
          </table:table-cell>
          <table:table-cell office:value-type="date" office:date-value="2005-12-15" calcext:value-type="date">
            <text:p>15.12.2005</text:p>
          </table:table-cell>
          <table:table-cell office:value-type="float" office:value="4.7593" calcext:value-type="float">
            <text:p>4,7593</text:p>
          </table:table-cell>
          <table:table-cell table:formula="of:=ROUND(IF([.E350]&lt;&gt;[.E349]; IF([.E350] = &quot;EUR&quot;; [.D349]/[.C350]; [.D349]*[.C350]); [.D349]); 2)" office:value-type="currency" office:currency="PLN" office:value="21301.75" calcext:value-type="currency">
            <text:p>21 301,75 zł</text:p>
          </table:table-cell>
          <table:table-cell table:formula="of:=IF([.A350] = 1; IF([.E349] = &quot;EUR&quot;; &quot;PLN&quot;; &quot;EUR&quot;); [.E349])" office:value-type="string" office:string-value="PLN" calcext:value-type="string">
            <text:p>PLN</text:p>
          </table:table-cell>
          <table:table-cell table:formula="of:=ROUND(IF([.G350]&lt;&gt;[.G349]; IF([.G350] = &quot;EUR&quot;; [.F349]/[.C350]; [.F349]*[.C350]); [.F349]); 2)" office:value-type="currency" office:currency="PLN" office:value="21665.1" calcext:value-type="currency">
            <text:p>21 665,10 zł</text:p>
          </table:table-cell>
          <table:table-cell table:formula="of:=IF([.G349]= &quot;EUR&quot;; IF([.C350] &lt; [.C349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51]) = 1; 1;)" office:value-type="float" office:value="0" calcext:value-type="float">
            <text:p>0</text:p>
          </table:table-cell>
          <table:table-cell office:value-type="date" office:date-value="2005-12-16" calcext:value-type="date">
            <text:p>16.12.2005</text:p>
          </table:table-cell>
          <table:table-cell office:value-type="float" office:value="4.7857" calcext:value-type="float">
            <text:p>4,7857</text:p>
          </table:table-cell>
          <table:table-cell table:formula="of:=ROUND(IF([.E351]&lt;&gt;[.E350]; IF([.E351] = &quot;EUR&quot;; [.D350]/[.C351]; [.D350]*[.C351]); [.D350]); 2)" office:value-type="currency" office:currency="PLN" office:value="21301.75" calcext:value-type="currency">
            <text:p>21 301,75 zł</text:p>
          </table:table-cell>
          <table:table-cell table:formula="of:=IF([.A351] = 1; IF([.E350] = &quot;EUR&quot;; &quot;PLN&quot;; &quot;EUR&quot;); [.E350])" office:value-type="string" office:string-value="PLN" calcext:value-type="string">
            <text:p>PLN</text:p>
          </table:table-cell>
          <table:table-cell table:formula="of:=ROUND(IF([.G351]&lt;&gt;[.G350]; IF([.G351] = &quot;EUR&quot;; [.F350]/[.C351]; [.F350]*[.C351]); [.F350]); 2)" office:value-type="currency" office:currency="PLN" office:value="4527.05" calcext:value-type="currency">
            <text:p>4 527,05 zł</text:p>
          </table:table-cell>
          <table:table-cell table:formula="of:=IF([.G350]= &quot;EUR&quot;; IF([.C351] &lt; [.C350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2]) = 1; 1;)" office:value-type="float" office:value="0" calcext:value-type="float">
            <text:p>0</text:p>
          </table:table-cell>
          <table:table-cell office:value-type="date" office:date-value="2005-12-17" calcext:value-type="date">
            <text:p>17.12.2005</text:p>
          </table:table-cell>
          <table:table-cell office:value-type="float" office:value="4.753" calcext:value-type="float">
            <text:p>4,753</text:p>
          </table:table-cell>
          <table:table-cell table:formula="of:=ROUND(IF([.E352]&lt;&gt;[.E351]; IF([.E352] = &quot;EUR&quot;; [.D351]/[.C352]; [.D351]*[.C352]); [.D351]); 2)" office:value-type="currency" office:currency="PLN" office:value="21301.75" calcext:value-type="currency">
            <text:p>21 301,75 zł</text:p>
          </table:table-cell>
          <table:table-cell table:formula="of:=IF([.A352] = 1; IF([.E351] = &quot;EUR&quot;; &quot;PLN&quot;; &quot;EUR&quot;); [.E351])" office:value-type="string" office:string-value="PLN" calcext:value-type="string">
            <text:p>PLN</text:p>
          </table:table-cell>
          <table:table-cell table:formula="of:=ROUND(IF([.G352]&lt;&gt;[.G351]; IF([.G352] = &quot;EUR&quot;; [.F351]/[.C352]; [.F351]*[.C352]); [.F351]); 2)" office:value-type="currency" office:currency="PLN" office:value="21517.07" calcext:value-type="currency">
            <text:p>21 517,07 zł</text:p>
          </table:table-cell>
          <table:table-cell table:formula="of:=IF([.G351]= &quot;EUR&quot;; IF([.C352] &lt; [.C351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53]) = 1; 1;)" office:value-type="float" office:value="0" calcext:value-type="float">
            <text:p>0</text:p>
          </table:table-cell>
          <table:table-cell office:value-type="date" office:date-value="2005-12-18" calcext:value-type="date">
            <text:p>18.12.2005</text:p>
          </table:table-cell>
          <table:table-cell office:value-type="float" office:value="4.7098" calcext:value-type="float">
            <text:p>4,7098</text:p>
          </table:table-cell>
          <table:table-cell table:formula="of:=ROUND(IF([.E353]&lt;&gt;[.E352]; IF([.E353] = &quot;EUR&quot;; [.D352]/[.C353]; [.D352]*[.C353]); [.D352]); 2)" office:value-type="currency" office:currency="PLN" office:value="21301.75" calcext:value-type="currency">
            <text:p>21 301,75 zł</text:p>
          </table:table-cell>
          <table:table-cell table:formula="of:=IF([.A353] = 1; IF([.E352] = &quot;EUR&quot;; &quot;PLN&quot;; &quot;EUR&quot;); [.E352])" office:value-type="string" office:string-value="PLN" calcext:value-type="string">
            <text:p>PLN</text:p>
          </table:table-cell>
          <table:table-cell table:formula="of:=ROUND(IF([.G353]&lt;&gt;[.G352]; IF([.G353] = &quot;EUR&quot;; [.F352]/[.C353]; [.F352]*[.C353]); [.F352]); 2)" office:value-type="currency" office:currency="PLN" office:value="4568.57" calcext:value-type="currency">
            <text:p>4 568,57 zł</text:p>
          </table:table-cell>
          <table:table-cell table:formula="of:=IF([.G352]= &quot;EUR&quot;; IF([.C353] &lt; [.C35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4]) = 1; 1;)" office:value-type="float" office:value="0" calcext:value-type="float">
            <text:p>0</text:p>
          </table:table-cell>
          <table:table-cell office:value-type="date" office:date-value="2005-12-19" calcext:value-type="date">
            <text:p>19.12.2005</text:p>
          </table:table-cell>
          <table:table-cell office:value-type="float" office:value="4.6921" calcext:value-type="float">
            <text:p>4,6921</text:p>
          </table:table-cell>
          <table:table-cell table:formula="of:=ROUND(IF([.E354]&lt;&gt;[.E353]; IF([.E354] = &quot;EUR&quot;; [.D353]/[.C354]; [.D353]*[.C354]); [.D353]); 2)" office:value-type="currency" office:currency="PLN" office:value="21301.75" calcext:value-type="currency">
            <text:p>21 301,75 zł</text:p>
          </table:table-cell>
          <table:table-cell table:formula="of:=IF([.A354] = 1; IF([.E353] = &quot;EUR&quot;; &quot;PLN&quot;; &quot;EUR&quot;); [.E353])" office:value-type="string" office:string-value="PLN" calcext:value-type="string">
            <text:p>PLN</text:p>
          </table:table-cell>
          <table:table-cell table:formula="of:=ROUND(IF([.G354]&lt;&gt;[.G353]; IF([.G354] = &quot;EUR&quot;; [.F353]/[.C354]; [.F353]*[.C354]); [.F353]); 2)" office:value-type="currency" office:currency="PLN" office:value="21436.19" calcext:value-type="currency">
            <text:p>21 436,19 zł</text:p>
          </table:table-cell>
          <table:table-cell table:formula="of:=IF([.G353]= &quot;EUR&quot;; IF([.C354] &lt; [.C35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55]) = 1; 1;)" office:value-type="float" office:value="0" calcext:value-type="float">
            <text:p>0</text:p>
          </table:table-cell>
          <table:table-cell office:value-type="date" office:date-value="2005-12-20" calcext:value-type="date">
            <text:p>20.12.2005</text:p>
          </table:table-cell>
          <table:table-cell office:value-type="float" office:value="4.6939" calcext:value-type="float">
            <text:p>4,6939</text:p>
          </table:table-cell>
          <table:table-cell table:formula="of:=ROUND(IF([.E355]&lt;&gt;[.E354]; IF([.E355] = &quot;EUR&quot;; [.D354]/[.C355]; [.D354]*[.C355]); [.D354]); 2)" office:value-type="currency" office:currency="PLN" office:value="21301.75" calcext:value-type="currency">
            <text:p>21 301,75 zł</text:p>
          </table:table-cell>
          <table:table-cell table:formula="of:=IF([.A355] = 1; IF([.E354] = &quot;EUR&quot;; &quot;PLN&quot;; &quot;EUR&quot;); [.E354])" office:value-type="string" office:string-value="PLN" calcext:value-type="string">
            <text:p>PLN</text:p>
          </table:table-cell>
          <table:table-cell table:formula="of:=ROUND(IF([.G355]&lt;&gt;[.G354]; IF([.G355] = &quot;EUR&quot;; [.F354]/[.C355]; [.F354]*[.C355]); [.F354]); 2)" office:value-type="currency" office:currency="PLN" office:value="4566.82" calcext:value-type="currency">
            <text:p>4 566,82 zł</text:p>
          </table:table-cell>
          <table:table-cell table:formula="of:=IF([.G354]= &quot;EUR&quot;; IF([.C355] &lt; [.C35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6]) = 1; 1;)" office:value-type="float" office:value="0" calcext:value-type="float">
            <text:p>0</text:p>
          </table:table-cell>
          <table:table-cell office:value-type="date" office:date-value="2005-12-21" calcext:value-type="date">
            <text:p>21.12.2005</text:p>
          </table:table-cell>
          <table:table-cell office:value-type="float" office:value="4.6649" calcext:value-type="float">
            <text:p>4,6649</text:p>
          </table:table-cell>
          <table:table-cell table:formula="of:=ROUND(IF([.E356]&lt;&gt;[.E355]; IF([.E356] = &quot;EUR&quot;; [.D355]/[.C356]; [.D355]*[.C356]); [.D355]); 2)" office:value-type="currency" office:currency="PLN" office:value="21301.75" calcext:value-type="currency">
            <text:p>21 301,75 zł</text:p>
          </table:table-cell>
          <table:table-cell table:formula="of:=IF([.A356] = 1; IF([.E355] = &quot;EUR&quot;; &quot;PLN&quot;; &quot;EUR&quot;); [.E355])" office:value-type="string" office:string-value="PLN" calcext:value-type="string">
            <text:p>PLN</text:p>
          </table:table-cell>
          <table:table-cell table:formula="of:=ROUND(IF([.G356]&lt;&gt;[.G355]; IF([.G356] = &quot;EUR&quot;; [.F355]/[.C356]; [.F355]*[.C356]); [.F355]); 2)" office:value-type="currency" office:currency="PLN" office:value="21303.76" calcext:value-type="currency">
            <text:p>21 303,76 zł</text:p>
          </table:table-cell>
          <table:table-cell table:formula="of:=IF([.G355]= &quot;EUR&quot;; IF([.C356] &lt; [.C355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57]) = 1; 1;)" office:value-type="float" office:value="0" calcext:value-type="float">
            <text:p>0</text:p>
          </table:table-cell>
          <table:table-cell office:value-type="date" office:date-value="2005-12-22" calcext:value-type="date">
            <text:p>22.12.2005</text:p>
          </table:table-cell>
          <table:table-cell office:value-type="float" office:value="4.6426" calcext:value-type="float">
            <text:p>4,6426</text:p>
          </table:table-cell>
          <table:table-cell table:formula="of:=ROUND(IF([.E357]&lt;&gt;[.E356]; IF([.E357] = &quot;EUR&quot;; [.D356]/[.C357]; [.D356]*[.C357]); [.D356]); 2)" office:value-type="currency" office:currency="PLN" office:value="21301.75" calcext:value-type="currency">
            <text:p>21 301,75 zł</text:p>
          </table:table-cell>
          <table:table-cell table:formula="of:=IF([.A357] = 1; IF([.E356] = &quot;EUR&quot;; &quot;PLN&quot;; &quot;EUR&quot;); [.E356])" office:value-type="string" office:string-value="PLN" calcext:value-type="string">
            <text:p>PLN</text:p>
          </table:table-cell>
          <table:table-cell table:formula="of:=ROUND(IF([.G357]&lt;&gt;[.G356]; IF([.G357] = &quot;EUR&quot;; [.F356]/[.C357]; [.F356]*[.C357]); [.F356]); 2)" office:value-type="currency" office:currency="PLN" office:value="4588.76" calcext:value-type="currency">
            <text:p>4 588,76 zł</text:p>
          </table:table-cell>
          <table:table-cell table:formula="of:=IF([.G356]= &quot;EUR&quot;; IF([.C357] &lt; [.C356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8]) = 1; 1;)" office:value-type="float" office:value="0" calcext:value-type="float">
            <text:p>0</text:p>
          </table:table-cell>
          <table:table-cell office:value-type="date" office:date-value="2005-12-23" calcext:value-type="date">
            <text:p>23.12.2005</text:p>
          </table:table-cell>
          <table:table-cell office:value-type="float" office:value="4.6721" calcext:value-type="float">
            <text:p>4,6721</text:p>
          </table:table-cell>
          <table:table-cell table:formula="of:=ROUND(IF([.E358]&lt;&gt;[.E357]; IF([.E358] = &quot;EUR&quot;; [.D357]/[.C358]; [.D357]*[.C358]); [.D357]); 2)" office:value-type="currency" office:currency="PLN" office:value="21301.75" calcext:value-type="currency">
            <text:p>21 301,75 zł</text:p>
          </table:table-cell>
          <table:table-cell table:formula="of:=IF([.A358] = 1; IF([.E357] = &quot;EUR&quot;; &quot;PLN&quot;; &quot;EUR&quot;); [.E357])" office:value-type="string" office:string-value="PLN" calcext:value-type="string">
            <text:p>PLN</text:p>
          </table:table-cell>
          <table:table-cell table:formula="of:=ROUND(IF([.G358]&lt;&gt;[.G357]; IF([.G358] = &quot;EUR&quot;; [.F357]/[.C358]; [.F357]*[.C358]); [.F357]); 2)" office:value-type="currency" office:currency="PLN" office:value="4588.76" calcext:value-type="currency">
            <text:p>4 588,76 zł</text:p>
          </table:table-cell>
          <table:table-cell table:formula="of:=IF([.G357]= &quot;EUR&quot;; IF([.C358] &lt; [.C357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59]) = 1; 1;)" office:value-type="float" office:value="0" calcext:value-type="float">
            <text:p>0</text:p>
          </table:table-cell>
          <table:table-cell office:value-type="date" office:date-value="2005-12-24" calcext:value-type="date">
            <text:p>24.12.2005</text:p>
          </table:table-cell>
          <table:table-cell office:value-type="float" office:value="4.6555" calcext:value-type="float">
            <text:p>4,6555</text:p>
          </table:table-cell>
          <table:table-cell table:formula="of:=ROUND(IF([.E359]&lt;&gt;[.E358]; IF([.E359] = &quot;EUR&quot;; [.D358]/[.C359]; [.D358]*[.C359]); [.D358]); 2)" office:value-type="currency" office:currency="PLN" office:value="21301.75" calcext:value-type="currency">
            <text:p>21 301,75 zł</text:p>
          </table:table-cell>
          <table:table-cell table:formula="of:=IF([.A359] = 1; IF([.E358] = &quot;EUR&quot;; &quot;PLN&quot;; &quot;EUR&quot;); [.E358])" office:value-type="string" office:string-value="PLN" calcext:value-type="string">
            <text:p>PLN</text:p>
          </table:table-cell>
          <table:table-cell table:formula="of:=ROUND(IF([.G359]&lt;&gt;[.G358]; IF([.G359] = &quot;EUR&quot;; [.F358]/[.C359]; [.F358]*[.C359]); [.F358]); 2)" office:value-type="currency" office:currency="PLN" office:value="21362.97" calcext:value-type="currency">
            <text:p>21 362,97 zł</text:p>
          </table:table-cell>
          <table:table-cell table:formula="of:=IF([.G358]= &quot;EUR&quot;; IF([.C359] &lt; [.C358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60]) = 1; 1;)" office:value-type="float" office:value="0" calcext:value-type="float">
            <text:p>0</text:p>
          </table:table-cell>
          <table:table-cell office:value-type="date" office:date-value="2005-12-25" calcext:value-type="date">
            <text:p>25.12.2005</text:p>
          </table:table-cell>
          <table:table-cell office:value-type="float" office:value="4.6648" calcext:value-type="float">
            <text:p>4,6648</text:p>
          </table:table-cell>
          <table:table-cell table:formula="of:=ROUND(IF([.E360]&lt;&gt;[.E359]; IF([.E360] = &quot;EUR&quot;; [.D359]/[.C360]; [.D359]*[.C360]); [.D359]); 2)" office:value-type="currency" office:currency="PLN" office:value="21301.75" calcext:value-type="currency">
            <text:p>21 301,75 zł</text:p>
          </table:table-cell>
          <table:table-cell table:formula="of:=IF([.A360] = 1; IF([.E359] = &quot;EUR&quot;; &quot;PLN&quot;; &quot;EUR&quot;); [.E359])" office:value-type="string" office:string-value="PLN" calcext:value-type="string">
            <text:p>PLN</text:p>
          </table:table-cell>
          <table:table-cell table:formula="of:=ROUND(IF([.G360]&lt;&gt;[.G359]; IF([.G360] = &quot;EUR&quot;; [.F359]/[.C360]; [.F359]*[.C360]); [.F359]); 2)" office:value-type="currency" office:currency="PLN" office:value="4579.61" calcext:value-type="currency">
            <text:p>4 579,61 zł</text:p>
          </table:table-cell>
          <table:table-cell table:formula="of:=IF([.G359]= &quot;EUR&quot;; IF([.C360] &lt; [.C359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61]) = 1; 1;)" office:value-type="float" office:value="0" calcext:value-type="float">
            <text:p>0</text:p>
          </table:table-cell>
          <table:table-cell office:value-type="date" office:date-value="2005-12-26" calcext:value-type="date">
            <text:p>26.12.2005</text:p>
          </table:table-cell>
          <table:table-cell office:value-type="float" office:value="4.6509" calcext:value-type="float">
            <text:p>4,6509</text:p>
          </table:table-cell>
          <table:table-cell table:formula="of:=ROUND(IF([.E361]&lt;&gt;[.E360]; IF([.E361] = &quot;EUR&quot;; [.D360]/[.C361]; [.D360]*[.C361]); [.D360]); 2)" office:value-type="currency" office:currency="PLN" office:value="21301.75" calcext:value-type="currency">
            <text:p>21 301,75 zł</text:p>
          </table:table-cell>
          <table:table-cell table:formula="of:=IF([.A361] = 1; IF([.E360] = &quot;EUR&quot;; &quot;PLN&quot;; &quot;EUR&quot;); [.E360])" office:value-type="string" office:string-value="PLN" calcext:value-type="string">
            <text:p>PLN</text:p>
          </table:table-cell>
          <table:table-cell table:formula="of:=ROUND(IF([.G361]&lt;&gt;[.G360]; IF([.G361] = &quot;EUR&quot;; [.F360]/[.C361]; [.F360]*[.C361]); [.F360]); 2)" office:value-type="currency" office:currency="PLN" office:value="21299.31" calcext:value-type="currency">
            <text:p>21 299,31 zł</text:p>
          </table:table-cell>
          <table:table-cell table:formula="of:=IF([.G360]= &quot;EUR&quot;; IF([.C361] &lt; [.C360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62]) = 1; 1;)" office:value-type="float" office:value="0" calcext:value-type="float">
            <text:p>0</text:p>
          </table:table-cell>
          <table:table-cell office:value-type="date" office:date-value="2005-12-27" calcext:value-type="date">
            <text:p>27.12.2005</text:p>
          </table:table-cell>
          <table:table-cell office:value-type="float" office:value="4.6507" calcext:value-type="float">
            <text:p>4,6507</text:p>
          </table:table-cell>
          <table:table-cell table:formula="of:=ROUND(IF([.E362]&lt;&gt;[.E361]; IF([.E362] = &quot;EUR&quot;; [.D361]/[.C362]; [.D361]*[.C362]); [.D361]); 2)" office:value-type="currency" office:currency="PLN" office:value="21301.75" calcext:value-type="currency">
            <text:p>21 301,75 zł</text:p>
          </table:table-cell>
          <table:table-cell table:formula="of:=IF([.A362] = 1; IF([.E361] = &quot;EUR&quot;; &quot;PLN&quot;; &quot;EUR&quot;); [.E361])" office:value-type="string" office:string-value="PLN" calcext:value-type="string">
            <text:p>PLN</text:p>
          </table:table-cell>
          <table:table-cell table:formula="of:=ROUND(IF([.G362]&lt;&gt;[.G361]; IF([.G362] = &quot;EUR&quot;; [.F361]/[.C362]; [.F361]*[.C362]); [.F361]); 2)" office:value-type="currency" office:currency="PLN" office:value="4579.81" calcext:value-type="currency">
            <text:p>4 579,81 zł</text:p>
          </table:table-cell>
          <table:table-cell table:formula="of:=IF([.G361]= &quot;EUR&quot;; IF([.C362] &lt; [.C361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63]) = 1; 1;)" office:value-type="float" office:value="0" calcext:value-type="float">
            <text:p>0</text:p>
          </table:table-cell>
          <table:table-cell office:value-type="date" office:date-value="2005-12-28" calcext:value-type="date">
            <text:p>28.12.2005</text:p>
          </table:table-cell>
          <table:table-cell office:value-type="float" office:value="4.66" calcext:value-type="float">
            <text:p>4,66</text:p>
          </table:table-cell>
          <table:table-cell table:formula="of:=ROUND(IF([.E363]&lt;&gt;[.E362]; IF([.E363] = &quot;EUR&quot;; [.D362]/[.C363]; [.D362]*[.C363]); [.D362]); 2)" office:value-type="currency" office:currency="PLN" office:value="21301.75" calcext:value-type="currency">
            <text:p>21 301,75 zł</text:p>
          </table:table-cell>
          <table:table-cell table:formula="of:=IF([.A363] = 1; IF([.E362] = &quot;EUR&quot;; &quot;PLN&quot;; &quot;EUR&quot;); [.E362])" office:value-type="string" office:string-value="PLN" calcext:value-type="string">
            <text:p>PLN</text:p>
          </table:table-cell>
          <table:table-cell table:formula="of:=ROUND(IF([.G363]&lt;&gt;[.G362]; IF([.G363] = &quot;EUR&quot;; [.F362]/[.C363]; [.F362]*[.C363]); [.F362]); 2)" office:value-type="currency" office:currency="PLN" office:value="4579.81" calcext:value-type="currency">
            <text:p>4 579,81 zł</text:p>
          </table:table-cell>
          <table:table-cell table:formula="of:=IF([.G362]= &quot;EUR&quot;; IF([.C363] &lt; [.C362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64]) = 1; 1;)" office:value-type="float" office:value="0" calcext:value-type="float">
            <text:p>0</text:p>
          </table:table-cell>
          <table:table-cell office:value-type="date" office:date-value="2005-12-29" calcext:value-type="date">
            <text:p>29.12.2005</text:p>
          </table:table-cell>
          <table:table-cell office:value-type="float" office:value="4.6513" calcext:value-type="float">
            <text:p>4,6513</text:p>
          </table:table-cell>
          <table:table-cell table:formula="of:=ROUND(IF([.E364]&lt;&gt;[.E363]; IF([.E364] = &quot;EUR&quot;; [.D363]/[.C364]; [.D363]*[.C364]); [.D363]); 2)" office:value-type="currency" office:currency="PLN" office:value="21301.75" calcext:value-type="currency">
            <text:p>21 301,75 zł</text:p>
          </table:table-cell>
          <table:table-cell table:formula="of:=IF([.A364] = 1; IF([.E363] = &quot;EUR&quot;; &quot;PLN&quot;; &quot;EUR&quot;); [.E363])" office:value-type="string" office:string-value="PLN" calcext:value-type="string">
            <text:p>PLN</text:p>
          </table:table-cell>
          <table:table-cell table:formula="of:=ROUND(IF([.G364]&lt;&gt;[.G363]; IF([.G364] = &quot;EUR&quot;; [.F363]/[.C364]; [.F363]*[.C364]); [.F363]); 2)" office:value-type="currency" office:currency="PLN" office:value="21302.07" calcext:value-type="currency">
            <text:p>21 302,07 zł</text:p>
          </table:table-cell>
          <table:table-cell table:formula="of:=IF([.G363]= &quot;EUR&quot;; IF([.C364] &lt; [.C363]; &quot;PLN&quot;; &quot;EUR&quot;); &quot;EUR&quot;)" office:value-type="string" office:string-value="PLN" calcext:value-type="string">
            <text:p>PLN</text:p>
          </table:table-cell>
          <table:table-cell table:number-columns-repeated="2"/>
        </table:table-row>
        <table:table-row table:style-name="ro1">
          <table:table-cell table:formula="of:=IF(DAY([.B365]) = 1; 1;)" office:value-type="float" office:value="0" calcext:value-type="float">
            <text:p>0</text:p>
          </table:table-cell>
          <table:table-cell office:value-type="date" office:date-value="2005-12-30" calcext:value-type="date">
            <text:p>30.12.2005</text:p>
          </table:table-cell>
          <table:table-cell office:value-type="float" office:value="4.65" calcext:value-type="float">
            <text:p>4,65</text:p>
          </table:table-cell>
          <table:table-cell table:formula="of:=ROUND(IF([.E365]&lt;&gt;[.E364]; IF([.E365] = &quot;EUR&quot;; [.D364]/[.C365]; [.D364]*[.C365]); [.D364]); 2)" office:value-type="currency" office:currency="PLN" office:value="21301.75" calcext:value-type="currency">
            <text:p>21 301,75 zł</text:p>
          </table:table-cell>
          <table:table-cell table:formula="of:=IF([.A365] = 1; IF([.E364] = &quot;EUR&quot;; &quot;PLN&quot;; &quot;EUR&quot;); [.E364])" office:value-type="string" office:string-value="PLN" calcext:value-type="string">
            <text:p>PLN</text:p>
          </table:table-cell>
          <table:table-cell table:formula="of:=ROUND(IF([.G365]&lt;&gt;[.G364]; IF([.G365] = &quot;EUR&quot;; [.F364]/[.C365]; [.F364]*[.C365]); [.F364]); 2)" office:value-type="currency" office:currency="PLN" office:value="4581.09" calcext:value-type="currency">
            <text:p>4 581,09 zł</text:p>
          </table:table-cell>
          <table:table-cell table:formula="of:=IF([.G364]= &quot;EUR&quot;; IF([.C365] &lt; [.C364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  <table:table-row table:style-name="ro1">
          <table:table-cell table:formula="of:=IF(DAY([.B366]) = 1; 1;)" office:value-type="float" office:value="0" calcext:value-type="float">
            <text:p>0</text:p>
          </table:table-cell>
          <table:table-cell office:value-type="date" office:date-value="2005-12-31" calcext:value-type="date">
            <text:p>31.12.2005</text:p>
          </table:table-cell>
          <table:table-cell office:value-type="float" office:value="4.6573" calcext:value-type="float">
            <text:p>4,6573</text:p>
          </table:table-cell>
          <table:table-cell table:formula="of:=ROUND(IF([.E366]&lt;&gt;[.E365]; IF([.E366] = &quot;EUR&quot;; [.D365]/[.C366]; [.D365]*[.C366]); [.D365]); 2)" office:value-type="currency" office:currency="PLN" office:value="21301.75" calcext:value-type="currency">
            <text:p>21 301,75 zł</text:p>
          </table:table-cell>
          <table:table-cell table:formula="of:=IF([.A366] = 1; IF([.E365] = &quot;EUR&quot;; &quot;PLN&quot;; &quot;EUR&quot;); [.E365])" office:value-type="string" office:string-value="PLN" calcext:value-type="string">
            <text:p>PLN</text:p>
          </table:table-cell>
          <table:table-cell table:formula="of:=ROUND(IF([.G366]&lt;&gt;[.G365]; IF([.G366] = &quot;EUR&quot;; [.F365]/[.C366]; [.F365]*[.C366]); [.F365]); 2)" office:value-type="currency" office:currency="PLN" office:value="4581.09" calcext:value-type="currency">
            <text:p>4 581,09 zł</text:p>
          </table:table-cell>
          <table:table-cell table:formula="of:=IF([.G365]= &quot;EUR&quot;; IF([.C366] &lt; [.C365]; &quot;PLN&quot;; &quot;EUR&quot;); &quot;EUR&quot;)" office:value-type="string" office:string-value="EUR" calcext:value-type="string">
            <text:p>EUR</text:p>
          </table:table-cell>
          <table:table-cell table:number-columns-repeated="2"/>
        </table:table-row>
      </table:table>
      <table:table table:name="zadanieC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>
            <text:p>Kursy</text:p>
          </table:table-cell>
          <table:table-cell table:style-name="ce9" office:value-type="string" calcext:value-type="string">
            <text:p>Czy wzrósł</text:p>
          </table:table-cell>
          <table:table-cell table:number-columns-repeated="3"/>
        </table:table-row>
        <table:table-row table:style-name="ro1">
          <table:table-cell office:value-type="float" office:value="4.0202" calcext:value-type="float">
            <text:p>4,02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095" calcext:value-type="float">
            <text:p>4,0095</text:p>
          </table:table-cell>
          <table:table-cell table:formula="of:=IF([.A3]&gt;[.A2]; 1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łosć dni:</text:p>
          </table:table-cell>
          <table:table-cell table:style-name="ce1" table:formula="of:=COUNTIF([.B2:.B366]; 1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.9773" calcext:value-type="float">
            <text:p>3,9773</text:p>
          </table:table-cell>
          <table:table-cell table:formula="of:=IF([.A4]&gt;[.A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9987" calcext:value-type="float">
            <text:p>3,9987</text:p>
          </table:table-cell>
          <table:table-cell table:formula="of:=IF([.A5]&gt;[.A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.9891" calcext:value-type="float">
            <text:p>3,9891</text:p>
          </table:table-cell>
          <table:table-cell table:formula="of:=IF([.A6]&gt;[.A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7]&gt;[.A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0284" calcext:value-type="float">
            <text:p>4,0284</text:p>
          </table:table-cell>
          <table:table-cell table:formula="of:=IF([.A8]&gt;[.A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02" calcext:value-type="float">
            <text:p>4,02</text:p>
          </table:table-cell>
          <table:table-cell table:formula="of:=IF([.A9]&gt;[.A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167" calcext:value-type="float">
            <text:p>4,0167</text:p>
          </table:table-cell>
          <table:table-cell table:formula="of:=IF([.A10]&gt;[.A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273" calcext:value-type="float">
            <text:p>4,0273</text:p>
          </table:table-cell>
          <table:table-cell table:formula="of:=IF([.A11]&gt;[.A1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0139" calcext:value-type="float">
            <text:p>4,0139</text:p>
          </table:table-cell>
          <table:table-cell table:formula="of:=IF([.A12]&gt;[.A1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071" calcext:value-type="float">
            <text:p>4,0071</text:p>
          </table:table-cell>
          <table:table-cell table:formula="of:=IF([.A13]&gt;[.A1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608" calcext:value-type="float">
            <text:p>4,0608</text:p>
          </table:table-cell>
          <table:table-cell table:formula="of:=IF([.A14]&gt;[.A1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0643" calcext:value-type="float">
            <text:p>4,0643</text:p>
          </table:table-cell>
          <table:table-cell table:formula="of:=IF([.A15]&gt;[.A1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0667" calcext:value-type="float">
            <text:p>4,0667</text:p>
          </table:table-cell>
          <table:table-cell table:formula="of:=IF([.A16]&gt;[.A1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373" calcext:value-type="float">
            <text:p>4,1373</text:p>
          </table:table-cell>
          <table:table-cell table:formula="of:=IF([.A17]&gt;[.A1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413" calcext:value-type="float">
            <text:p>4,2413</text:p>
          </table:table-cell>
          <table:table-cell table:formula="of:=IF([.A18]&gt;[.A1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681" calcext:value-type="float">
            <text:p>4,1681</text:p>
          </table:table-cell>
          <table:table-cell table:formula="of:=IF([.A19]&gt;[.A1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865" calcext:value-type="float">
            <text:p>4,1865</text:p>
          </table:table-cell>
          <table:table-cell table:formula="of:=IF([.A20]&gt;[.A1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563" calcext:value-type="float">
            <text:p>4,1563</text:p>
          </table:table-cell>
          <table:table-cell table:formula="of:=IF([.A21]&gt;[.A2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385" calcext:value-type="float">
            <text:p>4,1385</text:p>
          </table:table-cell>
          <table:table-cell table:formula="of:=IF([.A22]&gt;[.A2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887" calcext:value-type="float">
            <text:p>4,0887</text:p>
          </table:table-cell>
          <table:table-cell table:formula="of:=IF([.A23]&gt;[.A2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286" calcext:value-type="float">
            <text:p>4,1286</text:p>
          </table:table-cell>
          <table:table-cell table:formula="of:=IF([.A24]&gt;[.A2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06" calcext:value-type="float">
            <text:p>4,106</text:p>
          </table:table-cell>
          <table:table-cell table:formula="of:=IF([.A25]&gt;[.A2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486" calcext:value-type="float">
            <text:p>4,1486</text:p>
          </table:table-cell>
          <table:table-cell table:formula="of:=IF([.A26]&gt;[.A2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718" calcext:value-type="float">
            <text:p>4,1718</text:p>
          </table:table-cell>
          <table:table-cell table:formula="of:=IF([.A27]&gt;[.A2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668" calcext:value-type="float">
            <text:p>4,1668</text:p>
          </table:table-cell>
          <table:table-cell table:formula="of:=IF([.A28]&gt;[.A2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489" calcext:value-type="float">
            <text:p>4,1489</text:p>
          </table:table-cell>
          <table:table-cell table:formula="of:=IF([.A29]&gt;[.A2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681" calcext:value-type="float">
            <text:p>4,1681</text:p>
          </table:table-cell>
          <table:table-cell table:formula="of:=IF([.A30]&gt;[.A2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332" calcext:value-type="float">
            <text:p>4,1332</text:p>
          </table:table-cell>
          <table:table-cell table:formula="of:=IF([.A31]&gt;[.A3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425" calcext:value-type="float">
            <text:p>4,1425</text:p>
          </table:table-cell>
          <table:table-cell table:formula="of:=IF([.A32]&gt;[.A3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556" calcext:value-type="float">
            <text:p>4,1556</text:p>
          </table:table-cell>
          <table:table-cell table:formula="of:=IF([.A33]&gt;[.A3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705" calcext:value-type="float">
            <text:p>4,1705</text:p>
          </table:table-cell>
          <table:table-cell table:formula="of:=IF([.A34]&gt;[.A3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453" calcext:value-type="float">
            <text:p>4,1453</text:p>
          </table:table-cell>
          <table:table-cell table:formula="of:=IF([.A35]&gt;[.A3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422" calcext:value-type="float">
            <text:p>4,1422</text:p>
          </table:table-cell>
          <table:table-cell table:formula="of:=IF([.A36]&gt;[.A3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496" calcext:value-type="float">
            <text:p>4,1496</text:p>
          </table:table-cell>
          <table:table-cell table:formula="of:=IF([.A37]&gt;[.A3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874" calcext:value-type="float">
            <text:p>4,1874</text:p>
          </table:table-cell>
          <table:table-cell table:formula="of:=IF([.A38]&gt;[.A3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036" calcext:value-type="float">
            <text:p>4,2036</text:p>
          </table:table-cell>
          <table:table-cell table:formula="of:=IF([.A39]&gt;[.A3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849" calcext:value-type="float">
            <text:p>4,1849</text:p>
          </table:table-cell>
          <table:table-cell table:formula="of:=IF([.A40]&gt;[.A3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937" calcext:value-type="float">
            <text:p>4,1937</text:p>
          </table:table-cell>
          <table:table-cell table:formula="of:=IF([.A41]&gt;[.A4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793" calcext:value-type="float">
            <text:p>4,1793</text:p>
          </table:table-cell>
          <table:table-cell table:formula="of:=IF([.A42]&gt;[.A4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965" calcext:value-type="float">
            <text:p>4,1965</text:p>
          </table:table-cell>
          <table:table-cell table:formula="of:=IF([.A43]&gt;[.A4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083" calcext:value-type="float">
            <text:p>4,2083</text:p>
          </table:table-cell>
          <table:table-cell table:formula="of:=IF([.A44]&gt;[.A4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741" calcext:value-type="float">
            <text:p>4,2741</text:p>
          </table:table-cell>
          <table:table-cell table:formula="of:=IF([.A45]&gt;[.A4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26" calcext:value-type="float">
            <text:p>4,3126</text:p>
          </table:table-cell>
          <table:table-cell table:formula="of:=IF([.A46]&gt;[.A4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33" calcext:value-type="float">
            <text:p>4,3133</text:p>
          </table:table-cell>
          <table:table-cell table:formula="of:=IF([.A47]&gt;[.A4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813" calcext:value-type="float">
            <text:p>4,2813</text:p>
          </table:table-cell>
          <table:table-cell table:formula="of:=IF([.A48]&gt;[.A4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977" calcext:value-type="float">
            <text:p>4,2977</text:p>
          </table:table-cell>
          <table:table-cell table:formula="of:=IF([.A49]&gt;[.A4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412" calcext:value-type="float">
            <text:p>4,3412</text:p>
          </table:table-cell>
          <table:table-cell table:formula="of:=IF([.A50]&gt;[.A4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53" calcext:value-type="float">
            <text:p>4,3653</text:p>
          </table:table-cell>
          <table:table-cell table:formula="of:=IF([.A51]&gt;[.A5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93" calcext:value-type="float">
            <text:p>4,3693</text:p>
          </table:table-cell>
          <table:table-cell table:formula="of:=IF([.A52]&gt;[.A5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98" calcext:value-type="float">
            <text:p>4,398</text:p>
          </table:table-cell>
          <table:table-cell table:formula="of:=IF([.A53]&gt;[.A5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077" calcext:value-type="float">
            <text:p>4,3077</text:p>
          </table:table-cell>
          <table:table-cell table:formula="of:=IF([.A54]&gt;[.A5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504" calcext:value-type="float">
            <text:p>4,3504</text:p>
          </table:table-cell>
          <table:table-cell table:formula="of:=IF([.A55]&gt;[.A5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38" calcext:value-type="float">
            <text:p>4,3138</text:p>
          </table:table-cell>
          <table:table-cell table:formula="of:=IF([.A56]&gt;[.A5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283" calcext:value-type="float">
            <text:p>4,3283</text:p>
          </table:table-cell>
          <table:table-cell table:formula="of:=IF([.A57]&gt;[.A5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24" calcext:value-type="float">
            <text:p>4,3124</text:p>
          </table:table-cell>
          <table:table-cell table:formula="of:=IF([.A58]&gt;[.A5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091" calcext:value-type="float">
            <text:p>4,3091</text:p>
          </table:table-cell>
          <table:table-cell table:formula="of:=IF([.A59]&gt;[.A5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346" calcext:value-type="float">
            <text:p>4,3346</text:p>
          </table:table-cell>
          <table:table-cell table:formula="of:=IF([.A60]&gt;[.A5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518" calcext:value-type="float">
            <text:p>4,3518</text:p>
          </table:table-cell>
          <table:table-cell table:formula="of:=IF([.A61]&gt;[.A6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286" calcext:value-type="float">
            <text:p>4,3286</text:p>
          </table:table-cell>
          <table:table-cell table:formula="of:=IF([.A62]&gt;[.A6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542" calcext:value-type="float">
            <text:p>4,3542</text:p>
          </table:table-cell>
          <table:table-cell table:formula="of:=IF([.A63]&gt;[.A6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701" calcext:value-type="float">
            <text:p>4,3701</text:p>
          </table:table-cell>
          <table:table-cell table:formula="of:=IF([.A64]&gt;[.A6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052" calcext:value-type="float">
            <text:p>4,4052</text:p>
          </table:table-cell>
          <table:table-cell table:formula="of:=IF([.A65]&gt;[.A6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518" calcext:value-type="float">
            <text:p>4,4518</text:p>
          </table:table-cell>
          <table:table-cell table:formula="of:=IF([.A66]&gt;[.A6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158" calcext:value-type="float">
            <text:p>4,4158</text:p>
          </table:table-cell>
          <table:table-cell table:formula="of:=IF([.A67]&gt;[.A6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32" calcext:value-type="float">
            <text:p>4,3632</text:p>
          </table:table-cell>
          <table:table-cell table:formula="of:=IF([.A68]&gt;[.A6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48" calcext:value-type="float">
            <text:p>4,3648</text:p>
          </table:table-cell>
          <table:table-cell table:formula="of:=IF([.A69]&gt;[.A6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231" calcext:value-type="float">
            <text:p>4,3231</text:p>
          </table:table-cell>
          <table:table-cell table:formula="of:=IF([.A70]&gt;[.A6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428" calcext:value-type="float">
            <text:p>4,3428</text:p>
          </table:table-cell>
          <table:table-cell table:formula="of:=IF([.A71]&gt;[.A7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981" calcext:value-type="float">
            <text:p>4,2981</text:p>
          </table:table-cell>
          <table:table-cell table:formula="of:=IF([.A72]&gt;[.A7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581" calcext:value-type="float">
            <text:p>4,2581</text:p>
          </table:table-cell>
          <table:table-cell table:formula="of:=IF([.A73]&gt;[.A7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703" calcext:value-type="float">
            <text:p>4,2703</text:p>
          </table:table-cell>
          <table:table-cell table:formula="of:=IF([.A74]&gt;[.A7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398" calcext:value-type="float">
            <text:p>4,2398</text:p>
          </table:table-cell>
          <table:table-cell table:formula="of:=IF([.A75]&gt;[.A7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453" calcext:value-type="float">
            <text:p>4,2453</text:p>
          </table:table-cell>
          <table:table-cell table:formula="of:=IF([.A76]&gt;[.A7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933" calcext:value-type="float">
            <text:p>4,2933</text:p>
          </table:table-cell>
          <table:table-cell table:formula="of:=IF([.A77]&gt;[.A7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767" calcext:value-type="float">
            <text:p>4,2767</text:p>
          </table:table-cell>
          <table:table-cell table:formula="of:=IF([.A78]&gt;[.A7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631" calcext:value-type="float">
            <text:p>4,2631</text:p>
          </table:table-cell>
          <table:table-cell table:formula="of:=IF([.A79]&gt;[.A7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735" calcext:value-type="float">
            <text:p>4,2735</text:p>
          </table:table-cell>
          <table:table-cell table:formula="of:=IF([.A80]&gt;[.A7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635" calcext:value-type="float">
            <text:p>4,2635</text:p>
          </table:table-cell>
          <table:table-cell table:formula="of:=IF([.A81]&gt;[.A8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93" calcext:value-type="float">
            <text:p>4,293</text:p>
          </table:table-cell>
          <table:table-cell table:formula="of:=IF([.A82]&gt;[.A8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769" calcext:value-type="float">
            <text:p>4,2769</text:p>
          </table:table-cell>
          <table:table-cell table:formula="of:=IF([.A83]&gt;[.A8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735" calcext:value-type="float">
            <text:p>4,2735</text:p>
          </table:table-cell>
          <table:table-cell table:formula="of:=IF([.A84]&gt;[.A8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792" calcext:value-type="float">
            <text:p>4,2792</text:p>
          </table:table-cell>
          <table:table-cell table:formula="of:=IF([.A85]&gt;[.A8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755" calcext:value-type="float">
            <text:p>4,2755</text:p>
          </table:table-cell>
          <table:table-cell table:formula="of:=IF([.A86]&gt;[.A8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626" calcext:value-type="float">
            <text:p>4,2626</text:p>
          </table:table-cell>
          <table:table-cell table:formula="of:=IF([.A87]&gt;[.A8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465" calcext:value-type="float">
            <text:p>4,2465</text:p>
          </table:table-cell>
          <table:table-cell table:formula="of:=IF([.A88]&gt;[.A8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613" calcext:value-type="float">
            <text:p>4,2613</text:p>
          </table:table-cell>
          <table:table-cell table:formula="of:=IF([.A89]&gt;[.A8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3" calcext:value-type="float">
            <text:p>4,313</text:p>
          </table:table-cell>
          <table:table-cell table:formula="of:=IF([.A90]&gt;[.A8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2953" calcext:value-type="float">
            <text:p>4,2953</text:p>
          </table:table-cell>
          <table:table-cell table:formula="of:=IF([.A91]&gt;[.A9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351" calcext:value-type="float">
            <text:p>4,3351</text:p>
          </table:table-cell>
          <table:table-cell table:formula="of:=IF([.A92]&gt;[.A9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4" calcext:value-type="float">
            <text:p>4,34</text:p>
          </table:table-cell>
          <table:table-cell table:formula="of:=IF([.A93]&gt;[.A9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27" calcext:value-type="float">
            <text:p>4,327</text:p>
          </table:table-cell>
          <table:table-cell table:formula="of:=IF([.A94]&gt;[.A9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203" calcext:value-type="float">
            <text:p>4,3203</text:p>
          </table:table-cell>
          <table:table-cell table:formula="of:=IF([.A95]&gt;[.A9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3" calcext:value-type="float">
            <text:p>4,33</text:p>
          </table:table-cell>
          <table:table-cell table:formula="of:=IF([.A96]&gt;[.A9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129" calcext:value-type="float">
            <text:p>4,3129</text:p>
          </table:table-cell>
          <table:table-cell table:formula="of:=IF([.A97]&gt;[.A9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448" calcext:value-type="float">
            <text:p>4,3448</text:p>
          </table:table-cell>
          <table:table-cell table:formula="of:=IF([.A98]&gt;[.A9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226" calcext:value-type="float">
            <text:p>4,3226</text:p>
          </table:table-cell>
          <table:table-cell table:formula="of:=IF([.A99]&gt;[.A9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809" calcext:value-type="float">
            <text:p>4,3809</text:p>
          </table:table-cell>
          <table:table-cell table:formula="of:=IF([.A100]&gt;[.A9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254" calcext:value-type="float">
            <text:p>4,3254</text:p>
          </table:table-cell>
          <table:table-cell table:formula="of:=IF([.A101]&gt;[.A10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508" calcext:value-type="float">
            <text:p>4,3508</text:p>
          </table:table-cell>
          <table:table-cell table:formula="of:=IF([.A102]&gt;[.A10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46" calcext:value-type="float">
            <text:p>4,346</text:p>
          </table:table-cell>
          <table:table-cell table:formula="of:=IF([.A103]&gt;[.A10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68" calcext:value-type="float">
            <text:p>4,3668</text:p>
          </table:table-cell>
          <table:table-cell table:formula="of:=IF([.A104]&gt;[.A10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573" calcext:value-type="float">
            <text:p>4,3573</text:p>
          </table:table-cell>
          <table:table-cell table:formula="of:=IF([.A105]&gt;[.A10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849" calcext:value-type="float">
            <text:p>4,3849</text:p>
          </table:table-cell>
          <table:table-cell table:formula="of:=IF([.A106]&gt;[.A10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915" calcext:value-type="float">
            <text:p>4,3915</text:p>
          </table:table-cell>
          <table:table-cell table:formula="of:=IF([.A107]&gt;[.A10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84" calcext:value-type="float">
            <text:p>4,384</text:p>
          </table:table-cell>
          <table:table-cell table:formula="of:=IF([.A108]&gt;[.A10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137" calcext:value-type="float">
            <text:p>4,4137</text:p>
          </table:table-cell>
          <table:table-cell table:formula="of:=IF([.A109]&gt;[.A10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428" calcext:value-type="float">
            <text:p>4,4428</text:p>
          </table:table-cell>
          <table:table-cell table:formula="of:=IF([.A110]&gt;[.A10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604" calcext:value-type="float">
            <text:p>4,4604</text:p>
          </table:table-cell>
          <table:table-cell table:formula="of:=IF([.A111]&gt;[.A11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369" calcext:value-type="float">
            <text:p>4,4369</text:p>
          </table:table-cell>
          <table:table-cell table:formula="of:=IF([.A112]&gt;[.A11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927" calcext:value-type="float">
            <text:p>4,3927</text:p>
          </table:table-cell>
          <table:table-cell table:formula="of:=IF([.A113]&gt;[.A11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71" calcext:value-type="float">
            <text:p>4,4371</text:p>
          </table:table-cell>
          <table:table-cell table:formula="of:=IF([.A114]&gt;[.A11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39" calcext:value-type="float">
            <text:p>4,439</text:p>
          </table:table-cell>
          <table:table-cell table:formula="of:=IF([.A115]&gt;[.A11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527" calcext:value-type="float">
            <text:p>4,4527</text:p>
          </table:table-cell>
          <table:table-cell table:formula="of:=IF([.A116]&gt;[.A11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418" calcext:value-type="float">
            <text:p>4,4418</text:p>
          </table:table-cell>
          <table:table-cell table:formula="of:=IF([.A117]&gt;[.A11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257" calcext:value-type="float">
            <text:p>4,4257</text:p>
          </table:table-cell>
          <table:table-cell table:formula="of:=IF([.A118]&gt;[.A11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098" calcext:value-type="float">
            <text:p>4,4098</text:p>
          </table:table-cell>
          <table:table-cell table:formula="of:=IF([.A119]&gt;[.A11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79" calcext:value-type="float">
            <text:p>4,379</text:p>
          </table:table-cell>
          <table:table-cell table:formula="of:=IF([.A120]&gt;[.A11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34" calcext:value-type="float">
            <text:p>4,4334</text:p>
          </table:table-cell>
          <table:table-cell table:formula="of:=IF([.A121]&gt;[.A12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167" calcext:value-type="float">
            <text:p>4,4167</text:p>
          </table:table-cell>
          <table:table-cell table:formula="of:=IF([.A122]&gt;[.A12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728" calcext:value-type="float">
            <text:p>4,4728</text:p>
          </table:table-cell>
          <table:table-cell table:formula="of:=IF([.A123]&gt;[.A12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667" calcext:value-type="float">
            <text:p>4,4667</text:p>
          </table:table-cell>
          <table:table-cell table:formula="of:=IF([.A124]&gt;[.A12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579" calcext:value-type="float">
            <text:p>4,4579</text:p>
          </table:table-cell>
          <table:table-cell table:formula="of:=IF([.A125]&gt;[.A12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896" calcext:value-type="float">
            <text:p>4,4896</text:p>
          </table:table-cell>
          <table:table-cell table:formula="of:=IF([.A126]&gt;[.A12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57" calcext:value-type="float">
            <text:p>4,457</text:p>
          </table:table-cell>
          <table:table-cell table:formula="of:=IF([.A127]&gt;[.A12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43" calcext:value-type="float">
            <text:p>4,443</text:p>
          </table:table-cell>
          <table:table-cell table:formula="of:=IF([.A128]&gt;[.A12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267" calcext:value-type="float">
            <text:p>4,4267</text:p>
          </table:table-cell>
          <table:table-cell table:formula="of:=IF([.A129]&gt;[.A12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7" calcext:value-type="float">
            <text:p>4,437</text:p>
          </table:table-cell>
          <table:table-cell table:formula="of:=IF([.A130]&gt;[.A12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649" calcext:value-type="float">
            <text:p>4,4649</text:p>
          </table:table-cell>
          <table:table-cell table:formula="of:=IF([.A131]&gt;[.A13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411" calcext:value-type="float">
            <text:p>4,4411</text:p>
          </table:table-cell>
          <table:table-cell table:formula="of:=IF([.A132]&gt;[.A13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68" calcext:value-type="float">
            <text:p>4,4368</text:p>
          </table:table-cell>
          <table:table-cell table:formula="of:=IF([.A133]&gt;[.A13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56" calcext:value-type="float">
            <text:p>4,456</text:p>
          </table:table-cell>
          <table:table-cell table:formula="of:=IF([.A134]&gt;[.A13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529" calcext:value-type="float">
            <text:p>4,4529</text:p>
          </table:table-cell>
          <table:table-cell table:formula="of:=IF([.A135]&gt;[.A13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498" calcext:value-type="float">
            <text:p>4,4498</text:p>
          </table:table-cell>
          <table:table-cell table:formula="of:=IF([.A136]&gt;[.A13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402" calcext:value-type="float">
            <text:p>4,4402</text:p>
          </table:table-cell>
          <table:table-cell table:formula="of:=IF([.A137]&gt;[.A13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443" calcext:value-type="float">
            <text:p>4,4443</text:p>
          </table:table-cell>
          <table:table-cell table:formula="of:=IF([.A138]&gt;[.A13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397" calcext:value-type="float">
            <text:p>4,4397</text:p>
          </table:table-cell>
          <table:table-cell table:formula="of:=IF([.A139]&gt;[.A13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885" calcext:value-type="float">
            <text:p>4,4885</text:p>
          </table:table-cell>
          <table:table-cell table:formula="of:=IF([.A140]&gt;[.A13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745" calcext:value-type="float">
            <text:p>4,4745</text:p>
          </table:table-cell>
          <table:table-cell table:formula="of:=IF([.A141]&gt;[.A14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733" calcext:value-type="float">
            <text:p>4,4733</text:p>
          </table:table-cell>
          <table:table-cell table:formula="of:=IF([.A142]&gt;[.A14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518" calcext:value-type="float">
            <text:p>4,4518</text:p>
          </table:table-cell>
          <table:table-cell table:formula="of:=IF([.A143]&gt;[.A14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591" calcext:value-type="float">
            <text:p>4,4591</text:p>
          </table:table-cell>
          <table:table-cell table:formula="of:=IF([.A144]&gt;[.A14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191" calcext:value-type="float">
            <text:p>4,4191</text:p>
          </table:table-cell>
          <table:table-cell table:formula="of:=IF([.A145]&gt;[.A14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175" calcext:value-type="float">
            <text:p>4,4175</text:p>
          </table:table-cell>
          <table:table-cell table:formula="of:=IF([.A146]&gt;[.A14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258" calcext:value-type="float">
            <text:p>4,4258</text:p>
          </table:table-cell>
          <table:table-cell table:formula="of:=IF([.A147]&gt;[.A14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099" calcext:value-type="float">
            <text:p>4,4099</text:p>
          </table:table-cell>
          <table:table-cell table:formula="of:=IF([.A148]&gt;[.A14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765" calcext:value-type="float">
            <text:p>4,3765</text:p>
          </table:table-cell>
          <table:table-cell table:formula="of:=IF([.A149]&gt;[.A14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879" calcext:value-type="float">
            <text:p>4,3879</text:p>
          </table:table-cell>
          <table:table-cell table:formula="of:=IF([.A150]&gt;[.A14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521" calcext:value-type="float">
            <text:p>4,3521</text:p>
          </table:table-cell>
          <table:table-cell table:formula="of:=IF([.A151]&gt;[.A15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786" calcext:value-type="float">
            <text:p>4,3786</text:p>
          </table:table-cell>
          <table:table-cell table:formula="of:=IF([.A152]&gt;[.A15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28" calcext:value-type="float">
            <text:p>4,3628</text:p>
          </table:table-cell>
          <table:table-cell table:formula="of:=IF([.A153]&gt;[.A15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81" calcext:value-type="float">
            <text:p>4,381</text:p>
          </table:table-cell>
          <table:table-cell table:formula="of:=IF([.A154]&gt;[.A15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71" calcext:value-type="float">
            <text:p>4,371</text:p>
          </table:table-cell>
          <table:table-cell table:formula="of:=IF([.A155]&gt;[.A15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3" calcext:value-type="float">
            <text:p>4,363</text:p>
          </table:table-cell>
          <table:table-cell table:formula="of:=IF([.A156]&gt;[.A15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4" calcext:value-type="float">
            <text:p>4,364</text:p>
          </table:table-cell>
          <table:table-cell table:formula="of:=IF([.A157]&gt;[.A15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98" calcext:value-type="float">
            <text:p>4,3698</text:p>
          </table:table-cell>
          <table:table-cell table:formula="of:=IF([.A158]&gt;[.A15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721" calcext:value-type="float">
            <text:p>4,3721</text:p>
          </table:table-cell>
          <table:table-cell table:formula="of:=IF([.A159]&gt;[.A15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852" calcext:value-type="float">
            <text:p>4,3852</text:p>
          </table:table-cell>
          <table:table-cell table:formula="of:=IF([.A160]&gt;[.A15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701" calcext:value-type="float">
            <text:p>4,3701</text:p>
          </table:table-cell>
          <table:table-cell table:formula="of:=IF([.A161]&gt;[.A16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76" calcext:value-type="float">
            <text:p>4,3676</text:p>
          </table:table-cell>
          <table:table-cell table:formula="of:=IF([.A162]&gt;[.A16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717" calcext:value-type="float">
            <text:p>4,3717</text:p>
          </table:table-cell>
          <table:table-cell table:formula="of:=IF([.A163]&gt;[.A16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53" calcext:value-type="float">
            <text:p>4,353</text:p>
          </table:table-cell>
          <table:table-cell table:formula="of:=IF([.A164]&gt;[.A16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84" calcext:value-type="float">
            <text:p>4,3684</text:p>
          </table:table-cell>
          <table:table-cell table:formula="of:=IF([.A165]&gt;[.A16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43" calcext:value-type="float">
            <text:p>4,3643</text:p>
          </table:table-cell>
          <table:table-cell table:formula="of:=IF([.A166]&gt;[.A16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45" calcext:value-type="float">
            <text:p>4,3645</text:p>
          </table:table-cell>
          <table:table-cell table:formula="of:=IF([.A167]&gt;[.A16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14" calcext:value-type="float">
            <text:p>4,3614</text:p>
          </table:table-cell>
          <table:table-cell table:formula="of:=IF([.A168]&gt;[.A16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51" calcext:value-type="float">
            <text:p>4,351</text:p>
          </table:table-cell>
          <table:table-cell table:formula="of:=IF([.A169]&gt;[.A16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588" calcext:value-type="float">
            <text:p>4,3588</text:p>
          </table:table-cell>
          <table:table-cell table:formula="of:=IF([.A170]&gt;[.A16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03" calcext:value-type="float">
            <text:p>4,3603</text:p>
          </table:table-cell>
          <table:table-cell table:formula="of:=IF([.A171]&gt;[.A17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508" calcext:value-type="float">
            <text:p>4,3508</text:p>
          </table:table-cell>
          <table:table-cell table:formula="of:=IF([.A172]&gt;[.A17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617" calcext:value-type="float">
            <text:p>4,3617</text:p>
          </table:table-cell>
          <table:table-cell table:formula="of:=IF([.A173]&gt;[.A17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23" calcext:value-type="float">
            <text:p>4,3623</text:p>
          </table:table-cell>
          <table:table-cell table:formula="of:=IF([.A174]&gt;[.A17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09" calcext:value-type="float">
            <text:p>4,409</text:p>
          </table:table-cell>
          <table:table-cell table:formula="of:=IF([.A175]&gt;[.A17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315" calcext:value-type="float">
            <text:p>4,4315</text:p>
          </table:table-cell>
          <table:table-cell table:formula="of:=IF([.A176]&gt;[.A17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278" calcext:value-type="float">
            <text:p>4,4278</text:p>
          </table:table-cell>
          <table:table-cell table:formula="of:=IF([.A177]&gt;[.A17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92" calcext:value-type="float">
            <text:p>4,4392</text:p>
          </table:table-cell>
          <table:table-cell table:formula="of:=IF([.A178]&gt;[.A17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334" calcext:value-type="float">
            <text:p>4,4334</text:p>
          </table:table-cell>
          <table:table-cell table:formula="of:=IF([.A179]&gt;[.A17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357" calcext:value-type="float">
            <text:p>4,4357</text:p>
          </table:table-cell>
          <table:table-cell table:formula="of:=IF([.A180]&gt;[.A17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403" calcext:value-type="float">
            <text:p>4,4403</text:p>
          </table:table-cell>
          <table:table-cell table:formula="of:=IF([.A181]&gt;[.A18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766" calcext:value-type="float">
            <text:p>4,4766</text:p>
          </table:table-cell>
          <table:table-cell table:formula="of:=IF([.A182]&gt;[.A18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148" calcext:value-type="float">
            <text:p>4,5148</text:p>
          </table:table-cell>
          <table:table-cell table:formula="of:=IF([.A183]&gt;[.A18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326" calcext:value-type="float">
            <text:p>4,5326</text:p>
          </table:table-cell>
          <table:table-cell table:formula="of:=IF([.A184]&gt;[.A18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995" calcext:value-type="float">
            <text:p>4,4995</text:p>
          </table:table-cell>
          <table:table-cell table:formula="of:=IF([.A185]&gt;[.A18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18" calcext:value-type="float">
            <text:p>4,518</text:p>
          </table:table-cell>
          <table:table-cell table:formula="of:=IF([.A186]&gt;[.A18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4976" calcext:value-type="float">
            <text:p>4,4976</text:p>
          </table:table-cell>
          <table:table-cell table:formula="of:=IF([.A187]&gt;[.A18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918" calcext:value-type="float">
            <text:p>4,4918</text:p>
          </table:table-cell>
          <table:table-cell table:formula="of:=IF([.A188]&gt;[.A18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067" calcext:value-type="float">
            <text:p>4,5067</text:p>
          </table:table-cell>
          <table:table-cell table:formula="of:=IF([.A189]&gt;[.A18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451" calcext:value-type="float">
            <text:p>4,5451</text:p>
          </table:table-cell>
          <table:table-cell table:formula="of:=IF([.A190]&gt;[.A18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504" calcext:value-type="float">
            <text:p>4,5504</text:p>
          </table:table-cell>
          <table:table-cell table:formula="of:=IF([.A191]&gt;[.A19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35" calcext:value-type="float">
            <text:p>4,6435</text:p>
          </table:table-cell>
          <table:table-cell table:formula="of:=IF([.A192]&gt;[.A19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685" calcext:value-type="float">
            <text:p>4,5685</text:p>
          </table:table-cell>
          <table:table-cell table:formula="of:=IF([.A193]&gt;[.A19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733" calcext:value-type="float">
            <text:p>4,5733</text:p>
          </table:table-cell>
          <table:table-cell table:formula="of:=IF([.A194]&gt;[.A19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467" calcext:value-type="float">
            <text:p>4,5467</text:p>
          </table:table-cell>
          <table:table-cell table:formula="of:=IF([.A195]&gt;[.A19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372" calcext:value-type="float">
            <text:p>4,5372</text:p>
          </table:table-cell>
          <table:table-cell table:formula="of:=IF([.A196]&gt;[.A19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624" calcext:value-type="float">
            <text:p>4,5624</text:p>
          </table:table-cell>
          <table:table-cell table:formula="of:=IF([.A197]&gt;[.A19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523" calcext:value-type="float">
            <text:p>4,5523</text:p>
          </table:table-cell>
          <table:table-cell table:formula="of:=IF([.A198]&gt;[.A19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108" calcext:value-type="float">
            <text:p>4,5108</text:p>
          </table:table-cell>
          <table:table-cell table:formula="of:=IF([.A199]&gt;[.A19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343" calcext:value-type="float">
            <text:p>4,5343</text:p>
          </table:table-cell>
          <table:table-cell table:formula="of:=IF([.A200]&gt;[.A19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084" calcext:value-type="float">
            <text:p>4,5084</text:p>
          </table:table-cell>
          <table:table-cell table:formula="of:=IF([.A201]&gt;[.A20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258" calcext:value-type="float">
            <text:p>4,5258</text:p>
          </table:table-cell>
          <table:table-cell table:formula="of:=IF([.A202]&gt;[.A20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592" calcext:value-type="float">
            <text:p>4,5592</text:p>
          </table:table-cell>
          <table:table-cell table:formula="of:=IF([.A203]&gt;[.A20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057" calcext:value-type="float">
            <text:p>4,6057</text:p>
          </table:table-cell>
          <table:table-cell table:formula="of:=IF([.A204]&gt;[.A20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021" calcext:value-type="float">
            <text:p>4,6021</text:p>
          </table:table-cell>
          <table:table-cell table:formula="of:=IF([.A205]&gt;[.A20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156" calcext:value-type="float">
            <text:p>4,6156</text:p>
          </table:table-cell>
          <table:table-cell table:formula="of:=IF([.A206]&gt;[.A20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913" calcext:value-type="float">
            <text:p>4,5913</text:p>
          </table:table-cell>
          <table:table-cell table:formula="of:=IF([.A207]&gt;[.A20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127" calcext:value-type="float">
            <text:p>4,6127</text:p>
          </table:table-cell>
          <table:table-cell table:formula="of:=IF([.A208]&gt;[.A20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69" calcext:value-type="float">
            <text:p>4,6469</text:p>
          </table:table-cell>
          <table:table-cell table:formula="of:=IF([.A209]&gt;[.A20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87" calcext:value-type="float">
            <text:p>4,6487</text:p>
          </table:table-cell>
          <table:table-cell table:formula="of:=IF([.A210]&gt;[.A20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95" calcext:value-type="float">
            <text:p>4,6595</text:p>
          </table:table-cell>
          <table:table-cell table:formula="of:=IF([.A211]&gt;[.A21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77" calcext:value-type="float">
            <text:p>4,6577</text:p>
          </table:table-cell>
          <table:table-cell table:formula="of:=IF([.A212]&gt;[.A21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18" calcext:value-type="float">
            <text:p>4,6518</text:p>
          </table:table-cell>
          <table:table-cell table:formula="of:=IF([.A213]&gt;[.A21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72" calcext:value-type="float">
            <text:p>4,6572</text:p>
          </table:table-cell>
          <table:table-cell table:formula="of:=IF([.A214]&gt;[.A21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826" calcext:value-type="float">
            <text:p>4,6826</text:p>
          </table:table-cell>
          <table:table-cell table:formula="of:=IF([.A215]&gt;[.A21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66" calcext:value-type="float">
            <text:p>4,6566</text:p>
          </table:table-cell>
          <table:table-cell table:formula="of:=IF([.A216]&gt;[.A21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249" calcext:value-type="float">
            <text:p>4,6249</text:p>
          </table:table-cell>
          <table:table-cell table:formula="of:=IF([.A217]&gt;[.A21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812" calcext:value-type="float">
            <text:p>4,5812</text:p>
          </table:table-cell>
          <table:table-cell table:formula="of:=IF([.A218]&gt;[.A21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068" calcext:value-type="float">
            <text:p>4,6068</text:p>
          </table:table-cell>
          <table:table-cell table:formula="of:=IF([.A219]&gt;[.A21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835" calcext:value-type="float">
            <text:p>4,5835</text:p>
          </table:table-cell>
          <table:table-cell table:formula="of:=IF([.A220]&gt;[.A21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873" calcext:value-type="float">
            <text:p>4,5873</text:p>
          </table:table-cell>
          <table:table-cell table:formula="of:=IF([.A221]&gt;[.A22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892" calcext:value-type="float">
            <text:p>4,5892</text:p>
          </table:table-cell>
          <table:table-cell table:formula="of:=IF([.A222]&gt;[.A22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832" calcext:value-type="float">
            <text:p>4,5832</text:p>
          </table:table-cell>
          <table:table-cell table:formula="of:=IF([.A223]&gt;[.A22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726" calcext:value-type="float">
            <text:p>4,5726</text:p>
          </table:table-cell>
          <table:table-cell table:formula="of:=IF([.A224]&gt;[.A22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748" calcext:value-type="float">
            <text:p>4,5748</text:p>
          </table:table-cell>
          <table:table-cell table:formula="of:=IF([.A225]&gt;[.A22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5869" calcext:value-type="float">
            <text:p>4,5869</text:p>
          </table:table-cell>
          <table:table-cell table:formula="of:=IF([.A226]&gt;[.A22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143" calcext:value-type="float">
            <text:p>4,6143</text:p>
          </table:table-cell>
          <table:table-cell table:formula="of:=IF([.A227]&gt;[.A22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223" calcext:value-type="float">
            <text:p>4,6223</text:p>
          </table:table-cell>
          <table:table-cell table:formula="of:=IF([.A228]&gt;[.A22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14" calcext:value-type="float">
            <text:p>4,6514</text:p>
          </table:table-cell>
          <table:table-cell table:formula="of:=IF([.A229]&gt;[.A22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16" calcext:value-type="float">
            <text:p>4,6516</text:p>
          </table:table-cell>
          <table:table-cell table:formula="of:=IF([.A230]&gt;[.A22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68" calcext:value-type="float">
            <text:p>4,6468</text:p>
          </table:table-cell>
          <table:table-cell table:formula="of:=IF([.A231]&gt;[.A23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68" calcext:value-type="float">
            <text:p>4,6568</text:p>
          </table:table-cell>
          <table:table-cell table:formula="of:=IF([.A232]&gt;[.A23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662" calcext:value-type="float">
            <text:p>4,6662</text:p>
          </table:table-cell>
          <table:table-cell table:formula="of:=IF([.A233]&gt;[.A23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127" calcext:value-type="float">
            <text:p>4,7127</text:p>
          </table:table-cell>
          <table:table-cell table:formula="of:=IF([.A234]&gt;[.A23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94" calcext:value-type="float">
            <text:p>4,6494</text:p>
          </table:table-cell>
          <table:table-cell table:formula="of:=IF([.A235]&gt;[.A23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692" calcext:value-type="float">
            <text:p>4,6692</text:p>
          </table:table-cell>
          <table:table-cell table:formula="of:=IF([.A236]&gt;[.A23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636" calcext:value-type="float">
            <text:p>4,6636</text:p>
          </table:table-cell>
          <table:table-cell table:formula="of:=IF([.A237]&gt;[.A23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337" calcext:value-type="float">
            <text:p>4,6337</text:p>
          </table:table-cell>
          <table:table-cell table:formula="of:=IF([.A238]&gt;[.A23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318" calcext:value-type="float">
            <text:p>4,6318</text:p>
          </table:table-cell>
          <table:table-cell table:formula="of:=IF([.A239]&gt;[.A23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18" calcext:value-type="float">
            <text:p>4,6518</text:p>
          </table:table-cell>
          <table:table-cell table:formula="of:=IF([.A240]&gt;[.A23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708" calcext:value-type="float">
            <text:p>4,6708</text:p>
          </table:table-cell>
          <table:table-cell table:formula="of:=IF([.A241]&gt;[.A24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29" calcext:value-type="float">
            <text:p>4,6529</text:p>
          </table:table-cell>
          <table:table-cell table:formula="of:=IF([.A242]&gt;[.A24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465" calcext:value-type="float">
            <text:p>4,6465</text:p>
          </table:table-cell>
          <table:table-cell table:formula="of:=IF([.A243]&gt;[.A24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73" calcext:value-type="float">
            <text:p>4,6573</text:p>
          </table:table-cell>
          <table:table-cell table:formula="of:=IF([.A244]&gt;[.A24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65" calcext:value-type="float">
            <text:p>4,6565</text:p>
          </table:table-cell>
          <table:table-cell table:formula="of:=IF([.A245]&gt;[.A24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344" calcext:value-type="float">
            <text:p>4,6344</text:p>
          </table:table-cell>
          <table:table-cell table:formula="of:=IF([.A246]&gt;[.A24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35" calcext:value-type="float">
            <text:p>4,635</text:p>
          </table:table-cell>
          <table:table-cell table:formula="of:=IF([.A247]&gt;[.A24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66" calcext:value-type="float">
            <text:p>4,6566</text:p>
          </table:table-cell>
          <table:table-cell table:formula="of:=IF([.A248]&gt;[.A24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479" calcext:value-type="float">
            <text:p>4,6479</text:p>
          </table:table-cell>
          <table:table-cell table:formula="of:=IF([.A249]&gt;[.A24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477" calcext:value-type="float">
            <text:p>4,6477</text:p>
          </table:table-cell>
          <table:table-cell table:formula="of:=IF([.A250]&gt;[.A24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483" calcext:value-type="float">
            <text:p>4,6483</text:p>
          </table:table-cell>
          <table:table-cell table:formula="of:=IF([.A251]&gt;[.A25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6" calcext:value-type="float">
            <text:p>4,656</text:p>
          </table:table-cell>
          <table:table-cell table:formula="of:=IF([.A252]&gt;[.A25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699" calcext:value-type="float">
            <text:p>4,6699</text:p>
          </table:table-cell>
          <table:table-cell table:formula="of:=IF([.A253]&gt;[.A25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007" calcext:value-type="float">
            <text:p>4,7007</text:p>
          </table:table-cell>
          <table:table-cell table:formula="of:=IF([.A254]&gt;[.A25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17" calcext:value-type="float">
            <text:p>4,717</text:p>
          </table:table-cell>
          <table:table-cell table:formula="of:=IF([.A255]&gt;[.A25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17" calcext:value-type="float">
            <text:p>4,717</text:p>
          </table:table-cell>
          <table:table-cell table:formula="of:=IF([.A256]&gt;[.A25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89" calcext:value-type="float">
            <text:p>4,7089</text:p>
          </table:table-cell>
          <table:table-cell table:formula="of:=IF([.A257]&gt;[.A25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904" calcext:value-type="float">
            <text:p>4,6904</text:p>
          </table:table-cell>
          <table:table-cell table:formula="of:=IF([.A258]&gt;[.A25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704" calcext:value-type="float">
            <text:p>4,6704</text:p>
          </table:table-cell>
          <table:table-cell table:formula="of:=IF([.A259]&gt;[.A25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808" calcext:value-type="float">
            <text:p>4,6808</text:p>
          </table:table-cell>
          <table:table-cell table:formula="of:=IF([.A260]&gt;[.A25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634" calcext:value-type="float">
            <text:p>4,6634</text:p>
          </table:table-cell>
          <table:table-cell table:formula="of:=IF([.A261]&gt;[.A26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913" calcext:value-type="float">
            <text:p>4,6913</text:p>
          </table:table-cell>
          <table:table-cell table:formula="of:=IF([.A262]&gt;[.A26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977" calcext:value-type="float">
            <text:p>4,6977</text:p>
          </table:table-cell>
          <table:table-cell table:formula="of:=IF([.A263]&gt;[.A26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053" calcext:value-type="float">
            <text:p>4,7053</text:p>
          </table:table-cell>
          <table:table-cell table:formula="of:=IF([.A264]&gt;[.A26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335" calcext:value-type="float">
            <text:p>4,7335</text:p>
          </table:table-cell>
          <table:table-cell table:formula="of:=IF([.A265]&gt;[.A26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339" calcext:value-type="float">
            <text:p>4,7339</text:p>
          </table:table-cell>
          <table:table-cell table:formula="of:=IF([.A266]&gt;[.A26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247" calcext:value-type="float">
            <text:p>4,7247</text:p>
          </table:table-cell>
          <table:table-cell table:formula="of:=IF([.A267]&gt;[.A26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157" calcext:value-type="float">
            <text:p>4,7157</text:p>
          </table:table-cell>
          <table:table-cell table:formula="of:=IF([.A268]&gt;[.A26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358" calcext:value-type="float">
            <text:p>4,7358</text:p>
          </table:table-cell>
          <table:table-cell table:formula="of:=IF([.A269]&gt;[.A26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255" calcext:value-type="float">
            <text:p>4,7255</text:p>
          </table:table-cell>
          <table:table-cell table:formula="of:=IF([.A270]&gt;[.A26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89" calcext:value-type="float">
            <text:p>4,7089</text:p>
          </table:table-cell>
          <table:table-cell table:formula="of:=IF([.A271]&gt;[.A27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925" calcext:value-type="float">
            <text:p>4,6925</text:p>
          </table:table-cell>
          <table:table-cell table:formula="of:=IF([.A272]&gt;[.A27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04" calcext:value-type="float">
            <text:p>4,7004</text:p>
          </table:table-cell>
          <table:table-cell table:formula="of:=IF([.A273]&gt;[.A27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226" calcext:value-type="float">
            <text:p>4,7226</text:p>
          </table:table-cell>
          <table:table-cell table:formula="of:=IF([.A274]&gt;[.A27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364" calcext:value-type="float">
            <text:p>4,7364</text:p>
          </table:table-cell>
          <table:table-cell table:formula="of:=IF([.A275]&gt;[.A27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58" calcext:value-type="float">
            <text:p>4,7458</text:p>
          </table:table-cell>
          <table:table-cell table:formula="of:=IF([.A276]&gt;[.A27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614" calcext:value-type="float">
            <text:p>4,7614</text:p>
          </table:table-cell>
          <table:table-cell table:formula="of:=IF([.A277]&gt;[.A27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743" calcext:value-type="float">
            <text:p>4,7743</text:p>
          </table:table-cell>
          <table:table-cell table:formula="of:=IF([.A278]&gt;[.A27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112" calcext:value-type="float">
            <text:p>4,8112</text:p>
          </table:table-cell>
          <table:table-cell table:formula="of:=IF([.A279]&gt;[.A27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807" calcext:value-type="float">
            <text:p>4,7807</text:p>
          </table:table-cell>
          <table:table-cell table:formula="of:=IF([.A280]&gt;[.A27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257" calcext:value-type="float">
            <text:p>4,8257</text:p>
          </table:table-cell>
          <table:table-cell table:formula="of:=IF([.A281]&gt;[.A28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441" calcext:value-type="float">
            <text:p>4,8441</text:p>
          </table:table-cell>
          <table:table-cell table:formula="of:=IF([.A282]&gt;[.A28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475" calcext:value-type="float">
            <text:p>4,8475</text:p>
          </table:table-cell>
          <table:table-cell table:formula="of:=IF([.A283]&gt;[.A28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298" calcext:value-type="float">
            <text:p>4,8298</text:p>
          </table:table-cell>
          <table:table-cell table:formula="of:=IF([.A284]&gt;[.A28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538" calcext:value-type="float">
            <text:p>4,8538</text:p>
          </table:table-cell>
          <table:table-cell table:formula="of:=IF([.A285]&gt;[.A28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468" calcext:value-type="float">
            <text:p>4,8468</text:p>
          </table:table-cell>
          <table:table-cell table:formula="of:=IF([.A286]&gt;[.A28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628" calcext:value-type="float">
            <text:p>4,8628</text:p>
          </table:table-cell>
          <table:table-cell table:formula="of:=IF([.A287]&gt;[.A28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542" calcext:value-type="float">
            <text:p>4,8542</text:p>
          </table:table-cell>
          <table:table-cell table:formula="of:=IF([.A288]&gt;[.A28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663" calcext:value-type="float">
            <text:p>4,8663</text:p>
          </table:table-cell>
          <table:table-cell table:formula="of:=IF([.A289]&gt;[.A28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84" calcext:value-type="float">
            <text:p>4,884</text:p>
          </table:table-cell>
          <table:table-cell table:formula="of:=IF([.A290]&gt;[.A28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876" calcext:value-type="float">
            <text:p>4,8876</text:p>
          </table:table-cell>
          <table:table-cell table:formula="of:=IF([.A291]&gt;[.A29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906" calcext:value-type="float">
            <text:p>4,906</text:p>
          </table:table-cell>
          <table:table-cell table:formula="of:=IF([.A292]&gt;[.A29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955" calcext:value-type="float">
            <text:p>4,8955</text:p>
          </table:table-cell>
          <table:table-cell table:formula="of:=IF([.A293]&gt;[.A29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695" calcext:value-type="float">
            <text:p>4,8695</text:p>
          </table:table-cell>
          <table:table-cell table:formula="of:=IF([.A294]&gt;[.A29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837" calcext:value-type="float">
            <text:p>4,8837</text:p>
          </table:table-cell>
          <table:table-cell table:formula="of:=IF([.A295]&gt;[.A29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366" calcext:value-type="float">
            <text:p>4,8366</text:p>
          </table:table-cell>
          <table:table-cell table:formula="of:=IF([.A296]&gt;[.A29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746" calcext:value-type="float">
            <text:p>4,8746</text:p>
          </table:table-cell>
          <table:table-cell table:formula="of:=IF([.A297]&gt;[.A29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9149" calcext:value-type="float">
            <text:p>4,9149</text:p>
          </table:table-cell>
          <table:table-cell table:formula="of:=IF([.A298]&gt;[.A29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688" calcext:value-type="float">
            <text:p>4,8688</text:p>
          </table:table-cell>
          <table:table-cell table:formula="of:=IF([.A299]&gt;[.A29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467" calcext:value-type="float">
            <text:p>4,8467</text:p>
          </table:table-cell>
          <table:table-cell table:formula="of:=IF([.A300]&gt;[.A29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199" calcext:value-type="float">
            <text:p>4,8199</text:p>
          </table:table-cell>
          <table:table-cell table:formula="of:=IF([.A301]&gt;[.A30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261" calcext:value-type="float">
            <text:p>4,8261</text:p>
          </table:table-cell>
          <table:table-cell table:formula="of:=IF([.A302]&gt;[.A301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15" calcext:value-type="float">
            <text:p>4,815</text:p>
          </table:table-cell>
          <table:table-cell table:formula="of:=IF([.A303]&gt;[.A30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971" calcext:value-type="float">
            <text:p>4,7971</text:p>
          </table:table-cell>
          <table:table-cell table:formula="of:=IF([.A304]&gt;[.A30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537" calcext:value-type="float">
            <text:p>4,7537</text:p>
          </table:table-cell>
          <table:table-cell table:formula="of:=IF([.A305]&gt;[.A30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744" calcext:value-type="float">
            <text:p>4,7744</text:p>
          </table:table-cell>
          <table:table-cell table:formula="of:=IF([.A306]&gt;[.A30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646" calcext:value-type="float">
            <text:p>4,7646</text:p>
          </table:table-cell>
          <table:table-cell table:formula="of:=IF([.A307]&gt;[.A30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398" calcext:value-type="float">
            <text:p>4,7398</text:p>
          </table:table-cell>
          <table:table-cell table:formula="of:=IF([.A308]&gt;[.A30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193" calcext:value-type="float">
            <text:p>4,7193</text:p>
          </table:table-cell>
          <table:table-cell table:formula="of:=IF([.A309]&gt;[.A30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286" calcext:value-type="float">
            <text:p>4,7286</text:p>
          </table:table-cell>
          <table:table-cell table:formula="of:=IF([.A310]&gt;[.A30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05" calcext:value-type="float">
            <text:p>4,7405</text:p>
          </table:table-cell>
          <table:table-cell table:formula="of:=IF([.A311]&gt;[.A31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343" calcext:value-type="float">
            <text:p>4,7343</text:p>
          </table:table-cell>
          <table:table-cell table:formula="of:=IF([.A312]&gt;[.A31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23" calcext:value-type="float">
            <text:p>4,723</text:p>
          </table:table-cell>
          <table:table-cell table:formula="of:=IF([.A313]&gt;[.A31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16" calcext:value-type="float">
            <text:p>4,7016</text:p>
          </table:table-cell>
          <table:table-cell table:formula="of:=IF([.A314]&gt;[.A31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2" calcext:value-type="float">
            <text:p>4,702</text:p>
          </table:table-cell>
          <table:table-cell table:formula="of:=IF([.A315]&gt;[.A31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043" calcext:value-type="float">
            <text:p>4,7043</text:p>
          </table:table-cell>
          <table:table-cell table:formula="of:=IF([.A316]&gt;[.A31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85" calcext:value-type="float">
            <text:p>4,7585</text:p>
          </table:table-cell>
          <table:table-cell table:formula="of:=IF([.A317]&gt;[.A316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324" calcext:value-type="float">
            <text:p>4,7324</text:p>
          </table:table-cell>
          <table:table-cell table:formula="of:=IF([.A318]&gt;[.A317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386" calcext:value-type="float">
            <text:p>4,7386</text:p>
          </table:table-cell>
          <table:table-cell table:formula="of:=IF([.A319]&gt;[.A31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55" calcext:value-type="float">
            <text:p>4,7455</text:p>
          </table:table-cell>
          <table:table-cell table:formula="of:=IF([.A320]&gt;[.A31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28" calcext:value-type="float">
            <text:p>4,7528</text:p>
          </table:table-cell>
          <table:table-cell table:formula="of:=IF([.A321]&gt;[.A32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09" calcext:value-type="float">
            <text:p>4,7509</text:p>
          </table:table-cell>
          <table:table-cell table:formula="of:=IF([.A322]&gt;[.A32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194" calcext:value-type="float">
            <text:p>4,7194</text:p>
          </table:table-cell>
          <table:table-cell table:formula="of:=IF([.A323]&gt;[.A32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273" calcext:value-type="float">
            <text:p>4,7273</text:p>
          </table:table-cell>
          <table:table-cell table:formula="of:=IF([.A324]&gt;[.A32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181" calcext:value-type="float">
            <text:p>4,7181</text:p>
          </table:table-cell>
          <table:table-cell table:formula="of:=IF([.A325]&gt;[.A32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397" calcext:value-type="float">
            <text:p>4,7397</text:p>
          </table:table-cell>
          <table:table-cell table:formula="of:=IF([.A326]&gt;[.A32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289" calcext:value-type="float">
            <text:p>4,7289</text:p>
          </table:table-cell>
          <table:table-cell table:formula="of:=IF([.A327]&gt;[.A32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333" calcext:value-type="float">
            <text:p>4,7333</text:p>
          </table:table-cell>
          <table:table-cell table:formula="of:=IF([.A328]&gt;[.A32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41" calcext:value-type="float">
            <text:p>4,7441</text:p>
          </table:table-cell>
          <table:table-cell table:formula="of:=IF([.A329]&gt;[.A32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139" calcext:value-type="float">
            <text:p>4,8139</text:p>
          </table:table-cell>
          <table:table-cell table:formula="of:=IF([.A330]&gt;[.A32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894" calcext:value-type="float">
            <text:p>4,7894</text:p>
          </table:table-cell>
          <table:table-cell table:formula="of:=IF([.A331]&gt;[.A33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759" calcext:value-type="float">
            <text:p>4,7759</text:p>
          </table:table-cell>
          <table:table-cell table:formula="of:=IF([.A332]&gt;[.A33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744" calcext:value-type="float">
            <text:p>4,7744</text:p>
          </table:table-cell>
          <table:table-cell table:formula="of:=IF([.A333]&gt;[.A33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436" calcext:value-type="float">
            <text:p>4,7436</text:p>
          </table:table-cell>
          <table:table-cell table:formula="of:=IF([.A334]&gt;[.A33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497" calcext:value-type="float">
            <text:p>4,7497</text:p>
          </table:table-cell>
          <table:table-cell table:formula="of:=IF([.A335]&gt;[.A33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648" calcext:value-type="float">
            <text:p>4,7648</text:p>
          </table:table-cell>
          <table:table-cell table:formula="of:=IF([.A336]&gt;[.A33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95" calcext:value-type="float">
            <text:p>4,7595</text:p>
          </table:table-cell>
          <table:table-cell table:formula="of:=IF([.A337]&gt;[.A33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69" calcext:value-type="float">
            <text:p>4,769</text:p>
          </table:table-cell>
          <table:table-cell table:formula="of:=IF([.A338]&gt;[.A33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805" calcext:value-type="float">
            <text:p>4,7805</text:p>
          </table:table-cell>
          <table:table-cell table:formula="of:=IF([.A339]&gt;[.A33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981" calcext:value-type="float">
            <text:p>4,7981</text:p>
          </table:table-cell>
          <table:table-cell table:formula="of:=IF([.A340]&gt;[.A33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8122" calcext:value-type="float">
            <text:p>4,8122</text:p>
          </table:table-cell>
          <table:table-cell table:formula="of:=IF([.A341]&gt;[.A34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805" calcext:value-type="float">
            <text:p>4,7805</text:p>
          </table:table-cell>
          <table:table-cell table:formula="of:=IF([.A342]&gt;[.A34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463" calcext:value-type="float">
            <text:p>4,7463</text:p>
          </table:table-cell>
          <table:table-cell table:formula="of:=IF([.A343]&gt;[.A34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693" calcext:value-type="float">
            <text:p>4,7693</text:p>
          </table:table-cell>
          <table:table-cell table:formula="of:=IF([.A344]&gt;[.A343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54" calcext:value-type="float">
            <text:p>4,7454</text:p>
          </table:table-cell>
          <table:table-cell table:formula="of:=IF([.A345]&gt;[.A34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538" calcext:value-type="float">
            <text:p>4,7538</text:p>
          </table:table-cell>
          <table:table-cell table:formula="of:=IF([.A346]&gt;[.A345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474" calcext:value-type="float">
            <text:p>4,7474</text:p>
          </table:table-cell>
          <table:table-cell table:formula="of:=IF([.A347]&gt;[.A34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618" calcext:value-type="float">
            <text:p>4,7618</text:p>
          </table:table-cell>
          <table:table-cell table:formula="of:=IF([.A348]&gt;[.A34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851" calcext:value-type="float">
            <text:p>4,7851</text:p>
          </table:table-cell>
          <table:table-cell table:formula="of:=IF([.A349]&gt;[.A348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93" calcext:value-type="float">
            <text:p>4,7593</text:p>
          </table:table-cell>
          <table:table-cell table:formula="of:=IF([.A350]&gt;[.A349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857" calcext:value-type="float">
            <text:p>4,7857</text:p>
          </table:table-cell>
          <table:table-cell table:formula="of:=IF([.A351]&gt;[.A350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753" calcext:value-type="float">
            <text:p>4,753</text:p>
          </table:table-cell>
          <table:table-cell table:formula="of:=IF([.A352]&gt;[.A35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098" calcext:value-type="float">
            <text:p>4,7098</text:p>
          </table:table-cell>
          <table:table-cell table:formula="of:=IF([.A353]&gt;[.A352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921" calcext:value-type="float">
            <text:p>4,6921</text:p>
          </table:table-cell>
          <table:table-cell table:formula="of:=IF([.A354]&gt;[.A35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939" calcext:value-type="float">
            <text:p>4,6939</text:p>
          </table:table-cell>
          <table:table-cell table:formula="of:=IF([.A355]&gt;[.A354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649" calcext:value-type="float">
            <text:p>4,6649</text:p>
          </table:table-cell>
          <table:table-cell table:formula="of:=IF([.A356]&gt;[.A355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426" calcext:value-type="float">
            <text:p>4,6426</text:p>
          </table:table-cell>
          <table:table-cell table:formula="of:=IF([.A357]&gt;[.A356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721" calcext:value-type="float">
            <text:p>4,6721</text:p>
          </table:table-cell>
          <table:table-cell table:formula="of:=IF([.A358]&gt;[.A357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55" calcext:value-type="float">
            <text:p>4,6555</text:p>
          </table:table-cell>
          <table:table-cell table:formula="of:=IF([.A359]&gt;[.A358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648" calcext:value-type="float">
            <text:p>4,6648</text:p>
          </table:table-cell>
          <table:table-cell table:formula="of:=IF([.A360]&gt;[.A359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09" calcext:value-type="float">
            <text:p>4,6509</text:p>
          </table:table-cell>
          <table:table-cell table:formula="of:=IF([.A361]&gt;[.A360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07" calcext:value-type="float">
            <text:p>4,6507</text:p>
          </table:table-cell>
          <table:table-cell table:formula="of:=IF([.A362]&gt;[.A361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6" calcext:value-type="float">
            <text:p>4,66</text:p>
          </table:table-cell>
          <table:table-cell table:formula="of:=IF([.A363]&gt;[.A362]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6513" calcext:value-type="float">
            <text:p>4,6513</text:p>
          </table:table-cell>
          <table:table-cell table:formula="of:=IF([.A364]&gt;[.A363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" calcext:value-type="float">
            <text:p>4,65</text:p>
          </table:table-cell>
          <table:table-cell table:formula="of:=IF([.A365]&gt;[.A364]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573" calcext:value-type="float">
            <text:p>4,6573</text:p>
          </table:table-cell>
          <table:table-cell table:formula="of:=IF([.A366]&gt;[.A365]; 1; 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0"/>
      <number:text>%</number:text>
    </number:percentag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.00.0000</text:date>, <text:time style:data-style-name="N2" text:time-value="19:34:00.308631148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9:50:23.611471543</dc:date>
    <meta:editing-duration>PT55M11S</meta:editing-duration>
    <meta:editing-cycles>3</meta:editing-cycles>
    <meta:generator>LibreOffice/26.2.0.3$Linux_X86_64 LibreOffice_project/620$Build-3</meta:generator>
    <meta:document-statistic meta:table-count="5" meta:cell-count="4294" meta:object-count="0"/>
  </office:meta>
</office:document-meta>
</file>